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7cm"/>
    </style:style>
    <style:style style:name="co2" style:family="table-column">
      <style:table-column-properties fo:break-before="auto" style:column-width="2.782cm"/>
    </style:style>
    <style:style style:name="co3" style:family="table-column">
      <style:table-column-properties fo:break-before="auto" style:column-width="10.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" table:style-name="ta1">
        <table:shapes>
          <draw:frame draw:z-index="0" draw:style-name="gr1" draw:text-style-name="P1" svg:width="12.46cm" svg:height="7.008cm" svg:x="4.896cm" svg:y="1.777cm">
            <draw:object draw:notify-on-update-of-ranges="es.F10:es.F253 es.F8:es.F8 es.G10:es.G253 es.U21:es.U27 es.U18:es.U18 es.Y21:es.Y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254cm" svg:height="6.893cm" svg:x="5.072cm" svg:y="9.432cm">
            <draw:object draw:notify-on-update-of-ranges="es.I10:es.I257 es.I8:es.I8 es.J10:es.J257 es.U21:es.U27 es.U18:es.U18 es.Y21:es.Y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1.905cm" svg:height="6.696cm" svg:x="5.389cm" svg:y="17.16cm">
            <draw:object draw:notify-on-update-of-ranges="es.L10:es.L256 es.L8:es.L8 es.M10:es.M256 es.U21:es.U27 es.U18:es.U18 es.Y21:es.Y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713cm" svg:height="7.151cm" svg:x="4.722cm" svg:y="24.585cm">
            <draw:object draw:notify-on-update-of-ranges="es.O10:es.O258 es.O8:es.O8 es.P10:es.P258 es.U21:es.U27 es.U18:es.U18 es.Y21:es.Y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13cm" svg:height="9.109cm" svg:x="4.973cm" svg:y="32.285cm">
            <draw:object draw:notify-on-update-of-ranges="es.R10:es.R258 es.R8:es.R8 es.S10:es.S258 es.U21:es.U27 es.U18:es.U18 es.Y21:es.Y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column table:style-name="co4" table:number-columns-repeated="2" table:default-cell-style-name="ce2"/>
        <table:table-column table:style-name="co4" table:number-columns-repeated="6" table:default-cell-style-name="Default"/>
        <table:table-row table:style-name="ro1" table:number-rows-repeated="7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Default" office:value-type="string" calcext:value-type="string">
            <text:p>10^-4</text:p>
          </table:table-cell>
          <table:table-cell table:style-name="Default"/>
          <table:table-cell/>
          <table:table-cell table:style-name="Default" office:value-type="string" calcext:value-type="string">
            <text:p>10^-3</text:p>
          </table:table-cell>
          <table:table-cell table:style-name="Default"/>
          <table:table-cell/>
          <table:table-cell table:style-name="Default" office:value-type="string" calcext:value-type="string">
            <text:p>10^-2</text:p>
          </table:table-cell>
          <table:table-cell table:style-name="Default"/>
          <table:table-cell/>
          <table:table-cell table:style-name="Default" office:value-type="string" calcext:value-type="string">
            <text:p>10^-1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 office:value-type="string" calcext:value-type="string">
            <text:p>distance</text:p>
          </table:table-cell>
          <table:table-cell table:style-name="Default" office:value-type="string" calcext:value-type="string">
            <text:p>pressure</text:p>
          </table:table-cell>
          <table:table-cell/>
          <table:table-cell table:style-name="Default" office:value-type="string" calcext:value-type="string">
            <text:p>distance</text:p>
          </table:table-cell>
          <table:table-cell table:style-name="Default" office:value-type="string" calcext:value-type="string">
            <text:p>pressure</text:p>
          </table:table-cell>
          <table:table-cell/>
          <table:table-cell table:style-name="Default" office:value-type="string" calcext:value-type="string">
            <text:p>distance</text:p>
          </table:table-cell>
          <table:table-cell table:style-name="Default" office:value-type="string" calcext:value-type="string">
            <text:p>pressure</text:p>
          </table:table-cell>
          <table:table-cell/>
          <table:table-cell table:style-name="Default" office:value-type="string" calcext:value-type="string">
            <text:p>distance</text:p>
          </table:table-cell>
          <table:table-cell table:style-name="Default" office:value-type="string" calcext:value-type="string">
            <text:p>pressure</text:p>
          </table:table-cell>
          <table:table-cell/>
          <table:table-cell table:style-name="Default" office:value-type="string" calcext:value-type="string">
            <text:p>distance</text:p>
          </table:table-cell>
          <table:table-cell table:style-name="Default" office:value-type="string" calcext:value-type="string">
            <text:p>pressu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79248294" calcext:value-type="float">
            <text:p>0,08</text:p>
          </table:table-cell>
          <table:table-cell office:value-type="float" office:value="0.0013274013" calcext:value-type="float">
            <text:p>0,00</text:p>
          </table:table-cell>
          <table:table-cell/>
          <table:table-cell office:value-type="float" office:value="0.00040912599" calcext:value-type="float">
            <text:p>0,00</text:p>
          </table:table-cell>
          <table:table-cell office:value-type="float" office:value="0.007847161" calcext:value-type="float">
            <text:p>0,01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0.070896655" calcext:value-type="float">
            <text:p>0,07</text:p>
          </table:table-cell>
          <table:table-cell/>
          <table:table-cell office:value-type="float" office:value="0.00040912599" calcext:value-type="float">
            <text:p>0,00</text:p>
          </table:table-cell>
          <table:table-cell office:value-type="float" office:value="0.67755461" calcext:value-type="float">
            <text:p>0,68</text:p>
          </table:table-cell>
          <table:table-cell/>
          <table:table-cell office:value-type="float" office:value="0.00040912637" calcext:value-type="float">
            <text:p>0,00</text:p>
          </table:table-cell>
          <table:table-cell office:value-type="float" office:value="6.7531762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201374" calcext:value-type="float">
            <text:p>0,10</text:p>
          </table:table-cell>
          <table:table-cell office:value-type="float" office:value="0.001327002" calcext:value-type="float">
            <text:p>0,00</text:p>
          </table:table-cell>
          <table:table-cell/>
          <table:table-cell office:value-type="float" office:value="0.024242261" calcext:value-type="float">
            <text:p>0,02</text:p>
          </table:table-cell>
          <table:table-cell office:value-type="float" office:value="0.0078468565" calcext:value-type="float">
            <text:p>0,01</text:p>
          </table:table-cell>
          <table:table-cell/>
          <table:table-cell office:value-type="float" office:value="0.02566894" calcext:value-type="float">
            <text:p>0,03</text:p>
          </table:table-cell>
          <table:table-cell office:value-type="float" office:value="0.070896402" calcext:value-type="float">
            <text:p>0,07</text:p>
          </table:table-cell>
          <table:table-cell/>
          <table:table-cell office:value-type="float" office:value="0.049954493" calcext:value-type="float">
            <text:p>0,05</text:p>
          </table:table-cell>
          <table:table-cell office:value-type="float" office:value="0.67755455" calcext:value-type="float">
            <text:p>0,68</text:p>
          </table:table-cell>
          <table:table-cell/>
          <table:table-cell office:value-type="float" office:value="0.049887218" calcext:value-type="float">
            <text:p>0,05</text:p>
          </table:table-cell>
          <table:table-cell office:value-type="float" office:value="6.7530513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924585" calcext:value-type="float">
            <text:p>0,13</text:p>
          </table:table-cell>
          <table:table-cell office:value-type="float" office:value="0.001326472" calcext:value-type="float">
            <text:p>0,00</text:p>
          </table:table-cell>
          <table:table-cell/>
          <table:table-cell office:value-type="float" office:value="0.050404355" calcext:value-type="float">
            <text:p>0,05</text:p>
          </table:table-cell>
          <table:table-cell office:value-type="float" office:value="0.0078464253" calcext:value-type="float">
            <text:p>0,01</text:p>
          </table:table-cell>
          <table:table-cell/>
          <table:table-cell office:value-type="float" office:value="0.042310353" calcext:value-type="float">
            <text:p>0,04</text:p>
          </table:table-cell>
          <table:table-cell office:value-type="float" office:value="0.070896231" calcext:value-type="float">
            <text:p>0,07</text:p>
          </table:table-cell>
          <table:table-cell/>
          <table:table-cell office:value-type="float" office:value="0.050405476" calcext:value-type="float">
            <text:p>0,05</text:p>
          </table:table-cell>
          <table:table-cell office:value-type="float" office:value="0.67755455" calcext:value-type="float">
            <text:p>0,68</text:p>
          </table:table-cell>
          <table:table-cell/>
          <table:table-cell office:value-type="float" office:value="0.050405521" calcext:value-type="float">
            <text:p>0,05</text:p>
          </table:table-cell>
          <table:table-cell office:value-type="float" office:value="6.7530494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5187691" calcext:value-type="float">
            <text:p>0,15</text:p>
          </table:table-cell>
          <table:table-cell office:value-type="float" office:value="0.0013245384" calcext:value-type="float">
            <text:p>0,00</text:p>
          </table:table-cell>
          <table:table-cell/>
          <table:table-cell office:value-type="float" office:value="0.074237488" calcext:value-type="float">
            <text:p>0,07</text:p>
          </table:table-cell>
          <table:table-cell office:value-type="float" office:value="0.0078450125" calcext:value-type="float">
            <text:p>0,01</text:p>
          </table:table-cell>
          <table:table-cell/>
          <table:table-cell office:value-type="float" office:value="0.075665906" calcext:value-type="float">
            <text:p>0,08</text:p>
          </table:table-cell>
          <table:table-cell office:value-type="float" office:value="0.07089407" calcext:value-type="float">
            <text:p>0,07</text:p>
          </table:table-cell>
          <table:table-cell/>
          <table:table-cell office:value-type="float" office:value="0.099950843" calcext:value-type="float">
            <text:p>0,10</text:p>
          </table:table-cell>
          <table:table-cell office:value-type="float" office:value="0.67755455" calcext:value-type="float">
            <text:p>0,68</text:p>
          </table:table-cell>
          <table:table-cell/>
          <table:table-cell office:value-type="float" office:value="0.099816255" calcext:value-type="float">
            <text:p>0,10</text:p>
          </table:table-cell>
          <table:table-cell office:value-type="float" office:value="6.7529392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7924342" calcext:value-type="float">
            <text:p>0,18</text:p>
          </table:table-cell>
          <table:table-cell office:value-type="float" office:value="0.0013216602" calcext:value-type="float">
            <text:p>0,00</text:p>
          </table:table-cell>
          <table:table-cell/>
          <table:table-cell office:value-type="float" office:value="0.10039958" calcext:value-type="float">
            <text:p>0,10</text:p>
          </table:table-cell>
          <table:table-cell office:value-type="float" office:value="0.0078428378" calcext:value-type="float">
            <text:p>0,01</text:p>
          </table:table-cell>
          <table:table-cell/>
          <table:table-cell office:value-type="float" office:value="0.092307322" calcext:value-type="float">
            <text:p>0,09</text:p>
          </table:table-cell>
          <table:table-cell office:value-type="float" office:value="0.070892766" calcext:value-type="float">
            <text:p>0,07</text:p>
          </table:table-cell>
          <table:table-cell/>
          <table:table-cell office:value-type="float" office:value="0.10040183" calcext:value-type="float">
            <text:p>0,10</text:p>
          </table:table-cell>
          <table:table-cell office:value-type="float" office:value="0.67755455" calcext:value-type="float">
            <text:p>0,68</text:p>
          </table:table-cell>
          <table:table-cell/>
          <table:table-cell office:value-type="float" office:value="0.10040192" calcext:value-type="float">
            <text:p>0,10</text:p>
          </table:table-cell>
          <table:table-cell office:value-type="float" office:value="6.7529373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20174007" calcext:value-type="float">
            <text:p>0,20</text:p>
          </table:table-cell>
          <table:table-cell office:value-type="float" office:value="0.0013183389" calcext:value-type="float">
            <text:p>0,00</text:p>
          </table:table-cell>
          <table:table-cell/>
          <table:table-cell office:value-type="float" office:value="0.12423272" calcext:value-type="float">
            <text:p>0,12</text:p>
          </table:table-cell>
          <table:table-cell office:value-type="float" office:value="0.0078403726" calcext:value-type="float">
            <text:p>0,01</text:p>
          </table:table-cell>
          <table:table-cell/>
          <table:table-cell office:value-type="float" office:value="0.12566286" calcext:value-type="float">
            <text:p>0,13</text:p>
          </table:table-cell>
          <table:table-cell office:value-type="float" office:value="0.070888676" calcext:value-type="float">
            <text:p>0,07</text:p>
          </table:table-cell>
          <table:table-cell/>
          <table:table-cell office:value-type="float" office:value="0.1499472" calcext:value-type="float">
            <text:p>0,15</text:p>
          </table:table-cell>
          <table:table-cell office:value-type="float" office:value="0.67755467" calcext:value-type="float">
            <text:p>0,68</text:p>
          </table:table-cell>
          <table:table-cell/>
          <table:table-cell office:value-type="float" office:value="0.14974529" calcext:value-type="float">
            <text:p>0,15</text:p>
          </table:table-cell>
          <table:table-cell office:value-type="float" office:value="6.7528644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22924098" calcext:value-type="float">
            <text:p>0,23</text:p>
          </table:table-cell>
          <table:table-cell office:value-type="float" office:value="0.0013133388" calcext:value-type="float">
            <text:p>0,00</text:p>
          </table:table-cell>
          <table:table-cell/>
          <table:table-cell office:value-type="float" office:value="0.15039481" calcext:value-type="float">
            <text:p>0,15</text:p>
          </table:table-cell>
          <table:table-cell office:value-type="float" office:value="0.0078365747" calcext:value-type="float">
            <text:p>0,01</text:p>
          </table:table-cell>
          <table:table-cell/>
          <table:table-cell office:value-type="float" office:value="0.14230429" calcext:value-type="float">
            <text:p>0,14</text:p>
          </table:table-cell>
          <table:table-cell office:value-type="float" office:value="0.07088621" calcext:value-type="float">
            <text:p>0,07</text:p>
          </table:table-cell>
          <table:table-cell/>
          <table:table-cell office:value-type="float" office:value="0.15039818" calcext:value-type="float">
            <text:p>0,15</text:p>
          </table:table-cell>
          <table:table-cell office:value-type="float" office:value="0.67755467" calcext:value-type="float">
            <text:p>0,68</text:p>
          </table:table-cell>
          <table:table-cell/>
          <table:table-cell office:value-type="float" office:value="0.15039833" calcext:value-type="float">
            <text:p>0,15</text:p>
          </table:table-cell>
          <table:table-cell office:value-type="float" office:value="6.7528629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25160325" calcext:value-type="float">
            <text:p>0,25</text:p>
          </table:table-cell>
          <table:table-cell office:value-type="float" office:value="0.0013079941" calcext:value-type="float">
            <text:p>0,00</text:p>
          </table:table-cell>
          <table:table-cell/>
          <table:table-cell office:value-type="float" office:value="0.17422795" calcext:value-type="float">
            <text:p>0,17</text:p>
          </table:table-cell>
          <table:table-cell office:value-type="float" office:value="0.00783257" calcext:value-type="float">
            <text:p>0,01</text:p>
          </table:table-cell>
          <table:table-cell/>
          <table:table-cell office:value-type="float" office:value="0.17565982" calcext:value-type="float">
            <text:p>0,18</text:p>
          </table:table-cell>
          <table:table-cell office:value-type="float" office:value="0.070879504" calcext:value-type="float">
            <text:p>0,07</text:p>
          </table:table-cell>
          <table:table-cell/>
          <table:table-cell office:value-type="float" office:value="0.19994354" calcext:value-type="float">
            <text:p>0,20</text:p>
          </table:table-cell>
          <table:table-cell office:value-type="float" office:value="0.67755479" calcext:value-type="float">
            <text:p>0,68</text:p>
          </table:table-cell>
          <table:table-cell/>
          <table:table-cell office:value-type="float" office:value="0.19967432" calcext:value-type="float">
            <text:p>0,20</text:p>
          </table:table-cell>
          <table:table-cell office:value-type="float" office:value="6.7528248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27923855" calcext:value-type="float">
            <text:p>0,28</text:p>
          </table:table-cell>
          <table:table-cell office:value-type="float" office:value="0.0012998837" calcext:value-type="float">
            <text:p>0,00</text:p>
          </table:table-cell>
          <table:table-cell/>
          <table:table-cell office:value-type="float" office:value="0.20039004" calcext:value-type="float">
            <text:p>0,20</text:p>
          </table:table-cell>
          <table:table-cell office:value-type="float" office:value="0.0078264195" calcext:value-type="float">
            <text:p>0,01</text:p>
          </table:table-cell>
          <table:table-cell/>
          <table:table-cell office:value-type="float" office:value="0.19230124" calcext:value-type="float">
            <text:p>0,19</text:p>
          </table:table-cell>
          <table:table-cell office:value-type="float" office:value="0.070875458" calcext:value-type="float">
            <text:p>0,07</text:p>
          </table:table-cell>
          <table:table-cell/>
          <table:table-cell office:value-type="float" office:value="0.20039453" calcext:value-type="float">
            <text:p>0,20</text:p>
          </table:table-cell>
          <table:table-cell office:value-type="float" office:value="0.67755479" calcext:value-type="float">
            <text:p>0,68</text:p>
          </table:table-cell>
          <table:table-cell/>
          <table:table-cell office:value-type="float" office:value="0.20039473" calcext:value-type="float">
            <text:p>0,20</text:p>
          </table:table-cell>
          <table:table-cell office:value-type="float" office:value="6.7528234" calcext:value-type="float">
            <text:p>6,75</text:p>
          </table:table-cell>
          <table:table-cell/>
          <table:table-cell table:style-name="ce4" office:value-type="string" calcext:value-type="string" table:number-columns-spanned="5" table:number-rows-spanned="1">
            <text:p>Bernouilli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float" office:value="0.30146646" calcext:value-type="float">
            <text:p>0,30</text:p>
          </table:table-cell>
          <table:table-cell office:value-type="float" office:value="0.0012918093" calcext:value-type="float">
            <text:p>0,00</text:p>
          </table:table-cell>
          <table:table-cell/>
          <table:table-cell office:value-type="float" office:value="0.22422317" calcext:value-type="float">
            <text:p>0,22</text:p>
          </table:table-cell>
          <table:table-cell office:value-type="float" office:value="0.007820324" calcext:value-type="float">
            <text:p>0,01</text:p>
          </table:table-cell>
          <table:table-cell/>
          <table:table-cell office:value-type="float" office:value="0.22565678" calcext:value-type="float">
            <text:p>0,23</text:p>
          </table:table-cell>
          <table:table-cell office:value-type="float" office:value="0.070865139" calcext:value-type="float">
            <text:p>0,07</text:p>
          </table:table-cell>
          <table:table-cell/>
          <table:table-cell office:value-type="float" office:value="0.24993987" calcext:value-type="float">
            <text:p>0,25</text:p>
          </table:table-cell>
          <table:table-cell office:value-type="float" office:value="0.67755497" calcext:value-type="float">
            <text:p>0,68</text:p>
          </table:table-cell>
          <table:table-cell/>
          <table:table-cell office:value-type="float" office:value="0.24960335" calcext:value-type="float">
            <text:p>0,25</text:p>
          </table:table-cell>
          <table:table-cell office:value-type="float" office:value="6.7528238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32923615" calcext:value-type="float">
            <text:p>0,33</text:p>
          </table:table-cell>
          <table:table-cell office:value-type="float" office:value="0.0012794174" calcext:value-type="float">
            <text:p>0,00</text:p>
          </table:table-cell>
          <table:table-cell/>
          <table:table-cell office:value-type="float" office:value="0.25038525" calcext:value-type="float">
            <text:p>0,25</text:p>
          </table:table-cell>
          <table:table-cell office:value-type="float" office:value="0.0078109624" calcext:value-type="float">
            <text:p>0,01</text:p>
          </table:table-cell>
          <table:table-cell/>
          <table:table-cell office:value-type="float" office:value="0.24229819" calcext:value-type="float">
            <text:p>0,24</text:p>
          </table:table-cell>
          <table:table-cell office:value-type="float" office:value="0.070858918" calcext:value-type="float">
            <text:p>0,07</text:p>
          </table:table-cell>
          <table:table-cell/>
          <table:table-cell office:value-type="float" office:value="0.25039086" calcext:value-type="float">
            <text:p>0,25</text:p>
          </table:table-cell>
          <table:table-cell office:value-type="float" office:value="0.67755497" calcext:value-type="float">
            <text:p>0,68</text:p>
          </table:table-cell>
          <table:table-cell/>
          <table:table-cell office:value-type="float" office:value="0.25039116" calcext:value-type="float">
            <text:p>0,25</text:p>
          </table:table-cell>
          <table:table-cell office:value-type="float" office:value="6.7528234" calcext:value-type="float">
            <text:p>6,75</text:p>
          </table:table-cell>
          <table:table-cell/>
          <table:table-cell office:value-type="string" calcext:value-type="string">
            <text:p>DIST</text:p>
          </table:table-cell>
          <table:table-cell table:number-columns-repeated="3"/>
          <table:table-cell office:value-type="string" calcext:value-type="string">
            <text:p>PRES</text:p>
          </table:table-cell>
        </table:table-row>
        <table:table-row table:style-name="ro1">
          <table:table-cell table:number-columns-repeated="5"/>
          <table:table-cell office:value-type="float" office:value="0.35132965" calcext:value-type="float">
            <text:p>0,35</text:p>
          </table:table-cell>
          <table:table-cell office:value-type="float" office:value="0.0012674433" calcext:value-type="float">
            <text:p>0,00</text:p>
          </table:table-cell>
          <table:table-cell/>
          <table:table-cell office:value-type="float" office:value="0.27421838" calcext:value-type="float">
            <text:p>0,27</text:p>
          </table:table-cell>
          <table:table-cell office:value-type="float" office:value="0.0078018499" calcext:value-type="float">
            <text:p>0,01</text:p>
          </table:table-cell>
          <table:table-cell/>
          <table:table-cell office:value-type="float" office:value="0.27565375" calcext:value-type="float">
            <text:p>0,28</text:p>
          </table:table-cell>
          <table:table-cell office:value-type="float" office:value="0.070843413" calcext:value-type="float">
            <text:p>0,07</text:p>
          </table:table-cell>
          <table:table-cell/>
          <table:table-cell office:value-type="float" office:value="0.29993623" calcext:value-type="float">
            <text:p>0,30</text:p>
          </table:table-cell>
          <table:table-cell office:value-type="float" office:value="0.67755532" calcext:value-type="float">
            <text:p>0,68</text:p>
          </table:table-cell>
          <table:table-cell/>
          <table:table-cell office:value-type="float" office:value="0.29953241" calcext:value-type="float">
            <text:p>0,30</text:p>
          </table:table-cell>
          <table:table-cell office:value-type="float" office:value="6.7528782" calcext:value-type="float">
            <text:p>6,75</text:p>
          </table:table-cell>
          <table:table-cell/>
          <table:table-cell office:value-type="string" calcext:value-type="string">
            <text:p>0.5998018</text:p>
          </table:table-cell>
          <table:table-cell office:value-type="string" calcext:value-type="string">
            <text:p>0.008323085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0.5*(1-((0.5^2)/([.X21]^2))^2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.37923378" calcext:value-type="float">
            <text:p>0,38</text:p>
          </table:table-cell>
          <table:table-cell office:value-type="float" office:value="0.0012488812" calcext:value-type="float">
            <text:p>0,00</text:p>
          </table:table-cell>
          <table:table-cell/>
          <table:table-cell office:value-type="float" office:value="0.3003805" calcext:value-type="float">
            <text:p>0,30</text:p>
          </table:table-cell>
          <table:table-cell office:value-type="float" office:value="0.0077878735" calcext:value-type="float">
            <text:p>0,01</text:p>
          </table:table-cell>
          <table:table-cell/>
          <table:table-cell office:value-type="float" office:value="0.29229519" calcext:value-type="float">
            <text:p>0,29</text:p>
          </table:table-cell>
          <table:table-cell office:value-type="float" office:value="0.070834063" calcext:value-type="float">
            <text:p>0,07</text:p>
          </table:table-cell>
          <table:table-cell/>
          <table:table-cell office:value-type="float" office:value="0.30038723" calcext:value-type="float">
            <text:p>0,30</text:p>
          </table:table-cell>
          <table:table-cell office:value-type="float" office:value="0.67755538" calcext:value-type="float">
            <text:p>0,68</text:p>
          </table:table-cell>
          <table:table-cell/>
          <table:table-cell office:value-type="float" office:value="0.30038759" calcext:value-type="float">
            <text:p>0,30</text:p>
          </table:table-cell>
          <table:table-cell office:value-type="float" office:value="6.7528777" calcext:value-type="float">
            <text:p>6,75</text:p>
          </table:table-cell>
          <table:table-cell/>
          <table:table-cell office:value-type="string" calcext:value-type="string">
            <text:p>1.509695</text:p>
          </table:table-cell>
          <table:table-cell office:value-type="string" calcext:value-type="string">
            <text:p>-0.145882</text:p>
          </table:table-cell>
          <table:table-cell/>
          <table:table-cell office:value-type="float" office:value="0.462755" calcext:value-type="float">
            <text:p>0,462755</text:p>
          </table:table-cell>
          <table:table-cell table:formula="of:=0.5*(1-((0.5^2)/([.X22]^2))^2)" office:value-type="float" office:value="-0.181468117117445" calcext:value-type="float">
            <text:p>-0,181468117117445</text:p>
          </table:table-cell>
        </table:table-row>
        <table:table-row table:style-name="ro1">
          <table:table-cell table:number-columns-repeated="5"/>
          <table:table-cell office:value-type="float" office:value="0.40119287" calcext:value-type="float">
            <text:p>0,40</text:p>
          </table:table-cell>
          <table:table-cell office:value-type="float" office:value="0.0012313003" calcext:value-type="float">
            <text:p>0,00</text:p>
          </table:table-cell>
          <table:table-cell/>
          <table:table-cell office:value-type="float" office:value="0.32421362" calcext:value-type="float">
            <text:p>0,32</text:p>
          </table:table-cell>
          <table:table-cell office:value-type="float" office:value="0.0077743842" calcext:value-type="float">
            <text:p>0,01</text:p>
          </table:table-cell>
          <table:table-cell/>
          <table:table-cell office:value-type="float" office:value="0.32565069" calcext:value-type="float">
            <text:p>0,33</text:p>
          </table:table-cell>
          <table:table-cell office:value-type="float" office:value="0.070811033" calcext:value-type="float">
            <text:p>0,07</text:p>
          </table:table-cell>
          <table:table-cell/>
          <table:table-cell office:value-type="float" office:value="0.34993258" calcext:value-type="float">
            <text:p>0,35</text:p>
          </table:table-cell>
          <table:table-cell office:value-type="float" office:value="0.67755574" calcext:value-type="float">
            <text:p>0,68</text:p>
          </table:table-cell>
          <table:table-cell/>
          <table:table-cell office:value-type="float" office:value="0.34946144" calcext:value-type="float">
            <text:p>0,35</text:p>
          </table:table-cell>
          <table:table-cell office:value-type="float" office:value="6.7530155" calcext:value-type="float">
            <text:p>6,75</text:p>
          </table:table-cell>
          <table:table-cell/>
          <table:table-cell office:value-type="string" calcext:value-type="string">
            <text:p>2.203526</text:p>
          </table:table-cell>
          <table:table-cell office:value-type="string" calcext:value-type="string">
            <text:p>-2.547137</text:p>
          </table:table-cell>
          <table:table-cell/>
          <table:table-cell office:value-type="float" office:value="0.329" calcext:value-type="float">
            <text:p>0,329</text:p>
          </table:table-cell>
          <table:table-cell table:formula="of:=0.5*(1-((0.5^2)/([.X23]^2))^2)" office:value-type="float" office:value="-2.16726661962758" calcext:value-type="float">
            <text:p>-2,16726661962758</text:p>
          </table:table-cell>
        </table:table-row>
        <table:table-row table:style-name="ro1">
          <table:table-cell table:number-columns-repeated="5"/>
          <table:table-cell office:value-type="float" office:value="0.42923135" calcext:value-type="float">
            <text:p>0,43</text:p>
          </table:table-cell>
          <table:table-cell office:value-type="float" office:value="0.0012037766" calcext:value-type="float">
            <text:p>0,00</text:p>
          </table:table-cell>
          <table:table-cell/>
          <table:table-cell office:value-type="float" office:value="0.35037571" calcext:value-type="float">
            <text:p>0,35</text:p>
          </table:table-cell>
          <table:table-cell office:value-type="float" office:value="0.007753728" calcext:value-type="float">
            <text:p>0,01</text:p>
          </table:table-cell>
          <table:table-cell/>
          <table:table-cell office:value-type="float" office:value="0.34229213" calcext:value-type="float">
            <text:p>0,34</text:p>
          </table:table-cell>
          <table:table-cell office:value-type="float" office:value="0.070797153" calcext:value-type="float">
            <text:p>0,07</text:p>
          </table:table-cell>
          <table:table-cell/>
          <table:table-cell office:value-type="float" office:value="0.35038355" calcext:value-type="float">
            <text:p>0,35</text:p>
          </table:table-cell>
          <table:table-cell office:value-type="float" office:value="0.67755574" calcext:value-type="float">
            <text:p>0,68</text:p>
          </table:table-cell>
          <table:table-cell/>
          <table:table-cell office:value-type="float" office:value="0.350384" calcext:value-type="float">
            <text:p>0,35</text:p>
          </table:table-cell>
          <table:table-cell office:value-type="float" office:value="6.753016" calcext:value-type="float">
            <text:p>6,75</text:p>
          </table:table-cell>
          <table:table-cell/>
          <table:table-cell office:value-type="string" calcext:value-type="string">
            <text:p>2.949892</text:p>
          </table:table-cell>
          <table:table-cell office:value-type="string" calcext:value-type="string">
            <text:p>-7.518128</text:p>
          </table:table-cell>
          <table:table-cell/>
          <table:table-cell office:value-type="float" office:value="0.25027" calcext:value-type="float">
            <text:p>0,25027</text:p>
          </table:table-cell>
          <table:table-cell table:formula="of:=0.5*(1-((0.5^2)/([.X24]^2))^2)" office:value-type="float" office:value="-7.46553311082636" calcext:value-type="float">
            <text:p>-7,46553311082636</text:p>
          </table:table-cell>
        </table:table-row>
        <table:table-row table:style-name="ro1">
          <table:table-cell table:number-columns-repeated="5"/>
          <table:table-cell office:value-type="float" office:value="0.45105609" calcext:value-type="float">
            <text:p>0,45</text:p>
          </table:table-cell>
          <table:table-cell office:value-type="float" office:value="0.0011780781" calcext:value-type="float">
            <text:p>0,00</text:p>
          </table:table-cell>
          <table:table-cell/>
          <table:table-cell office:value-type="float" office:value="0.37420887" calcext:value-type="float">
            <text:p>0,37</text:p>
          </table:table-cell>
          <table:table-cell office:value-type="float" office:value="0.0077338368" calcext:value-type="float">
            <text:p>0,01</text:p>
          </table:table-cell>
          <table:table-cell/>
          <table:table-cell office:value-type="float" office:value="0.37564766" calcext:value-type="float">
            <text:p>0,38</text:p>
          </table:table-cell>
          <table:table-cell office:value-type="float" office:value="0.070763126" calcext:value-type="float">
            <text:p>0,07</text:p>
          </table:table-cell>
          <table:table-cell/>
          <table:table-cell office:value-type="float" office:value="0.39992893" calcext:value-type="float">
            <text:p>0,40</text:p>
          </table:table-cell>
          <table:table-cell office:value-type="float" office:value="0.67755628" calcext:value-type="float">
            <text:p>0,68</text:p>
          </table:table-cell>
          <table:table-cell/>
          <table:table-cell office:value-type="float" office:value="0.39939052" calcext:value-type="float">
            <text:p>0,40</text:p>
          </table:table-cell>
          <table:table-cell office:value-type="float" office:value="6.7532821" calcext:value-type="float">
            <text:p>6,75</text:p>
          </table:table-cell>
          <table:table-cell/>
          <table:table-cell office:value-type="string" calcext:value-type="string">
            <text:p>3.746867</text:p>
          </table:table-cell>
          <table:table-cell office:value-type="string" calcext:value-type="string">
            <text:p>-2.909836</text:p>
          </table:table-cell>
          <table:table-cell/>
          <table:table-cell office:value-type="float" office:value="0.329" calcext:value-type="float">
            <text:p>0,329</text:p>
          </table:table-cell>
          <table:table-cell table:formula="of:=0.5*(1-((0.5^2)/([.X25]^2))^2)" office:value-type="float" office:value="-2.16726661962758" calcext:value-type="float">
            <text:p>-2,16726661962758</text:p>
          </table:table-cell>
        </table:table-row>
        <table:table-row table:style-name="ro1">
          <table:table-cell table:number-columns-repeated="5"/>
          <table:table-cell office:value-type="float" office:value="0.47922897" calcext:value-type="float">
            <text:p>0,48</text:p>
          </table:table-cell>
          <table:table-cell office:value-type="float" office:value="0.0011374676" calcext:value-type="float">
            <text:p>0,00</text:p>
          </table:table-cell>
          <table:table-cell/>
          <table:table-cell office:value-type="float" office:value="0.40037096" calcext:value-type="float">
            <text:p>0,40</text:p>
          </table:table-cell>
          <table:table-cell office:value-type="float" office:value="0.0077034445" calcext:value-type="float">
            <text:p>0,01</text:p>
          </table:table-cell>
          <table:table-cell/>
          <table:table-cell office:value-type="float" office:value="0.3922891" calcext:value-type="float">
            <text:p>0,39</text:p>
          </table:table-cell>
          <table:table-cell office:value-type="float" office:value="0.070742637" calcext:value-type="float">
            <text:p>0,07</text:p>
          </table:table-cell>
          <table:table-cell/>
          <table:table-cell office:value-type="float" office:value="0.40037993" calcext:value-type="float">
            <text:p>0,40</text:p>
          </table:table-cell>
          <table:table-cell office:value-type="float" office:value="0.67755628" calcext:value-type="float">
            <text:p>0,68</text:p>
          </table:table-cell>
          <table:table-cell/>
          <table:table-cell office:value-type="float" office:value="0.40038046" calcext:value-type="float">
            <text:p>0,40</text:p>
          </table:table-cell>
          <table:table-cell office:value-type="float" office:value="6.7532859" calcext:value-type="float">
            <text:p>6,75</text:p>
          </table:table-cell>
          <table:table-cell/>
          <table:table-cell office:value-type="string" calcext:value-type="string">
            <text:p>4.540753</text:p>
          </table:table-cell>
          <table:table-cell office:value-type="string" calcext:value-type="string">
            <text:p>-0.1159533</text:p>
          </table:table-cell>
          <table:table-cell/>
          <table:table-cell office:value-type="float" office:value="0.462755" calcext:value-type="float">
            <text:p>0,462755</text:p>
          </table:table-cell>
          <table:table-cell table:formula="of:=0.5*(1-((0.5^2)/([.X26]^2))^2)" office:value-type="float" office:value="-0.181468117117445" calcext:value-type="float">
            <text:p>-0,181468117117445</text:p>
          </table:table-cell>
        </table:table-row>
        <table:table-row table:style-name="ro1">
          <table:table-cell table:number-columns-repeated="5"/>
          <table:table-cell office:value-type="float" office:value="0.50091934" calcext:value-type="float">
            <text:p>0,50</text:p>
          </table:table-cell>
          <table:table-cell office:value-type="float" office:value="0.0010999914" calcext:value-type="float">
            <text:p>0,00</text:p>
          </table:table-cell>
          <table:table-cell/>
          <table:table-cell office:value-type="float" office:value="0.42420411" calcext:value-type="float">
            <text:p>0,42</text:p>
          </table:table-cell>
          <table:table-cell office:value-type="float" office:value="0.0076741595" calcext:value-type="float">
            <text:p>0,01</text:p>
          </table:table-cell>
          <table:table-cell/>
          <table:table-cell office:value-type="float" office:value="0.42564464" calcext:value-type="float">
            <text:p>0,43</text:p>
          </table:table-cell>
          <table:table-cell office:value-type="float" office:value="0.070692487" calcext:value-type="float">
            <text:p>0,07</text:p>
          </table:table-cell>
          <table:table-cell/>
          <table:table-cell office:value-type="float" office:value="0.44992527" calcext:value-type="float">
            <text:p>0,45</text:p>
          </table:table-cell>
          <table:table-cell office:value-type="float" office:value="0.67755687" calcext:value-type="float">
            <text:p>0,68</text:p>
          </table:table-cell>
          <table:table-cell/>
          <table:table-cell office:value-type="float" office:value="0.44931957" calcext:value-type="float">
            <text:p>0,45</text:p>
          </table:table-cell>
          <table:table-cell office:value-type="float" office:value="6.7537527" calcext:value-type="float">
            <text:p>6,75</text:p>
          </table:table-cell>
          <table:table-cell/>
          <table:table-cell office:value-type="string" calcext:value-type="string">
            <text:p>5.400001</text:p>
          </table:table-cell>
          <table:table-cell office:value-type="string" calcext:value-type="string">
            <text:p>0.0004353732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0.5*(1-((0.5^2)/([.X27]^2))^2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.5292266" calcext:value-type="float">
            <text:p>0,53</text:p>
          </table:table-cell>
          <table:table-cell office:value-type="float" office:value="0.0010402467" calcext:value-type="float">
            <text:p>0,00</text:p>
          </table:table-cell>
          <table:table-cell/>
          <table:table-cell office:value-type="float" office:value="0.4503662" calcext:value-type="float">
            <text:p>0,45</text:p>
          </table:table-cell>
          <table:table-cell office:value-type="float" office:value="0.0076295482" calcext:value-type="float">
            <text:p>0,01</text:p>
          </table:table-cell>
          <table:table-cell/>
          <table:table-cell office:value-type="float" office:value="0.44228607" calcext:value-type="float">
            <text:p>0,44</text:p>
          </table:table-cell>
          <table:table-cell office:value-type="float" office:value="0.070662335" calcext:value-type="float">
            <text:p>0,07</text:p>
          </table:table-cell>
          <table:table-cell/>
          <table:table-cell office:value-type="float" office:value="0.45037624" calcext:value-type="float">
            <text:p>0,45</text:p>
          </table:table-cell>
          <table:table-cell office:value-type="float" office:value="0.67755687" calcext:value-type="float">
            <text:p>0,68</text:p>
          </table:table-cell>
          <table:table-cell/>
          <table:table-cell office:value-type="float" office:value="0.45037687" calcext:value-type="float">
            <text:p>0,45</text:p>
          </table:table-cell>
          <table:table-cell office:value-type="float" office:value="6.7537613" calcext:value-type="float">
            <text:p>6,75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0.55078256" calcext:value-type="float">
            <text:p>0,55</text:p>
          </table:table-cell>
          <table:table-cell office:value-type="float" office:value="0.00098567398" calcext:value-type="float">
            <text:p>0,00</text:p>
          </table:table-cell>
          <table:table-cell/>
          <table:table-cell office:value-type="float" office:value="0.4741993" calcext:value-type="float">
            <text:p>0,47</text:p>
          </table:table-cell>
          <table:table-cell office:value-type="float" office:value="0.0075864475" calcext:value-type="float">
            <text:p>0,01</text:p>
          </table:table-cell>
          <table:table-cell/>
          <table:table-cell office:value-type="float" office:value="0.47564158" calcext:value-type="float">
            <text:p>0,48</text:p>
          </table:table-cell>
          <table:table-cell office:value-type="float" office:value="0.070588529" calcext:value-type="float">
            <text:p>0,07</text:p>
          </table:table-cell>
          <table:table-cell/>
          <table:table-cell office:value-type="float" office:value="0.49992159" calcext:value-type="float">
            <text:p>0,50</text:p>
          </table:table-cell>
          <table:table-cell office:value-type="float" office:value="0.67755729" calcext:value-type="float">
            <text:p>0,68</text:p>
          </table:table-cell>
          <table:table-cell/>
          <table:table-cell office:value-type="float" office:value="0.49924862" calcext:value-type="float">
            <text:p>0,50</text:p>
          </table:table-cell>
          <table:table-cell office:value-type="float" office:value="6.7545419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57922423" calcext:value-type="float">
            <text:p>0,58</text:p>
          </table:table-cell>
          <table:table-cell office:value-type="float" office:value="0.00089797273" calcext:value-type="float">
            <text:p>0,00</text:p>
          </table:table-cell>
          <table:table-cell/>
          <table:table-cell office:value-type="float" office:value="0.50036138" calcext:value-type="float">
            <text:p>0,50</text:p>
          </table:table-cell>
          <table:table-cell office:value-type="float" office:value="0.0075210594" calcext:value-type="float">
            <text:p>0,01</text:p>
          </table:table-cell>
          <table:table-cell/>
          <table:table-cell office:value-type="float" office:value="0.49228299" calcext:value-type="float">
            <text:p>0,49</text:p>
          </table:table-cell>
          <table:table-cell office:value-type="float" office:value="0.070544258" calcext:value-type="float">
            <text:p>0,07</text:p>
          </table:table-cell>
          <table:table-cell/>
          <table:table-cell office:value-type="float" office:value="0.50037259" calcext:value-type="float">
            <text:p>0,50</text:p>
          </table:table-cell>
          <table:table-cell office:value-type="float" office:value="0.67755735" calcext:value-type="float">
            <text:p>0,68</text:p>
          </table:table-cell>
          <table:table-cell/>
          <table:table-cell office:value-type="float" office:value="0.5003733" calcext:value-type="float">
            <text:p>0,50</text:p>
          </table:table-cell>
          <table:table-cell office:value-type="float" office:value="6.754559" calcext:value-type="float">
            <text:p>6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60064578" calcext:value-type="float">
            <text:p>0,60</text:p>
          </table:table-cell>
          <table:table-cell office:value-type="float" office:value="0.00081859948" calcext:value-type="float">
            <text:p>0,00</text:p>
          </table:table-cell>
          <table:table-cell/>
          <table:table-cell office:value-type="float" office:value="0.52419454" calcext:value-type="float">
            <text:p>0,52</text:p>
          </table:table-cell>
          <table:table-cell office:value-type="float" office:value="0.0074576037" calcext:value-type="float">
            <text:p>0,01</text:p>
          </table:table-cell>
          <table:table-cell/>
          <table:table-cell office:value-type="float" office:value="0.52563852" calcext:value-type="float">
            <text:p>0,53</text:p>
          </table:table-cell>
          <table:table-cell office:value-type="float" office:value="0.070435777" calcext:value-type="float">
            <text:p>0,07</text:p>
          </table:table-cell>
          <table:table-cell/>
          <table:table-cell office:value-type="float" office:value="0.54991794" calcext:value-type="float">
            <text:p>0,55</text:p>
          </table:table-cell>
          <table:table-cell office:value-type="float" office:value="0.67755705" calcext:value-type="float">
            <text:p>0,68</text:p>
          </table:table-cell>
          <table:table-cell/>
          <table:table-cell office:value-type="float" office:value="0.54917765" calcext:value-type="float">
            <text:p>0,55</text:p>
          </table:table-cell>
          <table:table-cell office:value-type="float" office:value="6.7558179" calcext:value-type="float">
            <text:p>6,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62922186" calcext:value-type="float">
            <text:p>0,63</text:p>
          </table:table-cell>
          <table:table-cell office:value-type="float" office:value="0.00069013808" calcext:value-type="float">
            <text:p>0,00</text:p>
          </table:table-cell>
          <table:table-cell/>
          <table:table-cell office:value-type="float" office:value="0.55035663" calcext:value-type="float">
            <text:p>0,55</text:p>
          </table:table-cell>
          <table:table-cell office:value-type="float" office:value="0.0073618749" calcext:value-type="float">
            <text:p>0,01</text:p>
          </table:table-cell>
          <table:table-cell/>
          <table:table-cell office:value-type="float" office:value="0.54227996" calcext:value-type="float">
            <text:p>0,54</text:p>
          </table:table-cell>
          <table:table-cell office:value-type="float" office:value="0.070370913" calcext:value-type="float">
            <text:p>0,07</text:p>
          </table:table-cell>
          <table:table-cell/>
          <table:table-cell office:value-type="float" office:value="0.55036896" calcext:value-type="float">
            <text:p>0,55</text:p>
          </table:table-cell>
          <table:table-cell office:value-type="float" office:value="0.67755705" calcext:value-type="float">
            <text:p>0,68</text:p>
          </table:table-cell>
          <table:table-cell/>
          <table:table-cell office:value-type="float" office:value="0.55036968" calcext:value-type="float">
            <text:p>0,55</text:p>
          </table:table-cell>
          <table:table-cell office:value-type="float" office:value="6.7558494" calcext:value-type="float">
            <text:p>6,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65050906" calcext:value-type="float">
            <text:p>0,65</text:p>
          </table:table-cell>
          <table:table-cell office:value-type="float" office:value="0.0005748485" calcext:value-type="float">
            <text:p>0,00</text:p>
          </table:table-cell>
          <table:table-cell/>
          <table:table-cell office:value-type="float" office:value="0.57418978" calcext:value-type="float">
            <text:p>0,57</text:p>
          </table:table-cell>
          <table:table-cell office:value-type="float" office:value="0.0072683869" calcext:value-type="float">
            <text:p>0,01</text:p>
          </table:table-cell>
          <table:table-cell/>
          <table:table-cell office:value-type="float" office:value="0.57563555" calcext:value-type="float">
            <text:p>0,58</text:p>
          </table:table-cell>
          <table:table-cell office:value-type="float" office:value="0.070211619" calcext:value-type="float">
            <text:p>0,07</text:p>
          </table:table-cell>
          <table:table-cell/>
          <table:table-cell office:value-type="float" office:value="0.59991437" calcext:value-type="float">
            <text:p>0,60</text:p>
          </table:table-cell>
          <table:table-cell office:value-type="float" office:value="0.67755485" calcext:value-type="float">
            <text:p>0,68</text:p>
          </table:table-cell>
          <table:table-cell/>
          <table:table-cell office:value-type="float" office:value="0.59910685" calcext:value-type="float">
            <text:p>0,60</text:p>
          </table:table-cell>
          <table:table-cell office:value-type="float" office:value="6.7578306" calcext:value-type="float">
            <text:p>6,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6792196" calcext:value-type="float">
            <text:p>0,68</text:p>
          </table:table-cell>
          <table:table-cell office:value-type="float" office:value="0.00038716436" calcext:value-type="float">
            <text:p>0,00</text:p>
          </table:table-cell>
          <table:table-cell/>
          <table:table-cell office:value-type="float" office:value="0.60035181" calcext:value-type="float">
            <text:p>0,60</text:p>
          </table:table-cell>
          <table:table-cell office:value-type="float" office:value="0.0071284184" calcext:value-type="float">
            <text:p>0,01</text:p>
          </table:table-cell>
          <table:table-cell/>
          <table:table-cell office:value-type="float" office:value="0.59227693" calcext:value-type="float">
            <text:p>0,59</text:p>
          </table:table-cell>
          <table:table-cell office:value-type="float" office:value="0.070116781" calcext:value-type="float">
            <text:p>0,07</text:p>
          </table:table-cell>
          <table:table-cell/>
          <table:table-cell office:value-type="float" office:value="0.60036534" calcext:value-type="float">
            <text:p>0,60</text:p>
          </table:table-cell>
          <table:table-cell office:value-type="float" office:value="0.67755491" calcext:value-type="float">
            <text:p>0,68</text:p>
          </table:table-cell>
          <table:table-cell/>
          <table:table-cell office:value-type="float" office:value="0.60036623" calcext:value-type="float">
            <text:p>0,60</text:p>
          </table:table-cell>
          <table:table-cell office:value-type="float" office:value="6.7578864" calcext:value-type="float">
            <text:p>6,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70037234" calcext:value-type="float">
            <text:p>0,70</text:p>
          </table:table-cell>
          <table:table-cell office:value-type="float" office:value="0.00022000344" calcext:value-type="float">
            <text:p>0,00</text:p>
          </table:table-cell>
          <table:table-cell/>
          <table:table-cell office:value-type="float" office:value="0.62418497" calcext:value-type="float">
            <text:p>0,62</text:p>
          </table:table-cell>
          <table:table-cell office:value-type="float" office:value="0.0069905585" calcext:value-type="float">
            <text:p>0,01</text:p>
          </table:table-cell>
          <table:table-cell/>
          <table:table-cell office:value-type="float" office:value="0.62563246" calcext:value-type="float">
            <text:p>0,63</text:p>
          </table:table-cell>
          <table:table-cell office:value-type="float" office:value="0.06988325" calcext:value-type="float">
            <text:p>0,07</text:p>
          </table:table-cell>
          <table:table-cell/>
          <table:table-cell office:value-type="float" office:value="0.64991069" calcext:value-type="float">
            <text:p>0,65</text:p>
          </table:table-cell>
          <table:table-cell office:value-type="float" office:value="0.67754787" calcext:value-type="float">
            <text:p>0,68</text:p>
          </table:table-cell>
          <table:table-cell/>
          <table:table-cell office:value-type="float" office:value="0.64903593" calcext:value-type="float">
            <text:p>0,65</text:p>
          </table:table-cell>
          <table:table-cell office:value-type="float" office:value="6.7609329" calcext:value-type="float">
            <text:p>6,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72921723" calcext:value-type="float">
            <text:p>0,73</text:p>
          </table:table-cell>
          <table:table-cell office:value-type="float" office:value="-0.000053304291" calcext:value-type="float">
            <text:p>0,00</text:p>
          </table:table-cell>
          <table:table-cell/>
          <table:table-cell office:value-type="float" office:value="0.65034711" calcext:value-type="float">
            <text:p>0,65</text:p>
          </table:table-cell>
          <table:table-cell office:value-type="float" office:value="0.0067862524" calcext:value-type="float">
            <text:p>0,01</text:p>
          </table:table-cell>
          <table:table-cell/>
          <table:table-cell office:value-type="float" office:value="0.6422739" calcext:value-type="float">
            <text:p>0,64</text:p>
          </table:table-cell>
          <table:table-cell office:value-type="float" office:value="0.069744997" calcext:value-type="float">
            <text:p>0,07</text:p>
          </table:table-cell>
          <table:table-cell/>
          <table:table-cell office:value-type="float" office:value="0.65036166" calcext:value-type="float">
            <text:p>0,65</text:p>
          </table:table-cell>
          <table:table-cell office:value-type="float" office:value="0.67754787" calcext:value-type="float">
            <text:p>0,68</text:p>
          </table:table-cell>
          <table:table-cell/>
          <table:table-cell office:value-type="float" office:value="0.65036267" calcext:value-type="float">
            <text:p>0,65</text:p>
          </table:table-cell>
          <table:table-cell office:value-type="float" office:value="6.7610259" calcext:value-type="float">
            <text:p>6,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75023562" calcext:value-type="float">
            <text:p>0,75</text:p>
          </table:table-cell>
          <table:table-cell office:value-type="float" office:value="-0.00029506104" calcext:value-type="float">
            <text:p>0,00</text:p>
          </table:table-cell>
          <table:table-cell/>
          <table:table-cell office:value-type="float" office:value="0.67418021" calcext:value-type="float">
            <text:p>0,67</text:p>
          </table:table-cell>
          <table:table-cell office:value-type="float" office:value="0.0065827826" calcext:value-type="float">
            <text:p>0,01</text:p>
          </table:table-cell>
          <table:table-cell/>
          <table:table-cell office:value-type="float" office:value="0.67562944" calcext:value-type="float">
            <text:p>0,68</text:p>
          </table:table-cell>
          <table:table-cell office:value-type="float" office:value="0.069403335" calcext:value-type="float">
            <text:p>0,07</text:p>
          </table:table-cell>
          <table:table-cell/>
          <table:table-cell office:value-type="float" office:value="0.699907" calcext:value-type="float">
            <text:p>0,70</text:p>
          </table:table-cell>
          <table:table-cell office:value-type="float" office:value="0.67752999" calcext:value-type="float">
            <text:p>0,68</text:p>
          </table:table-cell>
          <table:table-cell/>
          <table:table-cell office:value-type="float" office:value="0.69896495" calcext:value-type="float">
            <text:p>0,70</text:p>
          </table:table-cell>
          <table:table-cell office:value-type="float" office:value="6.7656136" calcext:value-type="float">
            <text:p>6,7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77921492" calcext:value-type="float">
            <text:p>0,78</text:p>
          </table:table-cell>
          <table:table-cell office:value-type="float" office:value="-0.00069131632" calcext:value-type="float">
            <text:p>0,00</text:p>
          </table:table-cell>
          <table:table-cell/>
          <table:table-cell office:value-type="float" office:value="0.7003423" calcext:value-type="float">
            <text:p>0,70</text:p>
          </table:table-cell>
          <table:table-cell office:value-type="float" office:value="0.0062852879" calcext:value-type="float">
            <text:p>0,01</text:p>
          </table:table-cell>
          <table:table-cell/>
          <table:table-cell office:value-type="float" office:value="0.69227087" calcext:value-type="float">
            <text:p>0,69</text:p>
          </table:table-cell>
          <table:table-cell office:value-type="float" office:value="0.069202572" calcext:value-type="float">
            <text:p>0,07</text:p>
          </table:table-cell>
          <table:table-cell/>
          <table:table-cell office:value-type="float" office:value="0.70035797" calcext:value-type="float">
            <text:p>0,70</text:p>
          </table:table-cell>
          <table:table-cell office:value-type="float" office:value="0.67752999" calcext:value-type="float">
            <text:p>0,68</text:p>
          </table:table-cell>
          <table:table-cell/>
          <table:table-cell office:value-type="float" office:value="0.70035911" calcext:value-type="float">
            <text:p>0,70</text:p>
          </table:table-cell>
          <table:table-cell office:value-type="float" office:value="6.7657647" calcext:value-type="float">
            <text:p>6,7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8000989" calcext:value-type="float">
            <text:p>0,80</text:p>
          </table:table-cell>
          <table:table-cell office:value-type="float" office:value="-0.0010396799" calcext:value-type="float">
            <text:p>0,00</text:p>
          </table:table-cell>
          <table:table-cell/>
          <table:table-cell office:value-type="float" office:value="0.72417545" calcext:value-type="float">
            <text:p>0,72</text:p>
          </table:table-cell>
          <table:table-cell office:value-type="float" office:value="0.0059848502" calcext:value-type="float">
            <text:p>0,01</text:p>
          </table:table-cell>
          <table:table-cell/>
          <table:table-cell office:value-type="float" office:value="0.72562635" calcext:value-type="float">
            <text:p>0,73</text:p>
          </table:table-cell>
          <table:table-cell office:value-type="float" office:value="0.068704292" calcext:value-type="float">
            <text:p>0,07</text:p>
          </table:table-cell>
          <table:table-cell/>
          <table:table-cell office:value-type="float" office:value="0.74990332" calcext:value-type="float">
            <text:p>0,75</text:p>
          </table:table-cell>
          <table:table-cell office:value-type="float" office:value="0.67748833" calcext:value-type="float">
            <text:p>0,68</text:p>
          </table:table-cell>
          <table:table-cell/>
          <table:table-cell office:value-type="float" office:value="0.74889398" calcext:value-type="float">
            <text:p>0,75</text:p>
          </table:table-cell>
          <table:table-cell office:value-type="float" office:value="6.7725163" calcext:value-type="float">
            <text:p>6,7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82921267" calcext:value-type="float">
            <text:p>0,83</text:p>
          </table:table-cell>
          <table:table-cell office:value-type="float" office:value="-0.0016108861" calcext:value-type="float">
            <text:p>0,00</text:p>
          </table:table-cell>
          <table:table-cell/>
          <table:table-cell office:value-type="float" office:value="0.7503376" calcext:value-type="float">
            <text:p>0,75</text:p>
          </table:table-cell>
          <table:table-cell office:value-type="float" office:value="0.0055531915" calcext:value-type="float">
            <text:p>0,01</text:p>
          </table:table-cell>
          <table:table-cell/>
          <table:table-cell office:value-type="float" office:value="0.74226785" calcext:value-type="float">
            <text:p>0,74</text:p>
          </table:table-cell>
          <table:table-cell office:value-type="float" office:value="0.068414323" calcext:value-type="float">
            <text:p>0,07</text:p>
          </table:table-cell>
          <table:table-cell/>
          <table:table-cell office:value-type="float" office:value="0.75035429" calcext:value-type="float">
            <text:p>0,75</text:p>
          </table:table-cell>
          <table:table-cell office:value-type="float" office:value="0.67748809" calcext:value-type="float">
            <text:p>0,68</text:p>
          </table:table-cell>
          <table:table-cell/>
          <table:table-cell office:value-type="float" office:value="0.75035554" calcext:value-type="float">
            <text:p>0,75</text:p>
          </table:table-cell>
          <table:table-cell office:value-type="float" office:value="6.7727532" calcext:value-type="float">
            <text:p>6,7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84996223" calcext:value-type="float">
            <text:p>0,85</text:p>
          </table:table-cell>
          <table:table-cell office:value-type="float" office:value="-0.0021101162" calcext:value-type="float">
            <text:p>0,00</text:p>
          </table:table-cell>
          <table:table-cell/>
          <table:table-cell office:value-type="float" office:value="0.77417064" calcext:value-type="float">
            <text:p>0,77</text:p>
          </table:table-cell>
          <table:table-cell office:value-type="float" office:value="0.0051099104" calcext:value-type="float">
            <text:p>0,01</text:p>
          </table:table-cell>
          <table:table-cell/>
          <table:table-cell office:value-type="float" office:value="0.77562338" calcext:value-type="float">
            <text:p>0,78</text:p>
          </table:table-cell>
          <table:table-cell office:value-type="float" office:value="0.067690872" calcext:value-type="float">
            <text:p>0,07</text:p>
          </table:table-cell>
          <table:table-cell/>
          <table:table-cell office:value-type="float" office:value="0.7998997" calcext:value-type="float">
            <text:p>0,80</text:p>
          </table:table-cell>
          <table:table-cell office:value-type="float" office:value="0.67739576" calcext:value-type="float">
            <text:p>0,68</text:p>
          </table:table-cell>
          <table:table-cell/>
          <table:table-cell office:value-type="float" office:value="0.79882318" calcext:value-type="float">
            <text:p>0,80</text:p>
          </table:table-cell>
          <table:table-cell office:value-type="float" office:value="6.7824426" calcext:value-type="float">
            <text:p>6,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87921035" calcext:value-type="float">
            <text:p>0,88</text:p>
          </table:table-cell>
          <table:table-cell office:value-type="float" office:value="-0.0029270304" calcext:value-type="float">
            <text:p>0,00</text:p>
          </table:table-cell>
          <table:table-cell/>
          <table:table-cell office:value-type="float" office:value="0.80033278" calcext:value-type="float">
            <text:p>0,80</text:p>
          </table:table-cell>
          <table:table-cell office:value-type="float" office:value="0.0044869268" calcext:value-type="float">
            <text:p>0,00</text:p>
          </table:table-cell>
          <table:table-cell/>
          <table:table-cell office:value-type="float" office:value="0.79226482" calcext:value-type="float">
            <text:p>0,79</text:p>
          </table:table-cell>
          <table:table-cell office:value-type="float" office:value="0.067275047" calcext:value-type="float">
            <text:p>0,07</text:p>
          </table:table-cell>
          <table:table-cell/>
          <table:table-cell office:value-type="float" office:value="0.80035073" calcext:value-type="float">
            <text:p>0,80</text:p>
          </table:table-cell>
          <table:table-cell office:value-type="float" office:value="0.67739511" calcext:value-type="float">
            <text:p>0,68</text:p>
          </table:table-cell>
          <table:table-cell/>
          <table:table-cell office:value-type="float" office:value="0.80035204" calcext:value-type="float">
            <text:p>0,80</text:p>
          </table:table-cell>
          <table:table-cell office:value-type="float" office:value="6.7828012" calcext:value-type="float">
            <text:p>6,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89982551" calcext:value-type="float">
            <text:p>0,90</text:p>
          </table:table-cell>
          <table:table-cell office:value-type="float" office:value="-0.003637651" calcext:value-type="float">
            <text:p>0,00</text:p>
          </table:table-cell>
          <table:table-cell/>
          <table:table-cell office:value-type="float" office:value="0.82416594" calcext:value-type="float">
            <text:p>0,82</text:p>
          </table:table-cell>
          <table:table-cell office:value-type="float" office:value="0.0038342257" calcext:value-type="float">
            <text:p>0,00</text:p>
          </table:table-cell>
          <table:table-cell/>
          <table:table-cell office:value-type="float" office:value="0.82562035" calcext:value-type="float">
            <text:p>0,83</text:p>
          </table:table-cell>
          <table:table-cell office:value-type="float" office:value="0.066231117" calcext:value-type="float">
            <text:p>0,07</text:p>
          </table:table-cell>
          <table:table-cell/>
          <table:table-cell office:value-type="float" office:value="0.84989607" calcext:value-type="float">
            <text:p>0,85</text:p>
          </table:table-cell>
          <table:table-cell office:value-type="float" office:value="0.67720056" calcext:value-type="float">
            <text:p>0,68</text:p>
          </table:table-cell>
          <table:table-cell/>
          <table:table-cell office:value-type="float" office:value="0.84875226" calcext:value-type="float">
            <text:p>0,85</text:p>
          </table:table-cell>
          <table:table-cell office:value-type="float" office:value="6.796308" calcext:value-type="float">
            <text:p>6,8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9292081" calcext:value-type="float">
            <text:p>0,93</text:p>
          </table:table-cell>
          <table:table-cell office:value-type="float" office:value="-0.0047951401" calcext:value-type="float">
            <text:p>0,00</text:p>
          </table:table-cell>
          <table:table-cell/>
          <table:table-cell office:value-type="float" office:value="0.85032803" calcext:value-type="float">
            <text:p>0,85</text:p>
          </table:table-cell>
          <table:table-cell office:value-type="float" office:value="0.0029410052" calcext:value-type="float">
            <text:p>0,00</text:p>
          </table:table-cell>
          <table:table-cell/>
          <table:table-cell office:value-type="float" office:value="0.84226179" calcext:value-type="float">
            <text:p>0,84</text:p>
          </table:table-cell>
          <table:table-cell office:value-type="float" office:value="0.065639853" calcext:value-type="float">
            <text:p>0,07</text:p>
          </table:table-cell>
          <table:table-cell/>
          <table:table-cell office:value-type="float" office:value="0.85034704" calcext:value-type="float">
            <text:p>0,85</text:p>
          </table:table-cell>
          <table:table-cell office:value-type="float" office:value="0.67719901" calcext:value-type="float">
            <text:p>0,68</text:p>
          </table:table-cell>
          <table:table-cell/>
          <table:table-cell office:value-type="float" office:value="0.85034853" calcext:value-type="float">
            <text:p>0,85</text:p>
          </table:table-cell>
          <table:table-cell office:value-type="float" office:value="6.7968321" calcext:value-type="float">
            <text:p>6,8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94968891" calcext:value-type="float">
            <text:p>0,95</text:p>
          </table:table-cell>
          <table:table-cell office:value-type="float" office:value="-0.0057956278" calcext:value-type="float">
            <text:p>-0,01</text:p>
          </table:table-cell>
          <table:table-cell/>
          <table:table-cell office:value-type="float" office:value="0.87416118" calcext:value-type="float">
            <text:p>0,87</text:p>
          </table:table-cell>
          <table:table-cell office:value-type="float" office:value="0.0019886876" calcext:value-type="float">
            <text:p>0,00</text:p>
          </table:table-cell>
          <table:table-cell/>
          <table:table-cell office:value-type="float" office:value="0.87561733" calcext:value-type="float">
            <text:p>0,88</text:p>
          </table:table-cell>
          <table:table-cell office:value-type="float" office:value="0.064151458" calcext:value-type="float">
            <text:p>0,06</text:p>
          </table:table-cell>
          <table:table-cell/>
          <table:table-cell office:value-type="float" office:value="0.89989239" calcext:value-type="float">
            <text:p>0,90</text:p>
          </table:table-cell>
          <table:table-cell office:value-type="float" office:value="0.67681533" calcext:value-type="float">
            <text:p>0,68</text:p>
          </table:table-cell>
          <table:table-cell/>
          <table:table-cell office:value-type="float" office:value="0.8986814" calcext:value-type="float">
            <text:p>0,90</text:p>
          </table:table-cell>
          <table:table-cell office:value-type="float" office:value="6.8151045" calcext:value-type="float">
            <text:p>6,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97920579" calcext:value-type="float">
            <text:p>0,98</text:p>
          </table:table-cell>
          <table:table-cell office:value-type="float" office:value="-0.0074159768" calcext:value-type="float">
            <text:p>-0,01</text:p>
          </table:table-cell>
          <table:table-cell/>
          <table:table-cell office:value-type="float" office:value="0.90032327" calcext:value-type="float">
            <text:p>0,90</text:p>
          </table:table-cell>
          <table:table-cell office:value-type="float" office:value="0.00072203856" calcext:value-type="float">
            <text:p>0,00</text:p>
          </table:table-cell>
          <table:table-cell/>
          <table:table-cell office:value-type="float" office:value="0.89225876" calcext:value-type="float">
            <text:p>0,89</text:p>
          </table:table-cell>
          <table:table-cell office:value-type="float" office:value="0.063321501" calcext:value-type="float">
            <text:p>0,06</text:p>
          </table:table-cell>
          <table:table-cell/>
          <table:table-cell office:value-type="float" office:value="0.90034336" calcext:value-type="float">
            <text:p>0,90</text:p>
          </table:table-cell>
          <table:table-cell office:value-type="float" office:value="0.67681217" calcext:value-type="float">
            <text:p>0,68</text:p>
          </table:table-cell>
          <table:table-cell/>
          <table:table-cell office:value-type="float" office:value="0.90034503" calcext:value-type="float">
            <text:p>0,90</text:p>
          </table:table-cell>
          <table:table-cell office:value-type="float" office:value="6.8158445" calcext:value-type="float">
            <text:p>6,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99955213" calcext:value-type="float">
            <text:p>1,00</text:p>
          </table:table-cell>
          <table:table-cell office:value-type="float" office:value="-0.0088049322" calcext:value-type="float">
            <text:p>-0,01</text:p>
          </table:table-cell>
          <table:table-cell/>
          <table:table-cell office:value-type="float" office:value="0.92415643" calcext:value-type="float">
            <text:p>0,92</text:p>
          </table:table-cell>
          <table:table-cell office:value-type="float" office:value="-0.00065152533" calcext:value-type="float">
            <text:p>0,00</text:p>
          </table:table-cell>
          <table:table-cell/>
          <table:table-cell office:value-type="float" office:value="0.92561424" calcext:value-type="float">
            <text:p>0,93</text:p>
          </table:table-cell>
          <table:table-cell office:value-type="float" office:value="0.061227363" calcext:value-type="float">
            <text:p>0,06</text:p>
          </table:table-cell>
          <table:table-cell/>
          <table:table-cell office:value-type="float" office:value="0.94988871" calcext:value-type="float">
            <text:p>0,95</text:p>
          </table:table-cell>
          <table:table-cell office:value-type="float" office:value="0.67609161" calcext:value-type="float">
            <text:p>0,68</text:p>
          </table:table-cell>
          <table:table-cell/>
          <table:table-cell office:value-type="float" office:value="0.94861042" calcext:value-type="float">
            <text:p>0,95</text:p>
          </table:table-cell>
          <table:table-cell office:value-type="float" office:value="6.8397355" calcext:value-type="float">
            <text:p>6,8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0292034" calcext:value-type="float">
            <text:p>1,03</text:p>
          </table:table-cell>
          <table:table-cell office:value-type="float" office:value="-0.0110399" calcext:value-type="float">
            <text:p>-0,01</text:p>
          </table:table-cell>
          <table:table-cell/>
          <table:table-cell office:value-type="float" office:value="0.95031852" calcext:value-type="float">
            <text:p>0,95</text:p>
          </table:table-cell>
          <table:table-cell office:value-type="float" office:value="-0.0024226634" calcext:value-type="float">
            <text:p>0,00</text:p>
          </table:table-cell>
          <table:table-cell/>
          <table:table-cell office:value-type="float" office:value="0.94225568" calcext:value-type="float">
            <text:p>0,94</text:p>
          </table:table-cell>
          <table:table-cell office:value-type="float" office:value="0.060079738" calcext:value-type="float">
            <text:p>0,06</text:p>
          </table:table-cell>
          <table:table-cell/>
          <table:table-cell office:value-type="float" office:value="0.95033967" calcext:value-type="float">
            <text:p>0,95</text:p>
          </table:table-cell>
          <table:table-cell office:value-type="float" office:value="0.67608559" calcext:value-type="float">
            <text:p>0,68</text:p>
          </table:table-cell>
          <table:table-cell/>
          <table:table-cell office:value-type="float" office:value="0.95034152" calcext:value-type="float">
            <text:p>0,95</text:p>
          </table:table-cell>
          <table:table-cell office:value-type="float" office:value="6.8407431" calcext:value-type="float">
            <text:p>6,8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0494155" calcext:value-type="float">
            <text:p>1,05</text:p>
          </table:table-cell>
          <table:table-cell office:value-type="float" office:value="-0.012937928" calcext:value-type="float">
            <text:p>-0,01</text:p>
          </table:table-cell>
          <table:table-cell/>
          <table:table-cell office:value-type="float" office:value="0.97415161" calcext:value-type="float">
            <text:p>0,97</text:p>
          </table:table-cell>
          <table:table-cell office:value-type="float" office:value="-0.0043738051" calcext:value-type="float">
            <text:p>0,00</text:p>
          </table:table-cell>
          <table:table-cell/>
          <table:table-cell office:value-type="float" office:value="0.97561121" calcext:value-type="float">
            <text:p>0,98</text:p>
          </table:table-cell>
          <table:table-cell office:value-type="float" office:value="0.057174549" calcext:value-type="float">
            <text:p>0,06</text:p>
          </table:table-cell>
          <table:table-cell/>
          <table:table-cell office:value-type="float" office:value="0.99988502" calcext:value-type="float">
            <text:p>1,00</text:p>
          </table:table-cell>
          <table:table-cell office:value-type="float" office:value="0.67481863" calcext:value-type="float">
            <text:p>0,67</text:p>
          </table:table-cell>
          <table:table-cell/>
          <table:table-cell office:value-type="float" office:value="0.99853957" calcext:value-type="float">
            <text:p>1,00</text:p>
          </table:table-cell>
          <table:table-cell office:value-type="float" office:value="6.8709226" calcext:value-type="float">
            <text:p>6,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0792012" calcext:value-type="float">
            <text:p>1,08</text:p>
          </table:table-cell>
          <table:table-cell office:value-type="float" office:value="-0.015972346" calcext:value-type="float">
            <text:p>-0,02</text:p>
          </table:table-cell>
          <table:table-cell/>
          <table:table-cell office:value-type="float" office:value="1.0003136" calcext:value-type="float">
            <text:p>1,00</text:p>
          </table:table-cell>
          <table:table-cell office:value-type="float" office:value="-0.0068119746" calcext:value-type="float">
            <text:p>-0,01</text:p>
          </table:table-cell>
          <table:table-cell/>
          <table:table-cell office:value-type="float" office:value="0.99225259" calcext:value-type="float">
            <text:p>0,99</text:p>
          </table:table-cell>
          <table:table-cell office:value-type="float" office:value="0.055610999" calcext:value-type="float">
            <text:p>0,06</text:p>
          </table:table-cell>
          <table:table-cell/>
          <table:table-cell office:value-type="float" office:value="1.0003361" calcext:value-type="float">
            <text:p>1,00</text:p>
          </table:table-cell>
          <table:table-cell office:value-type="float" office:value="0.67480808" calcext:value-type="float">
            <text:p>0,67</text:p>
          </table:table-cell>
          <table:table-cell/>
          <table:table-cell office:value-type="float" office:value="1.000338" calcext:value-type="float">
            <text:p>1,00</text:p>
          </table:table-cell>
          <table:table-cell office:value-type="float" office:value="6.8722463" calcext:value-type="float">
            <text:p>6,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0994173" calcext:value-type="float">
            <text:p>1,10</text:p>
          </table:table-cell>
          <table:table-cell office:value-type="float" office:value="-0.018532068" calcext:value-type="float">
            <text:p>-0,02</text:p>
          </table:table-cell>
          <table:table-cell/>
          <table:table-cell office:value-type="float" office:value="1.0244157" calcext:value-type="float">
            <text:p>1,02</text:p>
          </table:table-cell>
          <table:table-cell office:value-type="float" office:value="-0.0095498338" calcext:value-type="float">
            <text:p>-0,01</text:p>
          </table:table-cell>
          <table:table-cell/>
          <table:table-cell office:value-type="float" office:value="1.0258389" calcext:value-type="float">
            <text:p>1,03</text:p>
          </table:table-cell>
          <table:table-cell office:value-type="float" office:value="0.05163797" calcext:value-type="float">
            <text:p>0,05</text:p>
          </table:table-cell>
          <table:table-cell/>
          <table:table-cell office:value-type="float" office:value="1.0502241" calcext:value-type="float">
            <text:p>1,05</text:p>
          </table:table-cell>
          <table:table-cell office:value-type="float" office:value="0.6727758" calcext:value-type="float">
            <text:p>0,67</text:p>
          </table:table-cell>
          <table:table-cell/>
          <table:table-cell office:value-type="float" office:value="1.0488012" calcext:value-type="float">
            <text:p>1,05</text:p>
          </table:table-cell>
          <table:table-cell office:value-type="float" office:value="6.9098139" calcext:value-type="float">
            <text:p>6,9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1293819" calcext:value-type="float">
            <text:p>1,13</text:p>
          </table:table-cell>
          <table:table-cell office:value-type="float" office:value="-0.022581803" calcext:value-type="float">
            <text:p>-0,02</text:p>
          </table:table-cell>
          <table:table-cell/>
          <table:table-cell office:value-type="float" office:value="1.0506542" calcext:value-type="float">
            <text:p>1,05</text:p>
          </table:table-cell>
          <table:table-cell office:value-type="float" office:value="-0.012848061" calcext:value-type="float">
            <text:p>-0,01</text:p>
          </table:table-cell>
          <table:table-cell/>
          <table:table-cell office:value-type="float" office:value="1.0424694" calcext:value-type="float">
            <text:p>1,04</text:p>
          </table:table-cell>
          <table:table-cell office:value-type="float" office:value="0.049549527" calcext:value-type="float">
            <text:p>0,05</text:p>
          </table:table-cell>
          <table:table-cell/>
          <table:table-cell office:value-type="float" office:value="1.0505967" calcext:value-type="float">
            <text:p>1,05</text:p>
          </table:table-cell>
          <table:table-cell office:value-type="float" office:value="0.67276186" calcext:value-type="float">
            <text:p>0,67</text:p>
          </table:table-cell>
          <table:table-cell/>
          <table:table-cell office:value-type="float" office:value="1.0505949" calcext:value-type="float">
            <text:p>1,05</text:p>
          </table:table-cell>
          <table:table-cell office:value-type="float" office:value="6.9114394" calcext:value-type="float">
            <text:p>6,9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1495819" calcext:value-type="float">
            <text:p>1,15</text:p>
          </table:table-cell>
          <table:table-cell office:value-type="float" office:value="-0.025967099" calcext:value-type="float">
            <text:p>-0,03</text:p>
          </table:table-cell>
          <table:table-cell/>
          <table:table-cell office:value-type="float" office:value="1.0749888" calcext:value-type="float">
            <text:p>1,07</text:p>
          </table:table-cell>
          <table:table-cell office:value-type="float" office:value="-0.01660157" calcext:value-type="float">
            <text:p>-0,02</text:p>
          </table:table-cell>
          <table:table-cell/>
          <table:table-cell office:value-type="float" office:value="1.0762305" calcext:value-type="float">
            <text:p>1,08</text:p>
          </table:table-cell>
          <table:table-cell office:value-type="float" office:value="0.044232316" calcext:value-type="float">
            <text:p>0,04</text:p>
          </table:table-cell>
          <table:table-cell/>
          <table:table-cell office:value-type="float" office:value="1.1007257" calcext:value-type="float">
            <text:p>1,10</text:p>
          </table:table-cell>
          <table:table-cell office:value-type="float" office:value="0.66961211" calcext:value-type="float">
            <text:p>0,67</text:p>
          </table:table-cell>
          <table:table-cell/>
          <table:table-cell office:value-type="float" office:value="1.0992242" calcext:value-type="float">
            <text:p>1,10</text:p>
          </table:table-cell>
          <table:table-cell office:value-type="float" office:value="6.9563003" calcext:value-type="float">
            <text:p>6,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179561" calcext:value-type="float">
            <text:p>1,18</text:p>
          </table:table-cell>
          <table:table-cell office:value-type="float" office:value="-0.031249963" calcext:value-type="float">
            <text:p>-0,03</text:p>
          </table:table-cell>
          <table:table-cell/>
          <table:table-cell office:value-type="float" office:value="1.1009935" calcext:value-type="float">
            <text:p>1,10</text:p>
          </table:table-cell>
          <table:table-cell office:value-type="float" office:value="-0.020928156" calcext:value-type="float">
            <text:p>-0,02</text:p>
          </table:table-cell>
          <table:table-cell/>
          <table:table-cell office:value-type="float" office:value="1.0926851" calcext:value-type="float">
            <text:p>1,09</text:p>
          </table:table-cell>
          <table:table-cell office:value-type="float" office:value="0.041520499" calcext:value-type="float">
            <text:p>0,04</text:p>
          </table:table-cell>
          <table:table-cell/>
          <table:table-cell office:value-type="float" office:value="1.1008562" calcext:value-type="float">
            <text:p>1,10</text:p>
          </table:table-cell>
          <table:table-cell office:value-type="float" office:value="0.6696046" calcext:value-type="float">
            <text:p>0,67</text:p>
          </table:table-cell>
          <table:table-cell/>
          <table:table-cell office:value-type="float" office:value="1.1008502" calcext:value-type="float">
            <text:p>1,10</text:p>
          </table:table-cell>
          <table:table-cell office:value-type="float" office:value="6.9580512" calcext:value-type="float">
            <text:p>6,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1998575" calcext:value-type="float">
            <text:p>1,20</text:p>
          </table:table-cell>
          <table:table-cell office:value-type="float" office:value="-0.0356558" calcext:value-type="float">
            <text:p>-0,04</text:p>
          </table:table-cell>
          <table:table-cell/>
          <table:table-cell office:value-type="float" office:value="1.1257797" calcext:value-type="float">
            <text:p>1,13</text:p>
          </table:table-cell>
          <table:table-cell office:value-type="float" office:value="-0.025980508" calcext:value-type="float">
            <text:p>-0,03</text:p>
          </table:table-cell>
          <table:table-cell/>
          <table:table-cell office:value-type="float" office:value="1.1267583" calcext:value-type="float">
            <text:p>1,13</text:p>
          </table:table-cell>
          <table:table-cell office:value-type="float" office:value="0.034526572" calcext:value-type="float">
            <text:p>0,03</text:p>
          </table:table-cell>
          <table:table-cell/>
          <table:table-cell office:value-type="float" office:value="1.1169792" calcext:value-type="float">
            <text:p>1,12</text:p>
          </table:table-cell>
          <table:table-cell office:value-type="float" office:value="0.66808039" calcext:value-type="float">
            <text:p>0,67</text:p>
          </table:table-cell>
          <table:table-cell/>
          <table:table-cell office:value-type="float" office:value="1.1498077" calcext:value-type="float">
            <text:p>1,15</text:p>
          </table:table-cell>
          <table:table-cell office:value-type="float" office:value="7.0093298" calcext:value-type="float">
            <text:p>7,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2297379" calcext:value-type="float">
            <text:p>1,23</text:p>
          </table:table-cell>
          <table:table-cell office:value-type="float" office:value="-0.042395864" calcext:value-type="float">
            <text:p>-0,04</text:p>
          </table:table-cell>
          <table:table-cell/>
          <table:table-cell office:value-type="float" office:value="1.1513307" calcext:value-type="float">
            <text:p>1,15</text:p>
          </table:table-cell>
          <table:table-cell office:value-type="float" office:value="-0.031488102" calcext:value-type="float">
            <text:p>-0,03</text:p>
          </table:table-cell>
          <table:table-cell/>
          <table:table-cell office:value-type="float" office:value="1.142899" calcext:value-type="float">
            <text:p>1,14</text:p>
          </table:table-cell>
          <table:table-cell office:value-type="float" office:value="0.031100094" calcext:value-type="float">
            <text:p>0,03</text:p>
          </table:table-cell>
          <table:table-cell/>
          <table:table-cell office:value-type="float" office:value="1.1511139" calcext:value-type="float">
            <text:p>1,15</text:p>
          </table:table-cell>
          <table:table-cell office:value-type="float" office:value="0.66486198" calcext:value-type="float">
            <text:p>0,66</text:p>
          </table:table-cell>
          <table:table-cell/>
          <table:table-cell office:value-type="float" office:value="1.1511033" calcext:value-type="float">
            <text:p>1,15</text:p>
          </table:table-cell>
          <table:table-cell office:value-type="float" office:value="7.0109229" calcext:value-type="float">
            <text:p>7,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2502456" calcext:value-type="float">
            <text:p>1,25</text:p>
          </table:table-cell>
          <table:table-cell office:value-type="float" office:value="-0.048049245" calcext:value-type="float">
            <text:p>-0,05</text:p>
          </table:table-cell>
          <table:table-cell/>
          <table:table-cell office:value-type="float" office:value="1.1767956" calcext:value-type="float">
            <text:p>1,18</text:p>
          </table:table-cell>
          <table:table-cell office:value-type="float" office:value="-0.038177148" calcext:value-type="float">
            <text:p>-0,04</text:p>
          </table:table-cell>
          <table:table-cell/>
          <table:table-cell office:value-type="float" office:value="1.1774256" calcext:value-type="float">
            <text:p>1,18</text:p>
          </table:table-cell>
          <table:table-cell office:value-type="float" office:value="0.0220445" calcext:value-type="float">
            <text:p>0,02</text:p>
          </table:table-cell>
          <table:table-cell/>
          <table:table-cell office:value-type="float" office:value="1.1513981" calcext:value-type="float">
            <text:p>1,15</text:p>
          </table:table-cell>
          <table:table-cell office:value-type="float" office:value="0.66482252" calcext:value-type="float">
            <text:p>0,66</text:p>
          </table:table-cell>
          <table:table-cell/>
          <table:table-cell office:value-type="float" office:value="1.2005547" calcext:value-type="float">
            <text:p>1,20</text:p>
          </table:table-cell>
          <table:table-cell office:value-type="float" office:value="7.0673981" calcext:value-type="float">
            <text:p>7,0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2799119" calcext:value-type="float">
            <text:p>1,28</text:p>
          </table:table-cell>
          <table:table-cell office:value-type="float" office:value="-0.056471981" calcext:value-type="float">
            <text:p>-0,06</text:p>
          </table:table-cell>
          <table:table-cell/>
          <table:table-cell office:value-type="float" office:value="1.2016647" calcext:value-type="float">
            <text:p>1,20</text:p>
          </table:table-cell>
          <table:table-cell office:value-type="float" office:value="-0.044987086" calcext:value-type="float">
            <text:p>-0,04</text:p>
          </table:table-cell>
          <table:table-cell/>
          <table:table-cell office:value-type="float" office:value="1.1931101" calcext:value-type="float">
            <text:p>1,19</text:p>
          </table:table-cell>
          <table:table-cell office:value-type="float" office:value="0.017828075" calcext:value-type="float">
            <text:p>0,02</text:p>
          </table:table-cell>
          <table:table-cell/>
          <table:table-cell office:value-type="float" office:value="1.2013693" calcext:value-type="float">
            <text:p>1,20</text:p>
          </table:table-cell>
          <table:table-cell office:value-type="float" office:value="0.65798151" calcext:value-type="float">
            <text:p>0,66</text:p>
          </table:table-cell>
          <table:table-cell/>
          <table:table-cell office:value-type="float" office:value="1.2013525" calcext:value-type="float">
            <text:p>1,20</text:p>
          </table:table-cell>
          <table:table-cell office:value-type="float" office:value="7.0684805" calcext:value-type="float">
            <text:p>7,0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3007493" calcext:value-type="float">
            <text:p>1,30</text:p>
          </table:table-cell>
          <table:table-cell office:value-type="float" office:value="-0.063639887" calcext:value-type="float">
            <text:p>-0,06</text:p>
          </table:table-cell>
          <table:table-cell/>
          <table:table-cell office:value-type="float" office:value="1.2280469" calcext:value-type="float">
            <text:p>1,23</text:p>
          </table:table-cell>
          <table:table-cell office:value-type="float" office:value="-0.053721949" calcext:value-type="float">
            <text:p>-0,05</text:p>
          </table:table-cell>
          <table:table-cell/>
          <table:table-cell office:value-type="float" office:value="1.2282367" calcext:value-type="float">
            <text:p>1,23</text:p>
          </table:table-cell>
          <table:table-cell office:value-type="float" office:value="0.0062651029" calcext:value-type="float">
            <text:p>0,01</text:p>
          </table:table-cell>
          <table:table-cell/>
          <table:table-cell office:value-type="float" office:value="1.2022506" calcext:value-type="float">
            <text:p>1,20</text:p>
          </table:table-cell>
          <table:table-cell office:value-type="float" office:value="0.6578086" calcext:value-type="float">
            <text:p>0,66</text:p>
          </table:table-cell>
          <table:table-cell/>
          <table:table-cell office:value-type="float" office:value="1.2514703" calcext:value-type="float">
            <text:p>1,25</text:p>
          </table:table-cell>
          <table:table-cell office:value-type="float" office:value="7.1290207" calcext:value-type="float">
            <text:p>7,1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3300819" calcext:value-type="float">
            <text:p>1,33</text:p>
          </table:table-cell>
          <table:table-cell office:value-type="float" office:value="-0.073966481" calcext:value-type="float">
            <text:p>-0,07</text:p>
          </table:table-cell>
          <table:table-cell/>
          <table:table-cell office:value-type="float" office:value="1.2519941" calcext:value-type="float">
            <text:p>1,25</text:p>
          </table:table-cell>
          <table:table-cell office:value-type="float" office:value="-0.061907865" calcext:value-type="float">
            <text:p>-0,06</text:p>
          </table:table-cell>
          <table:table-cell/>
          <table:table-cell office:value-type="float" office:value="1.2433175" calcext:value-type="float">
            <text:p>1,24</text:p>
          </table:table-cell>
          <table:table-cell office:value-type="float" office:value="0.0012093023" calcext:value-type="float">
            <text:p>0,00</text:p>
          </table:table-cell>
          <table:table-cell/>
          <table:table-cell office:value-type="float" office:value="1.2516212" calcext:value-type="float">
            <text:p>1,25</text:p>
          </table:table-cell>
          <table:table-cell office:value-type="float" office:value="0.64837915" calcext:value-type="float">
            <text:p>0,65</text:p>
          </table:table-cell>
          <table:table-cell/>
          <table:table-cell office:value-type="float" office:value="1.2515969" calcext:value-type="float">
            <text:p>1,25</text:p>
          </table:table-cell>
          <table:table-cell office:value-type="float" office:value="7.1292052" calcext:value-type="float">
            <text:p>7,1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3513722" calcext:value-type="float">
            <text:p>1,35</text:p>
          </table:table-cell>
          <table:table-cell office:value-type="float" office:value="-0.08297345" calcext:value-type="float">
            <text:p>-0,08</text:p>
          </table:table-cell>
          <table:table-cell/>
          <table:table-cell office:value-type="float" office:value="1.2795469" calcext:value-type="float">
            <text:p>1,28</text:p>
          </table:table-cell>
          <table:table-cell office:value-type="float" office:value="-0.073202819" calcext:value-type="float">
            <text:p>-0,07</text:p>
          </table:table-cell>
          <table:table-cell/>
          <table:table-cell office:value-type="float" office:value="1.2791977" calcext:value-type="float">
            <text:p>1,28</text:p>
          </table:table-cell>
          <table:table-cell office:value-type="float" office:value="-0.013391043" calcext:value-type="float">
            <text:p>-0,01</text:p>
          </table:table-cell>
          <table:table-cell/>
          <table:table-cell office:value-type="float" office:value="1.2532903" calcext:value-type="float">
            <text:p>1,25</text:p>
          </table:table-cell>
          <table:table-cell office:value-type="float" office:value="0.64793634" calcext:value-type="float">
            <text:p>0,65</text:p>
          </table:table-cell>
          <table:table-cell/>
          <table:table-cell office:value-type="float" office:value="1.2591228" calcext:value-type="float">
            <text:p>1,26</text:p>
          </table:table-cell>
          <table:table-cell office:value-type="float" office:value="7.1386099" calcext:value-type="float">
            <text:p>7,1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3802474" calcext:value-type="float">
            <text:p>1,38</text:p>
          </table:table-cell>
          <table:table-cell office:value-type="float" office:value="-0.095421046" calcext:value-type="float">
            <text:p>-0,10</text:p>
          </table:table-cell>
          <table:table-cell/>
          <table:table-cell office:value-type="float" office:value="1.3023179" calcext:value-type="float">
            <text:p>1,30</text:p>
          </table:table-cell>
          <table:table-cell office:value-type="float" office:value="-0.082779214" calcext:value-type="float">
            <text:p>-0,08</text:p>
          </table:table-cell>
          <table:table-cell/>
          <table:table-cell office:value-type="float" office:value="1.2935201" calcext:value-type="float">
            <text:p>1,29</text:p>
          </table:table-cell>
          <table:table-cell office:value-type="float" office:value="-0.019300966" calcext:value-type="float">
            <text:p>-0,02</text:p>
          </table:table-cell>
          <table:table-cell/>
          <table:table-cell office:value-type="float" office:value="1.301869" calcext:value-type="float">
            <text:p>1,30</text:p>
          </table:table-cell>
          <table:table-cell office:value-type="float" office:value="0.63545209" calcext:value-type="float">
            <text:p>0,64</text:p>
          </table:table-cell>
          <table:table-cell/>
          <table:table-cell office:value-type="float" office:value="1.3018377" calcext:value-type="float">
            <text:p>1,30</text:p>
          </table:table-cell>
          <table:table-cell office:value-type="float" office:value="7.1920581" calcext:value-type="float">
            <text:p>7,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4021205" calcext:value-type="float">
            <text:p>1,40</text:p>
          </table:table-cell>
          <table:table-cell office:value-type="float" office:value="-0.10667227" calcext:value-type="float">
            <text:p>-0,11</text:p>
          </table:table-cell>
          <table:table-cell/>
          <table:table-cell office:value-type="float" office:value="1.3313136" calcext:value-type="float">
            <text:p>1,33</text:p>
          </table:table-cell>
          <table:table-cell office:value-type="float" office:value="-0.097297862" calcext:value-type="float">
            <text:p>-0,10</text:p>
          </table:table-cell>
          <table:table-cell/>
          <table:table-cell office:value-type="float" office:value="1.3303164" calcext:value-type="float">
            <text:p>1,33</text:p>
          </table:table-cell>
          <table:table-cell office:value-type="float" office:value="-0.037587348" calcext:value-type="float">
            <text:p>-0,04</text:p>
          </table:table-cell>
          <table:table-cell/>
          <table:table-cell office:value-type="float" office:value="1.3045301" calcext:value-type="float">
            <text:p>1,30</text:p>
          </table:table-cell>
          <table:table-cell office:value-type="float" office:value="0.63452899" calcext:value-type="float">
            <text:p>0,63</text:p>
          </table:table-cell>
          <table:table-cell/>
          <table:table-cell office:value-type="float" office:value="1.3025929" calcext:value-type="float">
            <text:p>1,30</text:p>
          </table:table-cell>
          <table:table-cell office:value-type="float" office:value="7.1928535" calcext:value-type="float">
            <text:p>7,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4304074" calcext:value-type="float">
            <text:p>1,43</text:p>
          </table:table-cell>
          <table:table-cell office:value-type="float" office:value="-0.12145436" calcext:value-type="float">
            <text:p>-0,12</text:p>
          </table:table-cell>
          <table:table-cell/>
          <table:table-cell office:value-type="float" office:value="1.3526349" calcext:value-type="float">
            <text:p>1,35</text:p>
          </table:table-cell>
          <table:table-cell office:value-type="float" office:value="-0.10820391" calcext:value-type="float">
            <text:p>-0,11</text:p>
          </table:table-cell>
          <table:table-cell/>
          <table:table-cell office:value-type="float" office:value="1.3437169" calcext:value-type="float">
            <text:p>1,34</text:p>
          </table:table-cell>
          <table:table-cell office:value-type="float" office:value="-0.044321105" calcext:value-type="float">
            <text:p>-0,04</text:p>
          </table:table-cell>
          <table:table-cell/>
          <table:table-cell office:value-type="float" office:value="1.3521112" calcext:value-type="float">
            <text:p>1,35</text:p>
          </table:table-cell>
          <table:table-cell office:value-type="float" office:value="0.61854857" calcext:value-type="float">
            <text:p>0,62</text:p>
          </table:table-cell>
          <table:table-cell/>
          <table:table-cell office:value-type="float" office:value="1.3520732" calcext:value-type="float">
            <text:p>1,35</text:p>
          </table:table-cell>
          <table:table-cell office:value-type="float" office:value="7.2558737" calcext:value-type="float">
            <text:p>7,2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4530009" calcext:value-type="float">
            <text:p>1,45</text:p>
          </table:table-cell>
          <table:table-cell office:value-type="float" office:value="-0.1354655" calcext:value-type="float">
            <text:p>-0,14</text:p>
          </table:table-cell>
          <table:table-cell/>
          <table:table-cell office:value-type="float" office:value="1.3833694" calcext:value-type="float">
            <text:p>1,38</text:p>
          </table:table-cell>
          <table:table-cell office:value-type="float" office:value="-0.12681773" calcext:value-type="float">
            <text:p>-0,13</text:p>
          </table:table-cell>
          <table:table-cell/>
          <table:table-cell office:value-type="float" office:value="1.3816029" calcext:value-type="float">
            <text:p>1,38</text:p>
          </table:table-cell>
          <table:table-cell office:value-type="float" office:value="-0.067106023" calcext:value-type="float">
            <text:p>-0,07</text:p>
          </table:table-cell>
          <table:table-cell/>
          <table:table-cell office:value-type="float" office:value="1.3559861" calcext:value-type="float">
            <text:p>1,36</text:p>
          </table:table-cell>
          <table:table-cell office:value-type="float" office:value="0.61683333" calcext:value-type="float">
            <text:p>0,62</text:p>
          </table:table-cell>
          <table:table-cell/>
          <table:table-cell office:value-type="float" office:value="1.3539274" calcext:value-type="float">
            <text:p>1,35</text:p>
          </table:table-cell>
          <table:table-cell office:value-type="float" office:value="7.2577834" calcext:value-type="float">
            <text:p>7,2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4805608" calcext:value-type="float">
            <text:p>1,48</text:p>
          </table:table-cell>
          <table:table-cell office:value-type="float" office:value="-0.15279081" calcext:value-type="float">
            <text:p>-0,15</text:p>
          </table:table-cell>
          <table:table-cell/>
          <table:table-cell office:value-type="float" office:value="1.4029431" calcext:value-type="float">
            <text:p>1,40</text:p>
          </table:table-cell>
          <table:table-cell office:value-type="float" office:value="-0.13889174" calcext:value-type="float">
            <text:p>-0,14</text:p>
          </table:table-cell>
          <table:table-cell/>
          <table:table-cell office:value-type="float" office:value="1.3939065" calcext:value-type="float">
            <text:p>1,39</text:p>
          </table:table-cell>
          <table:table-cell office:value-type="float" office:value="-0.074573353" calcext:value-type="float">
            <text:p>-0,07</text:p>
          </table:table-cell>
          <table:table-cell/>
          <table:table-cell office:value-type="float" office:value="1.4023471" calcext:value-type="float">
            <text:p>1,40</text:p>
          </table:table-cell>
          <table:table-cell office:value-type="float" office:value="0.5969286" calcext:value-type="float">
            <text:p>0,60</text:p>
          </table:table-cell>
          <table:table-cell/>
          <table:table-cell office:value-type="float" office:value="1.4023019" calcext:value-type="float">
            <text:p>1,40</text:p>
          </table:table-cell>
          <table:table-cell office:value-type="float" office:value="7.3195477" calcext:value-type="float">
            <text:p>7,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5040225" calcext:value-type="float">
            <text:p>1,50</text:p>
          </table:table-cell>
          <table:table-cell office:value-type="float" office:value="-0.17022613" calcext:value-type="float">
            <text:p>-0,17</text:p>
          </table:table-cell>
          <table:table-cell/>
          <table:table-cell office:value-type="float" office:value="1.4357424" calcext:value-type="float">
            <text:p>1,44</text:p>
          </table:table-cell>
          <table:table-cell office:value-type="float" office:value="-0.16275764" calcext:value-type="float">
            <text:p>-0,16</text:p>
          </table:table-cell>
          <table:table-cell/>
          <table:table-cell office:value-type="float" office:value="1.4330696" calcext:value-type="float">
            <text:p>1,43</text:p>
          </table:table-cell>
          <table:table-cell office:value-type="float" office:value="-0.10289041" calcext:value-type="float">
            <text:p>-0,10</text:p>
          </table:table-cell>
          <table:table-cell/>
          <table:table-cell office:value-type="float" office:value="1.4076785" calcext:value-type="float">
            <text:p>1,41</text:p>
          </table:table-cell>
          <table:table-cell office:value-type="float" office:value="0.59396732" calcext:value-type="float">
            <text:p>0,59</text:p>
          </table:table-cell>
          <table:table-cell/>
          <table:table-cell office:value-type="float" office:value="1.4054885" calcext:value-type="float">
            <text:p>1,41</text:p>
          </table:table-cell>
          <table:table-cell office:value-type="float" office:value="7.3226943" calcext:value-type="float">
            <text:p>7,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5307066" calcext:value-type="float">
            <text:p>1,53</text:p>
          </table:table-cell>
          <table:table-cell office:value-type="float" office:value="-0.19029303" calcext:value-type="float">
            <text:p>-0,19</text:p>
          </table:table-cell>
          <table:table-cell/>
          <table:table-cell office:value-type="float" office:value="1.4532411" calcext:value-type="float">
            <text:p>1,45</text:p>
          </table:table-cell>
          <table:table-cell office:value-type="float" office:value="-0.17569599" calcext:value-type="float">
            <text:p>-0,18</text:p>
          </table:table-cell>
          <table:table-cell/>
          <table:table-cell office:value-type="float" office:value="1.4440876" calcext:value-type="float">
            <text:p>1,44</text:p>
          </table:table-cell>
          <table:table-cell office:value-type="float" office:value="-0.11091817" calcext:value-type="float">
            <text:p>-0,11</text:p>
          </table:table-cell>
          <table:table-cell/>
          <table:table-cell office:value-type="float" office:value="1.452575" calcext:value-type="float">
            <text:p>1,45</text:p>
          </table:table-cell>
          <table:table-cell office:value-type="float" office:value="0.5697192" calcext:value-type="float">
            <text:p>0,57</text:p>
          </table:table-cell>
          <table:table-cell/>
          <table:table-cell office:value-type="float" office:value="1.4525226" calcext:value-type="float">
            <text:p>1,45</text:p>
          </table:table-cell>
          <table:table-cell office:value-type="float" office:value="7.3818874" calcext:value-type="float">
            <text:p>7,3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5551962" calcext:value-type="float">
            <text:p>1,56</text:p>
          </table:table-cell>
          <table:table-cell office:value-type="float" office:value="-0.21201399" calcext:value-type="float">
            <text:p>-0,21</text:p>
          </table:table-cell>
          <table:table-cell/>
          <table:table-cell office:value-type="float" office:value="1.4884672" calcext:value-type="float">
            <text:p>1,49</text:p>
          </table:table-cell>
          <table:table-cell office:value-type="float" office:value="-0.20636094" calcext:value-type="float">
            <text:p>-0,21</text:p>
          </table:table-cell>
          <table:table-cell/>
          <table:table-cell office:value-type="float" office:value="1.4847313" calcext:value-type="float">
            <text:p>1,48</text:p>
          </table:table-cell>
          <table:table-cell office:value-type="float" office:value="-0.14609386" calcext:value-type="float">
            <text:p>-0,15</text:p>
          </table:table-cell>
          <table:table-cell/>
          <table:table-cell office:value-type="float" office:value="1.4596329" calcext:value-type="float">
            <text:p>1,46</text:p>
          </table:table-cell>
          <table:table-cell office:value-type="float" office:value="0.56485564" calcext:value-type="float">
            <text:p>0,56</text:p>
          </table:table-cell>
          <table:table-cell/>
          <table:table-cell office:value-type="float" office:value="1.4572995" calcext:value-type="float">
            <text:p>1,46</text:p>
          </table:table-cell>
          <table:table-cell office:value-type="float" office:value="7.3862805" calcext:value-type="float">
            <text:p>7,3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5808437" calcext:value-type="float">
            <text:p>1,58</text:p>
          </table:table-cell>
          <table:table-cell office:value-type="float" office:value="-0.23499629" calcext:value-type="float">
            <text:p>-0,23</text:p>
          </table:table-cell>
          <table:table-cell/>
          <table:table-cell office:value-type="float" office:value="1.5035269" calcext:value-type="float">
            <text:p>1,50</text:p>
          </table:table-cell>
          <table:table-cell office:value-type="float" office:value="-0.21965383" calcext:value-type="float">
            <text:p>-0,22</text:p>
          </table:table-cell>
          <table:table-cell/>
          <table:table-cell office:value-type="float" office:value="1.4942589" calcext:value-type="float">
            <text:p>1,49</text:p>
          </table:table-cell>
          <table:table-cell office:value-type="float" office:value="-0.15439163" calcext:value-type="float">
            <text:p>-0,15</text:p>
          </table:table-cell>
          <table:table-cell/>
          <table:table-cell office:value-type="float" office:value="1.5027936" calcext:value-type="float">
            <text:p>1,50</text:p>
          </table:table-cell>
          <table:table-cell office:value-type="float" office:value="0.53586084" calcext:value-type="float">
            <text:p>0,54</text:p>
          </table:table-cell>
          <table:table-cell/>
          <table:table-cell office:value-type="float" office:value="1.5027336" calcext:value-type="float">
            <text:p>1,50</text:p>
          </table:table-cell>
          <table:table-cell office:value-type="float" office:value="7.4413657" calcext:value-type="float">
            <text:p>7,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6065359" calcext:value-type="float">
            <text:p>1,61</text:p>
          </table:table-cell>
          <table:table-cell office:value-type="float" office:value="-0.26212344" calcext:value-type="float">
            <text:p>-0,26</text:p>
          </table:table-cell>
          <table:table-cell/>
          <table:table-cell office:value-type="float" office:value="1.5415869" calcext:value-type="float">
            <text:p>1,54</text:p>
          </table:table-cell>
          <table:table-cell office:value-type="float" office:value="-0.25919548" calcext:value-type="float">
            <text:p>-0,26</text:p>
          </table:table-cell>
          <table:table-cell/>
          <table:table-cell office:value-type="float" office:value="1.5366066" calcext:value-type="float">
            <text:p>1,54</text:p>
          </table:table-cell>
          <table:table-cell office:value-type="float" office:value="-0.19813541" calcext:value-type="float">
            <text:p>-0,20</text:p>
          </table:table-cell>
          <table:table-cell/>
          <table:table-cell office:value-type="float" office:value="1.5118804" calcext:value-type="float">
            <text:p>1,51</text:p>
          </table:table-cell>
          <table:table-cell office:value-type="float" office:value="0.52814829" calcext:value-type="float">
            <text:p>0,53</text:p>
          </table:table-cell>
          <table:table-cell/>
          <table:table-cell office:value-type="float" office:value="1.5093906" calcext:value-type="float">
            <text:p>1,51</text:p>
          </table:table-cell>
          <table:table-cell office:value-type="float" office:value="7.4467931" calcext:value-type="float">
            <text:p>7,4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6309706" calcext:value-type="float">
            <text:p>1,63</text:p>
          </table:table-cell>
          <table:table-cell office:value-type="float" office:value="-0.28814358" calcext:value-type="float">
            <text:p>-0,29</text:p>
          </table:table-cell>
          <table:table-cell/>
          <table:table-cell office:value-type="float" office:value="1.5537983" calcext:value-type="float">
            <text:p>1,55</text:p>
          </table:table-cell>
          <table:table-cell office:value-type="float" office:value="-0.27202982" calcext:value-type="float">
            <text:p>-0,27</text:p>
          </table:table-cell>
          <table:table-cell/>
          <table:table-cell office:value-type="float" office:value="1.5444182" calcext:value-type="float">
            <text:p>1,54</text:p>
          </table:table-cell>
          <table:table-cell office:value-type="float" office:value="-0.20624377" calcext:value-type="float">
            <text:p>-0,21</text:p>
          </table:table-cell>
          <table:table-cell/>
          <table:table-cell office:value-type="float" office:value="1.553001" calcext:value-type="float">
            <text:p>1,55</text:p>
          </table:table-cell>
          <table:table-cell office:value-type="float" office:value="0.49404866" calcext:value-type="float">
            <text:p>0,49</text:p>
          </table:table-cell>
          <table:table-cell/>
          <table:table-cell office:value-type="float" office:value="1.5529337" calcext:value-type="float">
            <text:p>1,55</text:p>
          </table:table-cell>
          <table:table-cell office:value-type="float" office:value="7.4958458" calcext:value-type="float">
            <text:p>7,5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6580579" calcext:value-type="float">
            <text:p>1,66</text:p>
          </table:table-cell>
          <table:table-cell office:value-type="float" office:value="-0.32213202" calcext:value-type="float">
            <text:p>-0,32</text:p>
          </table:table-cell>
          <table:table-cell/>
          <table:table-cell office:value-type="float" office:value="1.5951556" calcext:value-type="float">
            <text:p>1,60</text:p>
          </table:table-cell>
          <table:table-cell office:value-type="float" office:value="-0.3232435" calcext:value-type="float">
            <text:p>-0,32</text:p>
          </table:table-cell>
          <table:table-cell/>
          <table:table-cell office:value-type="float" office:value="1.5887176" calcext:value-type="float">
            <text:p>1,59</text:p>
          </table:table-cell>
          <table:table-cell office:value-type="float" office:value="-0.26075679" calcext:value-type="float">
            <text:p>-0,26</text:p>
          </table:table-cell>
          <table:table-cell/>
          <table:table-cell office:value-type="float" office:value="1.5644606" calcext:value-type="float">
            <text:p>1,56</text:p>
          </table:table-cell>
          <table:table-cell office:value-type="float" office:value="0.48211956" calcext:value-type="float">
            <text:p>0,48</text:p>
          </table:table-cell>
          <table:table-cell/>
          <table:table-cell office:value-type="float" office:value="1.5617985" calcext:value-type="float">
            <text:p>1,56</text:p>
          </table:table-cell>
          <table:table-cell office:value-type="float" office:value="7.5016613" calcext:value-type="float">
            <text:p>7,5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6810857" calcext:value-type="float">
            <text:p>1,68</text:p>
          </table:table-cell>
          <table:table-cell office:value-type="float" office:value="-0.35121518" calcext:value-type="float">
            <text:p>-0,35</text:p>
          </table:table-cell>
          <table:table-cell/>
          <table:table-cell office:value-type="float" office:value="1.6040521" calcext:value-type="float">
            <text:p>1,60</text:p>
          </table:table-cell>
          <table:table-cell office:value-type="float" office:value="-0.33435857" calcext:value-type="float">
            <text:p>-0,33</text:p>
          </table:table-cell>
          <table:table-cell/>
          <table:table-cell office:value-type="float" office:value="1.5945638" calcext:value-type="float">
            <text:p>1,59</text:p>
          </table:table-cell>
          <table:table-cell office:value-type="float" office:value="-0.26797327" calcext:value-type="float">
            <text:p>-0,27</text:p>
          </table:table-cell>
          <table:table-cell/>
          <table:table-cell office:value-type="float" office:value="1.6031953" calcext:value-type="float">
            <text:p>1,60</text:p>
          </table:table-cell>
          <table:table-cell office:value-type="float" office:value="0.4426648" calcext:value-type="float">
            <text:p>0,44</text:p>
          </table:table-cell>
          <table:table-cell/>
          <table:table-cell office:value-type="float" office:value="1.6031203" calcext:value-type="float">
            <text:p>1,60</text:p>
          </table:table-cell>
          <table:table-cell office:value-type="float" office:value="7.5422401" calcext:value-type="float">
            <text:p>7,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7097825" calcext:value-type="float">
            <text:p>1,71</text:p>
          </table:table-cell>
          <table:table-cell office:value-type="float" office:value="-0.39394397" calcext:value-type="float">
            <text:p>-0,39</text:p>
          </table:table-cell>
          <table:table-cell/>
          <table:table-cell office:value-type="float" office:value="1.6492409" calcext:value-type="float">
            <text:p>1,65</text:p>
          </table:table-cell>
          <table:table-cell office:value-type="float" office:value="-0.40099588" calcext:value-type="float">
            <text:p>-0,40</text:p>
          </table:table-cell>
          <table:table-cell/>
          <table:table-cell office:value-type="float" office:value="1.6410911" calcext:value-type="float">
            <text:p>1,64</text:p>
          </table:table-cell>
          <table:table-cell office:value-type="float" office:value="-0.33607158" calcext:value-type="float">
            <text:p>-0,34</text:p>
          </table:table-cell>
          <table:table-cell/>
          <table:table-cell office:value-type="float" office:value="1.6174228" calcext:value-type="float">
            <text:p>1,62</text:p>
          </table:table-cell>
          <table:table-cell office:value-type="float" office:value="0.42454365" calcext:value-type="float">
            <text:p>0,42</text:p>
          </table:table-cell>
          <table:table-cell/>
          <table:table-cell office:value-type="float" office:value="1.6145699" calcext:value-type="float">
            <text:p>1,61</text:p>
          </table:table-cell>
          <table:table-cell office:value-type="float" office:value="7.5469885" calcext:value-type="float">
            <text:p>7,5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7311873" calcext:value-type="float">
            <text:p>1,73</text:p>
          </table:table-cell>
          <table:table-cell office:value-type="float" office:value="-0.42594612" calcext:value-type="float">
            <text:p>-0,43</text:p>
          </table:table-cell>
          <table:table-cell/>
          <table:table-cell office:value-type="float" office:value="1.6542856" calcext:value-type="float">
            <text:p>1,65</text:p>
          </table:table-cell>
          <table:table-cell office:value-type="float" office:value="-0.40847731" calcext:value-type="float">
            <text:p>-0,41</text:p>
          </table:table-cell>
          <table:table-cell/>
          <table:table-cell office:value-type="float" office:value="1.6446933" calcext:value-type="float">
            <text:p>1,64</text:p>
          </table:table-cell>
          <table:table-cell office:value-type="float" office:value="-0.34134883" calcext:value-type="float">
            <text:p>-0,34</text:p>
          </table:table-cell>
          <table:table-cell/>
          <table:table-cell office:value-type="float" office:value="1.6533737" calcext:value-type="float">
            <text:p>1,65</text:p>
          </table:table-cell>
          <table:table-cell office:value-type="float" office:value="0.37971503" calcext:value-type="float">
            <text:p>0,38</text:p>
          </table:table-cell>
          <table:table-cell/>
          <table:table-cell office:value-type="float" office:value="1.6532913" calcext:value-type="float">
            <text:p>1,65</text:p>
          </table:table-cell>
          <table:table-cell office:value-type="float" office:value="7.5761428" calcext:value-type="float">
            <text:p>7,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7617346" calcext:value-type="float">
            <text:p>1,76</text:p>
          </table:table-cell>
          <table:table-cell office:value-type="float" office:value="-0.47980711" calcext:value-type="float">
            <text:p>-0,48</text:p>
          </table:table-cell>
          <table:table-cell/>
          <table:table-cell office:value-type="float" office:value="1.7039279" calcext:value-type="float">
            <text:p>1,70</text:p>
          </table:table-cell>
          <table:table-cell office:value-type="float" office:value="-0.49552199" calcext:value-type="float">
            <text:p>-0,50</text:p>
          </table:table-cell>
          <table:table-cell/>
          <table:table-cell office:value-type="float" office:value="1.693761" calcext:value-type="float">
            <text:p>1,69</text:p>
          </table:table-cell>
          <table:table-cell office:value-type="float" office:value="-0.42658335" calcext:value-type="float">
            <text:p>-0,43</text:p>
          </table:table-cell>
          <table:table-cell/>
          <table:table-cell office:value-type="float" office:value="1.6708294" calcext:value-type="float">
            <text:p>1,67</text:p>
          </table:table-cell>
          <table:table-cell office:value-type="float" office:value="0.35256419" calcext:value-type="float">
            <text:p>0,35</text:p>
          </table:table-cell>
          <table:table-cell/>
          <table:table-cell office:value-type="float" office:value="1.6677641" calcext:value-type="float">
            <text:p>1,67</text:p>
          </table:table-cell>
          <table:table-cell office:value-type="float" office:value="7.5769629" calcext:value-type="float">
            <text:p>7,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7812731" calcext:value-type="float">
            <text:p>1,78</text:p>
          </table:table-cell>
          <table:table-cell office:value-type="float" office:value="-0.51430476" calcext:value-type="float">
            <text:p>-0,51</text:p>
          </table:table-cell>
          <table:table-cell/>
          <table:table-cell office:value-type="float" office:value="1.7044941" calcext:value-type="float">
            <text:p>1,70</text:p>
          </table:table-cell>
          <table:table-cell office:value-type="float" office:value="-0.496517" calcext:value-type="float">
            <text:p>-0,50</text:p>
          </table:table-cell>
          <table:table-cell/>
          <table:table-cell office:value-type="float" office:value="1.6948041" calcext:value-type="float">
            <text:p>1,69</text:p>
          </table:table-cell>
          <table:table-cell office:value-type="float" office:value="-0.42839247" calcext:value-type="float">
            <text:p>-0,43</text:p>
          </table:table-cell>
          <table:table-cell/>
          <table:table-cell office:value-type="float" office:value="1.7035332" calcext:value-type="float">
            <text:p>1,70</text:p>
          </table:table-cell>
          <table:table-cell office:value-type="float" office:value="0.30279142" calcext:value-type="float">
            <text:p>0,30</text:p>
          </table:table-cell>
          <table:table-cell/>
          <table:table-cell office:value-type="float" office:value="1.7034439" calcext:value-type="float">
            <text:p>1,70</text:p>
          </table:table-cell>
          <table:table-cell office:value-type="float" office:value="7.5915217" calcext:value-type="float">
            <text:p>7,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8139445" calcext:value-type="float">
            <text:p>1,81</text:p>
          </table:table-cell>
          <table:table-cell office:value-type="float" office:value="-0.58229303" calcext:value-type="float">
            <text:p>-0,58</text:p>
          </table:table-cell>
          <table:table-cell/>
          <table:table-cell office:value-type="float" office:value="1.7101538" calcext:value-type="float">
            <text:p>1,71</text:p>
          </table:table-cell>
          <table:table-cell office:value-type="float" office:value="-0.5082829" calcext:value-type="float">
            <text:p>-0,51</text:p>
          </table:table-cell>
          <table:table-cell/>
          <table:table-cell office:value-type="float" office:value="1.7130771" calcext:value-type="float">
            <text:p>1,71</text:p>
          </table:table-cell>
          <table:table-cell office:value-type="float" office:value="-0.46594208" calcext:value-type="float">
            <text:p>-0,47</text:p>
          </table:table-cell>
          <table:table-cell/>
          <table:table-cell office:value-type="float" office:value="1.7247603" calcext:value-type="float">
            <text:p>1,72</text:p>
          </table:table-cell>
          <table:table-cell office:value-type="float" office:value="0.2625885" calcext:value-type="float">
            <text:p>0,26</text:p>
          </table:table-cell>
          <table:table-cell/>
          <table:table-cell office:value-type="float" office:value="1.7214559" calcext:value-type="float">
            <text:p>1,72</text:p>
          </table:table-cell>
          <table:table-cell office:value-type="float" office:value="7.5833125" calcext:value-type="float">
            <text:p>7,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8313408" calcext:value-type="float">
            <text:p>1,83</text:p>
          </table:table-cell>
          <table:table-cell office:value-type="float" office:value="-0.61843669" calcext:value-type="float">
            <text:p>-0,62</text:p>
          </table:table-cell>
          <table:table-cell/>
          <table:table-cell office:value-type="float" office:value="1.7546897" calcext:value-type="float">
            <text:p>1,75</text:p>
          </table:table-cell>
          <table:table-cell office:value-type="float" office:value="-0.60062712" calcext:value-type="float">
            <text:p>-0,60</text:p>
          </table:table-cell>
          <table:table-cell/>
          <table:table-cell office:value-type="float" office:value="1.7449058" calcext:value-type="float">
            <text:p>1,74</text:p>
          </table:table-cell>
          <table:table-cell office:value-type="float" office:value="-0.53122997" calcext:value-type="float">
            <text:p>-0,53</text:p>
          </table:table-cell>
          <table:table-cell/>
          <table:table-cell office:value-type="float" office:value="1.7536705" calcext:value-type="float">
            <text:p>1,75</text:p>
          </table:table-cell>
          <table:table-cell office:value-type="float" office:value="0.20908792" calcext:value-type="float">
            <text:p>0,21</text:p>
          </table:table-cell>
          <table:table-cell/>
          <table:table-cell office:value-type="float" office:value="1.7535741" calcext:value-type="float">
            <text:p>1,75</text:p>
          </table:table-cell>
          <table:table-cell office:value-type="float" office:value="7.5805287" calcext:value-type="float">
            <text:p>7,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86645" calcext:value-type="float">
            <text:p>1,87</text:p>
          </table:table-cell>
          <table:table-cell office:value-type="float" office:value="-0.70420384" calcext:value-type="float">
            <text:p>-0,70</text:p>
          </table:table-cell>
          <table:table-cell/>
          <table:table-cell office:value-type="float" office:value="1.7600012" calcext:value-type="float">
            <text:p>1,76</text:p>
          </table:table-cell>
          <table:table-cell office:value-type="float" office:value="-0.61370909" calcext:value-type="float">
            <text:p>-0,61</text:p>
          </table:table-cell>
          <table:table-cell/>
          <table:table-cell office:value-type="float" office:value="1.7470526" calcext:value-type="float">
            <text:p>1,75</text:p>
          </table:table-cell>
          <table:table-cell office:value-type="float" office:value="-0.5364511" calcext:value-type="float">
            <text:p>-0,54</text:p>
          </table:table-cell>
          <table:table-cell/>
          <table:table-cell office:value-type="float" office:value="1.7793186" calcext:value-type="float">
            <text:p>1,78</text:p>
          </table:table-cell>
          <table:table-cell office:value-type="float" office:value="0.15029858" calcext:value-type="float">
            <text:p>0,15</text:p>
          </table:table-cell>
          <table:table-cell/>
          <table:table-cell office:value-type="float" office:value="1.775743" calcext:value-type="float">
            <text:p>1,78</text:p>
          </table:table-cell>
          <table:table-cell office:value-type="float" office:value="7.5550203" calcext:value-type="float">
            <text:p>7,5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8813869" calcext:value-type="float">
            <text:p>1,88</text:p>
          </table:table-cell>
          <table:table-cell office:value-type="float" office:value="-0.74053305" calcext:value-type="float">
            <text:p>-0,74</text:p>
          </table:table-cell>
          <table:table-cell/>
          <table:table-cell office:value-type="float" office:value="1.8048557" calcext:value-type="float">
            <text:p>1,80</text:p>
          </table:table-cell>
          <table:table-cell office:value-type="float" office:value="-0.72345781" calcext:value-type="float">
            <text:p>-0,72</text:p>
          </table:table-cell>
          <table:table-cell/>
          <table:table-cell office:value-type="float" office:value="1.794993" calcext:value-type="float">
            <text:p>1,79</text:p>
          </table:table-cell>
          <table:table-cell office:value-type="float" office:value="-0.65220279" calcext:value-type="float">
            <text:p>-0,65</text:p>
          </table:table-cell>
          <table:table-cell/>
          <table:table-cell office:value-type="float" office:value="1.80378" calcext:value-type="float">
            <text:p>1,80</text:p>
          </table:table-cell>
          <table:table-cell office:value-type="float" office:value="0.095584884" calcext:value-type="float">
            <text:p>0,10</text:p>
          </table:table-cell>
          <table:table-cell/>
          <table:table-cell office:value-type="float" office:value="1.8036778" calcext:value-type="float">
            <text:p>1,80</text:p>
          </table:table-cell>
          <table:table-cell office:value-type="float" office:value="7.5337782" calcext:value-type="float">
            <text:p>7,5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9192978" calcext:value-type="float">
            <text:p>1,92</text:p>
          </table:table-cell>
          <table:table-cell office:value-type="float" office:value="-0.8483932" calcext:value-type="float">
            <text:p>-0,85</text:p>
          </table:table-cell>
          <table:table-cell/>
          <table:table-cell office:value-type="float" office:value="1.8173587" calcext:value-type="float">
            <text:p>1,82</text:p>
          </table:table-cell>
          <table:table-cell office:value-type="float" office:value="-0.75960314" calcext:value-type="float">
            <text:p>-0,76</text:p>
          </table:table-cell>
          <table:table-cell/>
          <table:table-cell office:value-type="float" office:value="1.801064" calcext:value-type="float">
            <text:p>1,80</text:p>
          </table:table-cell>
          <table:table-cell office:value-type="float" office:value="-0.66949052" calcext:value-type="float">
            <text:p>-0,67</text:p>
          </table:table-cell>
          <table:table-cell/>
          <table:table-cell office:value-type="float" office:value="1.8346391" calcext:value-type="float">
            <text:p>1,83</text:p>
          </table:table-cell>
          <table:table-cell office:value-type="float" office:value="0.010712711" calcext:value-type="float">
            <text:p>0,01</text:p>
          </table:table-cell>
          <table:table-cell/>
          <table:table-cell office:value-type="float" office:value="1.830753" calcext:value-type="float">
            <text:p>1,83</text:p>
          </table:table-cell>
          <table:table-cell office:value-type="float" office:value="7.4780989" calcext:value-type="float">
            <text:p>7,4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9314082" calcext:value-type="float">
            <text:p>1,93</text:p>
          </table:table-cell>
          <table:table-cell office:value-type="float" office:value="-0.88262218" calcext:value-type="float">
            <text:p>-0,88</text:p>
          </table:table-cell>
          <table:table-cell/>
          <table:table-cell office:value-type="float" office:value="1.8549829" calcext:value-type="float">
            <text:p>1,85</text:p>
          </table:table-cell>
          <table:table-cell office:value-type="float" office:value="-0.86728716" calcext:value-type="float">
            <text:p>-0,87</text:p>
          </table:table-cell>
          <table:table-cell/>
          <table:table-cell office:value-type="float" office:value="1.8450538" calcext:value-type="float">
            <text:p>1,85</text:p>
          </table:table-cell>
          <table:table-cell office:value-type="float" office:value="-0.79352003" calcext:value-type="float">
            <text:p>-0,79</text:p>
          </table:table-cell>
          <table:table-cell/>
          <table:table-cell office:value-type="float" office:value="1.8538563" calcext:value-type="float">
            <text:p>1,85</text:p>
          </table:table-cell>
          <table:table-cell office:value-type="float" office:value="-0.0408099" calcext:value-type="float">
            <text:p>-0,04</text:p>
          </table:table-cell>
          <table:table-cell/>
          <table:table-cell office:value-type="float" office:value="1.8537488" calcext:value-type="float">
            <text:p>1,85</text:p>
          </table:table-cell>
          <table:table-cell office:value-type="float" office:value="7.4406137" calcext:value-type="float">
            <text:p>7,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9721363" calcext:value-type="float">
            <text:p>1,97</text:p>
          </table:table-cell>
          <table:table-cell office:value-type="float" office:value="-1.0162299" calcext:value-type="float">
            <text:p>-1,02</text:p>
          </table:table-cell>
          <table:table-cell/>
          <table:table-cell office:value-type="float" office:value="1.8757116" calcext:value-type="float">
            <text:p>1,88</text:p>
          </table:table-cell>
          <table:table-cell office:value-type="float" office:value="-0.93668342" calcext:value-type="float">
            <text:p>-0,94</text:p>
          </table:table-cell>
          <table:table-cell/>
          <table:table-cell office:value-type="float" office:value="1.8556037" calcext:value-type="float">
            <text:p>1,86</text:p>
          </table:table-cell>
          <table:table-cell office:value-type="float" office:value="-0.8283084" calcext:value-type="float">
            <text:p>-0,83</text:p>
          </table:table-cell>
          <table:table-cell/>
          <table:table-cell office:value-type="float" office:value="1.8902512" calcext:value-type="float">
            <text:p>1,89</text:p>
          </table:table-cell>
          <table:table-cell office:value-type="float" office:value="-0.15980713" calcext:value-type="float">
            <text:p>-0,16</text:p>
          </table:table-cell>
          <table:table-cell/>
          <table:table-cell office:value-type="float" office:value="1.8860793" calcext:value-type="float">
            <text:p>1,89</text:p>
          </table:table-cell>
          <table:table-cell office:value-type="float" office:value="7.3359528" calcext:value-type="float">
            <text:p>7,3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.9811971" calcext:value-type="float">
            <text:p>1,98</text:p>
          </table:table-cell>
          <table:table-cell office:value-type="float" office:value="-1.045724" calcext:value-type="float">
            <text:p>-1,05</text:p>
          </table:table-cell>
          <table:table-cell/>
          <table:table-cell office:value-type="float" office:value="1.9046164" calcext:value-type="float">
            <text:p>1,90</text:p>
          </table:table-cell>
          <table:table-cell office:value-type="float" office:value="-1.0323436" calcext:value-type="float">
            <text:p>-1,03</text:p>
          </table:table-cell>
          <table:table-cell/>
          <table:table-cell office:value-type="float" office:value="1.8948183" calcext:value-type="float">
            <text:p>1,89</text:p>
          </table:table-cell>
          <table:table-cell office:value-type="float" office:value="-0.9561708" calcext:value-type="float">
            <text:p>-0,96</text:p>
          </table:table-cell>
          <table:table-cell/>
          <table:table-cell office:value-type="float" office:value="1.9035602" calcext:value-type="float">
            <text:p>1,90</text:p>
          </table:table-cell>
          <table:table-cell office:value-type="float" office:value="-0.20221403" calcext:value-type="float">
            <text:p>-0,20</text:p>
          </table:table-cell>
          <table:table-cell/>
          <table:table-cell office:value-type="float" office:value="1.9034594" calcext:value-type="float">
            <text:p>1,90</text:p>
          </table:table-cell>
          <table:table-cell office:value-type="float" office:value="7.2881107" calcext:value-type="float">
            <text:p>7,2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0250368" calcext:value-type="float">
            <text:p>2,03</text:p>
          </table:table-cell>
          <table:table-cell office:value-type="float" office:value="-1.2095685" calcext:value-type="float">
            <text:p>-1,21</text:p>
          </table:table-cell>
          <table:table-cell/>
          <table:table-cell office:value-type="float" office:value="1.9344785" calcext:value-type="float">
            <text:p>1,93</text:p>
          </table:table-cell>
          <table:table-cell office:value-type="float" office:value="-1.1462166" calcext:value-type="float">
            <text:p>-1,15</text:p>
          </table:table-cell>
          <table:table-cell/>
          <table:table-cell office:value-type="float" office:value="1.9102508" calcext:value-type="float">
            <text:p>1,91</text:p>
          </table:table-cell>
          <table:table-cell office:value-type="float" office:value="-1.0142787" calcext:value-type="float">
            <text:p>-1,01</text:p>
          </table:table-cell>
          <table:table-cell/>
          <table:table-cell office:value-type="float" office:value="1.946116" calcext:value-type="float">
            <text:p>1,95</text:p>
          </table:table-cell>
          <table:table-cell office:value-type="float" office:value="-0.36430001" calcext:value-type="float">
            <text:p>-0,36</text:p>
          </table:table-cell>
          <table:table-cell/>
          <table:table-cell office:value-type="float" office:value="1.941624" calcext:value-type="float">
            <text:p>1,94</text:p>
          </table:table-cell>
          <table:table-cell office:value-type="float" office:value="7.1191621" calcext:value-type="float">
            <text:p>7,1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0309942" calcext:value-type="float">
            <text:p>2,03</text:p>
          </table:table-cell>
          <table:table-cell office:value-type="float" office:value="-1.2316632" calcext:value-type="float">
            <text:p>-1,23</text:p>
          </table:table-cell>
          <table:table-cell/>
          <table:table-cell office:value-type="float" office:value="1.954254" calcext:value-type="float">
            <text:p>1,95</text:p>
          </table:table-cell>
          <table:table-cell office:value-type="float" office:value="-1.2208232" calcext:value-type="float">
            <text:p>-1,22</text:p>
          </table:table-cell>
          <table:table-cell/>
          <table:table-cell office:value-type="float" office:value="1.9445872" calcext:value-type="float">
            <text:p>1,94</text:p>
          </table:table-cell>
          <table:table-cell office:value-type="float" office:value="-1.1421726" calcext:value-type="float">
            <text:p>-1,14</text:p>
          </table:table-cell>
          <table:table-cell/>
          <table:table-cell office:value-type="float" office:value="1.9532695" calcext:value-type="float">
            <text:p>1,95</text:p>
          </table:table-cell>
          <table:table-cell office:value-type="float" office:value="-0.39091933" calcext:value-type="float">
            <text:p>-0,39</text:p>
          </table:table-cell>
          <table:table-cell/>
          <table:table-cell office:value-type="float" office:value="1.9531759" calcext:value-type="float">
            <text:p>1,95</text:p>
          </table:table-cell>
          <table:table-cell office:value-type="float" office:value="7.0737972" calcext:value-type="float">
            <text:p>7,0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0780125" calcext:value-type="float">
            <text:p>2,08</text:p>
          </table:table-cell>
          <table:table-cell office:value-type="float" office:value="-1.4296579" calcext:value-type="float">
            <text:p>-1,43</text:p>
          </table:table-cell>
          <table:table-cell/>
          <table:table-cell office:value-type="float" office:value="1.9938786" calcext:value-type="float">
            <text:p>1,99</text:p>
          </table:table-cell>
          <table:table-cell office:value-type="float" office:value="-1.3907104" calcext:value-type="float">
            <text:p>-1,39</text:p>
          </table:table-cell>
          <table:table-cell/>
          <table:table-cell office:value-type="float" office:value="1.965157" calcext:value-type="float">
            <text:p>1,97</text:p>
          </table:table-cell>
          <table:table-cell office:value-type="float" office:value="-1.229495" calcext:value-type="float">
            <text:p>-1,23</text:p>
          </table:table-cell>
          <table:table-cell/>
          <table:table-cell office:value-type="float" office:value="2.0023003" calcext:value-type="float">
            <text:p>2,00</text:p>
          </table:table-cell>
          <table:table-cell office:value-type="float" office:value="-0.6040324" calcext:value-type="float">
            <text:p>-0,60</text:p>
          </table:table-cell>
          <table:table-cell/>
          <table:table-cell office:value-type="float" office:value="1.9974662" calcext:value-type="float">
            <text:p>2,00</text:p>
          </table:table-cell>
          <table:table-cell office:value-type="float" office:value="6.8300056" calcext:value-type="float">
            <text:p>6,8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0807998" calcext:value-type="float">
            <text:p>2,08</text:p>
          </table:table-cell>
          <table:table-cell office:value-type="float" office:value="-1.4413134" calcext:value-type="float">
            <text:p>-1,44</text:p>
          </table:table-cell>
          <table:table-cell/>
          <table:table-cell office:value-type="float" office:value="2.0038974" calcext:value-type="float">
            <text:p>2,00</text:p>
          </table:table-cell>
          <table:table-cell office:value-type="float" office:value="-1.4332764" calcext:value-type="float">
            <text:p>-1,43</text:p>
          </table:table-cell>
          <table:table-cell/>
          <table:table-cell office:value-type="float" office:value="1.9943619" calcext:value-type="float">
            <text:p>1,99</text:p>
          </table:table-cell>
          <table:table-cell office:value-type="float" office:value="-1.352298" calcext:value-type="float">
            <text:p>-1,35</text:p>
          </table:table-cell>
          <table:table-cell/>
          <table:table-cell office:value-type="float" office:value="2.002986" calcext:value-type="float">
            <text:p>2,00</text:p>
          </table:table-cell>
          <table:table-cell office:value-type="float" office:value="-0.60695595" calcext:value-type="float">
            <text:p>-0,61</text:p>
          </table:table-cell>
          <table:table-cell/>
          <table:table-cell office:value-type="float" office:value="2.0028996" calcext:value-type="float">
            <text:p>2,00</text:p>
          </table:table-cell>
          <table:table-cell office:value-type="float" office:value="6.8026218" calcext:value-type="float">
            <text:p>6,8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1240499" calcext:value-type="float">
            <text:p>2,12</text:p>
          </table:table-cell>
          <table:table-cell office:value-type="float" office:value="-1.6443474" calcext:value-type="float">
            <text:p>-1,64</text:p>
          </table:table-cell>
          <table:table-cell/>
          <table:table-cell office:value-type="float" office:value="2.051826" calcext:value-type="float">
            <text:p>2,05</text:p>
          </table:table-cell>
          <table:table-cell office:value-type="float" office:value="-1.6617873" calcext:value-type="float">
            <text:p>-1,66</text:p>
          </table:table-cell>
          <table:table-cell/>
          <table:table-cell office:value-type="float" office:value="2.0203204" calcext:value-type="float">
            <text:p>2,02</text:p>
          </table:table-cell>
          <table:table-cell office:value-type="float" office:value="-1.4751284" calcext:value-type="float">
            <text:p>-1,48</text:p>
          </table:table-cell>
          <table:table-cell/>
          <table:table-cell office:value-type="float" office:value="2.0082395" calcext:value-type="float">
            <text:p>2,01</text:p>
          </table:table-cell>
          <table:table-cell office:value-type="float" office:value="-0.63258213" calcext:value-type="float">
            <text:p>-0,63</text:p>
          </table:table-cell>
          <table:table-cell/>
          <table:table-cell office:value-type="float" office:value="2.0453982" calcext:value-type="float">
            <text:p>2,05</text:p>
          </table:table-cell>
          <table:table-cell office:value-type="float" office:value="6.5275803" calcext:value-type="float">
            <text:p>6,5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1306169" calcext:value-type="float">
            <text:p>2,13</text:p>
          </table:table-cell>
          <table:table-cell office:value-type="float" office:value="-1.6751839" calcext:value-type="float">
            <text:p>-1,68</text:p>
          </table:table-cell>
          <table:table-cell/>
          <table:table-cell office:value-type="float" office:value="2.0535476" calcext:value-type="float">
            <text:p>2,05</text:p>
          </table:table-cell>
          <table:table-cell office:value-type="float" office:value="-1.6700064" calcext:value-type="float">
            <text:p>-1,67</text:p>
          </table:table-cell>
          <table:table-cell/>
          <table:table-cell office:value-type="float" office:value="2.0441427" calcext:value-type="float">
            <text:p>2,04</text:p>
          </table:table-cell>
          <table:table-cell office:value-type="float" office:value="-1.5869452" calcext:value-type="float">
            <text:p>-1,59</text:p>
          </table:table-cell>
          <table:table-cell/>
          <table:table-cell office:value-type="float" office:value="2.0527258" calcext:value-type="float">
            <text:p>2,05</text:p>
          </table:table-cell>
          <table:table-cell office:value-type="float" office:value="-0.84945297" calcext:value-type="float">
            <text:p>-0,85</text:p>
          </table:table-cell>
          <table:table-cell/>
          <table:table-cell office:value-type="float" office:value="2.052634" calcext:value-type="float">
            <text:p>2,05</text:p>
          </table:table-cell>
          <table:table-cell office:value-type="float" office:value="6.4812298" calcext:value-type="float">
            <text:p>6,4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1311562" calcext:value-type="float">
            <text:p>2,13</text:p>
          </table:table-cell>
          <table:table-cell office:value-type="float" office:value="-1.6779966" calcext:value-type="float">
            <text:p>-1,68</text:p>
          </table:table-cell>
          <table:table-cell/>
          <table:table-cell office:value-type="float" office:value="2.053977" calcext:value-type="float">
            <text:p>2,05</text:p>
          </table:table-cell>
          <table:table-cell office:value-type="float" office:value="-1.67228" calcext:value-type="float">
            <text:p>-1,67</text:p>
          </table:table-cell>
          <table:table-cell/>
          <table:table-cell office:value-type="float" office:value="2.0757337" calcext:value-type="float">
            <text:p>2,08</text:p>
          </table:table-cell>
          <table:table-cell office:value-type="float" office:value="-1.7519132" calcext:value-type="float">
            <text:p>-1,75</text:p>
          </table:table-cell>
          <table:table-cell/>
          <table:table-cell office:value-type="float" office:value="2.0600259" calcext:value-type="float">
            <text:p>2,06</text:p>
          </table:table-cell>
          <table:table-cell office:value-type="float" office:value="-0.88932198" calcext:value-type="float">
            <text:p>-0,89</text:p>
          </table:table-cell>
          <table:table-cell/>
          <table:table-cell office:value-type="float" office:value="2.0537963" calcext:value-type="float">
            <text:p>2,05</text:p>
          </table:table-cell>
          <table:table-cell office:value-type="float" office:value="6.4723778" calcext:value-type="float">
            <text:p>6,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1804562" calcext:value-type="float">
            <text:p>2,18</text:p>
          </table:table-cell>
          <table:table-cell office:value-type="float" office:value="-1.9335809" calcext:value-type="float">
            <text:p>-1,93</text:p>
          </table:table-cell>
          <table:table-cell/>
          <table:table-cell office:value-type="float" office:value="2.1032062" calcext:value-type="float">
            <text:p>2,10</text:p>
          </table:table-cell>
          <table:table-cell office:value-type="float" office:value="-1.9312052" calcext:value-type="float">
            <text:p>-1,93</text:p>
          </table:table-cell>
          <table:table-cell/>
          <table:table-cell office:value-type="float" office:value="2.0939307" calcext:value-type="float">
            <text:p>2,09</text:p>
          </table:table-cell>
          <table:table-cell office:value-type="float" office:value="-1.8462927" calcext:value-type="float">
            <text:p>-1,85</text:p>
          </table:table-cell>
          <table:table-cell/>
          <table:table-cell office:value-type="float" office:value="2.1024737" calcext:value-type="float">
            <text:p>2,10</text:p>
          </table:table-cell>
          <table:table-cell office:value-type="float" office:value="-1.1185856" calcext:value-type="float">
            <text:p>-1,12</text:p>
          </table:table-cell>
          <table:table-cell/>
          <table:table-cell office:value-type="float" office:value="2.1023901" calcext:value-type="float">
            <text:p>2,10</text:p>
          </table:table-cell>
          <table:table-cell office:value-type="float" office:value="6.1175256" calcext:value-type="float">
            <text:p>6,1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1850767" calcext:value-type="float">
            <text:p>2,19</text:p>
          </table:table-cell>
          <table:table-cell office:value-type="float" office:value="-1.959929" calcext:value-type="float">
            <text:p>-1,96</text:p>
          </table:table-cell>
          <table:table-cell/>
          <table:table-cell office:value-type="float" office:value="2.1160951" calcext:value-type="float">
            <text:p>2,12</text:p>
          </table:table-cell>
          <table:table-cell office:value-type="float" office:value="-2.0056829" calcext:value-type="float">
            <text:p>-2,01</text:p>
          </table:table-cell>
          <table:table-cell/>
          <table:table-cell office:value-type="float" office:value="2.1313837" calcext:value-type="float">
            <text:p>2,13</text:p>
          </table:table-cell>
          <table:table-cell office:value-type="float" office:value="-2.0601811" calcext:value-type="float">
            <text:p>-2,06</text:p>
          </table:table-cell>
          <table:table-cell/>
          <table:table-cell office:value-type="float" office:value="2.1183867" calcext:value-type="float">
            <text:p>2,12</text:p>
          </table:table-cell>
          <table:table-cell office:value-type="float" office:value="-1.2136571" calcext:value-type="float">
            <text:p>-1,21</text:p>
          </table:table-cell>
          <table:table-cell/>
          <table:table-cell office:value-type="float" office:value="2.11163" calcext:value-type="float">
            <text:p>2,11</text:p>
          </table:table-cell>
          <table:table-cell office:value-type="float" office:value="6.0396533" calcext:value-type="float">
            <text:p>6,0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2303023" calcext:value-type="float">
            <text:p>2,23</text:p>
          </table:table-cell>
          <table:table-cell office:value-type="float" office:value="-2.2164288" calcext:value-type="float">
            <text:p>-2,22</text:p>
          </table:table-cell>
          <table:table-cell/>
          <table:table-cell office:value-type="float" office:value="2.1528742" calcext:value-type="float">
            <text:p>2,15</text:p>
          </table:table-cell>
          <table:table-cell office:value-type="float" office:value="-2.2169986" calcext:value-type="float">
            <text:p>-2,22</text:p>
          </table:table-cell>
          <table:table-cell/>
          <table:table-cell office:value-type="float" office:value="2.1437273" calcext:value-type="float">
            <text:p>2,14</text:p>
          </table:table-cell>
          <table:table-cell office:value-type="float" office:value="-2.1302581" calcext:value-type="float">
            <text:p>-2,13</text:p>
          </table:table-cell>
          <table:table-cell/>
          <table:table-cell office:value-type="float" office:value="2.1522288" calcext:value-type="float">
            <text:p>2,15</text:p>
          </table:table-cell>
          <table:table-cell office:value-type="float" office:value="-1.4140291" calcext:value-type="float">
            <text:p>-1,41</text:p>
          </table:table-cell>
          <table:table-cell/>
          <table:table-cell office:value-type="float" office:value="2.1521535" calcext:value-type="float">
            <text:p>2,15</text:p>
          </table:table-cell>
          <table:table-cell office:value-type="float" office:value="5.7090597" calcext:value-type="float">
            <text:p>5,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2391419" calcext:value-type="float">
            <text:p>2,24</text:p>
          </table:table-cell>
          <table:table-cell office:value-type="float" office:value="-2.2710562" calcext:value-type="float">
            <text:p>-2,27</text:p>
          </table:table-cell>
          <table:table-cell/>
          <table:table-cell office:value-type="float" office:value="2.1789277" calcext:value-type="float">
            <text:p>2,18</text:p>
          </table:table-cell>
          <table:table-cell office:value-type="float" office:value="-2.3799953" calcext:value-type="float">
            <text:p>-2,38</text:p>
          </table:table-cell>
          <table:table-cell/>
          <table:table-cell office:value-type="float" office:value="2.1872501" calcext:value-type="float">
            <text:p>2,19</text:p>
          </table:table-cell>
          <table:table-cell office:value-type="float" office:value="-2.3996918" calcext:value-type="float">
            <text:p>-2,40</text:p>
          </table:table-cell>
          <table:table-cell/>
          <table:table-cell office:value-type="float" office:value="2.1772385" calcext:value-type="float">
            <text:p>2,18</text:p>
          </table:table-cell>
          <table:table-cell office:value-type="float" office:value="-1.5760331" calcext:value-type="float">
            <text:p>-1,58</text:p>
          </table:table-cell>
          <table:table-cell/>
          <table:table-cell office:value-type="float" office:value="2.1699176" calcext:value-type="float">
            <text:p>2,17</text:p>
          </table:table-cell>
          <table:table-cell office:value-type="float" office:value="5.5452909" calcext:value-type="float">
            <text:p>5,5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2801561" calcext:value-type="float">
            <text:p>2,28</text:p>
          </table:table-cell>
          <table:table-cell office:value-type="float" office:value="-2.5232592" calcext:value-type="float">
            <text:p>-2,52</text:p>
          </table:table-cell>
          <table:table-cell/>
          <table:table-cell office:value-type="float" office:value="2.2025537" calcext:value-type="float">
            <text:p>2,20</text:p>
          </table:table-cell>
          <table:table-cell office:value-type="float" office:value="-2.5270414" calcext:value-type="float">
            <text:p>-2,53</text:p>
          </table:table-cell>
          <table:table-cell/>
          <table:table-cell office:value-type="float" office:value="2.1935329" calcext:value-type="float">
            <text:p>2,19</text:p>
          </table:table-cell>
          <table:table-cell office:value-type="float" office:value="-2.4383793" calcext:value-type="float">
            <text:p>-2,44</text:p>
          </table:table-cell>
          <table:table-cell/>
          <table:table-cell office:value-type="float" office:value="2.2019923" calcext:value-type="float">
            <text:p>2,20</text:p>
          </table:table-cell>
          <table:table-cell office:value-type="float" office:value="-1.7351711" calcext:value-type="float">
            <text:p>-1,74</text:p>
          </table:table-cell>
          <table:table-cell/>
          <table:table-cell office:value-type="float" office:value="2.2019255" calcext:value-type="float">
            <text:p>2,20</text:p>
          </table:table-cell>
          <table:table-cell office:value-type="float" office:value="5.2576528" calcext:value-type="float">
            <text:p>5,2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2933307" calcext:value-type="float">
            <text:p>2,29</text:p>
          </table:table-cell>
          <table:table-cell office:value-type="float" office:value="-2.6107025" calcext:value-type="float">
            <text:p>-2,61</text:p>
          </table:table-cell>
          <table:table-cell/>
          <table:table-cell office:value-type="float" office:value="2.2424214" calcext:value-type="float">
            <text:p>2,24</text:p>
          </table:table-cell>
          <table:table-cell office:value-type="float" office:value="-2.7947922" calcext:value-type="float">
            <text:p>-2,79</text:p>
          </table:table-cell>
          <table:table-cell/>
          <table:table-cell office:value-type="float" office:value="2.2433043" calcext:value-type="float">
            <text:p>2,24</text:p>
          </table:table-cell>
          <table:table-cell office:value-type="float" office:value="-2.769366" calcext:value-type="float">
            <text:p>-2,77</text:p>
          </table:table-cell>
          <table:table-cell/>
          <table:table-cell office:value-type="float" office:value="2.2365527" calcext:value-type="float">
            <text:p>2,24</text:p>
          </table:table-cell>
          <table:table-cell office:value-type="float" office:value="-1.9757515" calcext:value-type="float">
            <text:p>-1,98</text:p>
          </table:table-cell>
          <table:table-cell/>
          <table:table-cell office:value-type="float" office:value="2.2286313" calcext:value-type="float">
            <text:p>2,23</text:p>
          </table:table-cell>
          <table:table-cell office:value-type="float" office:value="4.9908686" calcext:value-type="float">
            <text:p>4,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3300185" calcext:value-type="float">
            <text:p>2,33</text:p>
          </table:table-cell>
          <table:table-cell office:value-type="float" office:value="-2.8530583" calcext:value-type="float">
            <text:p>-2,85</text:p>
          </table:table-cell>
          <table:table-cell/>
          <table:table-cell office:value-type="float" office:value="2.2522469" calcext:value-type="float">
            <text:p>2,25</text:p>
          </table:table-cell>
          <table:table-cell office:value-type="float" office:value="-2.8604572" calcext:value-type="float">
            <text:p>-2,86</text:p>
          </table:table-cell>
          <table:table-cell/>
          <table:table-cell office:value-type="float" office:value="2.2433491" calcext:value-type="float">
            <text:p>2,24</text:p>
          </table:table-cell>
          <table:table-cell office:value-type="float" office:value="-2.7696621" calcext:value-type="float">
            <text:p>-2,77</text:p>
          </table:table-cell>
          <table:table-cell/>
          <table:table-cell office:value-type="float" office:value="2.2517657" calcext:value-type="float">
            <text:p>2,25</text:p>
          </table:table-cell>
          <table:table-cell office:value-type="float" office:value="-2.0809586" calcext:value-type="float">
            <text:p>-2,08</text:p>
          </table:table-cell>
          <table:table-cell/>
          <table:table-cell office:value-type="float" office:value="2.2517073" calcext:value-type="float">
            <text:p>2,25</text:p>
          </table:table-cell>
          <table:table-cell office:value-type="float" office:value="4.7649331" calcext:value-type="float">
            <text:p>4,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347616" calcext:value-type="float">
            <text:p>2,35</text:p>
          </table:table-cell>
          <table:table-cell office:value-type="float" office:value="-2.9773035" calcext:value-type="float">
            <text:p>-2,98</text:p>
          </table:table-cell>
          <table:table-cell/>
          <table:table-cell office:value-type="float" office:value="2.2868075" calcext:value-type="float">
            <text:p>2,29</text:p>
          </table:table-cell>
          <table:table-cell office:value-type="float" office:value="-3.1073108" calcext:value-type="float">
            <text:p>-3,11</text:p>
          </table:table-cell>
          <table:table-cell/>
          <table:table-cell office:value-type="float" office:value="2.2437141" calcext:value-type="float">
            <text:p>2,24</text:p>
          </table:table-cell>
          <table:table-cell office:value-type="float" office:value="-2.7722454" calcext:value-type="float">
            <text:p>-2,77</text:p>
          </table:table-cell>
          <table:table-cell/>
          <table:table-cell office:value-type="float" office:value="2.2962818" calcext:value-type="float">
            <text:p>2,30</text:p>
          </table:table-cell>
          <table:table-cell office:value-type="float" office:value="-2.4108803" calcext:value-type="float">
            <text:p>-2,41</text:p>
          </table:table-cell>
          <table:table-cell/>
          <table:table-cell office:value-type="float" office:value="2.287724" calcext:value-type="float">
            <text:p>2,29</text:p>
          </table:table-cell>
          <table:table-cell office:value-type="float" office:value="4.3784022" calcext:value-type="float">
            <text:p>4,3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3798895" calcext:value-type="float">
            <text:p>2,38</text:p>
          </table:table-cell>
          <table:table-cell office:value-type="float" office:value="-3.2041161" calcext:value-type="float">
            <text:p>-3,20</text:p>
          </table:table-cell>
          <table:table-cell/>
          <table:table-cell office:value-type="float" office:value="2.3019505" calcext:value-type="float">
            <text:p>2,30</text:p>
          </table:table-cell>
          <table:table-cell office:value-type="float" office:value="-3.2156742" calcext:value-type="float">
            <text:p>-3,22</text:p>
          </table:table-cell>
          <table:table-cell/>
          <table:table-cell office:value-type="float" office:value="2.2931845" calcext:value-type="float">
            <text:p>2,29</text:p>
          </table:table-cell>
          <table:table-cell office:value-type="float" office:value="-3.1225374" calcext:value-type="float">
            <text:p>-3,12</text:p>
          </table:table-cell>
          <table:table-cell/>
          <table:table-cell office:value-type="float" office:value="2.3015501" calcext:value-type="float">
            <text:p>2,30</text:p>
          </table:table-cell>
          <table:table-cell office:value-type="float" office:value="-2.4497015" calcext:value-type="float">
            <text:p>-2,45</text:p>
          </table:table-cell>
          <table:table-cell/>
          <table:table-cell office:value-type="float" office:value="2.3015006" calcext:value-type="float">
            <text:p>2,30</text:p>
          </table:table-cell>
          <table:table-cell office:value-type="float" office:value="4.2328491" calcext:value-type="float">
            <text:p>4,2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401962" calcext:value-type="float">
            <text:p>2,40</text:p>
          </table:table-cell>
          <table:table-cell office:value-type="float" office:value="-3.3681617" calcext:value-type="float">
            <text:p>-3,37</text:p>
          </table:table-cell>
          <table:table-cell/>
          <table:table-cell office:value-type="float" office:value="2.3063319" calcext:value-type="float">
            <text:p>2,31</text:p>
          </table:table-cell>
          <table:table-cell office:value-type="float" office:value="-3.2488632" calcext:value-type="float">
            <text:p>-3,25</text:p>
          </table:table-cell>
          <table:table-cell/>
          <table:table-cell office:value-type="float" office:value="2.3010912" calcext:value-type="float">
            <text:p>2,30</text:p>
          </table:table-cell>
          <table:table-cell office:value-type="float" office:value="-3.1817527" calcext:value-type="float">
            <text:p>-3,18</text:p>
          </table:table-cell>
          <table:table-cell/>
          <table:table-cell office:value-type="float" office:value="2.3277166" calcext:value-type="float">
            <text:p>2,33</text:p>
          </table:table-cell>
          <table:table-cell office:value-type="float" office:value="-2.6540983" calcext:value-type="float">
            <text:p>-2,65</text:p>
          </table:table-cell>
          <table:table-cell/>
          <table:table-cell office:value-type="float" office:value="2.3471301" calcext:value-type="float">
            <text:p>2,35</text:p>
          </table:table-cell>
          <table:table-cell office:value-type="float" office:value="3.7112486" calcext:value-type="float">
            <text:p>3,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4297712" calcext:value-type="float">
            <text:p>2,43</text:p>
          </table:table-cell>
          <table:table-cell office:value-type="float" office:value="-3.5738888" calcext:value-type="float">
            <text:p>-3,57</text:p>
          </table:table-cell>
          <table:table-cell/>
          <table:table-cell office:value-type="float" office:value="2.351665" calcext:value-type="float">
            <text:p>2,35</text:p>
          </table:table-cell>
          <table:table-cell office:value-type="float" office:value="-3.5903521" calcext:value-type="float">
            <text:p>-3,59</text:p>
          </table:table-cell>
          <table:table-cell/>
          <table:table-cell office:value-type="float" office:value="2.34303" calcext:value-type="float">
            <text:p>2,34</text:p>
          </table:table-cell>
          <table:table-cell office:value-type="float" office:value="-3.4944239" calcext:value-type="float">
            <text:p>-3,49</text:p>
          </table:table-cell>
          <table:table-cell/>
          <table:table-cell office:value-type="float" office:value="2.3513477" calcext:value-type="float">
            <text:p>2,35</text:p>
          </table:table-cell>
          <table:table-cell office:value-type="float" office:value="-2.8387465" calcext:value-type="float">
            <text:p>-2,84</text:p>
          </table:table-cell>
          <table:table-cell/>
          <table:table-cell office:value-type="float" office:value="2.3513064" calcext:value-type="float">
            <text:p>2,35</text:p>
          </table:table-cell>
          <table:table-cell office:value-type="float" office:value="3.6640661" calcext:value-type="float">
            <text:p>3,6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4563272" calcext:value-type="float">
            <text:p>2,46</text:p>
          </table:table-cell>
          <table:table-cell office:value-type="float" office:value="-3.7792554" calcext:value-type="float">
            <text:p>-3,78</text:p>
          </table:table-cell>
          <table:table-cell/>
          <table:table-cell office:value-type="float" office:value="2.3700514" calcext:value-type="float">
            <text:p>2,37</text:p>
          </table:table-cell>
          <table:table-cell office:value-type="float" office:value="-3.7352948" calcext:value-type="float">
            <text:p>-3,74</text:p>
          </table:table-cell>
          <table:table-cell/>
          <table:table-cell office:value-type="float" office:value="2.3591208" calcext:value-type="float">
            <text:p>2,36</text:p>
          </table:table-cell>
          <table:table-cell office:value-type="float" office:value="-3.6198392" calcext:value-type="float">
            <text:p>-3,62</text:p>
          </table:table-cell>
          <table:table-cell/>
          <table:table-cell office:value-type="float" office:value="2.3569341" calcext:value-type="float">
            <text:p>2,36</text:p>
          </table:table-cell>
          <table:table-cell office:value-type="float" office:value="-2.8844774" calcext:value-type="float">
            <text:p>-2,88</text:p>
          </table:table-cell>
          <table:table-cell/>
          <table:table-cell office:value-type="float" office:value="2.373116" calcext:value-type="float">
            <text:p>2,37</text:p>
          </table:table-cell>
          <table:table-cell office:value-type="float" office:value="3.4008641" calcext:value-type="float">
            <text:p>3,4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4796634" calcext:value-type="float">
            <text:p>2,48</text:p>
          </table:table-cell>
          <table:table-cell office:value-type="float" office:value="-3.9588785" calcext:value-type="float">
            <text:p>-3,96</text:p>
          </table:table-cell>
          <table:table-cell/>
          <table:table-cell office:value-type="float" office:value="2.4014039" calcext:value-type="float">
            <text:p>2,40</text:p>
          </table:table-cell>
          <table:table-cell office:value-type="float" office:value="-3.9810641" calcext:value-type="float">
            <text:p>-3,98</text:p>
          </table:table-cell>
          <table:table-cell/>
          <table:table-cell office:value-type="float" office:value="2.3928866" calcext:value-type="float">
            <text:p>2,39</text:p>
          </table:table-cell>
          <table:table-cell office:value-type="float" office:value="-3.8818483" calcext:value-type="float">
            <text:p>-3,88</text:p>
          </table:table-cell>
          <table:table-cell/>
          <table:table-cell office:value-type="float" office:value="2.4011598" calcext:value-type="float">
            <text:p>2,40</text:p>
          </table:table-cell>
          <table:table-cell office:value-type="float" office:value="-3.2447181" calcext:value-type="float">
            <text:p>-3,24</text:p>
          </table:table-cell>
          <table:table-cell/>
          <table:table-cell office:value-type="float" office:value="2.4011264" calcext:value-type="float">
            <text:p>2,40</text:p>
          </table:table-cell>
          <table:table-cell office:value-type="float" office:value="3.0645607" calcext:value-type="float">
            <text:p>3,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5106611" calcext:value-type="float">
            <text:p>2,51</text:p>
          </table:table-cell>
          <table:table-cell office:value-type="float" office:value="-4.2051015" calcext:value-type="float">
            <text:p>-4,21</text:p>
          </table:table-cell>
          <table:table-cell/>
          <table:table-cell office:value-type="float" office:value="2.433593" calcext:value-type="float">
            <text:p>2,43</text:p>
          </table:table-cell>
          <table:table-cell office:value-type="float" office:value="-4.2417645" calcext:value-type="float">
            <text:p>-4,24</text:p>
          </table:table-cell>
          <table:table-cell/>
          <table:table-cell office:value-type="float" office:value="2.4172914" calcext:value-type="float">
            <text:p>2,42</text:p>
          </table:table-cell>
          <table:table-cell office:value-type="float" office:value="-4.0772824" calcext:value-type="float">
            <text:p>-4,08</text:p>
          </table:table-cell>
          <table:table-cell/>
          <table:table-cell office:value-type="float" office:value="2.4183884" calcext:value-type="float">
            <text:p>2,42</text:p>
          </table:table-cell>
          <table:table-cell office:value-type="float" office:value="-3.3898849" calcext:value-type="float">
            <text:p>-3,39</text:p>
          </table:table-cell>
          <table:table-cell/>
          <table:table-cell office:value-type="float" office:value="2.4073758" calcext:value-type="float">
            <text:p>2,41</text:p>
          </table:table-cell>
          <table:table-cell office:value-type="float" office:value="2.9856145" calcext:value-type="float">
            <text:p>2,9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5295665" calcext:value-type="float">
            <text:p>2,53</text:p>
          </table:table-cell>
          <table:table-cell office:value-type="float" office:value="-4.3545599" calcext:value-type="float">
            <text:p>-4,35</text:p>
          </table:table-cell>
          <table:table-cell/>
          <table:table-cell office:value-type="float" office:value="2.451169" calcext:value-type="float">
            <text:p>2,45</text:p>
          </table:table-cell>
          <table:table-cell office:value-type="float" office:value="-4.3832998" calcext:value-type="float">
            <text:p>-4,38</text:p>
          </table:table-cell>
          <table:table-cell/>
          <table:table-cell office:value-type="float" office:value="2.4427557" calcext:value-type="float">
            <text:p>2,44</text:p>
          </table:table-cell>
          <table:table-cell office:value-type="float" office:value="-4.280303" calcext:value-type="float">
            <text:p>-4,28</text:p>
          </table:table-cell>
          <table:table-cell/>
          <table:table-cell office:value-type="float" office:value="2.4509883" calcext:value-type="float">
            <text:p>2,45</text:p>
          </table:table-cell>
          <table:table-cell office:value-type="float" office:value="-3.6633062" calcext:value-type="float">
            <text:p>-3,66</text:p>
          </table:table-cell>
          <table:table-cell/>
          <table:table-cell office:value-type="float" office:value="2.4509623" calcext:value-type="float">
            <text:p>2,45</text:p>
          </table:table-cell>
          <table:table-cell office:value-type="float" office:value="2.4381509" calcext:value-type="float">
            <text:p>2,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5649052" calcext:value-type="float">
            <text:p>2,56</text:p>
          </table:table-cell>
          <table:table-cell office:value-type="float" office:value="-4.6387076" calcext:value-type="float">
            <text:p>-4,64</text:p>
          </table:table-cell>
          <table:table-cell/>
          <table:table-cell office:value-type="float" office:value="2.4967444" calcext:value-type="float">
            <text:p>2,50</text:p>
          </table:table-cell>
          <table:table-cell office:value-type="float" office:value="-4.7570486" calcext:value-type="float">
            <text:p>-4,76</text:p>
          </table:table-cell>
          <table:table-cell/>
          <table:table-cell office:value-type="float" office:value="2.4754884" calcext:value-type="float">
            <text:p>2,48</text:p>
          </table:table-cell>
          <table:table-cell office:value-type="float" office:value="-4.5457458" calcext:value-type="float">
            <text:p>-4,55</text:p>
          </table:table-cell>
          <table:table-cell/>
          <table:table-cell office:value-type="float" office:value="2.479835" calcext:value-type="float">
            <text:p>2,48</text:p>
          </table:table-cell>
          <table:table-cell office:value-type="float" office:value="-3.9100535" calcext:value-type="float">
            <text:p>-3,91</text:p>
          </table:table-cell>
          <table:table-cell/>
          <table:table-cell office:value-type="float" office:value="2.4680932" calcext:value-type="float">
            <text:p>2,47</text:p>
          </table:table-cell>
          <table:table-cell office:value-type="float" office:value="2.2147069" calcext:value-type="float">
            <text:p>2,2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5794818" calcext:value-type="float">
            <text:p>2,58</text:p>
          </table:table-cell>
          <table:table-cell office:value-type="float" office:value="-4.7553468" calcext:value-type="float">
            <text:p>-4,76</text:p>
          </table:table-cell>
          <table:table-cell/>
          <table:table-cell office:value-type="float" office:value="2.500962" calcext:value-type="float">
            <text:p>2,50</text:p>
          </table:table-cell>
          <table:table-cell office:value-type="float" office:value="-4.7914348" calcext:value-type="float">
            <text:p>-4,79</text:p>
          </table:table-cell>
          <table:table-cell/>
          <table:table-cell office:value-type="float" office:value="2.4926383" calcext:value-type="float">
            <text:p>2,49</text:p>
          </table:table-cell>
          <table:table-cell office:value-type="float" office:value="-4.6842117" calcext:value-type="float">
            <text:p>-4,68</text:p>
          </table:table-cell>
          <table:table-cell/>
          <table:table-cell office:value-type="float" office:value="2.5008345" calcext:value-type="float">
            <text:p>2,50</text:p>
          </table:table-cell>
          <table:table-cell office:value-type="float" office:value="-4.0889168" calcext:value-type="float">
            <text:p>-4,09</text:p>
          </table:table-cell>
          <table:table-cell/>
          <table:table-cell office:value-type="float" office:value="2.5008159" calcext:value-type="float">
            <text:p>2,50</text:p>
          </table:table-cell>
          <table:table-cell office:value-type="float" office:value="1.7891312" calcext:value-type="float">
            <text:p>1,7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6189952" calcext:value-type="float">
            <text:p>2,62</text:p>
          </table:table-cell>
          <table:table-cell office:value-type="float" office:value="-5.071682" calcext:value-type="float">
            <text:p>-5,07</text:p>
          </table:table-cell>
          <table:table-cell/>
          <table:table-cell office:value-type="float" office:value="2.5177441" calcext:value-type="float">
            <text:p>2,52</text:p>
          </table:table-cell>
          <table:table-cell office:value-type="float" office:value="-4.9285002" calcext:value-type="float">
            <text:p>-4,93</text:p>
          </table:table-cell>
          <table:table-cell/>
          <table:table-cell office:value-type="float" office:value="2.5335741" calcext:value-type="float">
            <text:p>2,53</text:p>
          </table:table-cell>
          <table:table-cell office:value-type="float" office:value="-5.014894" calcext:value-type="float">
            <text:p>-5,01</text:p>
          </table:table-cell>
          <table:table-cell/>
          <table:table-cell office:value-type="float" office:value="2.541065" calcext:value-type="float">
            <text:p>2,54</text:p>
          </table:table-cell>
          <table:table-cell office:value-type="float" office:value="-4.4328399" calcext:value-type="float">
            <text:p>-4,43</text:p>
          </table:table-cell>
          <table:table-cell/>
          <table:table-cell office:value-type="float" office:value="2.5286057" calcext:value-type="float">
            <text:p>2,53</text:p>
          </table:table-cell>
          <table:table-cell office:value-type="float" office:value="1.4190341" calcext:value-type="float">
            <text:p>1,4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6294088" calcext:value-type="float">
            <text:p>2,63</text:p>
          </table:table-cell>
          <table:table-cell office:value-type="float" office:value="-5.1546364" calcext:value-type="float">
            <text:p>-5,15</text:p>
          </table:table-cell>
          <table:table-cell/>
          <table:table-cell office:value-type="float" office:value="2.5507801" calcext:value-type="float">
            <text:p>2,55</text:p>
          </table:table-cell>
          <table:table-cell office:value-type="float" office:value="-5.1990786" calcext:value-type="float">
            <text:p>-5,20</text:p>
          </table:table-cell>
          <table:table-cell/>
          <table:table-cell office:value-type="float" office:value="2.5425355" calcext:value-type="float">
            <text:p>2,54</text:p>
          </table:table-cell>
          <table:table-cell office:value-type="float" office:value="-5.0869684" calcext:value-type="float">
            <text:p>-5,09</text:p>
          </table:table-cell>
          <table:table-cell/>
          <table:table-cell office:value-type="float" office:value="2.5506999" calcext:value-type="float">
            <text:p>2,55</text:p>
          </table:table-cell>
          <table:table-cell office:value-type="float" office:value="-4.5148902" calcext:value-type="float">
            <text:p>-4,51</text:p>
          </table:table-cell>
          <table:table-cell/>
          <table:table-cell office:value-type="float" office:value="2.5506878" calcext:value-type="float">
            <text:p>2,55</text:p>
          </table:table-cell>
          <table:table-cell office:value-type="float" office:value="1.1249613" calcext:value-type="float">
            <text:p>1,1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6728616" calcext:value-type="float">
            <text:p>2,67</text:p>
          </table:table-cell>
          <table:table-cell office:value-type="float" office:value="-5.4944429" calcext:value-type="float">
            <text:p>-5,49</text:p>
          </table:table-cell>
          <table:table-cell/>
          <table:table-cell office:value-type="float" office:value="2.5573165" calcext:value-type="float">
            <text:p>2,56</text:p>
          </table:table-cell>
          <table:table-cell office:value-type="float" office:value="-5.2518668" calcext:value-type="float">
            <text:p>-5,25</text:p>
          </table:table-cell>
          <table:table-cell/>
          <table:table-cell office:value-type="float" office:value="2.5913911" calcext:value-type="float">
            <text:p>2,59</text:p>
          </table:table-cell>
          <table:table-cell office:value-type="float" office:value="-5.4727316" calcext:value-type="float">
            <text:p>-5,47</text:p>
          </table:table-cell>
          <table:table-cell/>
          <table:table-cell office:value-type="float" office:value="2.594979" calcext:value-type="float">
            <text:p>2,59</text:p>
          </table:table-cell>
          <table:table-cell office:value-type="float" office:value="-4.8865151" calcext:value-type="float">
            <text:p>-4,89</text:p>
          </table:table-cell>
          <table:table-cell/>
          <table:table-cell office:value-type="float" office:value="2.5886946" calcext:value-type="float">
            <text:p>2,59</text:p>
          </table:table-cell>
          <table:table-cell office:value-type="float" office:value="0.61443168" calcext:value-type="float">
            <text:p>0,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6793487" calcext:value-type="float">
            <text:p>2,68</text:p>
          </table:table-cell>
          <table:table-cell office:value-type="float" office:value="-5.5449162" calcext:value-type="float">
            <text:p>-5,54</text:p>
          </table:table-cell>
          <table:table-cell/>
          <table:table-cell office:value-type="float" office:value="2.6006298" calcext:value-type="float">
            <text:p>2,60</text:p>
          </table:table-cell>
          <table:table-cell office:value-type="float" office:value="-5.5984974" calcext:value-type="float">
            <text:p>-5,60</text:p>
          </table:table-cell>
          <table:table-cell/>
          <table:table-cell office:value-type="float" office:value="2.5924482" calcext:value-type="float">
            <text:p>2,59</text:p>
          </table:table-cell>
          <table:table-cell office:value-type="float" office:value="-5.4810419" calcext:value-type="float">
            <text:p>-5,48</text:p>
          </table:table-cell>
          <table:table-cell/>
          <table:table-cell office:value-type="float" office:value="2.6005855" calcext:value-type="float">
            <text:p>2,60</text:p>
          </table:table-cell>
          <table:table-cell office:value-type="float" office:value="-4.9336004" calcext:value-type="float">
            <text:p>-4,93</text:p>
          </table:table-cell>
          <table:table-cell/>
          <table:table-cell office:value-type="float" office:value="2.6005788" calcext:value-type="float">
            <text:p>2,60</text:p>
          </table:table-cell>
          <table:table-cell office:value-type="float" office:value="0.45432329" calcext:value-type="float">
            <text:p>0,4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7264311" calcext:value-type="float">
            <text:p>2,73</text:p>
          </table:table-cell>
          <table:table-cell office:value-type="float" office:value="-5.8966365" calcext:value-type="float">
            <text:p>-5,90</text:p>
          </table:table-cell>
          <table:table-cell/>
          <table:table-cell office:value-type="float" office:value="2.6160231" calcext:value-type="float">
            <text:p>2,62</text:p>
          </table:table-cell>
          <table:table-cell office:value-type="float" office:value="-5.7173281" calcext:value-type="float">
            <text:p>-5,72</text:p>
          </table:table-cell>
          <table:table-cell/>
          <table:table-cell office:value-type="float" office:value="2.599721" calcext:value-type="float">
            <text:p>2,60</text:p>
          </table:table-cell>
          <table:table-cell office:value-type="float" office:value="-5.5359454" calcext:value-type="float">
            <text:p>-5,54</text:p>
          </table:table-cell>
          <table:table-cell/>
          <table:table-cell office:value-type="float" office:value="2.601685" calcext:value-type="float">
            <text:p>2,60</text:p>
          </table:table-cell>
          <table:table-cell office:value-type="float" office:value="-4.9425192" calcext:value-type="float">
            <text:p>-4,94</text:p>
          </table:table-cell>
          <table:table-cell/>
          <table:table-cell office:value-type="float" office:value="2.6481264" calcext:value-type="float">
            <text:p>2,65</text:p>
          </table:table-cell>
          <table:table-cell office:value-type="float" office:value="-0.18130451" calcext:value-type="float">
            <text:p>-0,1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7293003" calcext:value-type="float">
            <text:p>2,73</text:p>
          </table:table-cell>
          <table:table-cell office:value-type="float" office:value="-5.9179583" calcext:value-type="float">
            <text:p>-5,92</text:p>
          </table:table-cell>
          <table:table-cell/>
          <table:table-cell office:value-type="float" office:value="2.650511" calcext:value-type="float">
            <text:p>2,65</text:p>
          </table:table-cell>
          <table:table-cell office:value-type="float" office:value="-5.9810572" calcext:value-type="float">
            <text:p>-5,98</text:p>
          </table:table-cell>
          <table:table-cell/>
          <table:table-cell office:value-type="float" office:value="2.6423769" calcext:value-type="float">
            <text:p>2,64</text:p>
          </table:table-cell>
          <table:table-cell office:value-type="float" office:value="-5.8583732" calcext:value-type="float">
            <text:p>-5,86</text:p>
          </table:table-cell>
          <table:table-cell/>
          <table:table-cell office:value-type="float" office:value="2.6504915" calcext:value-type="float">
            <text:p>2,65</text:p>
          </table:table-cell>
          <table:table-cell office:value-type="float" office:value="-5.3366995" calcext:value-type="float">
            <text:p>-5,34</text:p>
          </table:table-cell>
          <table:table-cell/>
          <table:table-cell office:value-type="float" office:value="2.6504903" calcext:value-type="float">
            <text:p>2,65</text:p>
          </table:table-cell>
          <table:table-cell office:value-type="float" office:value="-0.21310249" calcext:value-type="float">
            <text:p>-0,2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7737091" calcext:value-type="float">
            <text:p>2,77</text:p>
          </table:table-cell>
          <table:table-cell office:value-type="float" office:value="-6.2264943" calcext:value-type="float">
            <text:p>-6,23</text:p>
          </table:table-cell>
          <table:table-cell/>
          <table:table-cell office:value-type="float" office:value="2.6736913" calcext:value-type="float">
            <text:p>2,67</text:p>
          </table:table-cell>
          <table:table-cell office:value-type="float" office:value="-6.1475811" calcext:value-type="float">
            <text:p>-6,15</text:p>
          </table:table-cell>
          <table:table-cell/>
          <table:table-cell office:value-type="float" office:value="2.6491928" calcext:value-type="float">
            <text:p>2,65</text:p>
          </table:table-cell>
          <table:table-cell office:value-type="float" office:value="-5.9065657" calcext:value-type="float">
            <text:p>-5,91</text:p>
          </table:table-cell>
          <table:table-cell/>
          <table:table-cell office:value-type="float" office:value="2.6603146" calcext:value-type="float">
            <text:p>2,66</text:p>
          </table:table-cell>
          <table:table-cell office:value-type="float" office:value="-5.4114275" calcext:value-type="float">
            <text:p>-5,41</text:p>
          </table:table-cell>
          <table:table-cell/>
          <table:table-cell office:value-type="float" office:value="2.6644025" calcext:value-type="float">
            <text:p>2,66</text:p>
          </table:table-cell>
          <table:table-cell office:value-type="float" office:value="-0.39550275" calcext:value-type="float">
            <text:p>-0,4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7792635" calcext:value-type="float">
            <text:p>2,78</text:p>
          </table:table-cell>
          <table:table-cell office:value-type="float" office:value="-6.2651167" calcext:value-type="float">
            <text:p>-6,27</text:p>
          </table:table-cell>
          <table:table-cell/>
          <table:table-cell office:value-type="float" office:value="2.7004223" calcext:value-type="float">
            <text:p>2,70</text:p>
          </table:table-cell>
          <table:table-cell office:value-type="float" office:value="-6.3377447" calcext:value-type="float">
            <text:p>-6,34</text:p>
          </table:table-cell>
          <table:table-cell/>
          <table:table-cell office:value-type="float" office:value="2.6923218" calcext:value-type="float">
            <text:p>2,69</text:p>
          </table:table-cell>
          <table:table-cell office:value-type="float" office:value="-6.2100887" calcext:value-type="float">
            <text:p>-6,21</text:p>
          </table:table-cell>
          <table:table-cell/>
          <table:table-cell office:value-type="float" office:value="2.7004199" calcext:value-type="float">
            <text:p>2,70</text:p>
          </table:table-cell>
          <table:table-cell office:value-type="float" office:value="-5.7154002" calcext:value-type="float">
            <text:p>-5,72</text:p>
          </table:table-cell>
          <table:table-cell/>
          <table:table-cell office:value-type="float" office:value="2.7004218" calcext:value-type="float">
            <text:p>2,70</text:p>
          </table:table-cell>
          <table:table-cell office:value-type="float" office:value="-0.86529535" calcext:value-type="float">
            <text:p>-0,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7797313" calcext:value-type="float">
            <text:p>2,78</text:p>
          </table:table-cell>
          <table:table-cell office:value-type="float" office:value="-6.2680569" calcext:value-type="float">
            <text:p>-6,27</text:p>
          </table:table-cell>
          <table:table-cell/>
          <table:table-cell office:value-type="float" office:value="2.7302489" calcext:value-type="float">
            <text:p>2,73</text:p>
          </table:table-cell>
          <table:table-cell office:value-type="float" office:value="-6.5306435" calcext:value-type="float">
            <text:p>-6,53</text:p>
          </table:table-cell>
          <table:table-cell/>
          <table:table-cell office:value-type="float" office:value="2.7062469" calcext:value-type="float">
            <text:p>2,71</text:p>
          </table:table-cell>
          <table:table-cell office:value-type="float" office:value="-6.2988071" calcext:value-type="float">
            <text:p>-6,30</text:p>
          </table:table-cell>
          <table:table-cell/>
          <table:table-cell office:value-type="float" office:value="2.7178688" calcext:value-type="float">
            <text:p>2,72</text:p>
          </table:table-cell>
          <table:table-cell office:value-type="float" office:value="-5.8362513" calcext:value-type="float">
            <text:p>-5,84</text:p>
          </table:table-cell>
          <table:table-cell/>
          <table:table-cell office:value-type="float" office:value="2.705708" calcext:value-type="float">
            <text:p>2,71</text:p>
          </table:table-cell>
          <table:table-cell office:value-type="float" office:value="-0.93098468" calcext:value-type="float">
            <text:p>-0,9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8292377" calcext:value-type="float">
            <text:p>2,83</text:p>
          </table:table-cell>
          <table:table-cell office:value-type="float" office:value="-6.5777454" calcext:value-type="float">
            <text:p>-6,58</text:p>
          </table:table-cell>
          <table:table-cell/>
          <table:table-cell office:value-type="float" office:value="2.7503605" calcext:value-type="float">
            <text:p>2,75</text:p>
          </table:table-cell>
          <table:table-cell office:value-type="float" office:value="-6.6594028" calcext:value-type="float">
            <text:p>-6,66</text:p>
          </table:table-cell>
          <table:table-cell/>
          <table:table-cell office:value-type="float" office:value="2.7422822" calcext:value-type="float">
            <text:p>2,74</text:p>
          </table:table-cell>
          <table:table-cell office:value-type="float" office:value="-6.5273151" calcext:value-type="float">
            <text:p>-6,53</text:p>
          </table:table-cell>
          <table:table-cell/>
          <table:table-cell office:value-type="float" office:value="2.7503691" calcext:value-type="float">
            <text:p>2,75</text:p>
          </table:table-cell>
          <table:table-cell office:value-type="float" office:value="-6.0606785" calcext:value-type="float">
            <text:p>-6,06</text:p>
          </table:table-cell>
          <table:table-cell/>
          <table:table-cell office:value-type="float" office:value="2.7503736" calcext:value-type="float">
            <text:p>2,75</text:p>
          </table:table-cell>
          <table:table-cell office:value-type="float" office:value="-1.4934778" calcext:value-type="float">
            <text:p>-1,4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8332407" calcext:value-type="float">
            <text:p>2,83</text:p>
          </table:table-cell>
          <table:table-cell office:value-type="float" office:value="-6.5994296" calcext:value-type="float">
            <text:p>-6,60</text:p>
          </table:table-cell>
          <table:table-cell/>
          <table:table-cell office:value-type="float" office:value="2.7856455" calcext:value-type="float">
            <text:p>2,79</text:p>
          </table:table-cell>
          <table:table-cell office:value-type="float" office:value="-6.8561683" calcext:value-type="float">
            <text:p>-6,86</text:p>
          </table:table-cell>
          <table:table-cell/>
          <table:table-cell office:value-type="float" office:value="2.7622948" calcext:value-type="float">
            <text:p>2,76</text:p>
          </table:table-cell>
          <table:table-cell office:value-type="float" office:value="-6.6374254" calcext:value-type="float">
            <text:p>-6,64</text:p>
          </table:table-cell>
          <table:table-cell/>
          <table:table-cell office:value-type="float" office:value="2.7742186" calcext:value-type="float">
            <text:p>2,77</text:p>
          </table:table-cell>
          <table:table-cell office:value-type="float" office:value="-6.2055016" calcext:value-type="float">
            <text:p>-6,21</text:p>
          </table:table-cell>
          <table:table-cell/>
          <table:table-cell office:value-type="float" office:value="2.7618182" calcext:value-type="float">
            <text:p>2,76</text:p>
          </table:table-cell>
          <table:table-cell office:value-type="float" office:value="-1.6277593" calcext:value-type="float">
            <text:p>-1,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8792214" calcext:value-type="float">
            <text:p>2,88</text:p>
          </table:table-cell>
          <table:table-cell office:value-type="float" office:value="-6.8472505" calcext:value-type="float">
            <text:p>-6,85</text:p>
          </table:table-cell>
          <table:table-cell/>
          <table:table-cell office:value-type="float" office:value="2.800323" calcext:value-type="float">
            <text:p>2,80</text:p>
          </table:table-cell>
          <table:table-cell office:value-type="float" office:value="-6.9371648" calcext:value-type="float">
            <text:p>-6,94</text:p>
          </table:table-cell>
          <table:table-cell/>
          <table:table-cell office:value-type="float" office:value="2.7922568" calcext:value-type="float">
            <text:p>2,79</text:p>
          </table:table-cell>
          <table:table-cell office:value-type="float" office:value="-6.8015037" calcext:value-type="float">
            <text:p>-6,80</text:p>
          </table:table-cell>
          <table:table-cell/>
          <table:table-cell office:value-type="float" office:value="2.8003376" calcext:value-type="float">
            <text:p>2,80</text:p>
          </table:table-cell>
          <table:table-cell office:value-type="float" office:value="-6.3637934" calcext:value-type="float">
            <text:p>-6,36</text:p>
          </table:table-cell>
          <table:table-cell/>
          <table:table-cell office:value-type="float" office:value="2.8003433" calcext:value-type="float">
            <text:p>2,80</text:p>
          </table:table-cell>
          <table:table-cell office:value-type="float" office:value="-2.0880091" calcext:value-type="float">
            <text:p>-2,0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8860672" calcext:value-type="float">
            <text:p>2,89</text:p>
          </table:table-cell>
          <table:table-cell office:value-type="float" office:value="-6.877326" calcext:value-type="float">
            <text:p>-6,88</text:p>
          </table:table-cell>
          <table:table-cell/>
          <table:table-cell office:value-type="float" office:value="2.8398516" calcext:value-type="float">
            <text:p>2,84</text:p>
          </table:table-cell>
          <table:table-cell office:value-type="float" office:value="-7.116097" calcext:value-type="float">
            <text:p>-7,12</text:p>
          </table:table-cell>
          <table:table-cell/>
          <table:table-cell office:value-type="float" office:value="2.8171923" calcext:value-type="float">
            <text:p>2,82</text:p>
          </table:table-cell>
          <table:table-cell office:value-type="float" office:value="-6.9131699" calcext:value-type="float">
            <text:p>-6,91</text:p>
          </table:table-cell>
          <table:table-cell/>
          <table:table-cell office:value-type="float" office:value="2.8292689" calcext:value-type="float">
            <text:p>2,83</text:p>
          </table:table-cell>
          <table:table-cell office:value-type="float" office:value="-6.5102215" calcext:value-type="float">
            <text:p>-6,51</text:p>
          </table:table-cell>
          <table:table-cell/>
          <table:table-cell office:value-type="float" office:value="2.8166964" calcext:value-type="float">
            <text:p>2,82</text:p>
          </table:table-cell>
          <table:table-cell office:value-type="float" office:value="-2.2654991" calcext:value-type="float">
            <text:p>-2,2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9292138" calcext:value-type="float">
            <text:p>2,93</text:p>
          </table:table-cell>
          <table:table-cell office:value-type="float" office:value="-7.065917" calcext:value-type="float">
            <text:p>-7,07</text:p>
          </table:table-cell>
          <table:table-cell/>
          <table:table-cell office:value-type="float" office:value="2.8503051" calcext:value-type="float">
            <text:p>2,85</text:p>
          </table:table-cell>
          <table:table-cell office:value-type="float" office:value="-7.1629081" calcext:value-type="float">
            <text:p>-7,16</text:p>
          </table:table-cell>
          <table:table-cell/>
          <table:table-cell office:value-type="float" office:value="2.8422446" calcext:value-type="float">
            <text:p>2,84</text:p>
          </table:table-cell>
          <table:table-cell office:value-type="float" office:value="-7.024838" calcext:value-type="float">
            <text:p>-7,02</text:p>
          </table:table-cell>
          <table:table-cell/>
          <table:table-cell office:value-type="float" office:value="2.8503222" calcext:value-type="float">
            <text:p>2,85</text:p>
          </table:table-cell>
          <table:table-cell office:value-type="float" office:value="-6.6167297" calcext:value-type="float">
            <text:p>-6,62</text:p>
          </table:table-cell>
          <table:table-cell/>
          <table:table-cell office:value-type="float" office:value="2.8503287" calcext:value-type="float">
            <text:p>2,85</text:p>
          </table:table-cell>
          <table:table-cell office:value-type="float" office:value="-2.639226" calcext:value-type="float">
            <text:p>-2,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9381406" calcext:value-type="float">
            <text:p>2,94</text:p>
          </table:table-cell>
          <table:table-cell office:value-type="float" office:value="-7.0948362" calcext:value-type="float">
            <text:p>-7,09</text:p>
          </table:table-cell>
          <table:table-cell/>
          <table:table-cell office:value-type="float" office:value="2.8928595" calcext:value-type="float">
            <text:p>2,89</text:p>
          </table:table-cell>
          <table:table-cell office:value-type="float" office:value="-7.3051243" calcext:value-type="float">
            <text:p>-7,31</text:p>
          </table:table-cell>
          <table:table-cell/>
          <table:table-cell office:value-type="float" office:value="2.8708377" calcext:value-type="float">
            <text:p>2,87</text:p>
          </table:table-cell>
          <table:table-cell office:value-type="float" office:value="-7.1198597" calcext:value-type="float">
            <text:p>-7,12</text:p>
          </table:table-cell>
          <table:table-cell/>
          <table:table-cell office:value-type="float" office:value="2.8829639" calcext:value-type="float">
            <text:p>2,88</text:p>
          </table:table-cell>
          <table:table-cell office:value-type="float" office:value="-6.7445412" calcext:value-type="float">
            <text:p>-6,74</text:p>
          </table:table-cell>
          <table:table-cell/>
          <table:table-cell office:value-type="float" office:value="2.8702891" calcext:value-type="float">
            <text:p>2,87</text:p>
          </table:table-cell>
          <table:table-cell office:value-type="float" office:value="-2.8350039" calcext:value-type="float">
            <text:p>-2,8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9792125" calcext:value-type="float">
            <text:p>2,98</text:p>
          </table:table-cell>
          <table:table-cell office:value-type="float" office:value="-7.2271967" calcext:value-type="float">
            <text:p>-7,23</text:p>
          </table:table-cell>
          <table:table-cell/>
          <table:table-cell office:value-type="float" office:value="2.9003024" calcext:value-type="float">
            <text:p>2,90</text:p>
          </table:table-cell>
          <table:table-cell office:value-type="float" office:value="-7.3297234" calcext:value-type="float">
            <text:p>-7,33</text:p>
          </table:table-cell>
          <table:table-cell/>
          <table:table-cell office:value-type="float" office:value="2.892242" calcext:value-type="float">
            <text:p>2,89</text:p>
          </table:table-cell>
          <table:table-cell office:value-type="float" office:value="-7.1906734" calcext:value-type="float">
            <text:p>-7,19</text:p>
          </table:table-cell>
          <table:table-cell/>
          <table:table-cell office:value-type="float" office:value="2.9003196" calcext:value-type="float">
            <text:p>2,90</text:p>
          </table:table-cell>
          <table:table-cell office:value-type="float" office:value="-6.812645" calcext:value-type="float">
            <text:p>-6,81</text:p>
          </table:table-cell>
          <table:table-cell/>
          <table:table-cell office:value-type="float" office:value="2.900326" calcext:value-type="float">
            <text:p>2,90</text:p>
          </table:table-cell>
          <table:table-cell office:value-type="float" office:value="-3.1386304" calcext:value-type="float">
            <text:p>-3,1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.9894171" calcext:value-type="float">
            <text:p>2,99</text:p>
          </table:table-cell>
          <table:table-cell office:value-type="float" office:value="-7.247467" calcext:value-type="float">
            <text:p>-7,25</text:p>
          </table:table-cell>
          <table:table-cell/>
          <table:table-cell office:value-type="float" office:value="2.9446833" calcext:value-type="float">
            <text:p>2,94</text:p>
          </table:table-cell>
          <table:table-cell office:value-type="float" office:value="-7.420897" calcext:value-type="float">
            <text:p>-7,42</text:p>
          </table:table-cell>
          <table:table-cell/>
          <table:table-cell office:value-type="float" office:value="2.923178" calcext:value-type="float">
            <text:p>2,92</text:p>
          </table:table-cell>
          <table:table-cell office:value-type="float" office:value="-7.2546473" calcext:value-type="float">
            <text:p>-7,25</text:p>
          </table:table-cell>
          <table:table-cell/>
          <table:table-cell office:value-type="float" office:value="2.9352896" calcext:value-type="float">
            <text:p>2,94</text:p>
          </table:table-cell>
          <table:table-cell office:value-type="float" office:value="-6.9058847" calcext:value-type="float">
            <text:p>-6,91</text:p>
          </table:table-cell>
          <table:table-cell/>
          <table:table-cell office:value-type="float" office:value="2.922581" calcext:value-type="float">
            <text:p>2,92</text:p>
          </table:table-cell>
          <table:table-cell office:value-type="float" office:value="-3.330595" calcext:value-type="float">
            <text:p>-3,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0292161" calcext:value-type="float">
            <text:p>3,03</text:p>
          </table:table-cell>
          <table:table-cell office:value-type="float" office:value="-7.3260975" calcext:value-type="float">
            <text:p>-7,33</text:p>
          </table:table-cell>
          <table:table-cell/>
          <table:table-cell office:value-type="float" office:value="2.9503107" calcext:value-type="float">
            <text:p>2,95</text:p>
          </table:table-cell>
          <table:table-cell office:value-type="float" office:value="-7.4323254" calcext:value-type="float">
            <text:p>-7,43</text:p>
          </table:table-cell>
          <table:table-cell/>
          <table:table-cell office:value-type="float" office:value="2.9422474" calcext:value-type="float">
            <text:p>2,94</text:p>
          </table:table-cell>
          <table:table-cell office:value-type="float" office:value="-7.2939286" calcext:value-type="float">
            <text:p>-7,29</text:p>
          </table:table-cell>
          <table:table-cell/>
          <table:table-cell office:value-type="float" office:value="2.9503262" calcext:value-type="float">
            <text:p>2,95</text:p>
          </table:table-cell>
          <table:table-cell office:value-type="float" office:value="-6.94627" calcext:value-type="float">
            <text:p>-6,95</text:p>
          </table:table-cell>
          <table:table-cell/>
          <table:table-cell office:value-type="float" office:value="2.9503324" calcext:value-type="float">
            <text:p>2,95</text:p>
          </table:table-cell>
          <table:table-cell office:value-type="float" office:value="-3.5793133" calcext:value-type="float">
            <text:p>-3,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0398831" calcext:value-type="float">
            <text:p>3,04</text:p>
          </table:table-cell>
          <table:table-cell office:value-type="float" office:value="-7.3332548" calcext:value-type="float">
            <text:p>-7,33</text:p>
          </table:table-cell>
          <table:table-cell/>
          <table:table-cell office:value-type="float" office:value="2.9953566" calcext:value-type="float">
            <text:p>3,00</text:p>
          </table:table-cell>
          <table:table-cell office:value-type="float" office:value="-7.4639454" calcext:value-type="float">
            <text:p>-7,46</text:p>
          </table:table-cell>
          <table:table-cell/>
          <table:table-cell office:value-type="float" office:value="2.974211" calcext:value-type="float">
            <text:p>2,97</text:p>
          </table:table-cell>
          <table:table-cell office:value-type="float" office:value="-7.3178906" calcext:value-type="float">
            <text:p>-7,32</text:p>
          </table:table-cell>
          <table:table-cell/>
          <table:table-cell office:value-type="float" office:value="2.9862704" calcext:value-type="float">
            <text:p>2,99</text:p>
          </table:table-cell>
          <table:table-cell office:value-type="float" office:value="-6.9948001" calcext:value-type="float">
            <text:p>-6,99</text:p>
          </table:table-cell>
          <table:table-cell/>
          <table:table-cell office:value-type="float" office:value="2.9735949" calcext:value-type="float">
            <text:p>2,97</text:p>
          </table:table-cell>
          <table:table-cell office:value-type="float" office:value="-3.7501011" calcext:value-type="float">
            <text:p>-3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0792222" calcext:value-type="float">
            <text:p>3,08</text:p>
          </table:table-cell>
          <table:table-cell office:value-type="float" office:value="-7.3594923" calcext:value-type="float">
            <text:p>-7,36</text:p>
          </table:table-cell>
          <table:table-cell/>
          <table:table-cell office:value-type="float" office:value="3.0003242" calcext:value-type="float">
            <text:p>3,00</text:p>
          </table:table-cell>
          <table:table-cell office:value-type="float" office:value="-7.467391" calcext:value-type="float">
            <text:p>-7,47</text:p>
          </table:table-cell>
          <table:table-cell/>
          <table:table-cell office:value-type="float" office:value="2.9922562" calcext:value-type="float">
            <text:p>2,99</text:p>
          </table:table-cell>
          <table:table-cell office:value-type="float" office:value="-7.3314056" calcext:value-type="float">
            <text:p>-7,33</text:p>
          </table:table-cell>
          <table:table-cell/>
          <table:table-cell office:value-type="float" office:value="3.0003376" calcext:value-type="float">
            <text:p>3,00</text:p>
          </table:table-cell>
          <table:table-cell office:value-type="float" office:value="-7.0142288" calcext:value-type="float">
            <text:p>-7,01</text:p>
          </table:table-cell>
          <table:table-cell/>
          <table:table-cell office:value-type="float" office:value="3.0003436" calcext:value-type="float">
            <text:p>3,00</text:p>
          </table:table-cell>
          <table:table-cell office:value-type="float" office:value="-3.9562786" calcext:value-type="float">
            <text:p>-3,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0895565" calcext:value-type="float">
            <text:p>3,09</text:p>
          </table:table-cell>
          <table:table-cell office:value-type="float" office:value="-7.3526092" calcext:value-type="float">
            <text:p>-7,35</text:p>
          </table:table-cell>
          <table:table-cell/>
          <table:table-cell office:value-type="float" office:value="3.044929" calcext:value-type="float">
            <text:p>3,04</text:p>
          </table:table-cell>
          <table:table-cell office:value-type="float" office:value="-7.4373727" calcext:value-type="float">
            <text:p>-7,44</text:p>
          </table:table-cell>
          <table:table-cell/>
          <table:table-cell office:value-type="float" office:value="3.0239828" calcext:value-type="float">
            <text:p>3,02</text:p>
          </table:table-cell>
          <table:table-cell office:value-type="float" office:value="-7.3126602" calcext:value-type="float">
            <text:p>-7,31</text:p>
          </table:table-cell>
          <table:table-cell/>
          <table:table-cell office:value-type="float" office:value="3.0359664" calcext:value-type="float">
            <text:p>3,04</text:p>
          </table:table-cell>
          <table:table-cell office:value-type="float" office:value="-7.0145197" calcext:value-type="float">
            <text:p>-7,01</text:p>
          </table:table-cell>
          <table:table-cell/>
          <table:table-cell office:value-type="float" office:value="3.023386" calcext:value-type="float">
            <text:p>3,02</text:p>
          </table:table-cell>
          <table:table-cell office:value-type="float" office:value="-4.0944614" calcext:value-type="float">
            <text:p>-4,0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1292291" calcext:value-type="float">
            <text:p>3,13</text:p>
          </table:table-cell>
          <table:table-cell office:value-type="float" office:value="-7.326313" calcext:value-type="float">
            <text:p>-7,33</text:p>
          </table:table-cell>
          <table:table-cell/>
          <table:table-cell office:value-type="float" office:value="3.050338" calcext:value-type="float">
            <text:p>3,05</text:p>
          </table:table-cell>
          <table:table-cell office:value-type="float" office:value="-7.433773" calcext:value-type="float">
            <text:p>-7,43</text:p>
          </table:table-cell>
          <table:table-cell/>
          <table:table-cell office:value-type="float" office:value="3.0422659" calcext:value-type="float">
            <text:p>3,04</text:p>
          </table:table-cell>
          <table:table-cell office:value-type="float" office:value="-7.3019886" calcext:value-type="float">
            <text:p>-7,30</text:p>
          </table:table-cell>
          <table:table-cell/>
          <table:table-cell office:value-type="float" office:value="3.0503492" calcext:value-type="float">
            <text:p>3,05</text:p>
          </table:table-cell>
          <table:table-cell office:value-type="float" office:value="-7.0152435" calcext:value-type="float">
            <text:p>-7,02</text:p>
          </table:table-cell>
          <table:table-cell/>
          <table:table-cell office:value-type="float" office:value="3.050355" calcext:value-type="float">
            <text:p>3,05</text:p>
          </table:table-cell>
          <table:table-cell office:value-type="float" office:value="-4.2666364" calcext:value-type="float">
            <text:p>-4,2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1384809" calcext:value-type="float">
            <text:p>3,14</text:p>
          </table:table-cell>
          <table:table-cell office:value-type="float" office:value="-7.3079739" calcext:value-type="float">
            <text:p>-7,31</text:p>
          </table:table-cell>
          <table:table-cell/>
          <table:table-cell office:value-type="float" office:value="3.0934653" calcext:value-type="float">
            <text:p>3,09</text:p>
          </table:table-cell>
          <table:table-cell office:value-type="float" office:value="-7.3463612" calcext:value-type="float">
            <text:p>-7,35</text:p>
          </table:table-cell>
          <table:table-cell/>
          <table:table-cell office:value-type="float" office:value="3.0725806" calcext:value-type="float">
            <text:p>3,07</text:p>
          </table:table-cell>
          <table:table-cell office:value-type="float" office:value="-7.2440538" calcext:value-type="float">
            <text:p>-7,24</text:p>
          </table:table-cell>
          <table:table-cell/>
          <table:table-cell office:value-type="float" office:value="3.0844669" calcext:value-type="float">
            <text:p>3,08</text:p>
          </table:table-cell>
          <table:table-cell office:value-type="float" office:value="-6.9703002" calcext:value-type="float">
            <text:p>-6,97</text:p>
          </table:table-cell>
          <table:table-cell/>
          <table:table-cell office:value-type="float" office:value="3.0720382" calcext:value-type="float">
            <text:p>3,07</text:p>
          </table:table-cell>
          <table:table-cell office:value-type="float" office:value="-4.3671141" calcext:value-type="float">
            <text:p>-4,3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1792328" calcext:value-type="float">
            <text:p>3,18</text:p>
          </table:table-cell>
          <table:table-cell office:value-type="float" office:value="-7.227623" calcext:value-type="float">
            <text:p>-7,23</text:p>
          </table:table-cell>
          <table:table-cell/>
          <table:table-cell office:value-type="float" office:value="3.100347" calcext:value-type="float">
            <text:p>3,10</text:p>
          </table:table-cell>
          <table:table-cell office:value-type="float" office:value="-7.3325782" calcext:value-type="float">
            <text:p>-7,33</text:p>
          </table:table-cell>
          <table:table-cell/>
          <table:table-cell office:value-type="float" office:value="3.0922718" calcext:value-type="float">
            <text:p>3,09</text:p>
          </table:table-cell>
          <table:table-cell office:value-type="float" office:value="-7.2067194" calcext:value-type="float">
            <text:p>-7,21</text:p>
          </table:table-cell>
          <table:table-cell/>
          <table:table-cell office:value-type="float" office:value="3.1003571" calcext:value-type="float">
            <text:p>3,10</text:p>
          </table:table-cell>
          <table:table-cell office:value-type="float" office:value="-6.9502072" calcext:value-type="float">
            <text:p>-6,95</text:p>
          </table:table-cell>
          <table:table-cell/>
          <table:table-cell office:value-type="float" office:value="3.1003623" calcext:value-type="float">
            <text:p>3,10</text:p>
          </table:table-cell>
          <table:table-cell office:value-type="float" office:value="-4.5096583" calcext:value-type="float">
            <text:p>-4,5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1867223" calcext:value-type="float">
            <text:p>3,19</text:p>
          </table:table-cell>
          <table:table-cell office:value-type="float" office:value="-7.2033834" calcext:value-type="float">
            <text:p>-7,20</text:p>
          </table:table-cell>
          <table:table-cell/>
          <table:table-cell office:value-type="float" office:value="3.1410408" calcext:value-type="float">
            <text:p>3,14</text:p>
          </table:table-cell>
          <table:table-cell office:value-type="float" office:value="-7.1975875" calcext:value-type="float">
            <text:p>-7,20</text:p>
          </table:table-cell>
          <table:table-cell/>
          <table:table-cell office:value-type="float" office:value="3.1201229" calcext:value-type="float">
            <text:p>3,12</text:p>
          </table:table-cell>
          <table:table-cell office:value-type="float" office:value="-7.1184311" calcext:value-type="float">
            <text:p>-7,12</text:p>
          </table:table-cell>
          <table:table-cell/>
          <table:table-cell office:value-type="float" office:value="3.1318839" calcext:value-type="float">
            <text:p>3,13</text:p>
          </table:table-cell>
          <table:table-cell office:value-type="float" office:value="-6.8687105" calcext:value-type="float">
            <text:p>-6,87</text:p>
          </table:table-cell>
          <table:table-cell/>
          <table:table-cell office:value-type="float" office:value="3.1196561" calcext:value-type="float">
            <text:p>3,12</text:p>
          </table:table-cell>
          <table:table-cell office:value-type="float" office:value="-4.5732327" calcext:value-type="float">
            <text:p>-4,5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229233" calcext:value-type="float">
            <text:p>3,23</text:p>
          </table:table-cell>
          <table:table-cell office:value-type="float" office:value="-7.0665483" calcext:value-type="float">
            <text:p>-7,07</text:p>
          </table:table-cell>
          <table:table-cell/>
          <table:table-cell office:value-type="float" office:value="3.1503458" calcext:value-type="float">
            <text:p>3,15</text:p>
          </table:table-cell>
          <table:table-cell office:value-type="float" office:value="-7.1670942" calcext:value-type="float">
            <text:p>-7,17</text:p>
          </table:table-cell>
          <table:table-cell/>
          <table:table-cell office:value-type="float" office:value="3.1422713" calcext:value-type="float">
            <text:p>3,14</text:p>
          </table:table-cell>
          <table:table-cell office:value-type="float" office:value="-7.0487309" calcext:value-type="float">
            <text:p>-7,05</text:p>
          </table:table-cell>
          <table:table-cell/>
          <table:table-cell office:value-type="float" office:value="3.1503561" calcext:value-type="float">
            <text:p>3,15</text:p>
          </table:table-cell>
          <table:table-cell office:value-type="float" office:value="-6.8221102" calcext:value-type="float">
            <text:p>-6,82</text:p>
          </table:table-cell>
          <table:table-cell/>
          <table:table-cell office:value-type="float" office:value="3.1503615" calcext:value-type="float">
            <text:p>3,15</text:p>
          </table:table-cell>
          <table:table-cell office:value-type="float" office:value="-4.6866827" calcext:value-type="float">
            <text:p>-4,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2343643" calcext:value-type="float">
            <text:p>3,23</text:p>
          </table:table-cell>
          <table:table-cell office:value-type="float" office:value="-7.0440125" calcext:value-type="float">
            <text:p>-7,04</text:p>
          </table:table-cell>
          <table:table-cell/>
          <table:table-cell office:value-type="float" office:value="3.1877389" calcext:value-type="float">
            <text:p>3,19</text:p>
          </table:table-cell>
          <table:table-cell office:value-type="float" office:value="-6.9986081" calcext:value-type="float">
            <text:p>-7,00</text:p>
          </table:table-cell>
          <table:table-cell/>
          <table:table-cell office:value-type="float" office:value="3.1667507" calcext:value-type="float">
            <text:p>3,17</text:p>
          </table:table-cell>
          <table:table-cell office:value-type="float" office:value="-6.942728" calcext:value-type="float">
            <text:p>-6,94</text:p>
          </table:table-cell>
          <table:table-cell/>
          <table:table-cell office:value-type="float" office:value="3.1783428" calcext:value-type="float">
            <text:p>3,18</text:p>
          </table:table-cell>
          <table:table-cell office:value-type="float" office:value="-6.7169514" calcext:value-type="float">
            <text:p>-6,72</text:p>
          </table:table-cell>
          <table:table-cell/>
          <table:table-cell office:value-type="float" office:value="3.1663589" calcext:value-type="float">
            <text:p>3,17</text:p>
          </table:table-cell>
          <table:table-cell office:value-type="float" office:value="-4.7189951" calcext:value-type="float">
            <text:p>-4,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2792268" calcext:value-type="float">
            <text:p>3,28</text:p>
          </table:table-cell>
          <table:table-cell office:value-type="float" office:value="-6.8480783" calcext:value-type="float">
            <text:p>-6,85</text:p>
          </table:table-cell>
          <table:table-cell/>
          <table:table-cell office:value-type="float" office:value="3.2003295" calcext:value-type="float">
            <text:p>3,20</text:p>
          </table:table-cell>
          <table:table-cell office:value-type="float" office:value="-6.9425745" calcext:value-type="float">
            <text:p>-6,94</text:p>
          </table:table-cell>
          <table:table-cell/>
          <table:table-cell office:value-type="float" office:value="3.1922612" calcext:value-type="float">
            <text:p>3,19</text:p>
          </table:table-cell>
          <table:table-cell office:value-type="float" office:value="-6.8330402" calcext:value-type="float">
            <text:p>-6,83</text:p>
          </table:table-cell>
          <table:table-cell/>
          <table:table-cell office:value-type="float" office:value="3.2003429" calcext:value-type="float">
            <text:p>3,20</text:p>
          </table:table-cell>
          <table:table-cell office:value-type="float" office:value="-6.6358352" calcext:value-type="float">
            <text:p>-6,64</text:p>
          </table:table-cell>
          <table:table-cell/>
          <table:table-cell office:value-type="float" office:value="3.2003491" calcext:value-type="float">
            <text:p>3,20</text:p>
          </table:table-cell>
          <table:table-cell office:value-type="float" office:value="-4.8009024" calcext:value-type="float">
            <text:p>-4,8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2814994" calcext:value-type="float">
            <text:p>3,28</text:p>
          </table:table-cell>
          <table:table-cell office:value-type="float" office:value="-6.8357673" calcext:value-type="float">
            <text:p>-6,84</text:p>
          </table:table-cell>
          <table:table-cell/>
          <table:table-cell office:value-type="float" office:value="3.2336478" calcext:value-type="float">
            <text:p>3,23</text:p>
          </table:table-cell>
          <table:table-cell office:value-type="float" office:value="-6.7573137" calcext:value-type="float">
            <text:p>-6,76</text:p>
          </table:table-cell>
          <table:table-cell/>
          <table:table-cell office:value-type="float" office:value="3.2126136" calcext:value-type="float">
            <text:p>3,21</text:p>
          </table:table-cell>
          <table:table-cell office:value-type="float" office:value="-6.723938" calcext:value-type="float">
            <text:p>-6,72</text:p>
          </table:table-cell>
          <table:table-cell/>
          <table:table-cell office:value-type="float" office:value="3.2239778" calcext:value-type="float">
            <text:p>3,22</text:p>
          </table:table-cell>
          <table:table-cell office:value-type="float" office:value="-6.522316" calcext:value-type="float">
            <text:p>-6,52</text:p>
          </table:table-cell>
          <table:table-cell/>
          <table:table-cell office:value-type="float" office:value="3.2122726" calcext:value-type="float">
            <text:p>3,21</text:p>
          </table:table-cell>
          <table:table-cell office:value-type="float" office:value="-4.8109474" calcext:value-type="float">
            <text:p>-4,8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3136122" calcext:value-type="float">
            <text:p>3,31</text:p>
          </table:table-cell>
          <table:table-cell office:value-type="float" office:value="-6.6627903" calcext:value-type="float">
            <text:p>-6,66</text:p>
          </table:table-cell>
          <table:table-cell/>
          <table:table-cell office:value-type="float" office:value="3.2502937" calcext:value-type="float">
            <text:p>3,25</text:p>
          </table:table-cell>
          <table:table-cell office:value-type="float" office:value="-6.6659079" calcext:value-type="float">
            <text:p>-6,67</text:p>
          </table:table-cell>
          <table:table-cell/>
          <table:table-cell office:value-type="float" office:value="3.2422388" calcext:value-type="float">
            <text:p>3,24</text:p>
          </table:table-cell>
          <table:table-cell office:value-type="float" office:value="-6.566236" calcext:value-type="float">
            <text:p>-6,57</text:p>
          </table:table-cell>
          <table:table-cell/>
          <table:table-cell office:value-type="float" office:value="3.2503138" calcext:value-type="float">
            <text:p>3,25</text:p>
          </table:table-cell>
          <table:table-cell office:value-type="float" office:value="-6.3978424" calcext:value-type="float">
            <text:p>-6,40</text:p>
          </table:table-cell>
          <table:table-cell/>
          <table:table-cell office:value-type="float" office:value="3.2503214" calcext:value-type="float">
            <text:p>3,25</text:p>
          </table:table-cell>
          <table:table-cell office:value-type="float" office:value="-4.8570542" calcext:value-type="float">
            <text:p>-4,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3283336" calcext:value-type="float">
            <text:p>3,33</text:p>
          </table:table-cell>
          <table:table-cell office:value-type="float" office:value="-6.5835152" calcext:value-type="float">
            <text:p>-6,58</text:p>
          </table:table-cell>
          <table:table-cell/>
          <table:table-cell office:value-type="float" office:value="3.2788587" calcext:value-type="float">
            <text:p>3,28</text:p>
          </table:table-cell>
          <table:table-cell office:value-type="float" office:value="-6.4814839" calcext:value-type="float">
            <text:p>-6,48</text:p>
          </table:table-cell>
          <table:table-cell/>
          <table:table-cell office:value-type="float" office:value="3.2578626" calcext:value-type="float">
            <text:p>3,26</text:p>
          </table:table-cell>
          <table:table-cell office:value-type="float" office:value="-6.4687858" calcext:value-type="float">
            <text:p>-6,47</text:p>
          </table:table-cell>
          <table:table-cell/>
          <table:table-cell office:value-type="float" office:value="3.2689238" calcext:value-type="float">
            <text:p>3,27</text:p>
          </table:table-cell>
          <table:table-cell office:value-type="float" office:value="-6.2918096" calcext:value-type="float">
            <text:p>-6,29</text:p>
          </table:table-cell>
          <table:table-cell/>
          <table:table-cell office:value-type="float" office:value="3.2575254" calcext:value-type="float">
            <text:p>3,26</text:p>
          </table:table-cell>
          <table:table-cell office:value-type="float" office:value="-4.8555393" calcext:value-type="float">
            <text:p>-4,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3292129" calcext:value-type="float">
            <text:p>3,33</text:p>
          </table:table-cell>
          <table:table-cell office:value-type="float" office:value="-6.5788083" calcext:value-type="float">
            <text:p>-6,58</text:p>
          </table:table-cell>
          <table:table-cell/>
          <table:table-cell office:value-type="float" office:value="3.3002348" calcext:value-type="float">
            <text:p>3,30</text:p>
          </table:table-cell>
          <table:table-cell office:value-type="float" office:value="-6.3452024" calcext:value-type="float">
            <text:p>-6,35</text:p>
          </table:table-cell>
          <table:table-cell/>
          <table:table-cell office:value-type="float" office:value="3.2922025" calcext:value-type="float">
            <text:p>3,29</text:p>
          </table:table-cell>
          <table:table-cell office:value-type="float" office:value="-6.2560878" calcext:value-type="float">
            <text:p>-6,26</text:p>
          </table:table-cell>
          <table:table-cell/>
          <table:table-cell office:value-type="float" office:value="3.3002663" calcext:value-type="float">
            <text:p>3,30</text:p>
          </table:table-cell>
          <table:table-cell office:value-type="float" office:value="-6.1157699" calcext:value-type="float">
            <text:p>-6,12</text:p>
          </table:table-cell>
          <table:table-cell/>
          <table:table-cell office:value-type="float" office:value="3.300277" calcext:value-type="float">
            <text:p>3,30</text:p>
          </table:table-cell>
          <table:table-cell office:value-type="float" office:value="-4.8610444" calcext:value-type="float">
            <text:p>-4,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3750744" calcext:value-type="float">
            <text:p>3,38</text:p>
          </table:table-cell>
          <table:table-cell office:value-type="float" office:value="-6.2921009" calcext:value-type="float">
            <text:p>-6,29</text:p>
          </table:table-cell>
          <table:table-cell/>
          <table:table-cell office:value-type="float" office:value="3.3234615" calcext:value-type="float">
            <text:p>3,32</text:p>
          </table:table-cell>
          <table:table-cell office:value-type="float" office:value="-6.1784773" calcext:value-type="float">
            <text:p>-6,18</text:p>
          </table:table-cell>
          <table:table-cell/>
          <table:table-cell office:value-type="float" office:value="3.3026426" calcext:value-type="float">
            <text:p>3,30</text:p>
          </table:table-cell>
          <table:table-cell office:value-type="float" office:value="-6.1835814" calcext:value-type="float">
            <text:p>-6,18</text:p>
          </table:table-cell>
          <table:table-cell/>
          <table:table-cell office:value-type="float" office:value="3.3133116" calcext:value-type="float">
            <text:p>3,31</text:p>
          </table:table-cell>
          <table:table-cell office:value-type="float" office:value="-6.0319505" calcext:value-type="float">
            <text:p>-6,03</text:p>
          </table:table-cell>
          <table:table-cell/>
          <table:table-cell office:value-type="float" office:value="3.3022411" calcext:value-type="float">
            <text:p>3,30</text:p>
          </table:table-cell>
          <table:table-cell office:value-type="float" office:value="-4.8588462" calcext:value-type="float">
            <text:p>-4,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3791897" calcext:value-type="float">
            <text:p>3,38</text:p>
          </table:table-cell>
          <table:table-cell office:value-type="float" office:value="-6.2665272" calcext:value-type="float">
            <text:p>-6,27</text:p>
          </table:table-cell>
          <table:table-cell/>
          <table:table-cell office:value-type="float" office:value="3.3501487" calcext:value-type="float">
            <text:p>3,35</text:p>
          </table:table-cell>
          <table:table-cell office:value-type="float" office:value="-5.9893231" calcext:value-type="float">
            <text:p>-5,99</text:p>
          </table:table-cell>
          <table:table-cell/>
          <table:table-cell office:value-type="float" office:value="3.3421512" calcext:value-type="float">
            <text:p>3,34</text:p>
          </table:table-cell>
          <table:table-cell office:value-type="float" office:value="-5.9111075" calcext:value-type="float">
            <text:p>-5,91</text:p>
          </table:table-cell>
          <table:table-cell/>
          <table:table-cell office:value-type="float" office:value="3.3501985" calcext:value-type="float">
            <text:p>3,35</text:p>
          </table:table-cell>
          <table:table-cell office:value-type="float" office:value="-5.7980037" calcext:value-type="float">
            <text:p>-5,80</text:p>
          </table:table-cell>
          <table:table-cell/>
          <table:table-cell office:value-type="float" office:value="3.3171685" calcext:value-type="float">
            <text:p>3,32</text:p>
          </table:table-cell>
          <table:table-cell office:value-type="float" office:value="-4.8466206" calcext:value-type="float">
            <text:p>-4,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4215074" calcext:value-type="float">
            <text:p>3,42</text:p>
          </table:table-cell>
          <table:table-cell office:value-type="float" office:value="-5.9724088" calcext:value-type="float">
            <text:p>-5,97</text:p>
          </table:table-cell>
          <table:table-cell/>
          <table:table-cell office:value-type="float" office:value="3.3675444" calcext:value-type="float">
            <text:p>3,37</text:p>
          </table:table-cell>
          <table:table-cell office:value-type="float" office:value="-5.8550487" calcext:value-type="float">
            <text:p>-5,86</text:p>
          </table:table-cell>
          <table:table-cell/>
          <table:table-cell office:value-type="float" office:value="3.3470862" calcext:value-type="float">
            <text:p>3,35</text:p>
          </table:table-cell>
          <table:table-cell office:value-type="float" office:value="-5.8742075" calcext:value-type="float">
            <text:p>-5,87</text:p>
          </table:table-cell>
          <table:table-cell/>
          <table:table-cell office:value-type="float" office:value="3.3572636" calcext:value-type="float">
            <text:p>3,36</text:p>
          </table:table-cell>
          <table:table-cell office:value-type="float" office:value="-5.748693" calcext:value-type="float">
            <text:p>-5,75</text:p>
          </table:table-cell>
          <table:table-cell/>
          <table:table-cell office:value-type="float" office:value="3.3455987" calcext:value-type="float">
            <text:p>3,35</text:p>
          </table:table-cell>
          <table:table-cell office:value-type="float" office:value="-4.823926" calcext:value-type="float">
            <text:p>-4,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4291568" calcext:value-type="float">
            <text:p>3,43</text:p>
          </table:table-cell>
          <table:table-cell office:value-type="float" office:value="-5.9195614" calcext:value-type="float">
            <text:p>-5,92</text:p>
          </table:table-cell>
          <table:table-cell/>
          <table:table-cell office:value-type="float" office:value="3.4000332" calcext:value-type="float">
            <text:p>3,40</text:p>
          </table:table-cell>
          <table:table-cell office:value-type="float" office:value="-5.6074314" calcext:value-type="float">
            <text:p>-5,61</text:p>
          </table:table-cell>
          <table:table-cell/>
          <table:table-cell office:value-type="float" office:value="3.3850107" calcext:value-type="float">
            <text:p>3,39</text:p>
          </table:table-cell>
          <table:table-cell office:value-type="float" office:value="-5.5926266" calcext:value-type="float">
            <text:p>-5,59</text:p>
          </table:table-cell>
          <table:table-cell/>
          <table:table-cell office:value-type="float" office:value="3.4001083" calcext:value-type="float">
            <text:p>3,40</text:p>
          </table:table-cell>
          <table:table-cell office:value-type="float" office:value="-5.4532332" calcext:value-type="float">
            <text:p>-5,45</text:p>
          </table:table-cell>
          <table:table-cell/>
          <table:table-cell office:value-type="float" office:value="3.3502138" calcext:value-type="float">
            <text:p>3,35</text:p>
          </table:table-cell>
          <table:table-cell office:value-type="float" office:value="-4.8215513" calcext:value-type="float">
            <text:p>-4,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4677005" calcext:value-type="float">
            <text:p>3,47</text:p>
          </table:table-cell>
          <table:table-cell office:value-type="float" office:value="-5.6314683" calcext:value-type="float">
            <text:p>-5,63</text:p>
          </table:table-cell>
          <table:table-cell/>
          <table:table-cell office:value-type="float" office:value="3.4111922" calcext:value-type="float">
            <text:p>3,41</text:p>
          </table:table-cell>
          <table:table-cell office:value-type="float" office:value="-5.5172677" calcext:value-type="float">
            <text:p>-5,52</text:p>
          </table:table-cell>
          <table:table-cell/>
          <table:table-cell office:value-type="float" office:value="3.3912396" calcext:value-type="float">
            <text:p>3,39</text:p>
          </table:table-cell>
          <table:table-cell office:value-type="float" office:value="-5.5463748" calcext:value-type="float">
            <text:p>-5,55</text:p>
          </table:table-cell>
          <table:table-cell/>
          <table:table-cell office:value-type="float" office:value="3.4008925" calcext:value-type="float">
            <text:p>3,40</text:p>
          </table:table-cell>
          <table:table-cell office:value-type="float" office:value="-5.4474616" calcext:value-type="float">
            <text:p>-5,45</text:p>
          </table:table-cell>
          <table:table-cell/>
          <table:table-cell office:value-type="float" office:value="3.3881285" calcext:value-type="float">
            <text:p>3,39</text:p>
          </table:table-cell>
          <table:table-cell office:value-type="float" office:value="-4.7615614" calcext:value-type="float">
            <text:p>-4,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4791129" calcext:value-type="float">
            <text:p>3,48</text:p>
          </table:table-cell>
          <table:table-cell office:value-type="float" office:value="-5.5466681" calcext:value-type="float">
            <text:p>-5,55</text:p>
          </table:table-cell>
          <table:table-cell/>
          <table:table-cell office:value-type="float" office:value="3.4498861" calcext:value-type="float">
            <text:p>3,45</text:p>
          </table:table-cell>
          <table:table-cell office:value-type="float" office:value="-5.2085514" calcext:value-type="float">
            <text:p>-5,21</text:p>
          </table:table-cell>
          <table:table-cell/>
          <table:table-cell office:value-type="float" office:value="3.3920834" calcext:value-type="float">
            <text:p>3,39</text:p>
          </table:table-cell>
          <table:table-cell office:value-type="float" office:value="-5.5401478" calcext:value-type="float">
            <text:p>-5,54</text:p>
          </table:table-cell>
          <table:table-cell/>
          <table:table-cell office:value-type="float" office:value="3.4058979" calcext:value-type="float">
            <text:p>3,41</text:p>
          </table:table-cell>
          <table:table-cell office:value-type="float" office:value="-5.4110289" calcext:value-type="float">
            <text:p>-5,41</text:p>
          </table:table-cell>
          <table:table-cell/>
          <table:table-cell office:value-type="float" office:value="3.4001315" calcext:value-type="float">
            <text:p>3,40</text:p>
          </table:table-cell>
          <table:table-cell office:value-type="float" office:value="-4.7454205" calcext:value-type="float">
            <text:p>-4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5137181" calcext:value-type="float">
            <text:p>3,51</text:p>
          </table:table-cell>
          <table:table-cell office:value-type="float" office:value="-5.2758632" calcext:value-type="float">
            <text:p>-5,28</text:p>
          </table:table-cell>
          <table:table-cell/>
          <table:table-cell office:value-type="float" office:value="3.454484" calcext:value-type="float">
            <text:p>3,45</text:p>
          </table:table-cell>
          <table:table-cell office:value-type="float" office:value="-5.170526" calcext:value-type="float">
            <text:p>-5,17</text:p>
          </table:table-cell>
          <table:table-cell/>
          <table:table-cell office:value-type="float" office:value="3.434778" calcext:value-type="float">
            <text:p>3,43</text:p>
          </table:table-cell>
          <table:table-cell office:value-type="float" office:value="-5.2079487" calcext:value-type="float">
            <text:p>-5,21</text:p>
          </table:table-cell>
          <table:table-cell/>
          <table:table-cell office:value-type="float" office:value="3.4429178" calcext:value-type="float">
            <text:p>3,44</text:p>
          </table:table-cell>
          <table:table-cell office:value-type="float" office:value="-5.1416736" calcext:value-type="float">
            <text:p>-5,14</text:p>
          </table:table-cell>
          <table:table-cell/>
          <table:table-cell office:value-type="float" office:value="3.430481" calcext:value-type="float">
            <text:p>3,43</text:p>
          </table:table-cell>
          <table:table-cell office:value-type="float" office:value="-4.6782761" calcext:value-type="float">
            <text:p>-4,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5290585" calcext:value-type="float">
            <text:p>3,53</text:p>
          </table:table-cell>
          <table:table-cell office:value-type="float" office:value="-5.1565127" calcext:value-type="float">
            <text:p>-5,16</text:p>
          </table:table-cell>
          <table:table-cell/>
          <table:table-cell office:value-type="float" office:value="3.483119" calcext:value-type="float">
            <text:p>3,48</text:p>
          </table:table-cell>
          <table:table-cell office:value-type="float" office:value="-4.9366684" calcext:value-type="float">
            <text:p>-4,94</text:p>
          </table:table-cell>
          <table:table-cell/>
          <table:table-cell office:value-type="float" office:value="3.4420004" calcext:value-type="float">
            <text:p>3,44</text:p>
          </table:table-cell>
          <table:table-cell office:value-type="float" office:value="-5.1520996" calcext:value-type="float">
            <text:p>-5,15</text:p>
          </table:table-cell>
          <table:table-cell/>
          <table:table-cell office:value-type="float" office:value="3.4499991" calcext:value-type="float">
            <text:p>3,45</text:p>
          </table:table-cell>
          <table:table-cell office:value-type="float" office:value="-5.0906129" calcext:value-type="float">
            <text:p>-5,09</text:p>
          </table:table-cell>
          <table:table-cell/>
          <table:table-cell office:value-type="float" office:value="3.4500301" calcext:value-type="float">
            <text:p>3,45</text:p>
          </table:table-cell>
          <table:table-cell office:value-type="float" office:value="-4.6386642" calcext:value-type="float">
            <text:p>-4,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5596194" calcext:value-type="float">
            <text:p>3,56</text:p>
          </table:table-cell>
          <table:table-cell office:value-type="float" office:value="-4.9116569" calcext:value-type="float">
            <text:p>-4,91</text:p>
          </table:table-cell>
          <table:table-cell/>
          <table:table-cell office:value-type="float" office:value="3.4968061" calcext:value-type="float">
            <text:p>3,50</text:p>
          </table:table-cell>
          <table:table-cell office:value-type="float" office:value="-4.824842" calcext:value-type="float">
            <text:p>-4,82</text:p>
          </table:table-cell>
          <table:table-cell/>
          <table:table-cell office:value-type="float" office:value="3.4782369" calcext:value-type="float">
            <text:p>3,48</text:p>
          </table:table-cell>
          <table:table-cell office:value-type="float" office:value="-4.8632421" calcext:value-type="float">
            <text:p>-4,86</text:p>
          </table:table-cell>
          <table:table-cell/>
          <table:table-cell office:value-type="float" office:value="3.4846869" calcext:value-type="float">
            <text:p>3,48</text:p>
          </table:table-cell>
          <table:table-cell office:value-type="float" office:value="-4.8306437" calcext:value-type="float">
            <text:p>-4,83</text:p>
          </table:table-cell>
          <table:table-cell/>
          <table:table-cell office:value-type="float" office:value="3.4727733" calcext:value-type="float">
            <text:p>3,47</text:p>
          </table:table-cell>
          <table:table-cell office:value-type="float" office:value="-4.5774431" calcext:value-type="float">
            <text:p>-4,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5789936" calcext:value-type="float">
            <text:p>3,58</text:p>
          </table:table-cell>
          <table:table-cell office:value-type="float" office:value="-4.7573223" calcext:value-type="float">
            <text:p>-4,76</text:p>
          </table:table-cell>
          <table:table-cell/>
          <table:table-cell office:value-type="float" office:value="3.4997084" calcext:value-type="float">
            <text:p>3,50</text:p>
          </table:table-cell>
          <table:table-cell office:value-type="float" office:value="-4.8013391" calcext:value-type="float">
            <text:p>-4,80</text:p>
          </table:table-cell>
          <table:table-cell/>
          <table:table-cell office:value-type="float" office:value="3.4919019" calcext:value-type="float">
            <text:p>3,49</text:p>
          </table:table-cell>
          <table:table-cell office:value-type="float" office:value="-4.7549801" calcext:value-type="float">
            <text:p>-4,75</text:p>
          </table:table-cell>
          <table:table-cell/>
          <table:table-cell office:value-type="float" office:value="3.4998698" calcext:value-type="float">
            <text:p>3,50</text:p>
          </table:table-cell>
          <table:table-cell office:value-type="float" office:value="-4.7177882" calcext:value-type="float">
            <text:p>-4,72</text:p>
          </table:table-cell>
          <table:table-cell/>
          <table:table-cell office:value-type="float" office:value="3.4999104" calcext:value-type="float">
            <text:p>3,50</text:p>
          </table:table-cell>
          <table:table-cell office:value-type="float" office:value="-4.5079689" calcext:value-type="float">
            <text:p>-4,5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6054575" calcext:value-type="float">
            <text:p>3,61</text:p>
          </table:table-cell>
          <table:table-cell office:value-type="float" office:value="-4.544342" calcext:value-type="float">
            <text:p>-4,54</text:p>
          </table:table-cell>
          <table:table-cell/>
          <table:table-cell office:value-type="float" office:value="3.5375619" calcext:value-type="float">
            <text:p>3,54</text:p>
          </table:table-cell>
          <table:table-cell office:value-type="float" office:value="-4.490715" calcext:value-type="float">
            <text:p>-4,49</text:p>
          </table:table-cell>
          <table:table-cell/>
          <table:table-cell office:value-type="float" office:value="3.5217052" calcext:value-type="float">
            <text:p>3,52</text:p>
          </table:table-cell>
          <table:table-cell office:value-type="float" office:value="-4.5162268" calcext:value-type="float">
            <text:p>-4,52</text:p>
          </table:table-cell>
          <table:table-cell/>
          <table:table-cell office:value-type="float" office:value="3.5264983" calcext:value-type="float">
            <text:p>3,53</text:p>
          </table:table-cell>
          <table:table-cell office:value-type="float" office:value="-4.5163984" calcext:value-type="float">
            <text:p>-4,52</text:p>
          </table:table-cell>
          <table:table-cell/>
          <table:table-cell office:value-type="float" office:value="3.5151026" calcext:value-type="float">
            <text:p>3,52</text:p>
          </table:table-cell>
          <table:table-cell office:value-type="float" office:value="-4.4619427" calcext:value-type="float">
            <text:p>-4,4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6289177" calcext:value-type="float">
            <text:p>3,63</text:p>
          </table:table-cell>
          <table:table-cell office:value-type="float" office:value="-4.3566103" calcext:value-type="float">
            <text:p>-4,36</text:p>
          </table:table-cell>
          <table:table-cell/>
          <table:table-cell office:value-type="float" office:value="3.5495071" calcext:value-type="float">
            <text:p>3,55</text:p>
          </table:table-cell>
          <table:table-cell office:value-type="float" office:value="-4.3935575" calcext:value-type="float">
            <text:p>-4,39</text:p>
          </table:table-cell>
          <table:table-cell/>
          <table:table-cell office:value-type="float" office:value="3.5417886" calcext:value-type="float">
            <text:p>3,54</text:p>
          </table:table-cell>
          <table:table-cell office:value-type="float" office:value="-4.3563156" calcext:value-type="float">
            <text:p>-4,36</text:p>
          </table:table-cell>
          <table:table-cell/>
          <table:table-cell office:value-type="float" office:value="3.5497217" calcext:value-type="float">
            <text:p>3,55</text:p>
          </table:table-cell>
          <table:table-cell office:value-type="float" office:value="-4.3420753" calcext:value-type="float">
            <text:p>-4,34</text:p>
          </table:table-cell>
          <table:table-cell/>
          <table:table-cell office:value-type="float" office:value="3.5497732" calcext:value-type="float">
            <text:p>3,55</text:p>
          </table:table-cell>
          <table:table-cell office:value-type="float" office:value="-4.3595409" calcext:value-type="float">
            <text:p>-4,3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6512802" calcext:value-type="float">
            <text:p>3,65</text:p>
          </table:table-cell>
          <table:table-cell office:value-type="float" office:value="-4.1788125" calcext:value-type="float">
            <text:p>-4,18</text:p>
          </table:table-cell>
          <table:table-cell/>
          <table:table-cell office:value-type="float" office:value="3.5783315" calcext:value-type="float">
            <text:p>3,58</text:p>
          </table:table-cell>
          <table:table-cell office:value-type="float" office:value="-4.1598935" calcext:value-type="float">
            <text:p>-4,16</text:p>
          </table:table-cell>
          <table:table-cell/>
          <table:table-cell office:value-type="float" office:value="3.5652542" calcext:value-type="float">
            <text:p>3,57</text:p>
          </table:table-cell>
          <table:table-cell office:value-type="float" office:value="-4.1705265" calcext:value-type="float">
            <text:p>-4,17</text:p>
          </table:table-cell>
          <table:table-cell/>
          <table:table-cell office:value-type="float" office:value="3.5684333" calcext:value-type="float">
            <text:p>3,57</text:p>
          </table:table-cell>
          <table:table-cell office:value-type="float" office:value="-4.2017579" calcext:value-type="float">
            <text:p>-4,20</text:p>
          </table:table-cell>
          <table:table-cell/>
          <table:table-cell office:value-type="float" office:value="3.5575459" calcext:value-type="float">
            <text:p>3,56</text:p>
          </table:table-cell>
          <table:table-cell office:value-type="float" office:value="-4.3343644" calcext:value-type="float">
            <text:p>-4,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6788321" calcext:value-type="float">
            <text:p>3,68</text:p>
          </table:table-cell>
          <table:table-cell office:value-type="float" office:value="-3.9609852" calcext:value-type="float">
            <text:p>-3,96</text:p>
          </table:table-cell>
          <table:table-cell/>
          <table:table-cell office:value-type="float" office:value="3.599278" calcext:value-type="float">
            <text:p>3,60</text:p>
          </table:table-cell>
          <table:table-cell office:value-type="float" office:value="-3.9916" calcext:value-type="float">
            <text:p>-3,99</text:p>
          </table:table-cell>
          <table:table-cell/>
          <table:table-cell office:value-type="float" office:value="3.5916617" calcext:value-type="float">
            <text:p>3,59</text:p>
          </table:table-cell>
          <table:table-cell office:value-type="float" office:value="-3.9627125" calcext:value-type="float">
            <text:p>-3,96</text:p>
          </table:table-cell>
          <table:table-cell/>
          <table:table-cell office:value-type="float" office:value="3.5995557" calcext:value-type="float">
            <text:p>3,60</text:p>
          </table:table-cell>
          <table:table-cell office:value-type="float" office:value="-3.9699655" calcext:value-type="float">
            <text:p>-3,97</text:p>
          </table:table-cell>
          <table:table-cell/>
          <table:table-cell office:value-type="float" office:value="3.5996194" calcext:value-type="float">
            <text:p>3,60</text:p>
          </table:table-cell>
          <table:table-cell office:value-type="float" office:value="-4.1989622" calcext:value-type="float">
            <text:p>-4,2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6971259" calcext:value-type="float">
            <text:p>3,70</text:p>
          </table:table-cell>
          <table:table-cell office:value-type="float" office:value="-3.8193717" calcext:value-type="float">
            <text:p>-3,82</text:p>
          </table:table-cell>
          <table:table-cell/>
          <table:table-cell office:value-type="float" office:value="3.6191888" calcext:value-type="float">
            <text:p>3,62</text:p>
          </table:table-cell>
          <table:table-cell office:value-type="float" office:value="-3.8344629" calcext:value-type="float">
            <text:p>-3,83</text:p>
          </table:table-cell>
          <table:table-cell/>
          <table:table-cell office:value-type="float" office:value="3.6089411" calcext:value-type="float">
            <text:p>3,61</text:p>
          </table:table-cell>
          <table:table-cell office:value-type="float" office:value="-3.8294687" calcext:value-type="float">
            <text:p>-3,83</text:p>
          </table:table-cell>
          <table:table-cell/>
          <table:table-cell office:value-type="float" office:value="3.6105552" calcext:value-type="float">
            <text:p>3,61</text:p>
          </table:table-cell>
          <table:table-cell office:value-type="float" office:value="-3.8894236" calcext:value-type="float">
            <text:p>-3,89</text:p>
          </table:table-cell>
          <table:table-cell/>
          <table:table-cell office:value-type="float" office:value="3.6001616" calcext:value-type="float">
            <text:p>3,60</text:p>
          </table:table-cell>
          <table:table-cell office:value-type="float" office:value="-4.1971531" calcext:value-type="float">
            <text:p>-4,2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7287371" calcext:value-type="float">
            <text:p>3,73</text:p>
          </table:table-cell>
          <table:table-cell office:value-type="float" office:value="-3.5760355" calcext:value-type="float">
            <text:p>-3,58</text:p>
          </table:table-cell>
          <table:table-cell/>
          <table:table-cell office:value-type="float" office:value="3.6490226" calcext:value-type="float">
            <text:p>3,65</text:p>
          </table:table-cell>
          <table:table-cell office:value-type="float" office:value="-3.6011095" calcext:value-type="float">
            <text:p>-3,60</text:p>
          </table:table-cell>
          <table:table-cell/>
          <table:table-cell office:value-type="float" office:value="3.6415224" calcext:value-type="float">
            <text:p>3,64</text:p>
          </table:table-cell>
          <table:table-cell office:value-type="float" office:value="-3.5797474" calcext:value-type="float">
            <text:p>-3,58</text:p>
          </table:table-cell>
          <table:table-cell/>
          <table:table-cell office:value-type="float" office:value="3.6493728" calcext:value-type="float">
            <text:p>3,65</text:p>
          </table:table-cell>
          <table:table-cell office:value-type="float" office:value="-3.60694" calcext:value-type="float">
            <text:p>-3,61</text:p>
          </table:table-cell>
          <table:table-cell/>
          <table:table-cell office:value-type="float" office:value="3.603282" calcext:value-type="float">
            <text:p>3,60</text:p>
          </table:table-cell>
          <table:table-cell office:value-type="float" office:value="-4.1866398" calcext:value-type="float">
            <text:p>-4,1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7430289" calcext:value-type="float">
            <text:p>3,74</text:p>
          </table:table-cell>
          <table:table-cell office:value-type="float" office:value="-3.4697101" calcext:value-type="float">
            <text:p>-3,47</text:p>
          </table:table-cell>
          <table:table-cell/>
          <table:table-cell office:value-type="float" office:value="3.660192" calcext:value-type="float">
            <text:p>3,66</text:p>
          </table:table-cell>
          <table:table-cell office:value-type="float" office:value="-3.5163956" calcext:value-type="float">
            <text:p>-3,52</text:p>
          </table:table-cell>
          <table:table-cell/>
          <table:table-cell office:value-type="float" office:value="3.652808" calcext:value-type="float">
            <text:p>3,65</text:p>
          </table:table-cell>
          <table:table-cell office:value-type="float" office:value="-3.4960854" calcext:value-type="float">
            <text:p>-3,50</text:p>
          </table:table-cell>
          <table:table-cell/>
          <table:table-cell office:value-type="float" office:value="3.6529109" calcext:value-type="float">
            <text:p>3,65</text:p>
          </table:table-cell>
          <table:table-cell office:value-type="float" office:value="-3.5819843" calcext:value-type="float">
            <text:p>-3,58</text:p>
          </table:table-cell>
          <table:table-cell/>
          <table:table-cell office:value-type="float" office:value="3.6422927" calcext:value-type="float">
            <text:p>3,64</text:p>
          </table:table-cell>
          <table:table-cell office:value-type="float" office:value="-4.0591459" calcext:value-type="float">
            <text:p>-4,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7786334" calcext:value-type="float">
            <text:p>3,78</text:p>
          </table:table-cell>
          <table:table-cell office:value-type="float" office:value="-3.2062941" calcext:value-type="float">
            <text:p>-3,21</text:p>
          </table:table-cell>
          <table:table-cell/>
          <table:table-cell office:value-type="float" office:value="3.6987431" calcext:value-type="float">
            <text:p>3,70</text:p>
          </table:table-cell>
          <table:table-cell office:value-type="float" office:value="-3.2266128" calcext:value-type="float">
            <text:p>-3,23</text:p>
          </table:table-cell>
          <table:table-cell/>
          <table:table-cell office:value-type="float" office:value="3.6913717" calcext:value-type="float">
            <text:p>3,69</text:p>
          </table:table-cell>
          <table:table-cell office:value-type="float" office:value="-3.2119324" calcext:value-type="float">
            <text:p>-3,21</text:p>
          </table:table-cell>
          <table:table-cell/>
          <table:table-cell office:value-type="float" office:value="3.6731973" calcext:value-type="float">
            <text:p>3,67</text:p>
          </table:table-cell>
          <table:table-cell office:value-type="float" office:value="-3.4396734" calcext:value-type="float">
            <text:p>-3,44</text:p>
          </table:table-cell>
          <table:table-cell/>
          <table:table-cell office:value-type="float" office:value="3.6494508" calcext:value-type="float">
            <text:p>3,65</text:p>
          </table:table-cell>
          <table:table-cell office:value-type="float" office:value="-4.0355248" calcext:value-type="float">
            <text:p>-4,0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7890143" calcext:value-type="float">
            <text:p>3,79</text:p>
          </table:table-cell>
          <table:table-cell office:value-type="float" office:value="-3.1329255" calcext:value-type="float">
            <text:p>-3,13</text:p>
          </table:table-cell>
          <table:table-cell/>
          <table:table-cell office:value-type="float" office:value="3.7013865" calcext:value-type="float">
            <text:p>3,70</text:p>
          </table:table-cell>
          <table:table-cell office:value-type="float" office:value="-3.2075639" calcext:value-type="float">
            <text:p>-3,21</text:p>
          </table:table-cell>
          <table:table-cell/>
          <table:table-cell office:value-type="float" office:value="3.6968851" calcext:value-type="float">
            <text:p>3,70</text:p>
          </table:table-cell>
          <table:table-cell office:value-type="float" office:value="-3.1730931" calcext:value-type="float">
            <text:p>-3,17</text:p>
          </table:table-cell>
          <table:table-cell/>
          <table:table-cell office:value-type="float" office:value="3.6951308" calcext:value-type="float">
            <text:p>3,70</text:p>
          </table:table-cell>
          <table:table-cell office:value-type="float" office:value="-3.2859554" calcext:value-type="float">
            <text:p>-3,29</text:p>
          </table:table-cell>
          <table:table-cell/>
          <table:table-cell office:value-type="float" office:value="3.6846235" calcext:value-type="float">
            <text:p>3,68</text:p>
          </table:table-cell>
          <table:table-cell office:value-type="float" office:value="-3.9191978" calcext:value-type="float">
            <text:p>-3,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8285217" calcext:value-type="float">
            <text:p>3,83</text:p>
          </table:table-cell>
          <table:table-cell office:value-type="float" office:value="-2.855267" calcext:value-type="float">
            <text:p>-2,86</text:p>
          </table:table-cell>
          <table:table-cell/>
          <table:table-cell office:value-type="float" office:value="3.7140756" calcext:value-type="float">
            <text:p>3,71</text:p>
          </table:table-cell>
          <table:table-cell office:value-type="float" office:value="-3.1169529" calcext:value-type="float">
            <text:p>-3,12</text:p>
          </table:table-cell>
          <table:table-cell/>
          <table:table-cell office:value-type="float" office:value="3.7410433" calcext:value-type="float">
            <text:p>3,74</text:p>
          </table:table-cell>
          <table:table-cell office:value-type="float" office:value="-2.8639131" calcext:value-type="float">
            <text:p>-2,86</text:p>
          </table:table-cell>
          <table:table-cell/>
          <table:table-cell office:value-type="float" office:value="3.6991758" calcext:value-type="float">
            <text:p>3,70</text:p>
          </table:table-cell>
          <table:table-cell office:value-type="float" office:value="-3.2577353" calcext:value-type="float">
            <text:p>-3,26</text:p>
          </table:table-cell>
          <table:table-cell/>
          <table:table-cell office:value-type="float" office:value="3.6992691" calcext:value-type="float">
            <text:p>3,70</text:p>
          </table:table-cell>
          <table:table-cell office:value-type="float" office:value="-3.8694992" calcext:value-type="float">
            <text:p>-3,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8351038" calcext:value-type="float">
            <text:p>3,84</text:p>
          </table:table-cell>
          <table:table-cell office:value-type="float" office:value="-2.8115358" calcext:value-type="float">
            <text:p>-2,81</text:p>
          </table:table-cell>
          <table:table-cell/>
          <table:table-cell office:value-type="float" office:value="3.741724" calcext:value-type="float">
            <text:p>3,74</text:p>
          </table:table-cell>
          <table:table-cell office:value-type="float" office:value="-2.9193099" calcext:value-type="float">
            <text:p>-2,92</text:p>
          </table:table-cell>
          <table:table-cell/>
          <table:table-cell office:value-type="float" office:value="3.7411931" calcext:value-type="float">
            <text:p>3,74</text:p>
          </table:table-cell>
          <table:table-cell office:value-type="float" office:value="-2.8628647" calcext:value-type="float">
            <text:p>-2,86</text:p>
          </table:table-cell>
          <table:table-cell/>
          <table:table-cell office:value-type="float" office:value="3.7372713" calcext:value-type="float">
            <text:p>3,74</text:p>
          </table:table-cell>
          <table:table-cell office:value-type="float" office:value="-3.0034699" calcext:value-type="float">
            <text:p>-3,00</text:p>
          </table:table-cell>
          <table:table-cell/>
          <table:table-cell office:value-type="float" office:value="3.7272439" calcext:value-type="float">
            <text:p>3,73</text:p>
          </table:table-cell>
          <table:table-cell office:value-type="float" office:value="-3.7780299" calcext:value-type="float">
            <text:p>-3,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8784034" calcext:value-type="float">
            <text:p>3,88</text:p>
          </table:table-cell>
          <table:table-cell office:value-type="float" office:value="-2.5255098" calcext:value-type="float">
            <text:p>-2,53</text:p>
          </table:table-cell>
          <table:table-cell/>
          <table:table-cell office:value-type="float" office:value="3.7484531" calcext:value-type="float">
            <text:p>3,75</text:p>
          </table:table-cell>
          <table:table-cell office:value-type="float" office:value="-2.8715599" calcext:value-type="float">
            <text:p>-2,87</text:p>
          </table:table-cell>
          <table:table-cell/>
          <table:table-cell office:value-type="float" office:value="3.7412109" calcext:value-type="float">
            <text:p>3,74</text:p>
          </table:table-cell>
          <table:table-cell office:value-type="float" office:value="-2.8627408" calcext:value-type="float">
            <text:p>-2,86</text:p>
          </table:table-cell>
          <table:table-cell/>
          <table:table-cell office:value-type="float" office:value="3.7489653" calcext:value-type="float">
            <text:p>3,75</text:p>
          </table:table-cell>
          <table:table-cell office:value-type="float" office:value="-2.9257107" calcext:value-type="float">
            <text:p>-2,93</text:p>
          </table:table-cell>
          <table:table-cell/>
          <table:table-cell office:value-type="float" office:value="3.7490754" calcext:value-type="float">
            <text:p>3,75</text:p>
          </table:table-cell>
          <table:table-cell office:value-type="float" office:value="-3.7036386" calcext:value-type="float">
            <text:p>-3,7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8813131" calcext:value-type="float">
            <text:p>3,88</text:p>
          </table:table-cell>
          <table:table-cell office:value-type="float" office:value="-2.5075097" calcext:value-type="float">
            <text:p>-2,51</text:p>
          </table:table-cell>
          <table:table-cell/>
          <table:table-cell office:value-type="float" office:value="3.7819738" calcext:value-type="float">
            <text:p>3,78</text:p>
          </table:table-cell>
          <table:table-cell office:value-type="float" office:value="-2.6462333" calcext:value-type="float">
            <text:p>-2,65</text:p>
          </table:table-cell>
          <table:table-cell/>
          <table:table-cell office:value-type="float" office:value="3.7856247" calcext:value-type="float">
            <text:p>3,79</text:p>
          </table:table-cell>
          <table:table-cell office:value-type="float" office:value="-2.5702333" calcext:value-type="float">
            <text:p>-2,57</text:p>
          </table:table-cell>
          <table:table-cell/>
          <table:table-cell office:value-type="float" office:value="3.7797413" calcext:value-type="float">
            <text:p>3,78</text:p>
          </table:table-cell>
          <table:table-cell office:value-type="float" office:value="-2.7321596" calcext:value-type="float">
            <text:p>-2,73</text:p>
          </table:table-cell>
          <table:table-cell/>
          <table:table-cell office:value-type="float" office:value="3.7701755" calcext:value-type="float">
            <text:p>3,77</text:p>
          </table:table-cell>
          <table:table-cell office:value-type="float" office:value="-3.6366544" calcext:value-type="float">
            <text:p>-3,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9190981" calcext:value-type="float">
            <text:p>3,92</text:p>
          </table:table-cell>
          <table:table-cell office:value-type="float" office:value="-2.2751908" calcext:value-type="float">
            <text:p>-2,28</text:p>
          </table:table-cell>
          <table:table-cell/>
          <table:table-cell office:value-type="float" office:value="3.7981524" calcext:value-type="float">
            <text:p>3,80</text:p>
          </table:table-cell>
          <table:table-cell office:value-type="float" office:value="-2.5382991" calcext:value-type="float">
            <text:p>-2,54</text:p>
          </table:table-cell>
          <table:table-cell/>
          <table:table-cell office:value-type="float" office:value="3.7910302" calcext:value-type="float">
            <text:p>3,79</text:p>
          </table:table-cell>
          <table:table-cell office:value-type="float" office:value="-2.5348289" calcext:value-type="float">
            <text:p>-2,53</text:p>
          </table:table-cell>
          <table:table-cell/>
          <table:table-cell office:value-type="float" office:value="3.7987432" calcext:value-type="float">
            <text:p>3,80</text:p>
          </table:table-cell>
          <table:table-cell office:value-type="float" office:value="-2.613009" calcext:value-type="float">
            <text:p>-2,61</text:p>
          </table:table-cell>
          <table:table-cell/>
          <table:table-cell office:value-type="float" office:value="3.7988715" calcext:value-type="float">
            <text:p>3,80</text:p>
          </table:table-cell>
          <table:table-cell office:value-type="float" office:value="-3.5401688" calcext:value-type="float">
            <text:p>-3,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9276826" calcext:value-type="float">
            <text:p>3,93</text:p>
          </table:table-cell>
          <table:table-cell office:value-type="float" office:value="-2.2223902" calcext:value-type="float">
            <text:p>-2,22</text:p>
          </table:table-cell>
          <table:table-cell/>
          <table:table-cell office:value-type="float" office:value="3.822675" calcext:value-type="float">
            <text:p>3,82</text:p>
          </table:table-cell>
          <table:table-cell office:value-type="float" office:value="-2.384727" calcext:value-type="float">
            <text:p>-2,38</text:p>
          </table:table-cell>
          <table:table-cell/>
          <table:table-cell office:value-type="float" office:value="3.83022" calcext:value-type="float">
            <text:p>3,83</text:p>
          </table:table-cell>
          <table:table-cell office:value-type="float" office:value="-2.2944412" calcext:value-type="float">
            <text:p>-2,29</text:p>
          </table:table-cell>
          <table:table-cell/>
          <table:table-cell office:value-type="float" office:value="3.8225534" calcext:value-type="float">
            <text:p>3,82</text:p>
          </table:table-cell>
          <table:table-cell office:value-type="float" office:value="-2.4732506" calcext:value-type="float">
            <text:p>-2,47</text:p>
          </table:table-cell>
          <table:table-cell/>
          <table:table-cell office:value-type="float" office:value="3.8134313" calcext:value-type="float">
            <text:p>3,81</text:p>
          </table:table-cell>
          <table:table-cell office:value-type="float" office:value="-3.4958811" calcext:value-type="float">
            <text:p>-3,5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9282763" calcext:value-type="float">
            <text:p>3,93</text:p>
          </table:table-cell>
          <table:table-cell office:value-type="float" office:value="-2.21876" calcext:value-type="float">
            <text:p>-2,22</text:p>
          </table:table-cell>
          <table:table-cell/>
          <table:table-cell office:value-type="float" office:value="3.8478379" calcext:value-type="float">
            <text:p>3,85</text:p>
          </table:table-cell>
          <table:table-cell office:value-type="float" office:value="-2.2284088" calcext:value-type="float">
            <text:p>-2,23</text:p>
          </table:table-cell>
          <table:table-cell/>
          <table:table-cell office:value-type="float" office:value="3.8408387" calcext:value-type="float">
            <text:p>3,84</text:p>
          </table:table-cell>
          <table:table-cell office:value-type="float" office:value="-2.2296731" calcext:value-type="float">
            <text:p>-2,23</text:p>
          </table:table-cell>
          <table:table-cell/>
          <table:table-cell office:value-type="float" office:value="3.8485112" calcext:value-type="float">
            <text:p>3,85</text:p>
          </table:table-cell>
          <table:table-cell office:value-type="float" office:value="-2.3212173" calcext:value-type="float">
            <text:p>-2,32</text:p>
          </table:table-cell>
          <table:table-cell/>
          <table:table-cell office:value-type="float" office:value="3.8486588" calcext:value-type="float">
            <text:p>3,85</text:p>
          </table:table-cell>
          <table:table-cell office:value-type="float" office:value="-3.3803549" calcext:value-type="float">
            <text:p>-3,3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974268" calcext:value-type="float">
            <text:p>3,97</text:p>
          </table:table-cell>
          <table:table-cell office:value-type="float" office:value="-1.9578655" calcext:value-type="float">
            <text:p>-1,96</text:p>
          </table:table-cell>
          <table:table-cell/>
          <table:table-cell office:value-type="float" office:value="3.8638291" calcext:value-type="float">
            <text:p>3,86</text:p>
          </table:table-cell>
          <table:table-cell office:value-type="float" office:value="-2.1359053" calcext:value-type="float">
            <text:p>-2,14</text:p>
          </table:table-cell>
          <table:table-cell/>
          <table:table-cell office:value-type="float" office:value="3.8749952" calcext:value-type="float">
            <text:p>3,87</text:p>
          </table:table-cell>
          <table:table-cell office:value-type="float" office:value="-2.0362756" calcext:value-type="float">
            <text:p>-2,04</text:p>
          </table:table-cell>
          <table:table-cell/>
          <table:table-cell office:value-type="float" office:value="3.8657124" calcext:value-type="float">
            <text:p>3,87</text:p>
          </table:table-cell>
          <table:table-cell office:value-type="float" office:value="-2.2277863" calcext:value-type="float">
            <text:p>-2,23</text:p>
          </table:table-cell>
          <table:table-cell/>
          <table:table-cell office:value-type="float" office:value="3.8570139" calcext:value-type="float">
            <text:p>3,86</text:p>
          </table:table-cell>
          <table:table-cell office:value-type="float" office:value="-3.3561833" calcext:value-type="float">
            <text:p>-3,3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.9781299" calcext:value-type="float">
            <text:p>3,98</text:p>
          </table:table-cell>
          <table:table-cell office:value-type="float" office:value="-1.9360808" calcext:value-type="float">
            <text:p>-1,94</text:p>
          </table:table-cell>
          <table:table-cell/>
          <table:table-cell office:value-type="float" office:value="3.8975117" calcext:value-type="float">
            <text:p>3,90</text:p>
          </table:table-cell>
          <table:table-cell office:value-type="float" office:value="-1.9427791" calcext:value-type="float">
            <text:p>-1,94</text:p>
          </table:table-cell>
          <table:table-cell/>
          <table:table-cell office:value-type="float" office:value="3.8906379" calcext:value-type="float">
            <text:p>3,89</text:p>
          </table:table-cell>
          <table:table-cell office:value-type="float" office:value="-1.948236" calcext:value-type="float">
            <text:p>-1,95</text:p>
          </table:table-cell>
          <table:table-cell/>
          <table:table-cell office:value-type="float" office:value="3.8982706" calcext:value-type="float">
            <text:p>3,90</text:p>
          </table:table-cell>
          <table:table-cell office:value-type="float" office:value="-2.0511894" calcext:value-type="float">
            <text:p>-2,05</text:p>
          </table:table-cell>
          <table:table-cell/>
          <table:table-cell office:value-type="float" office:value="3.8984385" calcext:value-type="float">
            <text:p>3,90</text:p>
          </table:table-cell>
          <table:table-cell office:value-type="float" office:value="-3.2243524" calcext:value-type="float">
            <text:p>-3,2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0209026" calcext:value-type="float">
            <text:p>4,02</text:p>
          </table:table-cell>
          <table:table-cell office:value-type="float" office:value="-1.7142974" calcext:value-type="float">
            <text:p>-1,71</text:p>
          </table:table-cell>
          <table:table-cell/>
          <table:table-cell office:value-type="float" office:value="3.9054303" calcext:value-type="float">
            <text:p>3,91</text:p>
          </table:table-cell>
          <table:table-cell office:value-type="float" office:value="-1.9008065" calcext:value-type="float">
            <text:p>-1,90</text:p>
          </table:table-cell>
          <table:table-cell/>
          <table:table-cell office:value-type="float" office:value="3.9199619" calcext:value-type="float">
            <text:p>3,92</text:p>
          </table:table-cell>
          <table:table-cell office:value-type="float" office:value="-1.7962812" calcext:value-type="float">
            <text:p>-1,80</text:p>
          </table:table-cell>
          <table:table-cell/>
          <table:table-cell office:value-type="float" office:value="3.9092157" calcext:value-type="float">
            <text:p>3,91</text:p>
          </table:table-cell>
          <table:table-cell office:value-type="float" office:value="-1.9965963" calcext:value-type="float">
            <text:p>-2,00</text:p>
          </table:table-cell>
          <table:table-cell/>
          <table:table-cell office:value-type="float" office:value="3.9009213" calcext:value-type="float">
            <text:p>3,90</text:p>
          </table:table-cell>
          <table:table-cell office:value-type="float" office:value="-3.2175124" calcext:value-type="float">
            <text:p>-3,2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0279751" calcext:value-type="float">
            <text:p>4,03</text:p>
          </table:table-cell>
          <table:table-cell office:value-type="float" office:value="-1.6778514" calcext:value-type="float">
            <text:p>-1,68</text:p>
          </table:table-cell>
          <table:table-cell/>
          <table:table-cell office:value-type="float" office:value="3.947176" calcext:value-type="float">
            <text:p>3,95</text:p>
          </table:table-cell>
          <table:table-cell office:value-type="float" office:value="-1.6817585" calcext:value-type="float">
            <text:p>-1,68</text:p>
          </table:table-cell>
          <table:table-cell/>
          <table:table-cell office:value-type="float" office:value="3.9404287" calcext:value-type="float">
            <text:p>3,94</text:p>
          </table:table-cell>
          <table:table-cell office:value-type="float" office:value="-1.6909229" calcext:value-type="float">
            <text:p>-1,69</text:p>
          </table:table-cell>
          <table:table-cell/>
          <table:table-cell office:value-type="float" office:value="3.9480226" calcext:value-type="float">
            <text:p>3,95</text:p>
          </table:table-cell>
          <table:table-cell office:value-type="float" office:value="-1.8031732" calcext:value-type="float">
            <text:p>-1,80</text:p>
          </table:table-cell>
          <table:table-cell/>
          <table:table-cell office:value-type="float" office:value="3.9200423" calcext:value-type="float">
            <text:p>3,92</text:p>
          </table:table-cell>
          <table:table-cell office:value-type="float" office:value="-3.1582327" calcext:value-type="float">
            <text:p>-3,1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0675988" calcext:value-type="float">
            <text:p>4,07</text:p>
          </table:table-cell>
          <table:table-cell office:value-type="float" office:value="-1.4917846" calcext:value-type="float">
            <text:p>-1,49</text:p>
          </table:table-cell>
          <table:table-cell/>
          <table:table-cell office:value-type="float" office:value="3.9474673" calcext:value-type="float">
            <text:p>3,95</text:p>
          </table:table-cell>
          <table:table-cell office:value-type="float" office:value="-1.6803542" calcext:value-type="float">
            <text:p>-1,68</text:p>
          </table:table-cell>
          <table:table-cell/>
          <table:table-cell office:value-type="float" office:value="3.9651272" calcext:value-type="float">
            <text:p>3,97</text:p>
          </table:table-cell>
          <table:table-cell office:value-type="float" office:value="-1.5748184" calcext:value-type="float">
            <text:p>-1,57</text:p>
          </table:table-cell>
          <table:table-cell/>
          <table:table-cell office:value-type="float" office:value="3.9530575" calcext:value-type="float">
            <text:p>3,95</text:p>
          </table:table-cell>
          <table:table-cell office:value-type="float" office:value="-1.780279" calcext:value-type="float">
            <text:p>-1,78</text:p>
          </table:table-cell>
          <table:table-cell/>
          <table:table-cell office:value-type="float" office:value="3.9450026" calcext:value-type="float">
            <text:p>3,95</text:p>
          </table:table-cell>
          <table:table-cell office:value-type="float" office:value="-3.0847743" calcext:value-type="float">
            <text:p>-3,0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0778122" calcext:value-type="float">
            <text:p>4,08</text:p>
          </table:table-cell>
          <table:table-cell office:value-type="float" office:value="-1.4441526" calcext:value-type="float">
            <text:p>-1,44</text:p>
          </table:table-cell>
          <table:table-cell/>
          <table:table-cell office:value-type="float" office:value="3.9490833" calcext:value-type="float">
            <text:p>3,95</text:p>
          </table:table-cell>
          <table:table-cell office:value-type="float" office:value="-1.6726615" calcext:value-type="float">
            <text:p>-1,67</text:p>
          </table:table-cell>
          <table:table-cell/>
          <table:table-cell office:value-type="float" office:value="3.9902124" calcext:value-type="float">
            <text:p>3,99</text:p>
          </table:table-cell>
          <table:table-cell office:value-type="float" office:value="-1.4577727" calcext:value-type="float">
            <text:p>-1,46</text:p>
          </table:table-cell>
          <table:table-cell/>
          <table:table-cell office:value-type="float" office:value="3.9927068" calcext:value-type="float">
            <text:p>3,99</text:p>
          </table:table-cell>
          <table:table-cell office:value-type="float" office:value="-1.6000313" calcext:value-type="float">
            <text:p>-1,60</text:p>
          </table:table-cell>
          <table:table-cell/>
          <table:table-cell office:value-type="float" office:value="3.9482019" calcext:value-type="float">
            <text:p>3,95</text:p>
          </table:table-cell>
          <table:table-cell office:value-type="float" office:value="-3.0742042" calcext:value-type="float">
            <text:p>-3,0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1143651" calcext:value-type="float">
            <text:p>4,11</text:p>
          </table:table-cell>
          <table:table-cell office:value-type="float" office:value="-1.2901783" calcext:value-type="float">
            <text:p>-1,29</text:p>
          </table:table-cell>
          <table:table-cell/>
          <table:table-cell office:value-type="float" office:value="3.9891562" calcext:value-type="float">
            <text:p>3,99</text:p>
          </table:table-cell>
          <table:table-cell office:value-type="float" office:value="-1.4814935" calcext:value-type="float">
            <text:p>-1,48</text:p>
          </table:table-cell>
          <table:table-cell/>
          <table:table-cell office:value-type="float" office:value="4.0104933" calcext:value-type="float">
            <text:p>4,01</text:p>
          </table:table-cell>
          <table:table-cell office:value-type="float" office:value="-1.3720369" calcext:value-type="float">
            <text:p>-1,37</text:p>
          </table:table-cell>
          <table:table-cell/>
          <table:table-cell office:value-type="float" office:value="3.9971986" calcext:value-type="float">
            <text:p>4,00</text:p>
          </table:table-cell>
          <table:table-cell office:value-type="float" office:value="-1.5796596" calcext:value-type="float">
            <text:p>-1,58</text:p>
          </table:table-cell>
          <table:table-cell/>
          <table:table-cell office:value-type="float" office:value="3.9892309" calcext:value-type="float">
            <text:p>3,99</text:p>
          </table:table-cell>
          <table:table-cell office:value-type="float" office:value="-2.9560964" calcext:value-type="float">
            <text:p>-2,9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1276426" calcext:value-type="float">
            <text:p>4,13</text:p>
          </table:table-cell>
          <table:table-cell office:value-type="float" office:value="-1.2346836" calcext:value-type="float">
            <text:p>-1,23</text:p>
          </table:table-cell>
          <table:table-cell/>
          <table:table-cell office:value-type="float" office:value="3.9968312" calcext:value-type="float">
            <text:p>4,00</text:p>
          </table:table-cell>
          <table:table-cell office:value-type="float" office:value="-1.4452519" calcext:value-type="float">
            <text:p>-1,45</text:p>
          </table:table-cell>
          <table:table-cell/>
          <table:table-cell office:value-type="float" office:value="4.0399895" calcext:value-type="float">
            <text:p>4,04</text:p>
          </table:table-cell>
          <table:table-cell office:value-type="float" office:value="-1.2484179" calcext:value-type="float">
            <text:p>-1,25</text:p>
          </table:table-cell>
          <table:table-cell/>
          <table:table-cell office:value-type="float" office:value="3.997766" calcext:value-type="float">
            <text:p>4,00</text:p>
          </table:table-cell>
          <table:table-cell office:value-type="float" office:value="-1.5770812" calcext:value-type="float">
            <text:p>-1,58</text:p>
          </table:table-cell>
          <table:table-cell/>
          <table:table-cell office:value-type="float" office:value="3.9979503" calcext:value-type="float">
            <text:p>4,00</text:p>
          </table:table-cell>
          <table:table-cell office:value-type="float" office:value="-2.9273224" calcext:value-type="float">
            <text:p>-2,9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1612101" calcext:value-type="float">
            <text:p>4,16</text:p>
          </table:table-cell>
          <table:table-cell office:value-type="float" office:value="-1.1091626" calcext:value-type="float">
            <text:p>-1,11</text:p>
          </table:table-cell>
          <table:table-cell/>
          <table:table-cell office:value-type="float" office:value="4.0312719" calcext:value-type="float">
            <text:p>4,03</text:p>
          </table:table-cell>
          <table:table-cell office:value-type="float" office:value="-1.2974396" calcext:value-type="float">
            <text:p>-1,30</text:p>
          </table:table-cell>
          <table:table-cell/>
          <table:table-cell office:value-type="float" office:value="4.0560603" calcext:value-type="float">
            <text:p>4,06</text:p>
          </table:table-cell>
          <table:table-cell office:value-type="float" office:value="-1.1879658" calcext:value-type="float">
            <text:p>-1,19</text:p>
          </table:table-cell>
          <table:table-cell/>
          <table:table-cell office:value-type="float" office:value="4.041358" calcext:value-type="float">
            <text:p>4,04</text:p>
          </table:table-cell>
          <table:table-cell office:value-type="float" office:value="-1.397927" calcext:value-type="float">
            <text:p>-1,40</text:p>
          </table:table-cell>
          <table:table-cell/>
          <table:table-cell office:value-type="float" office:value="4.0337071" calcext:value-type="float">
            <text:p>4,03</text:p>
          </table:table-cell>
          <table:table-cell office:value-type="float" office:value="-2.8234491" calcext:value-type="float">
            <text:p>-2,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1774669" calcext:value-type="float">
            <text:p>4,18</text:p>
          </table:table-cell>
          <table:table-cell office:value-type="float" office:value="-1.0488805" calcext:value-type="float">
            <text:p>-1,05</text:p>
          </table:table-cell>
          <table:table-cell/>
          <table:table-cell office:value-type="float" office:value="4.0464792" calcext:value-type="float">
            <text:p>4,05</text:p>
          </table:table-cell>
          <table:table-cell office:value-type="float" office:value="-1.2329654" calcext:value-type="float">
            <text:p>-1,23</text:p>
          </table:table-cell>
          <table:table-cell/>
          <table:table-cell office:value-type="float" office:value="4.0897613" calcext:value-type="float">
            <text:p>4,09</text:p>
          </table:table-cell>
          <table:table-cell office:value-type="float" office:value="-1.0623729" calcext:value-type="float">
            <text:p>-1,06</text:p>
          </table:table-cell>
          <table:table-cell/>
          <table:table-cell office:value-type="float" office:value="4.0474858" calcext:value-type="float">
            <text:p>4,05</text:p>
          </table:table-cell>
          <table:table-cell office:value-type="float" office:value="-1.3726928" calcext:value-type="float">
            <text:p>-1,37</text:p>
          </table:table-cell>
          <table:table-cell/>
          <table:table-cell office:value-type="float" office:value="4.0476918" calcext:value-type="float">
            <text:p>4,05</text:p>
          </table:table-cell>
          <table:table-cell office:value-type="float" office:value="-2.7763867" calcext:value-type="float">
            <text:p>-2,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2081385" calcext:value-type="float">
            <text:p>4,21</text:p>
          </table:table-cell>
          <table:table-cell office:value-type="float" office:value="-0.94820362" calcext:value-type="float">
            <text:p>-0,95</text:p>
          </table:table-cell>
          <table:table-cell/>
          <table:table-cell office:value-type="float" office:value="4.0738263" calcext:value-type="float">
            <text:p>4,07</text:p>
          </table:table-cell>
          <table:table-cell office:value-type="float" office:value="-1.1285596" calcext:value-type="float">
            <text:p>-1,13</text:p>
          </table:table-cell>
          <table:table-cell/>
          <table:table-cell office:value-type="float" office:value="4.1018267" calcext:value-type="float">
            <text:p>4,10</text:p>
          </table:table-cell>
          <table:table-cell office:value-type="float" office:value="-1.0224597" calcext:value-type="float">
            <text:p>-1,02</text:p>
          </table:table-cell>
          <table:table-cell/>
          <table:table-cell office:value-type="float" office:value="4.0857754" calcext:value-type="float">
            <text:p>4,09</text:p>
          </table:table-cell>
          <table:table-cell office:value-type="float" office:value="-1.231419" calcext:value-type="float">
            <text:p>-1,23</text:p>
          </table:table-cell>
          <table:table-cell/>
          <table:table-cell office:value-type="float" office:value="4.0784307" calcext:value-type="float">
            <text:p>4,08</text:p>
          </table:table-cell>
          <table:table-cell office:value-type="float" office:value="-2.6851308" calcext:value-type="float">
            <text:p>-2,6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2272849" calcext:value-type="float">
            <text:p>4,23</text:p>
          </table:table-cell>
          <table:table-cell office:value-type="float" office:value="-0.8858844" calcext:value-type="float">
            <text:p>-0,89</text:p>
          </table:table-cell>
          <table:table-cell/>
          <table:table-cell office:value-type="float" office:value="4.0961218" calcext:value-type="float">
            <text:p>4,10</text:p>
          </table:table-cell>
          <table:table-cell office:value-type="float" office:value="-1.0446131" calcext:value-type="float">
            <text:p>-1,04</text:p>
          </table:table-cell>
          <table:table-cell/>
          <table:table-cell office:value-type="float" office:value="4.1395273" calcext:value-type="float">
            <text:p>4,14</text:p>
          </table:table-cell>
          <table:table-cell office:value-type="float" office:value="-0.89890039" calcext:value-type="float">
            <text:p>-0,90</text:p>
          </table:table-cell>
          <table:table-cell/>
          <table:table-cell office:value-type="float" office:value="4.0971985" calcext:value-type="float">
            <text:p>4,10</text:p>
          </table:table-cell>
          <table:table-cell office:value-type="float" office:value="-1.1891342" calcext:value-type="float">
            <text:p>-1,19</text:p>
          </table:table-cell>
          <table:table-cell/>
          <table:table-cell office:value-type="float" office:value="4.0974274" calcext:value-type="float">
            <text:p>4,10</text:p>
          </table:table-cell>
          <table:table-cell office:value-type="float" office:value="-2.6190758" calcext:value-type="float">
            <text:p>-2,6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2553606" calcext:value-type="float">
            <text:p>4,26</text:p>
          </table:table-cell>
          <table:table-cell office:value-type="float" office:value="-0.80585444" calcext:value-type="float">
            <text:p>-0,81</text:p>
          </table:table-cell>
          <table:table-cell/>
          <table:table-cell office:value-type="float" office:value="4.1168008" calcext:value-type="float">
            <text:p>4,12</text:p>
          </table:table-cell>
          <table:table-cell office:value-type="float" office:value="-0.9752723" calcext:value-type="float">
            <text:p>-0,98</text:p>
          </table:table-cell>
          <table:table-cell/>
          <table:table-cell office:value-type="float" office:value="4.1478872" calcext:value-type="float">
            <text:p>4,15</text:p>
          </table:table-cell>
          <table:table-cell office:value-type="float" office:value="-0.87483382" calcext:value-type="float">
            <text:p>-0,87</text:p>
          </table:table-cell>
          <table:table-cell/>
          <table:table-cell office:value-type="float" office:value="4.1304469" calcext:value-type="float">
            <text:p>4,13</text:p>
          </table:table-cell>
          <table:table-cell office:value-type="float" office:value="-1.0799423" calcext:value-type="float">
            <text:p>-1,08</text:p>
          </table:table-cell>
          <table:table-cell/>
          <table:table-cell office:value-type="float" office:value="4.1233974" calcext:value-type="float">
            <text:p>4,12</text:p>
          </table:table-cell>
          <table:table-cell office:value-type="float" office:value="-2.5386691" calcext:value-type="float">
            <text:p>-2,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2773128" calcext:value-type="float">
            <text:p>4,28</text:p>
          </table:table-cell>
          <table:table-cell office:value-type="float" office:value="-0.74375558" calcext:value-type="float">
            <text:p>-0,74</text:p>
          </table:table-cell>
          <table:table-cell/>
          <table:table-cell office:value-type="float" office:value="4.1457591" calcext:value-type="float">
            <text:p>4,15</text:p>
          </table:table-cell>
          <table:table-cell office:value-type="float" office:value="-0.87959611" calcext:value-type="float">
            <text:p>-0,88</text:p>
          </table:table-cell>
          <table:table-cell/>
          <table:table-cell office:value-type="float" office:value="4.1895881" calcext:value-type="float">
            <text:p>4,19</text:p>
          </table:table-cell>
          <table:table-cell office:value-type="float" office:value="-0.75581962" calcext:value-type="float">
            <text:p>-0,76</text:p>
          </table:table-cell>
          <table:table-cell/>
          <table:table-cell office:value-type="float" office:value="4.1469045" calcext:value-type="float">
            <text:p>4,15</text:p>
          </table:table-cell>
          <table:table-cell office:value-type="float" office:value="-1.0256304" calcext:value-type="float">
            <text:p>-1,03</text:p>
          </table:table-cell>
          <table:table-cell/>
          <table:table-cell office:value-type="float" office:value="4.1471567" calcext:value-type="float">
            <text:p>4,15</text:p>
          </table:table-cell>
          <table:table-cell office:value-type="float" office:value="-2.4523077" calcext:value-type="float">
            <text:p>-2,4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3029118" calcext:value-type="float">
            <text:p>4,30</text:p>
          </table:table-cell>
          <table:table-cell office:value-type="float" office:value="-0.68110448" calcext:value-type="float">
            <text:p>-0,68</text:p>
          </table:table-cell>
          <table:table-cell/>
          <table:table-cell office:value-type="float" office:value="4.1604209" calcext:value-type="float">
            <text:p>4,16</text:p>
          </table:table-cell>
          <table:table-cell office:value-type="float" office:value="-0.83698183" calcext:value-type="float">
            <text:p>-0,84</text:p>
          </table:table-cell>
          <table:table-cell/>
          <table:table-cell office:value-type="float" office:value="4.1944413" calcext:value-type="float">
            <text:p>4,19</text:p>
          </table:table-cell>
          <table:table-cell office:value-type="float" office:value="-0.74381983" calcext:value-type="float">
            <text:p>-0,74</text:p>
          </table:table-cell>
          <table:table-cell/>
          <table:table-cell office:value-type="float" office:value="4.1757131" calcext:value-type="float">
            <text:p>4,18</text:p>
          </table:table-cell>
          <table:table-cell office:value-type="float" office:value="-0.94139385" calcext:value-type="float">
            <text:p>-0,94</text:p>
          </table:table-cell>
          <table:table-cell/>
          <table:table-cell office:value-type="float" office:value="4.1688619" calcext:value-type="float">
            <text:p>4,17</text:p>
          </table:table-cell>
          <table:table-cell office:value-type="float" office:value="-2.3769593" calcext:value-type="float">
            <text:p>-2,3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3273621" calcext:value-type="float">
            <text:p>4,33</text:p>
          </table:table-cell>
          <table:table-cell office:value-type="float" office:value="-0.62157011" calcext:value-type="float">
            <text:p>-0,62</text:p>
          </table:table-cell>
          <table:table-cell/>
          <table:table-cell office:value-type="float" office:value="4.1958866" calcext:value-type="float">
            <text:p>4,20</text:p>
          </table:table-cell>
          <table:table-cell office:value-type="float" office:value="-0.73534805" calcext:value-type="float">
            <text:p>-0,74</text:p>
          </table:table-cell>
          <table:table-cell/>
          <table:table-cell office:value-type="float" office:value="4.239675" calcext:value-type="float">
            <text:p>4,24</text:p>
          </table:table-cell>
          <table:table-cell office:value-type="float" office:value="-0.63257766" calcext:value-type="float">
            <text:p>-0,63</text:p>
          </table:table-cell>
          <table:table-cell/>
          <table:table-cell office:value-type="float" office:value="4.1969805" calcext:value-type="float">
            <text:p>4,20</text:p>
          </table:table-cell>
          <table:table-cell office:value-type="float" office:value="-0.87898004" calcext:value-type="float">
            <text:p>-0,88</text:p>
          </table:table-cell>
          <table:table-cell/>
          <table:table-cell office:value-type="float" office:value="4.1972303" calcext:value-type="float">
            <text:p>4,20</text:p>
          </table:table-cell>
          <table:table-cell office:value-type="float" office:value="-2.2657108" calcext:value-type="float">
            <text:p>-2,2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3507528" calcext:value-type="float">
            <text:p>4,35</text:p>
          </table:table-cell>
          <table:table-cell office:value-type="float" office:value="-0.5728119" calcext:value-type="float">
            <text:p>-0,57</text:p>
          </table:table-cell>
          <table:table-cell/>
          <table:table-cell office:value-type="float" office:value="4.2048569" calcext:value-type="float">
            <text:p>4,20</text:p>
          </table:table-cell>
          <table:table-cell office:value-type="float" office:value="-0.71313864" calcext:value-type="float">
            <text:p>-0,71</text:p>
          </table:table-cell>
          <table:table-cell/>
          <table:table-cell office:value-type="float" office:value="4.2414384" calcext:value-type="float">
            <text:p>4,24</text:p>
          </table:table-cell>
          <table:table-cell office:value-type="float" office:value="-0.62887096" calcext:value-type="float">
            <text:p>-0,63</text:p>
          </table:table-cell>
          <table:table-cell/>
          <table:table-cell office:value-type="float" office:value="4.2215996" calcext:value-type="float">
            <text:p>4,22</text:p>
          </table:table-cell>
          <table:table-cell office:value-type="float" office:value="-0.8156451" calcext:value-type="float">
            <text:p>-0,82</text:p>
          </table:table-cell>
          <table:table-cell/>
          <table:table-cell office:value-type="float" office:value="4.2149072" calcext:value-type="float">
            <text:p>4,21</text:p>
          </table:table-cell>
          <table:table-cell office:value-type="float" office:value="-2.200036" calcext:value-type="float">
            <text:p>-2,2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37743" calcext:value-type="float">
            <text:p>4,38</text:p>
          </table:table-cell>
          <table:table-cell office:value-type="float" office:value="-0.51731414" calcext:value-type="float">
            <text:p>-0,52</text:p>
          </table:table-cell>
          <table:table-cell/>
          <table:table-cell office:value-type="float" office:value="4.2460532" calcext:value-type="float">
            <text:p>4,25</text:p>
          </table:table-cell>
          <table:table-cell office:value-type="float" office:value="-0.61207926" calcext:value-type="float">
            <text:p>-0,61</text:p>
          </table:table-cell>
          <table:table-cell/>
          <table:table-cell office:value-type="float" office:value="4.2717128" calcext:value-type="float">
            <text:p>4,27</text:p>
          </table:table-cell>
          <table:table-cell office:value-type="float" office:value="-0.56525171" calcext:value-type="float">
            <text:p>-0,57</text:p>
          </table:table-cell>
          <table:table-cell/>
          <table:table-cell office:value-type="float" office:value="4.2470903" calcext:value-type="float">
            <text:p>4,25</text:p>
          </table:table-cell>
          <table:table-cell office:value-type="float" office:value="-0.7497021" calcext:value-type="float">
            <text:p>-0,75</text:p>
          </table:table-cell>
          <table:table-cell/>
          <table:table-cell office:value-type="float" office:value="4.2473354" calcext:value-type="float">
            <text:p>4,25</text:p>
          </table:table-cell>
          <table:table-cell office:value-type="float" office:value="-2.0670514" calcext:value-type="float">
            <text:p>-2,0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398849" calcext:value-type="float">
            <text:p>4,40</text:p>
          </table:table-cell>
          <table:table-cell office:value-type="float" office:value="-0.47950664" calcext:value-type="float">
            <text:p>-0,48</text:p>
          </table:table-cell>
          <table:table-cell/>
          <table:table-cell office:value-type="float" office:value="4.2500114" calcext:value-type="float">
            <text:p>4,25</text:p>
          </table:table-cell>
          <table:table-cell office:value-type="float" office:value="-0.60382164" calcext:value-type="float">
            <text:p>-0,60</text:p>
          </table:table-cell>
          <table:table-cell/>
          <table:table-cell office:value-type="float" office:value="4.2887979" calcext:value-type="float">
            <text:p>4,29</text:p>
          </table:table-cell>
          <table:table-cell office:value-type="float" office:value="-0.52929902" calcext:value-type="float">
            <text:p>-0,53</text:p>
          </table:table-cell>
          <table:table-cell/>
          <table:table-cell office:value-type="float" office:value="4.2680244" calcext:value-type="float">
            <text:p>4,27</text:p>
          </table:table-cell>
          <table:table-cell office:value-type="float" office:value="-0.70298201" calcext:value-type="float">
            <text:p>-0,70</text:p>
          </table:table-cell>
          <table:table-cell/>
          <table:table-cell office:value-type="float" office:value="4.2614613" calcext:value-type="float">
            <text:p>4,26</text:p>
          </table:table-cell>
          <table:table-cell office:value-type="float" office:value="-2.0145593" calcext:value-type="float">
            <text:p>-2,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4275141" calcext:value-type="float">
            <text:p>4,43</text:p>
          </table:table-cell>
          <table:table-cell office:value-type="float" office:value="-0.42883939" calcext:value-type="float">
            <text:p>-0,43</text:p>
          </table:table-cell>
          <table:table-cell/>
          <table:table-cell office:value-type="float" office:value="4.2907963" calcext:value-type="float">
            <text:p>4,29</text:p>
          </table:table-cell>
          <table:table-cell office:value-type="float" office:value="-0.51893795" calcext:value-type="float">
            <text:p>-0,52</text:p>
          </table:table-cell>
          <table:table-cell/>
          <table:table-cell office:value-type="float" office:value="4.2897768" calcext:value-type="float">
            <text:p>4,29</text:p>
          </table:table-cell>
          <table:table-cell office:value-type="float" office:value="-0.52723759" calcext:value-type="float">
            <text:p>-0,53</text:p>
          </table:table-cell>
          <table:table-cell/>
          <table:table-cell office:value-type="float" office:value="4.2972269" calcext:value-type="float">
            <text:p>4,30</text:p>
          </table:table-cell>
          <table:table-cell office:value-type="float" office:value="-0.6370613" calcext:value-type="float">
            <text:p>-0,64</text:p>
          </table:table-cell>
          <table:table-cell/>
          <table:table-cell office:value-type="float" office:value="4.2974648" calcext:value-type="float">
            <text:p>4,30</text:p>
          </table:table-cell>
          <table:table-cell office:value-type="float" office:value="-1.8669444" calcext:value-type="float">
            <text:p>-1,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4471703" calcext:value-type="float">
            <text:p>4,45</text:p>
          </table:table-cell>
          <table:table-cell office:value-type="float" office:value="-0.39955592" calcext:value-type="float">
            <text:p>-0,40</text:p>
          </table:table-cell>
          <table:table-cell/>
          <table:table-cell office:value-type="float" office:value="4.2957606" calcext:value-type="float">
            <text:p>4,30</text:p>
          </table:table-cell>
          <table:table-cell office:value-type="float" office:value="-0.50857478" calcext:value-type="float">
            <text:p>-0,51</text:p>
          </table:table-cell>
          <table:table-cell/>
          <table:table-cell office:value-type="float" office:value="4.3364606" calcext:value-type="float">
            <text:p>4,34</text:p>
          </table:table-cell>
          <table:table-cell office:value-type="float" office:value="-0.44381529" calcext:value-type="float">
            <text:p>-0,44</text:p>
          </table:table-cell>
          <table:table-cell/>
          <table:table-cell office:value-type="float" office:value="4.3149128" calcext:value-type="float">
            <text:p>4,31</text:p>
          </table:table-cell>
          <table:table-cell office:value-type="float" office:value="-0.6031366" calcext:value-type="float">
            <text:p>-0,60</text:p>
          </table:table-cell>
          <table:table-cell/>
          <table:table-cell office:value-type="float" office:value="4.3084531" calcext:value-type="float">
            <text:p>4,31</text:p>
          </table:table-cell>
          <table:table-cell office:value-type="float" office:value="-1.8278632" calcext:value-type="float">
            <text:p>-1,8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4776111" calcext:value-type="float">
            <text:p>4,48</text:p>
          </table:table-cell>
          <table:table-cell office:value-type="float" office:value="-0.35400563" calcext:value-type="float">
            <text:p>-0,35</text:p>
          </table:table-cell>
          <table:table-cell/>
          <table:table-cell office:value-type="float" office:value="4.2962484" calcext:value-type="float">
            <text:p>4,30</text:p>
          </table:table-cell>
          <table:table-cell office:value-type="float" office:value="-0.50755906" calcext:value-type="float">
            <text:p>-0,51</text:p>
          </table:table-cell>
          <table:table-cell/>
          <table:table-cell office:value-type="float" office:value="4.3398867" calcext:value-type="float">
            <text:p>4,34</text:p>
          </table:table-cell>
          <table:table-cell office:value-type="float" office:value="-0.437666" calcext:value-type="float">
            <text:p>-0,44</text:p>
          </table:table-cell>
          <table:table-cell/>
          <table:table-cell office:value-type="float" office:value="4.3473864" calcext:value-type="float">
            <text:p>4,35</text:p>
          </table:table-cell>
          <table:table-cell office:value-type="float" office:value="-0.53966463" calcext:value-type="float">
            <text:p>-0,54</text:p>
          </table:table-cell>
          <table:table-cell/>
          <table:table-cell office:value-type="float" office:value="4.3476148" calcext:value-type="float">
            <text:p>4,35</text:p>
          </table:table-cell>
          <table:table-cell office:value-type="float" office:value="-1.6729337" calcext:value-type="float">
            <text:p>-1,6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4956927" calcext:value-type="float">
            <text:p>4,50</text:p>
          </table:table-cell>
          <table:table-cell office:value-type="float" office:value="-0.33131427" calcext:value-type="float">
            <text:p>-0,33</text:p>
          </table:table-cell>
          <table:table-cell/>
          <table:table-cell office:value-type="float" office:value="4.3419147" calcext:value-type="float">
            <text:p>4,34</text:p>
          </table:table-cell>
          <table:table-cell office:value-type="float" office:value="-0.42719096" calcext:value-type="float">
            <text:p>-0,43</text:p>
          </table:table-cell>
          <table:table-cell/>
          <table:table-cell office:value-type="float" office:value="4.3844218" calcext:value-type="float">
            <text:p>4,38</text:p>
          </table:table-cell>
          <table:table-cell office:value-type="float" office:value="-0.37033302" calcext:value-type="float">
            <text:p>-0,37</text:p>
          </table:table-cell>
          <table:table-cell/>
          <table:table-cell office:value-type="float" office:value="4.362205" calcext:value-type="float">
            <text:p>4,36</text:p>
          </table:table-cell>
          <table:table-cell office:value-type="float" office:value="-0.51532722" calcext:value-type="float">
            <text:p>-0,52</text:p>
          </table:table-cell>
          <table:table-cell/>
          <table:table-cell office:value-type="float" office:value="4.3558254" calcext:value-type="float">
            <text:p>4,36</text:p>
          </table:table-cell>
          <table:table-cell office:value-type="float" office:value="-1.6456057" calcext:value-type="float">
            <text:p>-1,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5277185" calcext:value-type="float">
            <text:p>4,53</text:p>
          </table:table-cell>
          <table:table-cell office:value-type="float" office:value="-0.29084158" calcext:value-type="float">
            <text:p>-0,29</text:p>
          </table:table-cell>
          <table:table-cell/>
          <table:table-cell office:value-type="float" office:value="4.3464565" calcext:value-type="float">
            <text:p>4,35</text:p>
          </table:table-cell>
          <table:table-cell office:value-type="float" office:value="-0.41917723" calcext:value-type="float">
            <text:p>-0,42</text:p>
          </table:table-cell>
          <table:table-cell/>
          <table:table-cell office:value-type="float" office:value="4.3900156" calcext:value-type="float">
            <text:p>4,39</text:p>
          </table:table-cell>
          <table:table-cell office:value-type="float" office:value="-0.36180878" calcext:value-type="float">
            <text:p>-0,36</text:p>
          </table:table-cell>
          <table:table-cell/>
          <table:table-cell office:value-type="float" office:value="4.3975644" calcext:value-type="float">
            <text:p>4,40</text:p>
          </table:table-cell>
          <table:table-cell office:value-type="float" office:value="-0.45573339" calcext:value-type="float">
            <text:p>-0,46</text:p>
          </table:table-cell>
          <table:table-cell/>
          <table:table-cell office:value-type="float" office:value="4.3977818" calcext:value-type="float">
            <text:p>4,40</text:p>
          </table:table-cell>
          <table:table-cell office:value-type="float" office:value="-1.4889708" calcext:value-type="float">
            <text:p>-1,4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5443964" calcext:value-type="float">
            <text:p>4,54</text:p>
          </table:table-cell>
          <table:table-cell office:value-type="float" office:value="-0.27323604" calcext:value-type="float">
            <text:p>-0,27</text:p>
          </table:table-cell>
          <table:table-cell/>
          <table:table-cell office:value-type="float" office:value="4.3885808" calcext:value-type="float">
            <text:p>4,39</text:p>
          </table:table-cell>
          <table:table-cell office:value-type="float" office:value="-0.35685346" calcext:value-type="float">
            <text:p>-0,36</text:p>
          </table:table-cell>
          <table:table-cell/>
          <table:table-cell office:value-type="float" office:value="4.4326496" calcext:value-type="float">
            <text:p>4,43</text:p>
          </table:table-cell>
          <table:table-cell office:value-type="float" office:value="-0.30738279" calcext:value-type="float">
            <text:p>-0,31</text:p>
          </table:table-cell>
          <table:table-cell/>
          <table:table-cell office:value-type="float" office:value="4.4098525" calcext:value-type="float">
            <text:p>4,41</text:p>
          </table:table-cell>
          <table:table-cell office:value-type="float" office:value="-0.43846536" calcext:value-type="float">
            <text:p>-0,44</text:p>
          </table:table-cell>
          <table:table-cell/>
          <table:table-cell office:value-type="float" office:value="4.403533" calcext:value-type="float">
            <text:p>4,40</text:p>
          </table:table-cell>
          <table:table-cell office:value-type="float" office:value="-1.4712462" calcext:value-type="float">
            <text:p>-1,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5778365" calcext:value-type="float">
            <text:p>4,58</text:p>
          </table:table-cell>
          <table:table-cell office:value-type="float" office:value="-0.23761123" calcext:value-type="float">
            <text:p>-0,24</text:p>
          </table:table-cell>
          <table:table-cell/>
          <table:table-cell office:value-type="float" office:value="4.3966894" calcext:value-type="float">
            <text:p>4,40</text:p>
          </table:table-cell>
          <table:table-cell office:value-type="float" office:value="-0.34477291" calcext:value-type="float">
            <text:p>-0,34</text:p>
          </table:table-cell>
          <table:table-cell/>
          <table:table-cell office:value-type="float" office:value="4.4401603" calcext:value-type="float">
            <text:p>4,44</text:p>
          </table:table-cell>
          <table:table-cell office:value-type="float" office:value="-0.2976906" calcext:value-type="float">
            <text:p>-0,30</text:p>
          </table:table-cell>
          <table:table-cell/>
          <table:table-cell office:value-type="float" office:value="4.4477577" calcext:value-type="float">
            <text:p>4,45</text:p>
          </table:table-cell>
          <table:table-cell office:value-type="float" office:value="-0.38346565" calcext:value-type="float">
            <text:p>-0,38</text:p>
          </table:table-cell>
          <table:table-cell/>
          <table:table-cell office:value-type="float" office:value="4.4479628" calcext:value-type="float">
            <text:p>4,45</text:p>
          </table:table-cell>
          <table:table-cell office:value-type="float" office:value="-1.3167465" calcext:value-type="float">
            <text:p>-1,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5932622" calcext:value-type="float">
            <text:p>4,59</text:p>
          </table:table-cell>
          <table:table-cell office:value-type="float" office:value="-0.22393431" calcext:value-type="float">
            <text:p>-0,22</text:p>
          </table:table-cell>
          <table:table-cell/>
          <table:table-cell office:value-type="float" office:value="4.4356966" calcext:value-type="float">
            <text:p>4,44</text:p>
          </table:table-cell>
          <table:table-cell office:value-type="float" office:value="-0.29631266" calcext:value-type="float">
            <text:p>-0,30</text:p>
          </table:table-cell>
          <table:table-cell/>
          <table:table-cell office:value-type="float" office:value="4.4811187" calcext:value-type="float">
            <text:p>4,48</text:p>
          </table:table-cell>
          <table:table-cell office:value-type="float" office:value="-0.2536028" calcext:value-type="float">
            <text:p>-0,25</text:p>
          </table:table-cell>
          <table:table-cell/>
          <table:table-cell office:value-type="float" office:value="4.4578142" calcext:value-type="float">
            <text:p>4,46</text:p>
          </table:table-cell>
          <table:table-cell office:value-type="float" office:value="-0.3713643" calcext:value-type="float">
            <text:p>-0,37</text:p>
          </table:table-cell>
          <table:table-cell/>
          <table:table-cell office:value-type="float" office:value="4.4515362" calcext:value-type="float">
            <text:p>4,45</text:p>
          </table:table-cell>
          <table:table-cell office:value-type="float" office:value="-1.3065965" calcext:value-type="float">
            <text:p>-1,3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6279616" calcext:value-type="float">
            <text:p>4,63</text:p>
          </table:table-cell>
          <table:table-cell office:value-type="float" office:value="-0.19283161" calcext:value-type="float">
            <text:p>-0,19</text:p>
          </table:table-cell>
          <table:table-cell/>
          <table:table-cell office:value-type="float" office:value="4.4469423" calcext:value-type="float">
            <text:p>4,45</text:p>
          </table:table-cell>
          <table:table-cell office:value-type="float" office:value="-0.28219259" calcext:value-type="float">
            <text:p>-0,28</text:p>
          </table:table-cell>
          <table:table-cell/>
          <table:table-cell office:value-type="float" office:value="4.4903193" calcext:value-type="float">
            <text:p>4,49</text:p>
          </table:table-cell>
          <table:table-cell office:value-type="float" office:value="-0.24356738" calcext:value-type="float">
            <text:p>-0,24</text:p>
          </table:table-cell>
          <table:table-cell/>
          <table:table-cell office:value-type="float" office:value="4.4979649" calcext:value-type="float">
            <text:p>4,50</text:p>
          </table:table-cell>
          <table:table-cell office:value-type="float" office:value="-0.32122162" calcext:value-type="float">
            <text:p>-0,32</text:p>
          </table:table-cell>
          <table:table-cell/>
          <table:table-cell office:value-type="float" office:value="4.4981565" calcext:value-type="float">
            <text:p>4,50</text:p>
          </table:table-cell>
          <table:table-cell office:value-type="float" office:value="-1.1567008" calcext:value-type="float">
            <text:p>-1,1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6422777" calcext:value-type="float">
            <text:p>4,64</text:p>
          </table:table-cell>
          <table:table-cell office:value-type="float" office:value="-0.18219727" calcext:value-type="float">
            <text:p>-0,18</text:p>
          </table:table-cell>
          <table:table-cell/>
          <table:table-cell office:value-type="float" office:value="4.4832125" calcext:value-type="float">
            <text:p>4,48</text:p>
          </table:table-cell>
          <table:table-cell office:value-type="float" office:value="-0.2443808" calcext:value-type="float">
            <text:p>-0,24</text:p>
          </table:table-cell>
          <table:table-cell/>
          <table:table-cell office:value-type="float" office:value="4.5298057" calcext:value-type="float">
            <text:p>4,53</text:p>
          </table:table-cell>
          <table:table-cell office:value-type="float" office:value="-0.20778157" calcext:value-type="float">
            <text:p>-0,21</text:p>
          </table:table-cell>
          <table:table-cell/>
          <table:table-cell office:value-type="float" office:value="4.5060587" calcext:value-type="float">
            <text:p>4,51</text:p>
          </table:table-cell>
          <table:table-cell office:value-type="float" office:value="-0.3128736" calcext:value-type="float">
            <text:p>-0,31</text:p>
          </table:table-cell>
          <table:table-cell/>
          <table:table-cell office:value-type="float" office:value="4.4998055" calcext:value-type="float">
            <text:p>4,50</text:p>
          </table:table-cell>
          <table:table-cell office:value-type="float" office:value="-1.1523931" calcext:value-type="float">
            <text:p>-1,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6780934" calcext:value-type="float">
            <text:p>4,68</text:p>
          </table:table-cell>
          <table:table-cell office:value-type="float" office:value="-0.15525702" calcext:value-type="float">
            <text:p>-0,16</text:p>
          </table:table-cell>
          <table:table-cell/>
          <table:table-cell office:value-type="float" office:value="4.4972129" calcext:value-type="float">
            <text:p>4,50</text:p>
          </table:table-cell>
          <table:table-cell office:value-type="float" office:value="-0.2295872" calcext:value-type="float">
            <text:p>-0,23</text:p>
          </table:table-cell>
          <table:table-cell/>
          <table:table-cell office:value-type="float" office:value="4.5404892" calcext:value-type="float">
            <text:p>4,54</text:p>
          </table:table-cell>
          <table:table-cell office:value-type="float" office:value="-0.19795036" calcext:value-type="float">
            <text:p>-0,20</text:p>
          </table:table-cell>
          <table:table-cell/>
          <table:table-cell office:value-type="float" office:value="4.5481825" calcext:value-type="float">
            <text:p>4,55</text:p>
          </table:table-cell>
          <table:table-cell office:value-type="float" office:value="-0.26758614" calcext:value-type="float">
            <text:p>-0,27</text:p>
          </table:table-cell>
          <table:table-cell/>
          <table:table-cell office:value-type="float" office:value="4.5469532" calcext:value-type="float">
            <text:p>4,55</text:p>
          </table:table-cell>
          <table:table-cell office:value-type="float" office:value="-1.0127906" calcext:value-type="float">
            <text:p>-1,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6914301" calcext:value-type="float">
            <text:p>4,69</text:p>
          </table:table-cell>
          <table:table-cell office:value-type="float" office:value="-0.14698982" calcext:value-type="float">
            <text:p>-0,15</text:p>
          </table:table-cell>
          <table:table-cell/>
          <table:table-cell office:value-type="float" office:value="4.5310874" calcext:value-type="float">
            <text:p>4,53</text:p>
          </table:table-cell>
          <table:table-cell office:value-type="float" office:value="-0.19998559" calcext:value-type="float">
            <text:p>-0,20</text:p>
          </table:table-cell>
          <table:table-cell/>
          <table:table-cell office:value-type="float" office:value="4.5786929" calcext:value-type="float">
            <text:p>4,58</text:p>
          </table:table-cell>
          <table:table-cell office:value-type="float" office:value="-0.16886681" calcext:value-type="float">
            <text:p>-0,17</text:p>
          </table:table-cell>
          <table:table-cell/>
          <table:table-cell office:value-type="float" office:value="4.5545578" calcext:value-type="float">
            <text:p>4,55</text:p>
          </table:table-cell>
          <table:table-cell office:value-type="float" office:value="-0.26194802" calcext:value-type="float">
            <text:p>-0,26</text:p>
          </table:table-cell>
          <table:table-cell/>
          <table:table-cell office:value-type="float" office:value="4.5483122" calcext:value-type="float">
            <text:p>4,55</text:p>
          </table:table-cell>
          <table:table-cell office:value-type="float" office:value="-1.0088146" calcext:value-type="float">
            <text:p>-1,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728231" calcext:value-type="float">
            <text:p>4,73</text:p>
          </table:table-cell>
          <table:table-cell office:value-type="float" office:value="-0.12384927" calcext:value-type="float">
            <text:p>-0,12</text:p>
          </table:table-cell>
          <table:table-cell/>
          <table:table-cell office:value-type="float" office:value="4.5474977" calcext:value-type="float">
            <text:p>4,55</text:p>
          </table:table-cell>
          <table:table-cell office:value-type="float" office:value="-0.18541501" calcext:value-type="float">
            <text:p>-0,19</text:p>
          </table:table-cell>
          <table:table-cell/>
          <table:table-cell office:value-type="float" office:value="4.5906696" calcext:value-type="float">
            <text:p>4,59</text:p>
          </table:table-cell>
          <table:table-cell office:value-type="float" office:value="-0.15959194" calcext:value-type="float">
            <text:p>-0,16</text:p>
          </table:table-cell>
          <table:table-cell/>
          <table:table-cell office:value-type="float" office:value="4.5984092" calcext:value-type="float">
            <text:p>4,60</text:p>
          </table:table-cell>
          <table:table-cell office:value-type="float" office:value="-0.221371" calcext:value-type="float">
            <text:p>-0,22</text:p>
          </table:table-cell>
          <table:table-cell/>
          <table:table-cell office:value-type="float" office:value="4.5483594" calcext:value-type="float">
            <text:p>4,55</text:p>
          </table:table-cell>
          <table:table-cell office:value-type="float" office:value="-1.0086542" calcext:value-type="float">
            <text:p>-1,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7407084" calcext:value-type="float">
            <text:p>4,74</text:p>
          </table:table-cell>
          <table:table-cell office:value-type="float" office:value="-0.11743245" calcext:value-type="float">
            <text:p>-0,12</text:p>
          </table:table-cell>
          <table:table-cell/>
          <table:table-cell office:value-type="float" office:value="4.5792871" calcext:value-type="float">
            <text:p>4,58</text:p>
          </table:table-cell>
          <table:table-cell office:value-type="float" office:value="-0.16218105" calcext:value-type="float">
            <text:p>-0,16</text:p>
          </table:table-cell>
          <table:table-cell/>
          <table:table-cell office:value-type="float" office:value="4.6277657" calcext:value-type="float">
            <text:p>4,63</text:p>
          </table:table-cell>
          <table:table-cell office:value-type="float" office:value="-0.13595708" calcext:value-type="float">
            <text:p>-0,14</text:p>
          </table:table-cell>
          <table:table-cell/>
          <table:table-cell office:value-type="float" office:value="4.6032901" calcext:value-type="float">
            <text:p>4,60</text:p>
          </table:table-cell>
          <table:table-cell office:value-type="float" office:value="-0.21767318" calcext:value-type="float">
            <text:p>-0,22</text:p>
          </table:table-cell>
          <table:table-cell/>
          <table:table-cell office:value-type="float" office:value="4.5970159" calcext:value-type="float">
            <text:p>4,60</text:p>
          </table:table-cell>
          <table:table-cell office:value-type="float" office:value="-0.87761801" calcext:value-type="float">
            <text:p>-0,8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7783718" calcext:value-type="float">
            <text:p>4,78</text:p>
          </table:table-cell>
          <table:table-cell office:value-type="float" office:value="-0.097742818" calcext:value-type="float">
            <text:p>-0,10</text:p>
          </table:table-cell>
          <table:table-cell/>
          <table:table-cell office:value-type="float" office:value="4.5977945" calcext:value-type="float">
            <text:p>4,60</text:p>
          </table:table-cell>
          <table:table-cell office:value-type="float" office:value="-0.14840706" calcext:value-type="float">
            <text:p>-0,15</text:p>
          </table:table-cell>
          <table:table-cell/>
          <table:table-cell office:value-type="float" office:value="4.6408582" calcext:value-type="float">
            <text:p>4,64</text:p>
          </table:table-cell>
          <table:table-cell office:value-type="float" office:value="-0.12745529" calcext:value-type="float">
            <text:p>-0,13</text:p>
          </table:table-cell>
          <table:table-cell/>
          <table:table-cell office:value-type="float" office:value="4.648644" calcext:value-type="float">
            <text:p>4,65</text:p>
          </table:table-cell>
          <table:table-cell office:value-type="float" office:value="-0.18159291" calcext:value-type="float">
            <text:p>-0,18</text:p>
          </table:table-cell>
          <table:table-cell/>
          <table:table-cell office:value-type="float" office:value="4.5985637" calcext:value-type="float">
            <text:p>4,60</text:p>
          </table:table-cell>
          <table:table-cell office:value-type="float" office:value="-0.8727901" calcext:value-type="float">
            <text:p>-0,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7901049" calcext:value-type="float">
            <text:p>4,79</text:p>
          </table:table-cell>
          <table:table-cell office:value-type="float" office:value="-0.092779092" calcext:value-type="float">
            <text:p>-0,09</text:p>
          </table:table-cell>
          <table:table-cell/>
          <table:table-cell office:value-type="float" office:value="4.6277838" calcext:value-type="float">
            <text:p>4,63</text:p>
          </table:table-cell>
          <table:table-cell office:value-type="float" office:value="-0.13014887" calcext:value-type="float">
            <text:p>-0,13</text:p>
          </table:table-cell>
          <table:table-cell/>
          <table:table-cell office:value-type="float" office:value="4.6770105" calcext:value-type="float">
            <text:p>4,68</text:p>
          </table:table-cell>
          <table:table-cell office:value-type="float" office:value="-0.10828551" calcext:value-type="float">
            <text:p>-0,11</text:p>
          </table:table-cell>
          <table:table-cell/>
          <table:table-cell office:value-type="float" office:value="4.6522369" calcext:value-type="float">
            <text:p>4,65</text:p>
          </table:table-cell>
          <table:table-cell office:value-type="float" office:value="-0.17926712" calcext:value-type="float">
            <text:p>-0,18</text:p>
          </table:table-cell>
          <table:table-cell/>
          <table:table-cell office:value-type="float" office:value="4.6459284" calcext:value-type="float">
            <text:p>4,65</text:p>
          </table:table-cell>
          <table:table-cell office:value-type="float" office:value="-0.75561577" calcext:value-type="float">
            <text:p>-0,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828517" calcext:value-type="float">
            <text:p>4,83</text:p>
          </table:table-cell>
          <table:table-cell office:value-type="float" office:value="-0.076210186" calcext:value-type="float">
            <text:p>-0,08</text:p>
          </table:table-cell>
          <table:table-cell/>
          <table:table-cell office:value-type="float" office:value="4.6481013" calcext:value-type="float">
            <text:p>4,65</text:p>
          </table:table-cell>
          <table:table-cell office:value-type="float" office:value="-0.11752336" calcext:value-type="float">
            <text:p>-0,12</text:p>
          </table:table-cell>
          <table:table-cell/>
          <table:table-cell office:value-type="float" office:value="4.6910539" calcext:value-type="float">
            <text:p>4,69</text:p>
          </table:table-cell>
          <table:table-cell office:value-type="float" office:value="-0.10067885" calcext:value-type="float">
            <text:p>-0,10</text:p>
          </table:table-cell>
          <table:table-cell/>
          <table:table-cell office:value-type="float" office:value="4.6988854" calcext:value-type="float">
            <text:p>4,70</text:p>
          </table:table-cell>
          <table:table-cell office:value-type="float" office:value="-0.14744432" calcext:value-type="float">
            <text:p>-0,15</text:p>
          </table:table-cell>
          <table:table-cell/>
          <table:table-cell office:value-type="float" office:value="4.6487775" calcext:value-type="float">
            <text:p>4,65</text:p>
          </table:table-cell>
          <table:table-cell office:value-type="float" office:value="-0.74747562" calcext:value-type="float">
            <text:p>-0,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839613" calcext:value-type="float">
            <text:p>4,84</text:p>
          </table:table-cell>
          <table:table-cell office:value-type="float" office:value="-0.072391585" calcext:value-type="float">
            <text:p>-0,07</text:p>
          </table:table-cell>
          <table:table-cell/>
          <table:table-cell office:value-type="float" office:value="4.6765552" calcext:value-type="float">
            <text:p>4,68</text:p>
          </table:table-cell>
          <table:table-cell office:value-type="float" office:value="-0.10318556" calcext:value-type="float">
            <text:p>-0,10</text:p>
          </table:table-cell>
          <table:table-cell/>
          <table:table-cell office:value-type="float" office:value="4.726418" calcext:value-type="float">
            <text:p>4,73</text:p>
          </table:table-cell>
          <table:table-cell office:value-type="float" office:value="-0.085196719" calcext:value-type="float">
            <text:p>-0,09</text:p>
          </table:table-cell>
          <table:table-cell/>
          <table:table-cell office:value-type="float" office:value="4.7013836" calcext:value-type="float">
            <text:p>4,70</text:p>
          </table:table-cell>
          <table:table-cell office:value-type="float" office:value="-0.14606938" calcext:value-type="float">
            <text:p>-0,15</text:p>
          </table:table-cell>
          <table:table-cell/>
          <table:table-cell office:value-type="float" office:value="4.695034" calcext:value-type="float">
            <text:p>4,70</text:p>
          </table:table-cell>
          <table:table-cell office:value-type="float" office:value="-0.64266002" calcext:value-type="float">
            <text:p>-0,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8786645" calcext:value-type="float">
            <text:p>4,88</text:p>
          </table:table-cell>
          <table:table-cell office:value-type="float" office:value="-0.05863063" calcext:value-type="float">
            <text:p>-0,06</text:p>
          </table:table-cell>
          <table:table-cell/>
          <table:table-cell office:value-type="float" office:value="4.6984167" calcext:value-type="float">
            <text:p>4,70</text:p>
          </table:table-cell>
          <table:table-cell office:value-type="float" office:value="-0.091908708" calcext:value-type="float">
            <text:p>-0,09</text:p>
          </table:table-cell>
          <table:table-cell/>
          <table:table-cell office:value-type="float" office:value="4.7412558" calcext:value-type="float">
            <text:p>4,74</text:p>
          </table:table-cell>
          <table:table-cell office:value-type="float" office:value="-0.078540958" calcext:value-type="float">
            <text:p>-0,08</text:p>
          </table:table-cell>
          <table:table-cell/>
          <table:table-cell office:value-type="float" office:value="4.7491317" calcext:value-type="float">
            <text:p>4,75</text:p>
          </table:table-cell>
          <table:table-cell office:value-type="float" office:value="-0.1182633" calcext:value-type="float">
            <text:p>-0,12</text:p>
          </table:table-cell>
          <table:table-cell/>
          <table:table-cell office:value-type="float" office:value="4.6989985" calcext:value-type="float">
            <text:p>4,70</text:p>
          </table:table-cell>
          <table:table-cell office:value-type="float" office:value="-0.63231611" calcext:value-type="float">
            <text:p>-0,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889226" calcext:value-type="float">
            <text:p>4,89</text:p>
          </table:table-cell>
          <table:table-cell office:value-type="float" office:value="-0.055715941" calcext:value-type="float">
            <text:p>-0,06</text:p>
          </table:table-cell>
          <table:table-cell/>
          <table:table-cell office:value-type="float" office:value="4.7255826" calcext:value-type="float">
            <text:p>4,73</text:p>
          </table:table-cell>
          <table:table-cell office:value-type="float" office:value="-0.080685861" calcext:value-type="float">
            <text:p>-0,08</text:p>
          </table:table-cell>
          <table:table-cell/>
          <table:table-cell office:value-type="float" office:value="4.7759786" calcext:value-type="float">
            <text:p>4,78</text:p>
          </table:table-cell>
          <table:table-cell office:value-type="float" office:value="-0.066124432" calcext:value-type="float">
            <text:p>-0,07</text:p>
          </table:table-cell>
          <table:table-cell/>
          <table:table-cell office:value-type="float" office:value="4.7507181" calcext:value-type="float">
            <text:p>4,75</text:p>
          </table:table-cell>
          <table:table-cell office:value-type="float" office:value="-0.1175271" calcext:value-type="float">
            <text:p>-0,12</text:p>
          </table:table-cell>
          <table:table-cell/>
          <table:table-cell office:value-type="float" office:value="4.7443228" calcext:value-type="float">
            <text:p>4,74</text:p>
          </table:table-cell>
          <table:table-cell office:value-type="float" office:value="-0.53869349" calcext:value-type="float">
            <text:p>-0,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9288144" calcext:value-type="float">
            <text:p>4,93</text:p>
          </table:table-cell>
          <table:table-cell office:value-type="float" office:value="-0.044460788" calcext:value-type="float">
            <text:p>-0,04</text:p>
          </table:table-cell>
          <table:table-cell/>
          <table:table-cell office:value-type="float" office:value="4.7487392" calcext:value-type="float">
            <text:p>4,75</text:p>
          </table:table-cell>
          <table:table-cell office:value-type="float" office:value="-0.070852235" calcext:value-type="float">
            <text:p>-0,07</text:p>
          </table:table-cell>
          <table:table-cell/>
          <table:table-cell office:value-type="float" office:value="4.7914615" calcext:value-type="float">
            <text:p>4,79</text:p>
          </table:table-cell>
          <table:table-cell office:value-type="float" office:value="-0.060427111" calcext:value-type="float">
            <text:p>-0,06</text:p>
          </table:table-cell>
          <table:table-cell/>
          <table:table-cell office:value-type="float" office:value="4.7993822" calcext:value-type="float">
            <text:p>4,80</text:p>
          </table:table-cell>
          <table:table-cell office:value-type="float" office:value="-0.093503207" calcext:value-type="float">
            <text:p>-0,09</text:p>
          </table:table-cell>
          <table:table-cell/>
          <table:table-cell office:value-type="float" office:value="4.7492261" calcext:value-type="float">
            <text:p>4,75</text:p>
          </table:table-cell>
          <table:table-cell office:value-type="float" office:value="-0.52706766" calcext:value-type="float">
            <text:p>-0,5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9389405" calcext:value-type="float">
            <text:p>4,94</text:p>
          </table:table-cell>
          <table:table-cell office:value-type="float" office:value="-0.04225878" calcext:value-type="float">
            <text:p>-0,04</text:p>
          </table:table-cell>
          <table:table-cell/>
          <table:table-cell office:value-type="float" office:value="4.7748513" calcext:value-type="float">
            <text:p>4,77</text:p>
          </table:table-cell>
          <table:table-cell office:value-type="float" office:value="-0.062123366" calcext:value-type="float">
            <text:p>-0,06</text:p>
          </table:table-cell>
          <table:table-cell/>
          <table:table-cell office:value-type="float" office:value="4.8256855" calcext:value-type="float">
            <text:p>4,83</text:p>
          </table:table-cell>
          <table:table-cell office:value-type="float" office:value="-0.050567474" calcext:value-type="float">
            <text:p>-0,05</text:p>
          </table:table-cell>
          <table:table-cell/>
          <table:table-cell office:value-type="float" office:value="4.800231" calcext:value-type="float">
            <text:p>4,80</text:p>
          </table:table-cell>
          <table:table-cell office:value-type="float" office:value="-0.093175106" calcext:value-type="float">
            <text:p>-0,09</text:p>
          </table:table-cell>
          <table:table-cell/>
          <table:table-cell office:value-type="float" office:value="4.7937827" calcext:value-type="float">
            <text:p>4,79</text:p>
          </table:table-cell>
          <table:table-cell office:value-type="float" office:value="-0.44381613" calcext:value-type="float">
            <text:p>-0,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9789643" calcext:value-type="float">
            <text:p>4,98</text:p>
          </table:table-cell>
          <table:table-cell office:value-type="float" office:value="-0.033214115" calcext:value-type="float">
            <text:p>-0,03</text:p>
          </table:table-cell>
          <table:table-cell/>
          <table:table-cell office:value-type="float" office:value="4.799067" calcext:value-type="float">
            <text:p>4,80</text:p>
          </table:table-cell>
          <table:table-cell office:value-type="float" office:value="-0.05375107" calcext:value-type="float">
            <text:p>-0,05</text:p>
          </table:table-cell>
          <table:table-cell/>
          <table:table-cell office:value-type="float" office:value="4.8416715" calcext:value-type="float">
            <text:p>4,84</text:p>
          </table:table-cell>
          <table:table-cell office:value-type="float" office:value="-0.045799442" calcext:value-type="float">
            <text:p>-0,05</text:p>
          </table:table-cell>
          <table:table-cell/>
          <table:table-cell office:value-type="float" office:value="4.849637" calcext:value-type="float">
            <text:p>4,85</text:p>
          </table:table-cell>
          <table:table-cell office:value-type="float" office:value="-0.072702542" calcext:value-type="float">
            <text:p>-0,07</text:p>
          </table:table-cell>
          <table:table-cell/>
          <table:table-cell office:value-type="float" office:value="4.799458" calcext:value-type="float">
            <text:p>4,80</text:p>
          </table:table-cell>
          <table:table-cell office:value-type="float" office:value="-0.43167862" calcext:value-type="float">
            <text:p>-0,4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.9887514" calcext:value-type="float">
            <text:p>4,99</text:p>
          </table:table-cell>
          <table:table-cell office:value-type="float" office:value="-0.031570666" calcext:value-type="float">
            <text:p>-0,03</text:p>
          </table:table-cell>
          <table:table-cell/>
          <table:table-cell office:value-type="float" office:value="4.8243499" calcext:value-type="float">
            <text:p>4,82</text:p>
          </table:table-cell>
          <table:table-cell office:value-type="float" office:value="-0.047028743" calcext:value-type="float">
            <text:p>-0,05</text:p>
          </table:table-cell>
          <table:table-cell/>
          <table:table-cell office:value-type="float" office:value="4.8755341" calcext:value-type="float">
            <text:p>4,88</text:p>
          </table:table-cell>
          <table:table-cell office:value-type="float" office:value="-0.038073763" calcext:value-type="float">
            <text:p>-0,04</text:p>
          </table:table-cell>
          <table:table-cell/>
          <table:table-cell office:value-type="float" office:value="4.849915" calcext:value-type="float">
            <text:p>4,85</text:p>
          </table:table-cell>
          <table:table-cell office:value-type="float" office:value="-0.07261432" calcext:value-type="float">
            <text:p>-0,07</text:p>
          </table:table-cell>
          <table:table-cell/>
          <table:table-cell office:value-type="float" office:value="4.8434072" calcext:value-type="float">
            <text:p>4,84</text:p>
          </table:table-cell>
          <table:table-cell office:value-type="float" office:value="-0.35825866" calcext:value-type="float">
            <text:p>-0,3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0291157" calcext:value-type="float">
            <text:p>5,03</text:p>
          </table:table-cell>
          <table:table-cell office:value-type="float" office:value="-0.024444047" calcext:value-type="float">
            <text:p>-0,02</text:p>
          </table:table-cell>
          <table:table-cell/>
          <table:table-cell office:value-type="float" office:value="4.8493991" calcext:value-type="float">
            <text:p>4,85</text:p>
          </table:table-cell>
          <table:table-cell office:value-type="float" office:value="-0.040076531" calcext:value-type="float">
            <text:p>-0,04</text:p>
          </table:table-cell>
          <table:table-cell/>
          <table:table-cell office:value-type="float" office:value="4.8918843" calcext:value-type="float">
            <text:p>4,89</text:p>
          </table:table-cell>
          <table:table-cell office:value-type="float" office:value="-0.034178264" calcext:value-type="float">
            <text:p>-0,03</text:p>
          </table:table-cell>
          <table:table-cell/>
          <table:table-cell office:value-type="float" office:value="4.8840623" calcext:value-type="float">
            <text:p>4,88</text:p>
          </table:table-cell>
          <table:table-cell office:value-type="float" office:value="-0.060894117" calcext:value-type="float">
            <text:p>-0,06</text:p>
          </table:table-cell>
          <table:table-cell/>
          <table:table-cell office:value-type="float" office:value="4.8496943" calcext:value-type="float">
            <text:p>4,85</text:p>
          </table:table-cell>
          <table:table-cell office:value-type="float" office:value="-0.34626707" calcext:value-type="float">
            <text:p>-0,3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0386572" calcext:value-type="float">
            <text:p>5,04</text:p>
          </table:table-cell>
          <table:table-cell office:value-type="float" office:value="-0.023233192" calcext:value-type="float">
            <text:p>-0,02</text:p>
          </table:table-cell>
          <table:table-cell/>
          <table:table-cell office:value-type="float" office:value="4.8740692" calcext:value-type="float">
            <text:p>4,87</text:p>
          </table:table-cell>
          <table:table-cell office:value-type="float" office:value="-0.034971781" calcext:value-type="float">
            <text:p>-0,03</text:p>
          </table:table-cell>
          <table:table-cell/>
          <table:table-cell office:value-type="float" office:value="4.9255209" calcext:value-type="float">
            <text:p>4,93</text:p>
          </table:table-cell>
          <table:table-cell office:value-type="float" office:value="-0.028219812" calcext:value-type="float">
            <text:p>-0,03</text:p>
          </table:table-cell>
          <table:table-cell/>
          <table:table-cell office:value-type="float" office:value="4.899765" calcext:value-type="float">
            <text:p>4,90</text:p>
          </table:table-cell>
          <table:table-cell office:value-type="float" office:value="-0.055506486" calcext:value-type="float">
            <text:p>-0,06</text:p>
          </table:table-cell>
          <table:table-cell/>
          <table:table-cell office:value-type="float" office:value="4.893189" calcext:value-type="float">
            <text:p>4,89</text:p>
          </table:table-cell>
          <table:table-cell office:value-type="float" office:value="-0.28238168" calcext:value-type="float">
            <text:p>-0,2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0792665" calcext:value-type="float">
            <text:p>5,08</text:p>
          </table:table-cell>
          <table:table-cell office:value-type="float" office:value="-0.017734339" calcext:value-type="float">
            <text:p>-0,02</text:p>
          </table:table-cell>
          <table:table-cell/>
          <table:table-cell office:value-type="float" office:value="4.8997335" calcext:value-type="float">
            <text:p>4,90</text:p>
          </table:table-cell>
          <table:table-cell office:value-type="float" office:value="-0.02935203" calcext:value-type="float">
            <text:p>-0,03</text:p>
          </table:table-cell>
          <table:table-cell/>
          <table:table-cell office:value-type="float" office:value="4.9420986" calcext:value-type="float">
            <text:p>4,94</text:p>
          </table:table-cell>
          <table:table-cell office:value-type="float" office:value="-0.025117567" calcext:value-type="float">
            <text:p>-0,03</text:p>
          </table:table-cell>
          <table:table-cell/>
          <table:table-cell office:value-type="float" office:value="4.8998923" calcext:value-type="float">
            <text:p>4,90</text:p>
          </table:table-cell>
          <table:table-cell office:value-type="float" office:value="-0.055458888" calcext:value-type="float">
            <text:p>-0,06</text:p>
          </table:table-cell>
          <table:table-cell/>
          <table:table-cell office:value-type="float" office:value="4.8999324" calcext:value-type="float">
            <text:p>4,90</text:p>
          </table:table-cell>
          <table:table-cell office:value-type="float" office:value="-0.27109271" calcext:value-type="float">
            <text:p>-0,2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0885925" calcext:value-type="float">
            <text:p>5,09</text:p>
          </table:table-cell>
          <table:table-cell office:value-type="float" office:value="-0.016859272" calcext:value-type="float">
            <text:p>-0,02</text:p>
          </table:table-cell>
          <table:table-cell/>
          <table:table-cell office:value-type="float" office:value="4.9240046" calcext:value-type="float">
            <text:p>4,92</text:p>
          </table:table-cell>
          <table:table-cell office:value-type="float" office:value="-0.025541645" calcext:value-type="float">
            <text:p>-0,03</text:p>
          </table:table-cell>
          <table:table-cell/>
          <table:table-cell office:value-type="float" office:value="4.9756432" calcext:value-type="float">
            <text:p>4,98</text:p>
          </table:table-cell>
          <table:table-cell office:value-type="float" office:value="-0.0205983" calcext:value-type="float">
            <text:p>-0,02</text:p>
          </table:table-cell>
          <table:table-cell/>
          <table:table-cell office:value-type="float" office:value="4.9497805" calcext:value-type="float">
            <text:p>4,95</text:p>
          </table:table-cell>
          <table:table-cell office:value-type="float" office:value="-0.041505132" calcext:value-type="float">
            <text:p>-0,04</text:p>
          </table:table-cell>
          <table:table-cell/>
          <table:table-cell office:value-type="float" office:value="4.9431252" calcext:value-type="float">
            <text:p>4,94</text:p>
          </table:table-cell>
          <table:table-cell office:value-type="float" office:value="-0.21651687" calcext:value-type="float">
            <text:p>-0,2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1292667" calcext:value-type="float">
            <text:p>5,13</text:p>
          </table:table-cell>
          <table:table-cell office:value-type="float" office:value="-0.012715973" calcext:value-type="float">
            <text:p>-0,01</text:p>
          </table:table-cell>
          <table:table-cell/>
          <table:table-cell office:value-type="float" office:value="4.9500713" calcext:value-type="float">
            <text:p>4,95</text:p>
          </table:table-cell>
          <table:table-cell office:value-type="float" office:value="-0.02112769" calcext:value-type="float">
            <text:p>-0,02</text:p>
          </table:table-cell>
          <table:table-cell/>
          <table:table-cell office:value-type="float" office:value="4.9923139" calcext:value-type="float">
            <text:p>4,99</text:p>
          </table:table-cell>
          <table:table-cell office:value-type="float" office:value="-0.018191462" calcext:value-type="float">
            <text:p>-0,02</text:p>
          </table:table-cell>
          <table:table-cell/>
          <table:table-cell office:value-type="float" office:value="4.9501505" calcext:value-type="float">
            <text:p>4,95</text:p>
          </table:table-cell>
          <table:table-cell office:value-type="float" office:value="-0.041391406" calcext:value-type="float">
            <text:p>-0,04</text:p>
          </table:table-cell>
          <table:table-cell/>
          <table:table-cell office:value-type="float" office:value="4.9501729" calcext:value-type="float">
            <text:p>4,95</text:p>
          </table:table-cell>
          <table:table-cell office:value-type="float" office:value="-0.20637874" calcext:value-type="float">
            <text:p>-0,2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1384583" calcext:value-type="float">
            <text:p>5,14</text:p>
          </table:table-cell>
          <table:table-cell office:value-type="float" office:value="-0.012089927" calcext:value-type="float">
            <text:p>-0,01</text:p>
          </table:table-cell>
          <table:table-cell/>
          <table:table-cell office:value-type="float" office:value="4.9741521" calcext:value-type="float">
            <text:p>4,97</text:p>
          </table:table-cell>
          <table:table-cell office:value-type="float" office:value="-0.01833551" calcext:value-type="float">
            <text:p>-0,02</text:p>
          </table:table-cell>
          <table:table-cell/>
          <table:table-cell office:value-type="float" office:value="5.0256715" calcext:value-type="float">
            <text:p>5,03</text:p>
          </table:table-cell>
          <table:table-cell office:value-type="float" office:value="-0.01485198" calcext:value-type="float">
            <text:p>-0,01</text:p>
          </table:table-cell>
          <table:table-cell/>
          <table:table-cell office:value-type="float" office:value="4.999958" calcext:value-type="float">
            <text:p>5,00</text:p>
          </table:table-cell>
          <table:table-cell office:value-type="float" office:value="-0.030270029" calcext:value-type="float">
            <text:p>-0,03</text:p>
          </table:table-cell>
          <table:table-cell/>
          <table:table-cell office:value-type="float" office:value="4.9932127" calcext:value-type="float">
            <text:p>4,99</text:p>
          </table:table-cell>
          <table:table-cell office:value-type="float" office:value="-0.16101232" calcext:value-type="float">
            <text:p>-0,1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1792669" calcext:value-type="float">
            <text:p>5,18</text:p>
          </table:table-cell>
          <table:table-cell office:value-type="float" office:value="-0.009016973" calcext:value-type="float">
            <text:p>-0,01</text:p>
          </table:table-cell>
          <table:table-cell/>
          <table:table-cell office:value-type="float" office:value="5.0004101" calcext:value-type="float">
            <text:p>5,00</text:p>
          </table:table-cell>
          <table:table-cell office:value-type="float" office:value="-0.014969885" calcext:value-type="float">
            <text:p>-0,01</text:p>
          </table:table-cell>
          <table:table-cell/>
          <table:table-cell office:value-type="float" office:value="5.0423136" calcext:value-type="float">
            <text:p>5,04</text:p>
          </table:table-cell>
          <table:table-cell office:value-type="float" office:value="-0.013034865" calcext:value-type="float">
            <text:p>-0,01</text:p>
          </table:table-cell>
          <table:table-cell/>
          <table:table-cell office:value-type="float" office:value="5.0004096" calcext:value-type="float">
            <text:p>5,00</text:p>
          </table:table-cell>
          <table:table-cell office:value-type="float" office:value="-0.030158037" calcext:value-type="float">
            <text:p>-0,03</text:p>
          </table:table-cell>
          <table:table-cell/>
          <table:table-cell office:value-type="float" office:value="5.0004139" calcext:value-type="float">
            <text:p>5,00</text:p>
          </table:table-cell>
          <table:table-cell office:value-type="float" office:value="-0.1523591" calcext:value-type="float">
            <text:p>-0,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1883249" calcext:value-type="float">
            <text:p>5,19</text:p>
          </table:table-cell>
          <table:table-cell office:value-type="float" office:value="-0.0085770246" calcext:value-type="float">
            <text:p>-0,01</text:p>
          </table:table-cell>
          <table:table-cell/>
          <table:table-cell office:value-type="float" office:value="5.0242457" calcext:value-type="float">
            <text:p>5,02</text:p>
          </table:table-cell>
          <table:table-cell office:value-type="float" office:value="-0.012983095" calcext:value-type="float">
            <text:p>-0,01</text:p>
          </table:table-cell>
          <table:table-cell/>
          <table:table-cell office:value-type="float" office:value="5.0756721" calcext:value-type="float">
            <text:p>5,08</text:p>
          </table:table-cell>
          <table:table-cell office:value-type="float" office:value="-0.010601962" calcext:value-type="float">
            <text:p>-0,01</text:p>
          </table:table-cell>
          <table:table-cell/>
          <table:table-cell office:value-type="float" office:value="5.0499587" calcext:value-type="float">
            <text:p>5,05</text:p>
          </table:table-cell>
          <table:table-cell office:value-type="float" office:value="-0.021599134" calcext:value-type="float">
            <text:p>-0,02</text:p>
          </table:table-cell>
          <table:table-cell/>
          <table:table-cell office:value-type="float" office:value="5.0431576" calcext:value-type="float">
            <text:p>5,04</text:p>
          </table:table-cell>
          <table:table-cell office:value-type="float" office:value="-0.11647048" calcext:value-type="float">
            <text:p>-0,1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2292671" calcext:value-type="float">
            <text:p>5,23</text:p>
          </table:table-cell>
          <table:table-cell office:value-type="float" office:value="-0.0063366019" calcext:value-type="float">
            <text:p>-0,01</text:p>
          </table:table-cell>
          <table:table-cell/>
          <table:table-cell office:value-type="float" office:value="5.0504093" calcext:value-type="float">
            <text:p>5,05</text:p>
          </table:table-cell>
          <table:table-cell office:value-type="float" office:value="-0.010499151" calcext:value-type="float">
            <text:p>-0,01</text:p>
          </table:table-cell>
          <table:table-cell/>
          <table:table-cell office:value-type="float" office:value="5.0923138" calcext:value-type="float">
            <text:p>5,09</text:p>
          </table:table-cell>
          <table:table-cell office:value-type="float" office:value="-0.0092524383" calcext:value-type="float">
            <text:p>-0,01</text:p>
          </table:table-cell>
          <table:table-cell/>
          <table:table-cell office:value-type="float" office:value="5.0504093" calcext:value-type="float">
            <text:p>5,05</text:p>
          </table:table-cell>
          <table:table-cell office:value-type="float" office:value="-0.021511124" calcext:value-type="float">
            <text:p>-0,02</text:p>
          </table:table-cell>
          <table:table-cell/>
          <table:table-cell office:value-type="float" office:value="5.0504141" calcext:value-type="float">
            <text:p>5,05</text:p>
          </table:table-cell>
          <table:table-cell office:value-type="float" office:value="-0.10947015" calcext:value-type="float">
            <text:p>-0,1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2381902" calcext:value-type="float">
            <text:p>5,24</text:p>
          </table:table-cell>
          <table:table-cell office:value-type="float" office:value="-0.006031523" calcext:value-type="float">
            <text:p>-0,01</text:p>
          </table:table-cell>
          <table:table-cell/>
          <table:table-cell office:value-type="float" office:value="5.0742455" calcext:value-type="float">
            <text:p>5,07</text:p>
          </table:table-cell>
          <table:table-cell office:value-type="float" office:value="-0.0091008106" calcext:value-type="float">
            <text:p>-0,01</text:p>
          </table:table-cell>
          <table:table-cell/>
          <table:table-cell office:value-type="float" office:value="5.1256714" calcext:value-type="float">
            <text:p>5,13</text:p>
          </table:table-cell>
          <table:table-cell office:value-type="float" office:value="-0.0075137755" calcext:value-type="float">
            <text:p>-0,01</text:p>
          </table:table-cell>
          <table:table-cell/>
          <table:table-cell office:value-type="float" office:value="5.0999589" calcext:value-type="float">
            <text:p>5,10</text:p>
          </table:table-cell>
          <table:table-cell office:value-type="float" office:value="-0.015101438" calcext:value-type="float">
            <text:p>-0,02</text:p>
          </table:table-cell>
          <table:table-cell/>
          <table:table-cell office:value-type="float" office:value="5.0930905" calcext:value-type="float">
            <text:p>5,09</text:p>
          </table:table-cell>
          <table:table-cell office:value-type="float" office:value="-0.082202621" calcext:value-type="float">
            <text:p>-0,0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2792673" calcext:value-type="float">
            <text:p>5,28</text:p>
          </table:table-cell>
          <table:table-cell office:value-type="float" office:value="-0.0044210516" calcext:value-type="float">
            <text:p>0,00</text:p>
          </table:table-cell>
          <table:table-cell/>
          <table:table-cell office:value-type="float" office:value="5.1004095" calcext:value-type="float">
            <text:p>5,10</text:p>
          </table:table-cell>
          <table:table-cell office:value-type="float" office:value="-0.0072948472" calcext:value-type="float">
            <text:p>-0,01</text:p>
          </table:table-cell>
          <table:table-cell/>
          <table:table-cell office:value-type="float" office:value="5.1423135" calcext:value-type="float">
            <text:p>5,14</text:p>
          </table:table-cell>
          <table:table-cell office:value-type="float" office:value="-0.0065294299" calcext:value-type="float">
            <text:p>-0,01</text:p>
          </table:table-cell>
          <table:table-cell/>
          <table:table-cell office:value-type="float" office:value="5.1004095" calcext:value-type="float">
            <text:p>5,10</text:p>
          </table:table-cell>
          <table:table-cell office:value-type="float" office:value="-0.015034229" calcext:value-type="float">
            <text:p>-0,02</text:p>
          </table:table-cell>
          <table:table-cell/>
          <table:table-cell office:value-type="float" office:value="5.1004143" calcext:value-type="float">
            <text:p>5,10</text:p>
          </table:table-cell>
          <table:table-cell office:value-type="float" office:value="-0.076759301" calcext:value-type="float">
            <text:p>-0,0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2880559" calcext:value-type="float">
            <text:p>5,29</text:p>
          </table:table-cell>
          <table:table-cell office:value-type="float" office:value="-0.0042116158" calcext:value-type="float">
            <text:p>0,00</text:p>
          </table:table-cell>
          <table:table-cell/>
          <table:table-cell office:value-type="float" office:value="5.1242456" calcext:value-type="float">
            <text:p>5,12</text:p>
          </table:table-cell>
          <table:table-cell office:value-type="float" office:value="-0.0063285339" calcext:value-type="float">
            <text:p>-0,01</text:p>
          </table:table-cell>
          <table:table-cell/>
          <table:table-cell office:value-type="float" office:value="5.1756716" calcext:value-type="float">
            <text:p>5,18</text:p>
          </table:table-cell>
          <table:table-cell office:value-type="float" office:value="-0.0053034951" calcext:value-type="float">
            <text:p>-0,01</text:p>
          </table:table-cell>
          <table:table-cell/>
          <table:table-cell office:value-type="float" office:value="5.1499586" calcext:value-type="float">
            <text:p>5,15</text:p>
          </table:table-cell>
          <table:table-cell office:value-type="float" office:value="-0.010368774" calcext:value-type="float">
            <text:p>-0,01</text:p>
          </table:table-cell>
          <table:table-cell/>
          <table:table-cell office:value-type="float" office:value="5.143023" calcext:value-type="float">
            <text:p>5,14</text:p>
          </table:table-cell>
          <table:table-cell office:value-type="float" office:value="-0.056805186" calcext:value-type="float">
            <text:p>-0,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3292675" calcext:value-type="float">
            <text:p>5,33</text:p>
          </table:table-cell>
          <table:table-cell office:value-type="float" office:value="-0.003067475" calcext:value-type="float">
            <text:p>0,00</text:p>
          </table:table-cell>
          <table:table-cell/>
          <table:table-cell office:value-type="float" office:value="5.1504097" calcext:value-type="float">
            <text:p>5,15</text:p>
          </table:table-cell>
          <table:table-cell office:value-type="float" office:value="-0.0050385194" calcext:value-type="float">
            <text:p>-0,01</text:p>
          </table:table-cell>
          <table:table-cell/>
          <table:table-cell office:value-type="float" office:value="5.1923137" calcext:value-type="float">
            <text:p>5,19</text:p>
          </table:table-cell>
          <table:table-cell office:value-type="float" office:value="-0.0045959959" calcext:value-type="float">
            <text:p>0,00</text:p>
          </table:table-cell>
          <table:table-cell/>
          <table:table-cell office:value-type="float" office:value="5.1504092" calcext:value-type="float">
            <text:p>5,15</text:p>
          </table:table-cell>
          <table:table-cell office:value-type="float" office:value="-0.010318935" calcext:value-type="float">
            <text:p>-0,01</text:p>
          </table:table-cell>
          <table:table-cell/>
          <table:table-cell office:value-type="float" office:value="5.150414" calcext:value-type="float">
            <text:p>5,15</text:p>
          </table:table-cell>
          <table:table-cell office:value-type="float" office:value="-0.052732829" calcext:value-type="float">
            <text:p>-0,0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3379216" calcext:value-type="float">
            <text:p>5,34</text:p>
          </table:table-cell>
          <table:table-cell office:value-type="float" office:value="-0.0029247086" calcext:value-type="float">
            <text:p>0,00</text:p>
          </table:table-cell>
          <table:table-cell/>
          <table:table-cell office:value-type="float" office:value="5.1742454" calcext:value-type="float">
            <text:p>5,17</text:p>
          </table:table-cell>
          <table:table-cell office:value-type="float" office:value="-0.0043775477" calcext:value-type="float">
            <text:p>0,00</text:p>
          </table:table-cell>
          <table:table-cell/>
          <table:table-cell office:value-type="float" office:value="5.2256713" calcext:value-type="float">
            <text:p>5,23</text:p>
          </table:table-cell>
          <table:table-cell office:value-type="float" office:value="-0.0037391423" calcext:value-type="float">
            <text:p>0,00</text:p>
          </table:table-cell>
          <table:table-cell/>
          <table:table-cell office:value-type="float" office:value="5.1999588" calcext:value-type="float">
            <text:p>5,20</text:p>
          </table:table-cell>
          <table:table-cell office:value-type="float" office:value="-0.0069930358" calcext:value-type="float">
            <text:p>-0,01</text:p>
          </table:table-cell>
          <table:table-cell/>
          <table:table-cell office:value-type="float" office:value="5.1929555" calcext:value-type="float">
            <text:p>5,19</text:p>
          </table:table-cell>
          <table:table-cell office:value-type="float" office:value="-0.038510356" calcext:value-type="float">
            <text:p>-0,0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3792677" calcext:value-type="float">
            <text:p>5,38</text:p>
          </table:table-cell>
          <table:table-cell office:value-type="float" office:value="-0.0021193565" calcext:value-type="float">
            <text:p>0,00</text:p>
          </table:table-cell>
          <table:table-cell/>
          <table:table-cell office:value-type="float" office:value="5.2004094" calcext:value-type="float">
            <text:p>5,20</text:p>
          </table:table-cell>
          <table:table-cell office:value-type="float" office:value="-0.0034679081" calcext:value-type="float">
            <text:p>0,00</text:p>
          </table:table-cell>
          <table:table-cell/>
          <table:table-cell office:value-type="float" office:value="5.2423134" calcext:value-type="float">
            <text:p>5,24</text:p>
          </table:table-cell>
          <table:table-cell office:value-type="float" office:value="-0.0032363571" calcext:value-type="float">
            <text:p>0,00</text:p>
          </table:table-cell>
          <table:table-cell/>
          <table:table-cell office:value-type="float" office:value="5.2004094" calcext:value-type="float">
            <text:p>5,20</text:p>
          </table:table-cell>
          <table:table-cell office:value-type="float" office:value="-0.0069570243" calcext:value-type="float">
            <text:p>-0,01</text:p>
          </table:table-cell>
          <table:table-cell/>
          <table:table-cell office:value-type="float" office:value="5.2004142" calcext:value-type="float">
            <text:p>5,20</text:p>
          </table:table-cell>
          <table:table-cell office:value-type="float" office:value="-0.035560887" calcext:value-type="float">
            <text:p>-0,0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3877873" calcext:value-type="float">
            <text:p>5,39</text:p>
          </table:table-cell>
          <table:table-cell office:value-type="float" office:value="-0.0020225202" calcext:value-type="float">
            <text:p>0,00</text:p>
          </table:table-cell>
          <table:table-cell/>
          <table:table-cell office:value-type="float" office:value="5.2242455" calcext:value-type="float">
            <text:p>5,22</text:p>
          </table:table-cell>
          <table:table-cell office:value-type="float" office:value="-0.0030182847" calcext:value-type="float">
            <text:p>0,00</text:p>
          </table:table-cell>
          <table:table-cell/>
          <table:table-cell office:value-type="float" office:value="5.275672" calcext:value-type="float">
            <text:p>5,28</text:p>
          </table:table-cell>
          <table:table-cell office:value-type="float" office:value="-0.0026403763" calcext:value-type="float">
            <text:p>0,00</text:p>
          </table:table-cell>
          <table:table-cell/>
          <table:table-cell office:value-type="float" office:value="5.249958" calcext:value-type="float">
            <text:p>5,25</text:p>
          </table:table-cell>
          <table:table-cell office:value-type="float" office:value="-0.0046228687" calcext:value-type="float">
            <text:p>0,00</text:p>
          </table:table-cell>
          <table:table-cell/>
          <table:table-cell office:value-type="float" office:value="5.242888" calcext:value-type="float">
            <text:p>5,24</text:p>
          </table:table-cell>
          <table:table-cell office:value-type="float" office:value="-0.025616683" calcext:value-type="float">
            <text:p>-0,0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4292674" calcext:value-type="float">
            <text:p>5,43</text:p>
          </table:table-cell>
          <table:table-cell office:value-type="float" office:value="-0.0014596788" calcext:value-type="float">
            <text:p>0,00</text:p>
          </table:table-cell>
          <table:table-cell/>
          <table:table-cell office:value-type="float" office:value="5.2504096" calcext:value-type="float">
            <text:p>5,25</text:p>
          </table:table-cell>
          <table:table-cell office:value-type="float" office:value="-0.0023829727" calcext:value-type="float">
            <text:p>0,00</text:p>
          </table:table-cell>
          <table:table-cell/>
          <table:table-cell office:value-type="float" office:value="5.2923136" calcext:value-type="float">
            <text:p>5,29</text:p>
          </table:table-cell>
          <table:table-cell office:value-type="float" office:value="-0.002285921" calcext:value-type="float">
            <text:p>0,00</text:p>
          </table:table-cell>
          <table:table-cell/>
          <table:table-cell office:value-type="float" office:value="5.2504091" calcext:value-type="float">
            <text:p>5,25</text:p>
          </table:table-cell>
          <table:table-cell office:value-type="float" office:value="-0.0045974413" calcext:value-type="float">
            <text:p>0,00</text:p>
          </table:table-cell>
          <table:table-cell/>
          <table:table-cell office:value-type="float" office:value="5.2504139" calcext:value-type="float">
            <text:p>5,25</text:p>
          </table:table-cell>
          <table:table-cell office:value-type="float" office:value="-0.023538431" calcext:value-type="float">
            <text:p>-0,0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4376526" calcext:value-type="float">
            <text:p>5,44</text:p>
          </table:table-cell>
          <table:table-cell office:value-type="float" office:value="-0.0013942183" calcext:value-type="float">
            <text:p>0,00</text:p>
          </table:table-cell>
          <table:table-cell/>
          <table:table-cell office:value-type="float" office:value="5.2742453" calcext:value-type="float">
            <text:p>5,27</text:p>
          </table:table-cell>
          <table:table-cell office:value-type="float" office:value="-0.0020776836" calcext:value-type="float">
            <text:p>0,00</text:p>
          </table:table-cell>
          <table:table-cell/>
          <table:table-cell office:value-type="float" office:value="5.3256721" calcext:value-type="float">
            <text:p>5,33</text:p>
          </table:table-cell>
          <table:table-cell office:value-type="float" office:value="-0.0018721456" calcext:value-type="float">
            <text:p>0,00</text:p>
          </table:table-cell>
          <table:table-cell/>
          <table:table-cell office:value-type="float" office:value="5.2999587" calcext:value-type="float">
            <text:p>5,30</text:p>
          </table:table-cell>
          <table:table-cell office:value-type="float" office:value="-0.0029811878" calcext:value-type="float">
            <text:p>0,00</text:p>
          </table:table-cell>
          <table:table-cell/>
          <table:table-cell office:value-type="float" office:value="5.2928214" calcext:value-type="float">
            <text:p>5,29</text:p>
          </table:table-cell>
          <table:table-cell office:value-type="float" office:value="-0.016696669" calcext:value-type="float">
            <text:p>-0,0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4792681" calcext:value-type="float">
            <text:p>5,48</text:p>
          </table:table-cell>
          <table:table-cell office:value-type="float" office:value="-0.001002982" calcext:value-type="float">
            <text:p>0,00</text:p>
          </table:table-cell>
          <table:table-cell/>
          <table:table-cell office:value-type="float" office:value="5.3004093" calcext:value-type="float">
            <text:p>5,30</text:p>
          </table:table-cell>
          <table:table-cell office:value-type="float" office:value="-0.0016368565" calcext:value-type="float">
            <text:p>0,00</text:p>
          </table:table-cell>
          <table:table-cell/>
          <table:table-cell office:value-type="float" office:value="5.3423138" calcext:value-type="float">
            <text:p>5,34</text:p>
          </table:table-cell>
          <table:table-cell office:value-type="float" office:value="-0.0016235167" calcext:value-type="float">
            <text:p>0,00</text:p>
          </table:table-cell>
          <table:table-cell/>
          <table:table-cell office:value-type="float" office:value="5.3004093" calcext:value-type="float">
            <text:p>5,30</text:p>
          </table:table-cell>
          <table:table-cell office:value-type="float" office:value="-0.002963606" calcext:value-type="float">
            <text:p>0,00</text:p>
          </table:table-cell>
          <table:table-cell/>
          <table:table-cell office:value-type="float" office:value="5.3004141" calcext:value-type="float">
            <text:p>5,30</text:p>
          </table:table-cell>
          <table:table-cell office:value-type="float" office:value="-0.015267821" calcext:value-type="float">
            <text:p>-0,0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4875188" calcext:value-type="float">
            <text:p>5,49</text:p>
          </table:table-cell>
          <table:table-cell office:value-type="float" office:value="-0.00095883303" calcext:value-type="float">
            <text:p>0,00</text:p>
          </table:table-cell>
          <table:table-cell/>
          <table:table-cell office:value-type="float" office:value="5.3242455" calcext:value-type="float">
            <text:p>5,32</text:p>
          </table:table-cell>
          <table:table-cell office:value-type="float" office:value="-0.0014295189" calcext:value-type="float">
            <text:p>0,00</text:p>
          </table:table-cell>
          <table:table-cell/>
          <table:table-cell office:value-type="float" office:value="5.3756714" calcext:value-type="float">
            <text:p>5,38</text:p>
          </table:table-cell>
          <table:table-cell office:value-type="float" office:value="-0.0013360695" calcext:value-type="float">
            <text:p>0,00</text:p>
          </table:table-cell>
          <table:table-cell/>
          <table:table-cell office:value-type="float" office:value="5.3499589" calcext:value-type="float">
            <text:p>5,35</text:p>
          </table:table-cell>
          <table:table-cell office:value-type="float" office:value="-0.0018593266" calcext:value-type="float">
            <text:p>0,00</text:p>
          </table:table-cell>
          <table:table-cell/>
          <table:table-cell office:value-type="float" office:value="5.3427534" calcext:value-type="float">
            <text:p>5,34</text:p>
          </table:table-cell>
          <table:table-cell office:value-type="float" office:value="-0.010632489" calcext:value-type="float">
            <text:p>-0,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5292683" calcext:value-type="float">
            <text:p>5,53</text:p>
          </table:table-cell>
          <table:table-cell office:value-type="float" office:value="-0.00068796845" calcext:value-type="float">
            <text:p>0,00</text:p>
          </table:table-cell>
          <table:table-cell/>
          <table:table-cell office:value-type="float" office:value="5.3504095" calcext:value-type="float">
            <text:p>5,35</text:p>
          </table:table-cell>
          <table:table-cell office:value-type="float" office:value="-0.0011249519" calcext:value-type="float">
            <text:p>0,00</text:p>
          </table:table-cell>
          <table:table-cell/>
          <table:table-cell office:value-type="float" office:value="5.3923135" calcext:value-type="float">
            <text:p>5,39</text:p>
          </table:table-cell>
          <table:table-cell office:value-type="float" office:value="-0.0011620914" calcext:value-type="float">
            <text:p>0,00</text:p>
          </table:table-cell>
          <table:table-cell/>
          <table:table-cell office:value-type="float" office:value="5.3504095" calcext:value-type="float">
            <text:p>5,35</text:p>
          </table:table-cell>
          <table:table-cell office:value-type="float" office:value="-0.0018474347" calcext:value-type="float">
            <text:p>0,00</text:p>
          </table:table-cell>
          <table:table-cell/>
          <table:table-cell office:value-type="float" office:value="5.3504138" calcext:value-type="float">
            <text:p>5,35</text:p>
          </table:table-cell>
          <table:table-cell office:value-type="float" office:value="-0.0096730795" calcext:value-type="float">
            <text:p>-0,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5373845" calcext:value-type="float">
            <text:p>5,54</text:p>
          </table:table-cell>
          <table:table-cell office:value-type="float" office:value="-0.0006582372" calcext:value-type="float">
            <text:p>0,00</text:p>
          </table:table-cell>
          <table:table-cell/>
          <table:table-cell office:value-type="float" office:value="5.3742456" calcext:value-type="float">
            <text:p>5,37</text:p>
          </table:table-cell>
          <table:table-cell office:value-type="float" office:value="-0.00098393438" calcext:value-type="float">
            <text:p>0,00</text:p>
          </table:table-cell>
          <table:table-cell/>
          <table:table-cell office:value-type="float" office:value="5.4256716" calcext:value-type="float">
            <text:p>5,43</text:p>
          </table:table-cell>
          <table:table-cell office:value-type="float" office:value="-0.00096187158" calcext:value-type="float">
            <text:p>0,00</text:p>
          </table:table-cell>
          <table:table-cell/>
          <table:table-cell office:value-type="float" office:value="5.3999586" calcext:value-type="float">
            <text:p>5,40</text:p>
          </table:table-cell>
          <table:table-cell office:value-type="float" office:value="-0.0011040574" calcext:value-type="float">
            <text:p>0,00</text:p>
          </table:table-cell>
          <table:table-cell/>
          <table:table-cell office:value-type="float" office:value="5.3926859" calcext:value-type="float">
            <text:p>5,39</text:p>
          </table:table-cell>
          <table:table-cell office:value-type="float" office:value="-0.0065822769" calcext:value-type="float">
            <text:p>-0,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5792685" calcext:value-type="float">
            <text:p>5,58</text:p>
          </table:table-cell>
          <table:table-cell office:value-type="float" office:value="-0.00047125207" calcext:value-type="float">
            <text:p>0,00</text:p>
          </table:table-cell>
          <table:table-cell/>
          <table:table-cell office:value-type="float" office:value="5.4004092" calcext:value-type="float">
            <text:p>5,40</text:p>
          </table:table-cell>
          <table:table-cell office:value-type="float" office:value="-0.00077405863" calcext:value-type="float">
            <text:p>0,00</text:p>
          </table:table-cell>
          <table:table-cell/>
          <table:table-cell office:value-type="float" office:value="5.4423137" calcext:value-type="float">
            <text:p>5,44</text:p>
          </table:table-cell>
          <table:table-cell office:value-type="float" office:value="-0.00084013789" calcext:value-type="float">
            <text:p>0,00</text:p>
          </table:table-cell>
          <table:table-cell/>
          <table:table-cell office:value-type="float" office:value="5.4004092" calcext:value-type="float">
            <text:p>5,40</text:p>
          </table:table-cell>
          <table:table-cell office:value-type="float" office:value="-0.0010962079" calcext:value-type="float">
            <text:p>0,00</text:p>
          </table:table-cell>
          <table:table-cell/>
          <table:table-cell office:value-type="float" office:value="5.400414" calcext:value-type="float">
            <text:p>5,40</text:p>
          </table:table-cell>
          <table:table-cell office:value-type="float" office:value="-0.005953833" calcext:value-type="float">
            <text:p>-0,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5872507" calcext:value-type="float">
            <text:p>5,59</text:p>
          </table:table-cell>
          <table:table-cell office:value-type="float" office:value="-0.0004512489" calcext:value-type="float">
            <text:p>0,00</text:p>
          </table:table-cell>
          <table:table-cell/>
          <table:table-cell office:value-type="float" office:value="5.4242454" calcext:value-type="float">
            <text:p>5,42</text:p>
          </table:table-cell>
          <table:table-cell office:value-type="float" office:value="-0.00067794492" calcext:value-type="float">
            <text:p>0,00</text:p>
          </table:table-cell>
          <table:table-cell/>
          <table:table-cell office:value-type="float" office:value="5.4756713" calcext:value-type="float">
            <text:p>5,48</text:p>
          </table:table-cell>
          <table:table-cell office:value-type="float" office:value="-0.00070004479" calcext:value-type="float">
            <text:p>0,00</text:p>
          </table:table-cell>
          <table:table-cell/>
          <table:table-cell office:value-type="float" office:value="5.4499588" calcext:value-type="float">
            <text:p>5,45</text:p>
          </table:table-cell>
          <table:table-cell office:value-type="float" office:value="-0.00060451031" calcext:value-type="float">
            <text:p>0,00</text:p>
          </table:table-cell>
          <table:table-cell/>
          <table:table-cell office:value-type="float" office:value="5.4426188" calcext:value-type="float">
            <text:p>5,44</text:p>
          </table:table-cell>
          <table:table-cell office:value-type="float" office:value="-0.0039284322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6292686" calcext:value-type="float">
            <text:p>5,63</text:p>
          </table:table-cell>
          <table:table-cell office:value-type="float" office:value="-0.00032242283" calcext:value-type="float">
            <text:p>0,00</text:p>
          </table:table-cell>
          <table:table-cell/>
          <table:table-cell office:value-type="float" office:value="5.4504099" calcext:value-type="float">
            <text:p>5,45</text:p>
          </table:table-cell>
          <table:table-cell office:value-type="float" office:value="-0.00053352001" calcext:value-type="float">
            <text:p>0,00</text:p>
          </table:table-cell>
          <table:table-cell/>
          <table:table-cell office:value-type="float" office:value="5.4923134" calcext:value-type="float">
            <text:p>5,49</text:p>
          </table:table-cell>
          <table:table-cell office:value-type="float" office:value="-0.00061469182" calcext:value-type="float">
            <text:p>0,00</text:p>
          </table:table-cell>
          <table:table-cell/>
          <table:table-cell office:value-type="float" office:value="5.4504094" calcext:value-type="float">
            <text:p>5,45</text:p>
          </table:table-cell>
          <table:table-cell office:value-type="float" office:value="-0.00059948093" calcext:value-type="float">
            <text:p>0,00</text:p>
          </table:table-cell>
          <table:table-cell/>
          <table:table-cell office:value-type="float" office:value="5.4504142" calcext:value-type="float">
            <text:p>5,45</text:p>
          </table:table-cell>
          <table:table-cell office:value-type="float" office:value="-0.0035279922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6371164" calcext:value-type="float">
            <text:p>5,64</text:p>
          </table:table-cell>
          <table:table-cell office:value-type="float" office:value="-0.0003089715" calcext:value-type="float">
            <text:p>0,00</text:p>
          </table:table-cell>
          <table:table-cell/>
          <table:table-cell office:value-type="float" office:value="5.4742451" calcext:value-type="float">
            <text:p>5,47</text:p>
          </table:table-cell>
          <table:table-cell office:value-type="float" office:value="-0.00046784565" calcext:value-type="float">
            <text:p>0,00</text:p>
          </table:table-cell>
          <table:table-cell/>
          <table:table-cell office:value-type="float" office:value="5.5256715" calcext:value-type="float">
            <text:p>5,53</text:p>
          </table:table-cell>
          <table:table-cell office:value-type="float" office:value="-0.00051606755" calcext:value-type="float">
            <text:p>0,00</text:p>
          </table:table-cell>
          <table:table-cell/>
          <table:table-cell office:value-type="float" office:value="5.4999585" calcext:value-type="float">
            <text:p>5,50</text:p>
          </table:table-cell>
          <table:table-cell office:value-type="float" office:value="-0.0002812946" calcext:value-type="float">
            <text:p>0,00</text:p>
          </table:table-cell>
          <table:table-cell/>
          <table:table-cell office:value-type="float" office:value="5.4925508" calcext:value-type="float">
            <text:p>5,49</text:p>
          </table:table-cell>
          <table:table-cell office:value-type="float" office:value="-0.0022265457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6792684" calcext:value-type="float">
            <text:p>5,68</text:p>
          </table:table-cell>
          <table:table-cell office:value-type="float" office:value="-0.00022031457" calcext:value-type="float">
            <text:p>0,00</text:p>
          </table:table-cell>
          <table:table-cell/>
          <table:table-cell office:value-type="float" office:value="5.5004096" calcext:value-type="float">
            <text:p>5,50</text:p>
          </table:table-cell>
          <table:table-cell office:value-type="float" office:value="-0.00036849783" calcext:value-type="float">
            <text:p>0,00</text:p>
          </table:table-cell>
          <table:table-cell/>
          <table:table-cell office:value-type="float" office:value="5.5423136" calcext:value-type="float">
            <text:p>5,54</text:p>
          </table:table-cell>
          <table:table-cell office:value-type="float" office:value="-0.00045598936" calcext:value-type="float">
            <text:p>0,00</text:p>
          </table:table-cell>
          <table:table-cell/>
          <table:table-cell office:value-type="float" office:value="5.5004091" calcext:value-type="float">
            <text:p>5,50</text:p>
          </table:table-cell>
          <table:table-cell office:value-type="float" office:value="-0.000278197" calcext:value-type="float">
            <text:p>0,00</text:p>
          </table:table-cell>
          <table:table-cell/>
          <table:table-cell office:value-type="float" office:value="5.5004144" calcext:value-type="float">
            <text:p>5,50</text:p>
          </table:table-cell>
          <table:table-cell office:value-type="float" office:value="-0.0019796852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6869817" calcext:value-type="float">
            <text:p>5,69</text:p>
          </table:table-cell>
          <table:table-cell office:value-type="float" office:value="-0.00021126641" calcext:value-type="float">
            <text:p>0,00</text:p>
          </table:table-cell>
          <table:table-cell/>
          <table:table-cell office:value-type="float" office:value="5.5242453" calcext:value-type="float">
            <text:p>5,52</text:p>
          </table:table-cell>
          <table:table-cell office:value-type="float" office:value="-0.00032348937" calcext:value-type="float">
            <text:p>0,00</text:p>
          </table:table-cell>
          <table:table-cell/>
          <table:table-cell office:value-type="float" office:value="5.5756712" calcext:value-type="float">
            <text:p>5,58</text:p>
          </table:table-cell>
          <table:table-cell office:value-type="float" office:value="-0.00038605797" calcext:value-type="float">
            <text:p>0,00</text:p>
          </table:table-cell>
          <table:table-cell/>
          <table:table-cell office:value-type="float" office:value="5.5499582" calcext:value-type="float">
            <text:p>5,55</text:p>
          </table:table-cell>
          <table:table-cell office:value-type="float" office:value="-0.000078024597" calcext:value-type="float">
            <text:p>0,00</text:p>
          </table:table-cell>
          <table:table-cell/>
          <table:table-cell office:value-type="float" office:value="5.5424843" calcext:value-type="float">
            <text:p>5,54</text:p>
          </table:table-cell>
          <table:table-cell office:value-type="float" office:value="-0.0011622859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729269" calcext:value-type="float">
            <text:p>5,73</text:p>
          </table:table-cell>
          <table:table-cell office:value-type="float" office:value="-0.0001502667" calcext:value-type="float">
            <text:p>0,00</text:p>
          </table:table-cell>
          <table:table-cell/>
          <table:table-cell office:value-type="float" office:value="5.5504093" calcext:value-type="float">
            <text:p>5,55</text:p>
          </table:table-cell>
          <table:table-cell office:value-type="float" office:value="-0.00025511449" calcext:value-type="float">
            <text:p>0,00</text:p>
          </table:table-cell>
          <table:table-cell/>
          <table:table-cell office:value-type="float" office:value="5.5923133" calcext:value-type="float">
            <text:p>5,59</text:p>
          </table:table-cell>
          <table:table-cell office:value-type="float" office:value="-0.0003435525" calcext:value-type="float">
            <text:p>0,00</text:p>
          </table:table-cell>
          <table:table-cell/>
          <table:table-cell office:value-type="float" office:value="5.5504093" calcext:value-type="float">
            <text:p>5,55</text:p>
          </table:table-cell>
          <table:table-cell office:value-type="float" office:value="-0.00007622299" calcext:value-type="float">
            <text:p>0,00</text:p>
          </table:table-cell>
          <table:table-cell/>
          <table:table-cell office:value-type="float" office:value="5.5504146" calcext:value-type="float">
            <text:p>5,55</text:p>
          </table:table-cell>
          <table:table-cell office:value-type="float" office:value="-0.001016453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7368479" calcext:value-type="float">
            <text:p>5,74</text:p>
          </table:table-cell>
          <table:table-cell office:value-type="float" office:value="-0.00014417297" calcext:value-type="float">
            <text:p>0,00</text:p>
          </table:table-cell>
          <table:table-cell/>
          <table:table-cell office:value-type="float" office:value="5.5742455" calcext:value-type="float">
            <text:p>5,57</text:p>
          </table:table-cell>
          <table:table-cell office:value-type="float" office:value="-0.00022415796" calcext:value-type="float">
            <text:p>0,00</text:p>
          </table:table-cell>
          <table:table-cell/>
          <table:table-cell office:value-type="float" office:value="5.6256714" calcext:value-type="float">
            <text:p>5,63</text:p>
          </table:table-cell>
          <table:table-cell office:value-type="float" office:value="-0.00029362465" calcext:value-type="float">
            <text:p>0,00</text:p>
          </table:table-cell>
          <table:table-cell/>
          <table:table-cell office:value-type="float" office:value="5.5999579" calcext:value-type="float">
            <text:p>5,60</text:p>
          </table:table-cell>
          <table:table-cell office:value-type="float" office:value="0.000045083169" calcext:value-type="float">
            <text:p>0,00</text:p>
          </table:table-cell>
          <table:table-cell/>
          <table:table-cell office:value-type="float" office:value="5.5924168" calcext:value-type="float">
            <text:p>5,59</text:p>
          </table:table-cell>
          <table:table-cell office:value-type="float" office:value="-0.0005168221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7792692" calcext:value-type="float">
            <text:p>5,78</text:p>
          </table:table-cell>
          <table:table-cell office:value-type="float" office:value="-0.00010215453" calcext:value-type="float">
            <text:p>0,00</text:p>
          </table:table-cell>
          <table:table-cell/>
          <table:table-cell office:value-type="float" office:value="5.6004095" calcext:value-type="float">
            <text:p>5,60</text:p>
          </table:table-cell>
          <table:table-cell office:value-type="float" office:value="-0.00017703066" calcext:value-type="float">
            <text:p>0,00</text:p>
          </table:table-cell>
          <table:table-cell/>
          <table:table-cell office:value-type="float" office:value="5.6423135" calcext:value-type="float">
            <text:p>5,64</text:p>
          </table:table-cell>
          <table:table-cell office:value-type="float" office:value="-0.00026339645" calcext:value-type="float">
            <text:p>0,00</text:p>
          </table:table-cell>
          <table:table-cell/>
          <table:table-cell office:value-type="float" office:value="5.600409" calcext:value-type="float">
            <text:p>5,60</text:p>
          </table:table-cell>
          <table:table-cell office:value-type="float" office:value="0.000046037458" calcext:value-type="float">
            <text:p>0,00</text:p>
          </table:table-cell>
          <table:table-cell/>
          <table:table-cell office:value-type="float" office:value="5.6004143" calcext:value-type="float">
            <text:p>5,60</text:p>
          </table:table-cell>
          <table:table-cell office:value-type="float" office:value="-0.00043565087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7867131" calcext:value-type="float">
            <text:p>5,79</text:p>
          </table:table-cell>
          <table:table-cell office:value-type="float" office:value="-0.000098037512" calcext:value-type="float">
            <text:p>0,00</text:p>
          </table:table-cell>
          <table:table-cell/>
          <table:table-cell office:value-type="float" office:value="5.6242452" calcext:value-type="float">
            <text:p>5,62</text:p>
          </table:table-cell>
          <table:table-cell office:value-type="float" office:value="-0.00015564176" calcext:value-type="float">
            <text:p>0,00</text:p>
          </table:table-cell>
          <table:table-cell/>
          <table:table-cell office:value-type="float" office:value="5.6756716" calcext:value-type="float">
            <text:p>5,68</text:p>
          </table:table-cell>
          <table:table-cell office:value-type="float" office:value="-0.00022762899" calcext:value-type="float">
            <text:p>0,00</text:p>
          </table:table-cell>
          <table:table-cell/>
          <table:table-cell office:value-type="float" office:value="5.6499586" calcext:value-type="float">
            <text:p>5,65</text:p>
          </table:table-cell>
          <table:table-cell office:value-type="float" office:value="0.000115975" calcext:value-type="float">
            <text:p>0,00</text:p>
          </table:table-cell>
          <table:table-cell/>
          <table:table-cell office:value-type="float" office:value="5.6423492" calcext:value-type="float">
            <text:p>5,64</text:p>
          </table:table-cell>
          <table:table-cell office:value-type="float" office:value="-0.00014002989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8292689" calcext:value-type="float">
            <text:p>5,83</text:p>
          </table:table-cell>
          <table:table-cell office:value-type="float" office:value="-0.000068992995" calcext:value-type="float">
            <text:p>0,00</text:p>
          </table:table-cell>
          <table:table-cell/>
          <table:table-cell office:value-type="float" office:value="5.6504092" calcext:value-type="float">
            <text:p>5,65</text:p>
          </table:table-cell>
          <table:table-cell office:value-type="float" office:value="-0.00012307121" calcext:value-type="float">
            <text:p>0,00</text:p>
          </table:table-cell>
          <table:table-cell/>
          <table:table-cell office:value-type="float" office:value="5.6923132" calcext:value-type="float">
            <text:p>5,69</text:p>
          </table:table-cell>
          <table:table-cell office:value-type="float" office:value="-0.00020607837" calcext:value-type="float">
            <text:p>0,00</text:p>
          </table:table-cell>
          <table:table-cell/>
          <table:table-cell office:value-type="float" office:value="5.6504092" calcext:value-type="float">
            <text:p>5,65</text:p>
          </table:table-cell>
          <table:table-cell office:value-type="float" office:value="0.00011639483" calcext:value-type="float">
            <text:p>0,00</text:p>
          </table:table-cell>
          <table:table-cell/>
          <table:table-cell office:value-type="float" office:value="5.6504145" calcext:value-type="float">
            <text:p>5,65</text:p>
          </table:table-cell>
          <table:table-cell office:value-type="float" office:value="-0.000098829398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8365784" calcext:value-type="float">
            <text:p>5,84</text:p>
          </table:table-cell>
          <table:table-cell office:value-type="float" office:value="-0.000066191773" calcext:value-type="float">
            <text:p>0,00</text:p>
          </table:table-cell>
          <table:table-cell/>
          <table:table-cell office:value-type="float" office:value="5.6742454" calcext:value-type="float">
            <text:p>5,67</text:p>
          </table:table-cell>
          <table:table-cell office:value-type="float" office:value="-0.00010820365" calcext:value-type="float">
            <text:p>0,00</text:p>
          </table:table-cell>
          <table:table-cell/>
          <table:table-cell office:value-type="float" office:value="5.7256718" calcext:value-type="float">
            <text:p>5,73</text:p>
          </table:table-cell>
          <table:table-cell office:value-type="float" office:value="-0.00018064075" calcext:value-type="float">
            <text:p>0,00</text:p>
          </table:table-cell>
          <table:table-cell/>
          <table:table-cell office:value-type="float" office:value="5.6999588" calcext:value-type="float">
            <text:p>5,70</text:p>
          </table:table-cell>
          <table:table-cell office:value-type="float" office:value="0.0001542817" calcext:value-type="float">
            <text:p>0,00</text:p>
          </table:table-cell>
          <table:table-cell/>
          <table:table-cell office:value-type="float" office:value="5.6922822" calcext:value-type="float">
            <text:p>5,69</text:p>
          </table:table-cell>
          <table:table-cell office:value-type="float" office:value="0.000069677968" calcext:value-type="float">
            <text:p>0,00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5.8792696" calcext:value-type="float">
            <text:p>5,88</text:p>
          </table:table-cell>
          <table:table-cell office:value-type="float" office:value="-0.000045956847" calcext:value-type="float">
            <text:p>0,00</text:p>
          </table:table-cell>
          <table:table-cell/>
          <table:table-cell office:value-type="float" office:value="5.7004094" calcext:value-type="float">
            <text:p>5,70</text:p>
          </table:table-cell>
          <table:table-cell office:value-type="float" office:value="-0.000085589956" calcext:value-type="float">
            <text:p>0,00</text:p>
          </table:table-cell>
          <table:table-cell/>
          <table:table-cell office:value-type="float" office:value="5.7423134" calcext:value-type="float">
            <text:p>5,74</text:p>
          </table:table-cell>
          <table:table-cell office:value-type="float" office:value="-0.00016536303" calcext:value-type="float">
            <text:p>0,00</text:p>
          </table:table-cell>
          <table:table-cell/>
          <table:table-cell office:value-type="float" office:value="5.7004094" calcext:value-type="float">
            <text:p>5,70</text:p>
          </table:table-cell>
          <table:table-cell office:value-type="float" office:value="0.00015438502" calcext:value-type="float">
            <text:p>0,00</text:p>
          </table:table-cell>
          <table:table-cell/>
          <table:table-cell office:value-type="float" office:value="5.7004142" calcext:value-type="float">
            <text:p>5,70</text:p>
          </table:table-cell>
          <table:table-cell office:value-type="float" office:value="0.000087384702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886445" calcext:value-type="float">
            <text:p>5,89</text:p>
          </table:table-cell>
          <table:table-cell office:value-type="float" office:value="-0.000044020031" calcext:value-type="float">
            <text:p>0,00</text:p>
          </table:table-cell>
          <table:table-cell/>
          <table:table-cell office:value-type="float" office:value="5.7242455" calcext:value-type="float">
            <text:p>5,72</text:p>
          </table:table-cell>
          <table:table-cell office:value-type="float" office:value="-0.000075168638" calcext:value-type="float">
            <text:p>0,00</text:p>
          </table:table-cell>
          <table:table-cell/>
          <table:table-cell office:value-type="float" office:value="5.7756715" calcext:value-type="float">
            <text:p>5,78</text:p>
          </table:table-cell>
          <table:table-cell office:value-type="float" office:value="-0.00014791434" calcext:value-type="float">
            <text:p>0,00</text:p>
          </table:table-cell>
          <table:table-cell/>
          <table:table-cell office:value-type="float" office:value="5.7499585" calcext:value-type="float">
            <text:p>5,75</text:p>
          </table:table-cell>
          <table:table-cell office:value-type="float" office:value="0.00017392762" calcext:value-type="float">
            <text:p>0,00</text:p>
          </table:table-cell>
          <table:table-cell/>
          <table:table-cell office:value-type="float" office:value="5.7422147" calcext:value-type="float">
            <text:p>5,74</text:p>
          </table:table-cell>
          <table:table-cell office:value-type="float" office:value="0.00018026953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9292693" calcext:value-type="float">
            <text:p>5,93</text:p>
          </table:table-cell>
          <table:table-cell office:value-type="float" office:value="-0.000029682698" calcext:value-type="float">
            <text:p>0,00</text:p>
          </table:table-cell>
          <table:table-cell/>
          <table:table-cell office:value-type="float" office:value="5.7504091" calcext:value-type="float">
            <text:p>5,75</text:p>
          </table:table-cell>
          <table:table-cell office:value-type="float" office:value="-0.000059344289" calcext:value-type="float">
            <text:p>0,00</text:p>
          </table:table-cell>
          <table:table-cell/>
          <table:table-cell office:value-type="float" office:value="5.7923136" calcext:value-type="float">
            <text:p>5,79</text:p>
          </table:table-cell>
          <table:table-cell office:value-type="float" office:value="-0.00013736243" calcext:value-type="float">
            <text:p>0,00</text:p>
          </table:table-cell>
          <table:table-cell/>
          <table:table-cell office:value-type="float" office:value="5.7504091" calcext:value-type="float">
            <text:p>5,75</text:p>
          </table:table-cell>
          <table:table-cell office:value-type="float" office:value="0.00017386595" calcext:value-type="float">
            <text:p>0,00</text:p>
          </table:table-cell>
          <table:table-cell/>
          <table:table-cell office:value-type="float" office:value="5.7504144" calcext:value-type="float">
            <text:p>5,75</text:p>
          </table:table-cell>
          <table:table-cell office:value-type="float" office:value="0.00018530968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9363103" calcext:value-type="float">
            <text:p>5,94</text:p>
          </table:table-cell>
          <table:table-cell office:value-type="float" office:value="-0.000028298675" calcext:value-type="float">
            <text:p>0,00</text:p>
          </table:table-cell>
          <table:table-cell/>
          <table:table-cell office:value-type="float" office:value="5.7742453" calcext:value-type="float">
            <text:p>5,77</text:p>
          </table:table-cell>
          <table:table-cell office:value-type="float" office:value="-0.000051941337" calcext:value-type="float">
            <text:p>0,00</text:p>
          </table:table-cell>
          <table:table-cell/>
          <table:table-cell office:value-type="float" office:value="5.8256712" calcext:value-type="float">
            <text:p>5,83</text:p>
          </table:table-cell>
          <table:table-cell office:value-type="float" office:value="-0.00012682431" calcext:value-type="float">
            <text:p>0,00</text:p>
          </table:table-cell>
          <table:table-cell/>
          <table:table-cell office:value-type="float" office:value="5.7999587" calcext:value-type="float">
            <text:p>5,80</text:p>
          </table:table-cell>
          <table:table-cell office:value-type="float" office:value="0.0001850831" calcext:value-type="float">
            <text:p>0,00</text:p>
          </table:table-cell>
          <table:table-cell/>
          <table:table-cell office:value-type="float" office:value="5.7921476" calcext:value-type="float">
            <text:p>5,79</text:p>
          </table:table-cell>
          <table:table-cell office:value-type="float" office:value="0.00023694438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97927" calcext:value-type="float">
            <text:p>5,98</text:p>
          </table:table-cell>
          <table:table-cell office:value-type="float" office:value="-0.00001780377" calcext:value-type="float">
            <text:p>0,00</text:p>
          </table:table-cell>
          <table:table-cell/>
          <table:table-cell office:value-type="float" office:value="5.8004093" calcext:value-type="float">
            <text:p>5,80</text:p>
          </table:table-cell>
          <table:table-cell office:value-type="float" office:value="-0.000040709274" calcext:value-type="float">
            <text:p>0,00</text:p>
          </table:table-cell>
          <table:table-cell/>
          <table:table-cell office:value-type="float" office:value="5.8423133" calcext:value-type="float">
            <text:p>5,84</text:p>
          </table:table-cell>
          <table:table-cell office:value-type="float" office:value="-0.00012014034" calcext:value-type="float">
            <text:p>0,00</text:p>
          </table:table-cell>
          <table:table-cell/>
          <table:table-cell office:value-type="float" office:value="5.8004093" calcext:value-type="float">
            <text:p>5,80</text:p>
          </table:table-cell>
          <table:table-cell office:value-type="float" office:value="0.00018496356" calcext:value-type="float">
            <text:p>0,00</text:p>
          </table:table-cell>
          <table:table-cell/>
          <table:table-cell office:value-type="float" office:value="5.8004146" calcext:value-type="float">
            <text:p>5,80</text:p>
          </table:table-cell>
          <table:table-cell office:value-type="float" office:value="0.00023635291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.9861765" calcext:value-type="float">
            <text:p>5,99</text:p>
          </table:table-cell>
          <table:table-cell office:value-type="float" office:value="-0.000016734943" calcext:value-type="float">
            <text:p>0,00</text:p>
          </table:table-cell>
          <table:table-cell/>
          <table:table-cell office:value-type="float" office:value="5.8242455" calcext:value-type="float">
            <text:p>5,82</text:p>
          </table:table-cell>
          <table:table-cell office:value-type="float" office:value="-0.000035303827" calcext:value-type="float">
            <text:p>0,00</text:p>
          </table:table-cell>
          <table:table-cell/>
          <table:table-cell office:value-type="float" office:value="5.8756714" calcext:value-type="float">
            <text:p>5,88</text:p>
          </table:table-cell>
          <table:table-cell office:value-type="float" office:value="-0.00011646361" calcext:value-type="float">
            <text:p>0,00</text:p>
          </table:table-cell>
          <table:table-cell/>
          <table:table-cell office:value-type="float" office:value="5.8499579" calcext:value-type="float">
            <text:p>5,85</text:p>
          </table:table-cell>
          <table:table-cell office:value-type="float" office:value="0.00019576742" calcext:value-type="float">
            <text:p>0,00</text:p>
          </table:table-cell>
          <table:table-cell/>
          <table:table-cell office:value-type="float" office:value="5.8420796" calcext:value-type="float">
            <text:p>5,84</text:p>
          </table:table-cell>
          <table:table-cell office:value-type="float" office:value="0.00027008192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.0292697" calcext:value-type="float">
            <text:p>6,03</text:p>
          </table:table-cell>
          <table:table-cell office:value-type="float" office:value="-0.0000084776611" calcext:value-type="float">
            <text:p>0,00</text:p>
          </table:table-cell>
          <table:table-cell/>
          <table:table-cell office:value-type="float" office:value="5.850409" calcext:value-type="float">
            <text:p>5,85</text:p>
          </table:table-cell>
          <table:table-cell office:value-type="float" office:value="-0.000027085311" calcext:value-type="float">
            <text:p>0,00</text:p>
          </table:table-cell>
          <table:table-cell/>
          <table:table-cell office:value-type="float" office:value="5.8923135" calcext:value-type="float">
            <text:p>5,89</text:p>
          </table:table-cell>
          <table:table-cell office:value-type="float" office:value="-0.00011351424" calcext:value-type="float">
            <text:p>0,00</text:p>
          </table:table-cell>
          <table:table-cell/>
          <table:table-cell office:value-type="float" office:value="5.850409" calcext:value-type="float">
            <text:p>5,85</text:p>
          </table:table-cell>
          <table:table-cell office:value-type="float" office:value="0.00019566924" calcext:value-type="float">
            <text:p>0,00</text:p>
          </table:table-cell>
          <table:table-cell/>
          <table:table-cell office:value-type="float" office:value="5.8504143" calcext:value-type="float">
            <text:p>5,85</text:p>
          </table:table-cell>
          <table:table-cell office:value-type="float" office:value="0.00026842381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.0360427" calcext:value-type="float">
            <text:p>6,04</text:p>
          </table:table-cell>
          <table:table-cell office:value-type="float" office:value="-0.000007543933" calcext:value-type="float">
            <text:p>0,00</text:p>
          </table:table-cell>
          <table:table-cell/>
          <table:table-cell office:value-type="float" office:value="5.8742447" calcext:value-type="float">
            <text:p>5,87</text:p>
          </table:table-cell>
          <table:table-cell office:value-type="float" office:value="-0.000022986545" calcext:value-type="float">
            <text:p>0,00</text:p>
          </table:table-cell>
          <table:table-cell/>
          <table:table-cell office:value-type="float" office:value="5.9256716" calcext:value-type="float">
            <text:p>5,93</text:p>
          </table:table-cell>
          <table:table-cell office:value-type="float" office:value="-0.00011093309" calcext:value-type="float">
            <text:p>0,00</text:p>
          </table:table-cell>
          <table:table-cell/>
          <table:table-cell office:value-type="float" office:value="5.8999586" calcext:value-type="float">
            <text:p>5,90</text:p>
          </table:table-cell>
          <table:table-cell office:value-type="float" office:value="0.0002135363" calcext:value-type="float">
            <text:p>0,00</text:p>
          </table:table-cell>
          <table:table-cell/>
          <table:table-cell office:value-type="float" office:value="5.8920126" calcext:value-type="float">
            <text:p>5,89</text:p>
          </table:table-cell>
          <table:table-cell office:value-type="float" office:value="0.00030165818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office:value-type="float" office:value="5.9004097" calcext:value-type="float">
            <text:p>5,90</text:p>
          </table:table-cell>
          <table:table-cell office:value-type="float" office:value="-0.000016685972" calcext:value-type="float">
            <text:p>0,00</text:p>
          </table:table-cell>
          <table:table-cell/>
          <table:table-cell office:value-type="float" office:value="5.9423132" calcext:value-type="float">
            <text:p>5,94</text:p>
          </table:table-cell>
          <table:table-cell office:value-type="float" office:value="-0.00010848625" calcext:value-type="float">
            <text:p>0,00</text:p>
          </table:table-cell>
          <table:table-cell/>
          <table:table-cell office:value-type="float" office:value="5.9004092" calcext:value-type="float">
            <text:p>5,90</text:p>
          </table:table-cell>
          <table:table-cell office:value-type="float" office:value="0.00021352938" calcext:value-type="float">
            <text:p>0,00</text:p>
          </table:table-cell>
          <table:table-cell/>
          <table:table-cell office:value-type="float" office:value="5.9004145" calcext:value-type="float">
            <text:p>5,90</text:p>
          </table:table-cell>
          <table:table-cell office:value-type="float" office:value="0.00030219037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office:value-type="float" office:value="5.9242449" calcext:value-type="float">
            <text:p>5,92</text:p>
          </table:table-cell>
          <table:table-cell office:value-type="float" office:value="-0.000013242801" calcext:value-type="float">
            <text:p>0,00</text:p>
          </table:table-cell>
          <table:table-cell/>
          <table:table-cell office:value-type="float" office:value="5.9756713" calcext:value-type="float">
            <text:p>5,98</text:p>
          </table:table-cell>
          <table:table-cell office:value-type="float" office:value="-0.0000445486" calcext:value-type="float">
            <text:p>0,00</text:p>
          </table:table-cell>
          <table:table-cell/>
          <table:table-cell office:value-type="float" office:value="5.9499578" calcext:value-type="float">
            <text:p>5,95</text:p>
          </table:table-cell>
          <table:table-cell office:value-type="float" office:value="0.0002331905" calcext:value-type="float">
            <text:p>0,00</text:p>
          </table:table-cell>
          <table:table-cell/>
          <table:table-cell office:value-type="float" office:value="5.9419451" calcext:value-type="float">
            <text:p>5,94</text:p>
          </table:table-cell>
          <table:table-cell office:value-type="float" office:value="0.00033500229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office:value-type="float" office:value="5.9504089" calcext:value-type="float">
            <text:p>5,95</text:p>
          </table:table-cell>
          <table:table-cell office:value-type="float" office:value="-0.0000082743827" calcext:value-type="float">
            <text:p>0,00</text:p>
          </table:table-cell>
          <table:table-cell/>
          <table:table-cell office:value-type="float" office:value="5.9907126" calcext:value-type="float">
            <text:p>5,99</text:p>
          </table:table-cell>
          <table:table-cell office:value-type="float" office:value="-0.0000042824154" calcext:value-type="float">
            <text:p>0,00</text:p>
          </table:table-cell>
          <table:table-cell/>
          <table:table-cell office:value-type="float" office:value="5.9504089" calcext:value-type="float">
            <text:p>5,95</text:p>
          </table:table-cell>
          <table:table-cell office:value-type="float" office:value="0.00023325457" calcext:value-type="float">
            <text:p>0,00</text:p>
          </table:table-cell>
          <table:table-cell/>
          <table:table-cell office:value-type="float" office:value="5.9504142" calcext:value-type="float">
            <text:p>5,95</text:p>
          </table:table-cell>
          <table:table-cell office:value-type="float" office:value="0.000338274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office:value-type="float" office:value="5.9742451" calcext:value-type="float">
            <text:p>5,97</text:p>
          </table:table-cell>
          <table:table-cell office:value-type="float" office:value="-0.000004334026" calcext:value-type="float">
            <text:p>0,00</text:p>
          </table:table-cell>
          <table:table-cell/>
          <table:table-cell table:style-name="Default" table:number-columns-repeated="2"/>
          <table:table-cell/>
          <table:table-cell office:value-type="float" office:value="5.9999585" calcext:value-type="float">
            <text:p>6,00</text:p>
          </table:table-cell>
          <table:table-cell office:value-type="float" office:value="0.0000030179831" calcext:value-type="float">
            <text:p>0,00</text:p>
          </table:table-cell>
          <table:table-cell/>
          <table:table-cell office:value-type="float" office:value="5.9918776" calcext:value-type="float">
            <text:p>5,99</text:p>
          </table:table-cell>
          <table:table-cell office:value-type="float" office:value="0.000078013793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6.0004091" calcext:value-type="float">
            <text:p>6,0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5.9988141" calcext:value-type="float">
            <text:p>6,00</text:p>
          </table:table-cell>
          <table:table-cell office:value-type="float" office:value="0.00001461969" calcext:value-type="float">
            <text:p>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4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7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11:59:05.729005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9T13:17:23.906556000</dc:date>
    <meta:editing-duration>P1DT53M27S</meta:editing-duration>
    <meta:editing-cycles>2</meta:editing-cycles>
    <meta:generator>LibreOffice/25.8.3.2$Windows_X86_64 LibreOffice_project/8ca8d55c161d602844f5428fa4b58097424e324e</meta:generator>
    <meta:document-statistic meta:table-count="1" meta:cell-count="2520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2.255cm" svg:height="6.894cm" xlink:href=".." xlink:type="simple" chart:class="chart:scatter" chart:style-name="ch1">
        <chart:title svg:x="1.413cm" svg:y="0.273cm" chart:style-name="ch2">
          <text:p><text:span text:style-name="T1">Comparación viscosidad (10^-3) con Bernouilli</text:span></text:p>
        </chart:title>
        <chart:legend chart:legend-position="end" svg:x="9.496cm" svg:y="2.899cm" style:legend-expansion="high" chart:style-name="ch3"/>
        <chart:plot-area chart:style-name="ch4" svg:x="0.245cm" svg:y="1.189cm" svg:width="9.006cm" svg:height="5.568cm">
          <chart:coordinate-region svg:x="0.802cm" svg:y="1.388cm" svg:width="8.352cm" svg:height="5.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s.J10:es.J257" chart:label-cell-address="es.I8:es.I8" chart:class="chart:scatter">
            <chart:domain table:cell-range-address="es.I10:es.I257"/>
            <chart:data-point chart:repeated="248"/>
          </chart:series>
          <chart:series chart:style-name="ch9" chart:values-cell-range-address="es.Y21:es.Y27" chart:label-cell-address="es.U18:es.U18" chart:class="chart:scatter">
            <chart:domain table:cell-range-address="es.U21:es.U2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10^-3</text:p>
                <draw:g>
                  <svg:desc>es.I8:es.I8</svg:desc>
                </draw:g>
              </table:table-cell>
              <table:table-cell office:value-type="string">
                <text:p>Columna U</text:p>
              </table:table-cell>
              <table:table-cell office:value-type="string">
                <text:p>Bernouilli</text:p>
                <draw:g>
                  <svg:desc>es.U18:es.U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0912599">
                <text:p>0.00040912599</text:p>
                <draw:g>
                  <svg:desc>es.I10:es.I257</svg:desc>
                </draw:g>
              </table:table-cell>
              <table:table-cell office:value-type="float" office:value="0.007847161">
                <text:p>0.007847161</text:p>
                <draw:g>
                  <svg:desc>es.J10:es.J257</svg:desc>
                </draw:g>
              </table:table-cell>
              <table:table-cell office:value-type="float" office:value="1">
                <text:p>1</text:p>
                <draw:g>
                  <svg:desc>es.U21:es.U27</svg:desc>
                </draw:g>
              </table:table-cell>
              <table:table-cell office:value-type="float" office:value="0">
                <text:p>0</text:p>
                <draw:g>
                  <svg:desc>es.Y21:es.Y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242261">
                <text:p>0.024242261</text:p>
              </table:table-cell>
              <table:table-cell office:value-type="float" office:value="0.0078468565">
                <text:p>0.0078468565</text:p>
              </table:table-cell>
              <table:table-cell office:value-type="float" office:value="2">
                <text:p>2</text:p>
              </table:table-cell>
              <table:table-cell office:value-type="float" office:value="-0.181468117117445">
                <text:p>-0.181468117117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404355">
                <text:p>0.050404355</text:p>
              </table:table-cell>
              <table:table-cell office:value-type="float" office:value="0.0078464253">
                <text:p>0.0078464253</text:p>
              </table:table-cell>
              <table:table-cell office:value-type="float" office:value="3">
                <text:p>3</text:p>
              </table:table-cell>
              <table:table-cell office:value-type="float" office:value="-2.16726661962758">
                <text:p>-2.1672666196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4237488">
                <text:p>0.074237488</text:p>
              </table:table-cell>
              <table:table-cell office:value-type="float" office:value="0.0078450125">
                <text:p>0.0078450125</text:p>
              </table:table-cell>
              <table:table-cell office:value-type="float" office:value="4">
                <text:p>4</text:p>
              </table:table-cell>
              <table:table-cell office:value-type="float" office:value="-7.46553311082636">
                <text:p>-7.46553311082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39958">
                <text:p>0.10039958</text:p>
              </table:table-cell>
              <table:table-cell office:value-type="float" office:value="0.0078428378">
                <text:p>0.0078428378</text:p>
              </table:table-cell>
              <table:table-cell office:value-type="float" office:value="5">
                <text:p>5</text:p>
              </table:table-cell>
              <table:table-cell office:value-type="float" office:value="-2.16726661962758">
                <text:p>-2.16726661962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423272">
                <text:p>0.12423272</text:p>
              </table:table-cell>
              <table:table-cell office:value-type="float" office:value="0.0078403726">
                <text:p>0.0078403726</text:p>
              </table:table-cell>
              <table:table-cell office:value-type="float" office:value="6">
                <text:p>6</text:p>
              </table:table-cell>
              <table:table-cell office:value-type="float" office:value="-0.181468117117445">
                <text:p>-0.181468117117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39481">
                <text:p>0.15039481</text:p>
              </table:table-cell>
              <table:table-cell office:value-type="float" office:value="0.0078365747">
                <text:p>0.007836574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422795">
                <text:p>0.17422795</text:p>
              </table:table-cell>
              <table:table-cell office:value-type="float" office:value="0.00783257">
                <text:p>0.0078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39004">
                <text:p>0.20039004</text:p>
              </table:table-cell>
              <table:table-cell office:value-type="float" office:value="0.0078264195">
                <text:p>0.007826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422317">
                <text:p>0.22422317</text:p>
              </table:table-cell>
              <table:table-cell office:value-type="float" office:value="0.007820324">
                <text:p>0.00782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38525">
                <text:p>0.25038525</text:p>
              </table:table-cell>
              <table:table-cell office:value-type="float" office:value="0.0078109624">
                <text:p>0.007810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421838">
                <text:p>0.27421838</text:p>
              </table:table-cell>
              <table:table-cell office:value-type="float" office:value="0.0078018499">
                <text:p>0.007801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3805">
                <text:p>0.3003805</text:p>
              </table:table-cell>
              <table:table-cell office:value-type="float" office:value="0.0077878735">
                <text:p>0.007787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421362">
                <text:p>0.32421362</text:p>
              </table:table-cell>
              <table:table-cell office:value-type="float" office:value="0.0077743842">
                <text:p>0.0077743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37571">
                <text:p>0.35037571</text:p>
              </table:table-cell>
              <table:table-cell office:value-type="float" office:value="0.007753728">
                <text:p>0.00775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420887">
                <text:p>0.37420887</text:p>
              </table:table-cell>
              <table:table-cell office:value-type="float" office:value="0.0077338368">
                <text:p>0.0077338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37096">
                <text:p>0.40037096</text:p>
              </table:table-cell>
              <table:table-cell office:value-type="float" office:value="0.0077034445">
                <text:p>0.007703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420411">
                <text:p>0.42420411</text:p>
              </table:table-cell>
              <table:table-cell office:value-type="float" office:value="0.0076741595">
                <text:p>0.007674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3662">
                <text:p>0.4503662</text:p>
              </table:table-cell>
              <table:table-cell office:value-type="float" office:value="0.0076295482">
                <text:p>0.0076295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41993">
                <text:p>0.4741993</text:p>
              </table:table-cell>
              <table:table-cell office:value-type="float" office:value="0.0075864475">
                <text:p>0.007586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36138">
                <text:p>0.50036138</text:p>
              </table:table-cell>
              <table:table-cell office:value-type="float" office:value="0.0075210594">
                <text:p>0.007521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419454">
                <text:p>0.52419454</text:p>
              </table:table-cell>
              <table:table-cell office:value-type="float" office:value="0.0074576037">
                <text:p>0.007457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35663">
                <text:p>0.55035663</text:p>
              </table:table-cell>
              <table:table-cell office:value-type="float" office:value="0.0073618749">
                <text:p>0.007361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418978">
                <text:p>0.57418978</text:p>
              </table:table-cell>
              <table:table-cell office:value-type="float" office:value="0.0072683869">
                <text:p>0.007268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35181">
                <text:p>0.60035181</text:p>
              </table:table-cell>
              <table:table-cell office:value-type="float" office:value="0.0071284184">
                <text:p>0.007128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418497">
                <text:p>0.62418497</text:p>
              </table:table-cell>
              <table:table-cell office:value-type="float" office:value="0.0069905585">
                <text:p>0.006990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34711">
                <text:p>0.65034711</text:p>
              </table:table-cell>
              <table:table-cell office:value-type="float" office:value="0.0067862524">
                <text:p>0.006786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418021">
                <text:p>0.67418021</text:p>
              </table:table-cell>
              <table:table-cell office:value-type="float" office:value="0.0065827826">
                <text:p>0.006582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3423">
                <text:p>0.7003423</text:p>
              </table:table-cell>
              <table:table-cell office:value-type="float" office:value="0.0062852879">
                <text:p>0.006285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417545">
                <text:p>0.72417545</text:p>
              </table:table-cell>
              <table:table-cell office:value-type="float" office:value="0.0059848502">
                <text:p>0.0059848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3376">
                <text:p>0.7503376</text:p>
              </table:table-cell>
              <table:table-cell office:value-type="float" office:value="0.0055531915">
                <text:p>0.005553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417064">
                <text:p>0.77417064</text:p>
              </table:table-cell>
              <table:table-cell office:value-type="float" office:value="0.0051099104">
                <text:p>0.005109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33278">
                <text:p>0.80033278</text:p>
              </table:table-cell>
              <table:table-cell office:value-type="float" office:value="0.0044869268">
                <text:p>0.004486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416594">
                <text:p>0.82416594</text:p>
              </table:table-cell>
              <table:table-cell office:value-type="float" office:value="0.0038342257">
                <text:p>0.003834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32803">
                <text:p>0.85032803</text:p>
              </table:table-cell>
              <table:table-cell office:value-type="float" office:value="0.0029410052">
                <text:p>0.002941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416118">
                <text:p>0.87416118</text:p>
              </table:table-cell>
              <table:table-cell office:value-type="float" office:value="0.0019886876">
                <text:p>0.0019886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32327">
                <text:p>0.90032327</text:p>
              </table:table-cell>
              <table:table-cell office:value-type="float" office:value="0.00072203856">
                <text:p>0.0007220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415643">
                <text:p>0.92415643</text:p>
              </table:table-cell>
              <table:table-cell office:value-type="float" office:value="-0.00065152533">
                <text:p>-0.0006515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31852">
                <text:p>0.95031852</text:p>
              </table:table-cell>
              <table:table-cell office:value-type="float" office:value="-0.0024226634">
                <text:p>-0.002422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415161">
                <text:p>0.97415161</text:p>
              </table:table-cell>
              <table:table-cell office:value-type="float" office:value="-0.0043738051">
                <text:p>-0.004373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3136">
                <text:p>1.0003136</text:p>
              </table:table-cell>
              <table:table-cell office:value-type="float" office:value="-0.0068119746">
                <text:p>-0.006811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244157">
                <text:p>1.0244157</text:p>
              </table:table-cell>
              <table:table-cell office:value-type="float" office:value="-0.0095498338">
                <text:p>-0.009549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06542">
                <text:p>1.0506542</text:p>
              </table:table-cell>
              <table:table-cell office:value-type="float" office:value="-0.012848061">
                <text:p>-0.012848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749888">
                <text:p>1.0749888</text:p>
              </table:table-cell>
              <table:table-cell office:value-type="float" office:value="-0.01660157">
                <text:p>-0.0166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009935">
                <text:p>1.1009935</text:p>
              </table:table-cell>
              <table:table-cell office:value-type="float" office:value="-0.020928156">
                <text:p>-0.02092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257797">
                <text:p>1.1257797</text:p>
              </table:table-cell>
              <table:table-cell office:value-type="float" office:value="-0.025980508">
                <text:p>-0.02598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13307">
                <text:p>1.1513307</text:p>
              </table:table-cell>
              <table:table-cell office:value-type="float" office:value="-0.031488102">
                <text:p>-0.03148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67956">
                <text:p>1.1767956</text:p>
              </table:table-cell>
              <table:table-cell office:value-type="float" office:value="-0.038177148">
                <text:p>-0.03817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016647">
                <text:p>1.2016647</text:p>
              </table:table-cell>
              <table:table-cell office:value-type="float" office:value="-0.044987086">
                <text:p>-0.04498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80469">
                <text:p>1.2280469</text:p>
              </table:table-cell>
              <table:table-cell office:value-type="float" office:value="-0.053721949">
                <text:p>-0.05372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19941">
                <text:p>1.2519941</text:p>
              </table:table-cell>
              <table:table-cell office:value-type="float" office:value="-0.061907865">
                <text:p>-0.06190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795469">
                <text:p>1.2795469</text:p>
              </table:table-cell>
              <table:table-cell office:value-type="float" office:value="-0.073202819">
                <text:p>-0.07320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23179">
                <text:p>1.3023179</text:p>
              </table:table-cell>
              <table:table-cell office:value-type="float" office:value="-0.082779214">
                <text:p>-0.082779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313136">
                <text:p>1.3313136</text:p>
              </table:table-cell>
              <table:table-cell office:value-type="float" office:value="-0.097297862">
                <text:p>-0.097297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526349">
                <text:p>1.3526349</text:p>
              </table:table-cell>
              <table:table-cell office:value-type="float" office:value="-0.10820391">
                <text:p>-0.1082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833694">
                <text:p>1.3833694</text:p>
              </table:table-cell>
              <table:table-cell office:value-type="float" office:value="-0.12681773">
                <text:p>-0.1268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029431">
                <text:p>1.4029431</text:p>
              </table:table-cell>
              <table:table-cell office:value-type="float" office:value="-0.13889174">
                <text:p>-0.1388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357424">
                <text:p>1.4357424</text:p>
              </table:table-cell>
              <table:table-cell office:value-type="float" office:value="-0.16275764">
                <text:p>-0.1627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532411">
                <text:p>1.4532411</text:p>
              </table:table-cell>
              <table:table-cell office:value-type="float" office:value="-0.17569599">
                <text:p>-0.1756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884672">
                <text:p>1.4884672</text:p>
              </table:table-cell>
              <table:table-cell office:value-type="float" office:value="-0.20636094">
                <text:p>-0.2063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035269">
                <text:p>1.5035269</text:p>
              </table:table-cell>
              <table:table-cell office:value-type="float" office:value="-0.21965383">
                <text:p>-0.2196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415869">
                <text:p>1.5415869</text:p>
              </table:table-cell>
              <table:table-cell office:value-type="float" office:value="-0.25919548">
                <text:p>-0.25919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537983">
                <text:p>1.5537983</text:p>
              </table:table-cell>
              <table:table-cell office:value-type="float" office:value="-0.27202982">
                <text:p>-0.2720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951556">
                <text:p>1.5951556</text:p>
              </table:table-cell>
              <table:table-cell office:value-type="float" office:value="-0.3232435">
                <text:p>-0.323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040521">
                <text:p>1.6040521</text:p>
              </table:table-cell>
              <table:table-cell office:value-type="float" office:value="-0.33435857">
                <text:p>-0.3343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492409">
                <text:p>1.6492409</text:p>
              </table:table-cell>
              <table:table-cell office:value-type="float" office:value="-0.40099588">
                <text:p>-0.4009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542856">
                <text:p>1.6542856</text:p>
              </table:table-cell>
              <table:table-cell office:value-type="float" office:value="-0.40847731">
                <text:p>-0.40847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039279">
                <text:p>1.7039279</text:p>
              </table:table-cell>
              <table:table-cell office:value-type="float" office:value="-0.49552199">
                <text:p>-0.4955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044941">
                <text:p>1.7044941</text:p>
              </table:table-cell>
              <table:table-cell office:value-type="float" office:value="-0.496517">
                <text:p>-0.49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101538">
                <text:p>1.7101538</text:p>
              </table:table-cell>
              <table:table-cell office:value-type="float" office:value="-0.5082829">
                <text:p>-0.508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546897">
                <text:p>1.7546897</text:p>
              </table:table-cell>
              <table:table-cell office:value-type="float" office:value="-0.60062712">
                <text:p>-0.6006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600012">
                <text:p>1.7600012</text:p>
              </table:table-cell>
              <table:table-cell office:value-type="float" office:value="-0.61370909">
                <text:p>-0.6137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048557">
                <text:p>1.8048557</text:p>
              </table:table-cell>
              <table:table-cell office:value-type="float" office:value="-0.72345781">
                <text:p>-0.7234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173587">
                <text:p>1.8173587</text:p>
              </table:table-cell>
              <table:table-cell office:value-type="float" office:value="-0.75960314">
                <text:p>-0.7596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549829">
                <text:p>1.8549829</text:p>
              </table:table-cell>
              <table:table-cell office:value-type="float" office:value="-0.86728716">
                <text:p>-0.8672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757116">
                <text:p>1.8757116</text:p>
              </table:table-cell>
              <table:table-cell office:value-type="float" office:value="-0.93668342">
                <text:p>-0.9366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046164">
                <text:p>1.9046164</text:p>
              </table:table-cell>
              <table:table-cell office:value-type="float" office:value="-1.0323436">
                <text:p>-1.0323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344785">
                <text:p>1.9344785</text:p>
              </table:table-cell>
              <table:table-cell office:value-type="float" office:value="-1.1462166">
                <text:p>-1.146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54254">
                <text:p>1.954254</text:p>
              </table:table-cell>
              <table:table-cell office:value-type="float" office:value="-1.2208232">
                <text:p>-1.2208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938786">
                <text:p>1.9938786</text:p>
              </table:table-cell>
              <table:table-cell office:value-type="float" office:value="-1.3907104">
                <text:p>-1.3907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038974">
                <text:p>2.0038974</text:p>
              </table:table-cell>
              <table:table-cell office:value-type="float" office:value="-1.4332764">
                <text:p>-1.433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51826">
                <text:p>2.051826</text:p>
              </table:table-cell>
              <table:table-cell office:value-type="float" office:value="-1.6617873">
                <text:p>-1.661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535476">
                <text:p>2.0535476</text:p>
              </table:table-cell>
              <table:table-cell office:value-type="float" office:value="-1.6700064">
                <text:p>-1.670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53977">
                <text:p>2.053977</text:p>
              </table:table-cell>
              <table:table-cell office:value-type="float" office:value="-1.67228">
                <text:p>-1.6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032062">
                <text:p>2.1032062</text:p>
              </table:table-cell>
              <table:table-cell office:value-type="float" office:value="-1.9312052">
                <text:p>-1.931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160951">
                <text:p>2.1160951</text:p>
              </table:table-cell>
              <table:table-cell office:value-type="float" office:value="-2.0056829">
                <text:p>-2.005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528742">
                <text:p>2.1528742</text:p>
              </table:table-cell>
              <table:table-cell office:value-type="float" office:value="-2.2169986">
                <text:p>-2.2169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789277">
                <text:p>2.1789277</text:p>
              </table:table-cell>
              <table:table-cell office:value-type="float" office:value="-2.3799953">
                <text:p>-2.379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025537">
                <text:p>2.2025537</text:p>
              </table:table-cell>
              <table:table-cell office:value-type="float" office:value="-2.5270414">
                <text:p>-2.527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424214">
                <text:p>2.2424214</text:p>
              </table:table-cell>
              <table:table-cell office:value-type="float" office:value="-2.7947922">
                <text:p>-2.794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522469">
                <text:p>2.2522469</text:p>
              </table:table-cell>
              <table:table-cell office:value-type="float" office:value="-2.8604572">
                <text:p>-2.860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868075">
                <text:p>2.2868075</text:p>
              </table:table-cell>
              <table:table-cell office:value-type="float" office:value="-3.1073108">
                <text:p>-3.107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019505">
                <text:p>2.3019505</text:p>
              </table:table-cell>
              <table:table-cell office:value-type="float" office:value="-3.2156742">
                <text:p>-3.215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063319">
                <text:p>2.3063319</text:p>
              </table:table-cell>
              <table:table-cell office:value-type="float" office:value="-3.2488632">
                <text:p>-3.248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1665">
                <text:p>2.351665</text:p>
              </table:table-cell>
              <table:table-cell office:value-type="float" office:value="-3.5903521">
                <text:p>-3.5903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700514">
                <text:p>2.3700514</text:p>
              </table:table-cell>
              <table:table-cell office:value-type="float" office:value="-3.7352948">
                <text:p>-3.735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014039">
                <text:p>2.4014039</text:p>
              </table:table-cell>
              <table:table-cell office:value-type="float" office:value="-3.9810641">
                <text:p>-3.9810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33593">
                <text:p>2.433593</text:p>
              </table:table-cell>
              <table:table-cell office:value-type="float" office:value="-4.2417645">
                <text:p>-4.2417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51169">
                <text:p>2.451169</text:p>
              </table:table-cell>
              <table:table-cell office:value-type="float" office:value="-4.3832998">
                <text:p>-4.383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967444">
                <text:p>2.4967444</text:p>
              </table:table-cell>
              <table:table-cell office:value-type="float" office:value="-4.7570486">
                <text:p>-4.757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00962">
                <text:p>2.500962</text:p>
              </table:table-cell>
              <table:table-cell office:value-type="float" office:value="-4.7914348">
                <text:p>-4.791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177441">
                <text:p>2.5177441</text:p>
              </table:table-cell>
              <table:table-cell office:value-type="float" office:value="-4.9285002">
                <text:p>-4.9285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507801">
                <text:p>2.5507801</text:p>
              </table:table-cell>
              <table:table-cell office:value-type="float" office:value="-5.1990786">
                <text:p>-5.1990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573165">
                <text:p>2.5573165</text:p>
              </table:table-cell>
              <table:table-cell office:value-type="float" office:value="-5.2518668">
                <text:p>-5.2518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006298">
                <text:p>2.6006298</text:p>
              </table:table-cell>
              <table:table-cell office:value-type="float" office:value="-5.5984974">
                <text:p>-5.598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160231">
                <text:p>2.6160231</text:p>
              </table:table-cell>
              <table:table-cell office:value-type="float" office:value="-5.7173281">
                <text:p>-5.717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50511">
                <text:p>2.650511</text:p>
              </table:table-cell>
              <table:table-cell office:value-type="float" office:value="-5.9810572">
                <text:p>-5.981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736913">
                <text:p>2.6736913</text:p>
              </table:table-cell>
              <table:table-cell office:value-type="float" office:value="-6.1475811">
                <text:p>-6.147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004223">
                <text:p>2.7004223</text:p>
              </table:table-cell>
              <table:table-cell office:value-type="float" office:value="-6.3377447">
                <text:p>-6.337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302489">
                <text:p>2.7302489</text:p>
              </table:table-cell>
              <table:table-cell office:value-type="float" office:value="-6.5306435">
                <text:p>-6.530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503605">
                <text:p>2.7503605</text:p>
              </table:table-cell>
              <table:table-cell office:value-type="float" office:value="-6.6594028">
                <text:p>-6.659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856455">
                <text:p>2.7856455</text:p>
              </table:table-cell>
              <table:table-cell office:value-type="float" office:value="-6.8561683">
                <text:p>-6.856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00323">
                <text:p>2.800323</text:p>
              </table:table-cell>
              <table:table-cell office:value-type="float" office:value="-6.9371648">
                <text:p>-6.937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398516">
                <text:p>2.8398516</text:p>
              </table:table-cell>
              <table:table-cell office:value-type="float" office:value="-7.116097">
                <text:p>-7.11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503051">
                <text:p>2.8503051</text:p>
              </table:table-cell>
              <table:table-cell office:value-type="float" office:value="-7.1629081">
                <text:p>-7.1629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928595">
                <text:p>2.8928595</text:p>
              </table:table-cell>
              <table:table-cell office:value-type="float" office:value="-7.3051243">
                <text:p>-7.305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9003024">
                <text:p>2.9003024</text:p>
              </table:table-cell>
              <table:table-cell office:value-type="float" office:value="-7.3297234">
                <text:p>-7.329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446833">
                <text:p>2.9446833</text:p>
              </table:table-cell>
              <table:table-cell office:value-type="float" office:value="-7.420897">
                <text:p>-7.42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503107">
                <text:p>2.9503107</text:p>
              </table:table-cell>
              <table:table-cell office:value-type="float" office:value="-7.4323254">
                <text:p>-7.4323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953566">
                <text:p>2.9953566</text:p>
              </table:table-cell>
              <table:table-cell office:value-type="float" office:value="-7.4639454">
                <text:p>-7.463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003242">
                <text:p>3.0003242</text:p>
              </table:table-cell>
              <table:table-cell office:value-type="float" office:value="-7.467391">
                <text:p>-7.46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44929">
                <text:p>3.044929</text:p>
              </table:table-cell>
              <table:table-cell office:value-type="float" office:value="-7.4373727">
                <text:p>-7.437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50338">
                <text:p>3.050338</text:p>
              </table:table-cell>
              <table:table-cell office:value-type="float" office:value="-7.433773">
                <text:p>-7.43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934653">
                <text:p>3.0934653</text:p>
              </table:table-cell>
              <table:table-cell office:value-type="float" office:value="-7.3463612">
                <text:p>-7.3463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00347">
                <text:p>3.100347</text:p>
              </table:table-cell>
              <table:table-cell office:value-type="float" office:value="-7.3325782">
                <text:p>-7.332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410408">
                <text:p>3.1410408</text:p>
              </table:table-cell>
              <table:table-cell office:value-type="float" office:value="-7.1975875">
                <text:p>-7.197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503458">
                <text:p>3.1503458</text:p>
              </table:table-cell>
              <table:table-cell office:value-type="float" office:value="-7.1670942">
                <text:p>-7.167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877389">
                <text:p>3.1877389</text:p>
              </table:table-cell>
              <table:table-cell office:value-type="float" office:value="-6.9986081">
                <text:p>-6.998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003295">
                <text:p>3.2003295</text:p>
              </table:table-cell>
              <table:table-cell office:value-type="float" office:value="-6.9425745">
                <text:p>-6.94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336478">
                <text:p>3.2336478</text:p>
              </table:table-cell>
              <table:table-cell office:value-type="float" office:value="-6.7573137">
                <text:p>-6.757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502937">
                <text:p>3.2502937</text:p>
              </table:table-cell>
              <table:table-cell office:value-type="float" office:value="-6.6659079">
                <text:p>-6.665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788587">
                <text:p>3.2788587</text:p>
              </table:table-cell>
              <table:table-cell office:value-type="float" office:value="-6.4814839">
                <text:p>-6.481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002348">
                <text:p>3.3002348</text:p>
              </table:table-cell>
              <table:table-cell office:value-type="float" office:value="-6.3452024">
                <text:p>-6.345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234615">
                <text:p>3.3234615</text:p>
              </table:table-cell>
              <table:table-cell office:value-type="float" office:value="-6.1784773">
                <text:p>-6.1784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501487">
                <text:p>3.3501487</text:p>
              </table:table-cell>
              <table:table-cell office:value-type="float" office:value="-5.9893231">
                <text:p>-5.989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675444">
                <text:p>3.3675444</text:p>
              </table:table-cell>
              <table:table-cell office:value-type="float" office:value="-5.8550487">
                <text:p>-5.855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000332">
                <text:p>3.4000332</text:p>
              </table:table-cell>
              <table:table-cell office:value-type="float" office:value="-5.6074314">
                <text:p>-5.6074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111922">
                <text:p>3.4111922</text:p>
              </table:table-cell>
              <table:table-cell office:value-type="float" office:value="-5.5172677">
                <text:p>-5.517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498861">
                <text:p>3.4498861</text:p>
              </table:table-cell>
              <table:table-cell office:value-type="float" office:value="-5.2085514">
                <text:p>-5.208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54484">
                <text:p>3.454484</text:p>
              </table:table-cell>
              <table:table-cell office:value-type="float" office:value="-5.170526">
                <text:p>-5.17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83119">
                <text:p>3.483119</text:p>
              </table:table-cell>
              <table:table-cell office:value-type="float" office:value="-4.9366684">
                <text:p>-4.936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968061">
                <text:p>3.4968061</text:p>
              </table:table-cell>
              <table:table-cell office:value-type="float" office:value="-4.824842">
                <text:p>-4.8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997084">
                <text:p>3.4997084</text:p>
              </table:table-cell>
              <table:table-cell office:value-type="float" office:value="-4.8013391">
                <text:p>-4.8013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375619">
                <text:p>3.5375619</text:p>
              </table:table-cell>
              <table:table-cell office:value-type="float" office:value="-4.490715">
                <text:p>-4.490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495071">
                <text:p>3.5495071</text:p>
              </table:table-cell>
              <table:table-cell office:value-type="float" office:value="-4.3935575">
                <text:p>-4.393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783315">
                <text:p>3.5783315</text:p>
              </table:table-cell>
              <table:table-cell office:value-type="float" office:value="-4.1598935">
                <text:p>-4.1598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99278">
                <text:p>3.599278</text:p>
              </table:table-cell>
              <table:table-cell office:value-type="float" office:value="-3.9916">
                <text:p>-3.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191888">
                <text:p>3.6191888</text:p>
              </table:table-cell>
              <table:table-cell office:value-type="float" office:value="-3.8344629">
                <text:p>-3.834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490226">
                <text:p>3.6490226</text:p>
              </table:table-cell>
              <table:table-cell office:value-type="float" office:value="-3.6011095">
                <text:p>-3.601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60192">
                <text:p>3.660192</text:p>
              </table:table-cell>
              <table:table-cell office:value-type="float" office:value="-3.5163956">
                <text:p>-3.516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987431">
                <text:p>3.6987431</text:p>
              </table:table-cell>
              <table:table-cell office:value-type="float" office:value="-3.2266128">
                <text:p>-3.2266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013865">
                <text:p>3.7013865</text:p>
              </table:table-cell>
              <table:table-cell office:value-type="float" office:value="-3.2075639">
                <text:p>-3.2075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140756">
                <text:p>3.7140756</text:p>
              </table:table-cell>
              <table:table-cell office:value-type="float" office:value="-3.1169529">
                <text:p>-3.1169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41724">
                <text:p>3.741724</text:p>
              </table:table-cell>
              <table:table-cell office:value-type="float" office:value="-2.9193099">
                <text:p>-2.919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484531">
                <text:p>3.7484531</text:p>
              </table:table-cell>
              <table:table-cell office:value-type="float" office:value="-2.8715599">
                <text:p>-2.871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7819738">
                <text:p>3.7819738</text:p>
              </table:table-cell>
              <table:table-cell office:value-type="float" office:value="-2.6462333">
                <text:p>-2.646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81524">
                <text:p>3.7981524</text:p>
              </table:table-cell>
              <table:table-cell office:value-type="float" office:value="-2.5382991">
                <text:p>-2.538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22675">
                <text:p>3.822675</text:p>
              </table:table-cell>
              <table:table-cell office:value-type="float" office:value="-2.384727">
                <text:p>-2.38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478379">
                <text:p>3.8478379</text:p>
              </table:table-cell>
              <table:table-cell office:value-type="float" office:value="-2.2284088">
                <text:p>-2.228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638291">
                <text:p>3.8638291</text:p>
              </table:table-cell>
              <table:table-cell office:value-type="float" office:value="-2.1359053">
                <text:p>-2.135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975117">
                <text:p>3.8975117</text:p>
              </table:table-cell>
              <table:table-cell office:value-type="float" office:value="-1.9427791">
                <text:p>-1.9427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9054303">
                <text:p>3.9054303</text:p>
              </table:table-cell>
              <table:table-cell office:value-type="float" office:value="-1.9008065">
                <text:p>-1.900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47176">
                <text:p>3.947176</text:p>
              </table:table-cell>
              <table:table-cell office:value-type="float" office:value="-1.6817585">
                <text:p>-1.681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474673">
                <text:p>3.9474673</text:p>
              </table:table-cell>
              <table:table-cell office:value-type="float" office:value="-1.6803542">
                <text:p>-1.680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9490833">
                <text:p>3.9490833</text:p>
              </table:table-cell>
              <table:table-cell office:value-type="float" office:value="-1.6726615">
                <text:p>-1.672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891562">
                <text:p>3.9891562</text:p>
              </table:table-cell>
              <table:table-cell office:value-type="float" office:value="-1.4814935">
                <text:p>-1.4814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9968312">
                <text:p>3.9968312</text:p>
              </table:table-cell>
              <table:table-cell office:value-type="float" office:value="-1.4452519">
                <text:p>-1.445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0312719">
                <text:p>4.0312719</text:p>
              </table:table-cell>
              <table:table-cell office:value-type="float" office:value="-1.2974396">
                <text:p>-1.297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0464792">
                <text:p>4.0464792</text:p>
              </table:table-cell>
              <table:table-cell office:value-type="float" office:value="-1.2329654">
                <text:p>-1.232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0738263">
                <text:p>4.0738263</text:p>
              </table:table-cell>
              <table:table-cell office:value-type="float" office:value="-1.1285596">
                <text:p>-1.128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0961218">
                <text:p>4.0961218</text:p>
              </table:table-cell>
              <table:table-cell office:value-type="float" office:value="-1.0446131">
                <text:p>-1.0446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168008">
                <text:p>4.1168008</text:p>
              </table:table-cell>
              <table:table-cell office:value-type="float" office:value="-0.9752723">
                <text:p>-0.975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457591">
                <text:p>4.1457591</text:p>
              </table:table-cell>
              <table:table-cell office:value-type="float" office:value="-0.87959611">
                <text:p>-0.8795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604209">
                <text:p>4.1604209</text:p>
              </table:table-cell>
              <table:table-cell office:value-type="float" office:value="-0.83698183">
                <text:p>-0.8369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958866">
                <text:p>4.1958866</text:p>
              </table:table-cell>
              <table:table-cell office:value-type="float" office:value="-0.73534805">
                <text:p>-0.7353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048569">
                <text:p>4.2048569</text:p>
              </table:table-cell>
              <table:table-cell office:value-type="float" office:value="-0.71313864">
                <text:p>-0.7131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2460532">
                <text:p>4.2460532</text:p>
              </table:table-cell>
              <table:table-cell office:value-type="float" office:value="-0.61207926">
                <text:p>-0.61207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2500114">
                <text:p>4.2500114</text:p>
              </table:table-cell>
              <table:table-cell office:value-type="float" office:value="-0.60382164">
                <text:p>-0.6038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2907963">
                <text:p>4.2907963</text:p>
              </table:table-cell>
              <table:table-cell office:value-type="float" office:value="-0.51893795">
                <text:p>-0.5189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2957606">
                <text:p>4.2957606</text:p>
              </table:table-cell>
              <table:table-cell office:value-type="float" office:value="-0.50857478">
                <text:p>-0.5085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2962484">
                <text:p>4.2962484</text:p>
              </table:table-cell>
              <table:table-cell office:value-type="float" office:value="-0.50755906">
                <text:p>-0.5075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3419147">
                <text:p>4.3419147</text:p>
              </table:table-cell>
              <table:table-cell office:value-type="float" office:value="-0.42719096">
                <text:p>-0.4271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3464565">
                <text:p>4.3464565</text:p>
              </table:table-cell>
              <table:table-cell office:value-type="float" office:value="-0.41917723">
                <text:p>-0.41917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3885808">
                <text:p>4.3885808</text:p>
              </table:table-cell>
              <table:table-cell office:value-type="float" office:value="-0.35685346">
                <text:p>-0.3568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3966894">
                <text:p>4.3966894</text:p>
              </table:table-cell>
              <table:table-cell office:value-type="float" office:value="-0.34477291">
                <text:p>-0.34477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4356966">
                <text:p>4.4356966</text:p>
              </table:table-cell>
              <table:table-cell office:value-type="float" office:value="-0.29631266">
                <text:p>-0.2963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469423">
                <text:p>4.4469423</text:p>
              </table:table-cell>
              <table:table-cell office:value-type="float" office:value="-0.28219259">
                <text:p>-0.2821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4832125">
                <text:p>4.4832125</text:p>
              </table:table-cell>
              <table:table-cell office:value-type="float" office:value="-0.2443808">
                <text:p>-0.244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4972129">
                <text:p>4.4972129</text:p>
              </table:table-cell>
              <table:table-cell office:value-type="float" office:value="-0.2295872">
                <text:p>-0.229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5310874">
                <text:p>4.5310874</text:p>
              </table:table-cell>
              <table:table-cell office:value-type="float" office:value="-0.19998559">
                <text:p>-0.1999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474977">
                <text:p>4.5474977</text:p>
              </table:table-cell>
              <table:table-cell office:value-type="float" office:value="-0.18541501">
                <text:p>-0.1854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5792871">
                <text:p>4.5792871</text:p>
              </table:table-cell>
              <table:table-cell office:value-type="float" office:value="-0.16218105">
                <text:p>-0.1621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5977945">
                <text:p>4.5977945</text:p>
              </table:table-cell>
              <table:table-cell office:value-type="float" office:value="-0.14840706">
                <text:p>-0.1484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277838">
                <text:p>4.6277838</text:p>
              </table:table-cell>
              <table:table-cell office:value-type="float" office:value="-0.13014887">
                <text:p>-0.1301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6481013">
                <text:p>4.6481013</text:p>
              </table:table-cell>
              <table:table-cell office:value-type="float" office:value="-0.11752336">
                <text:p>-0.1175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6765552">
                <text:p>4.6765552</text:p>
              </table:table-cell>
              <table:table-cell office:value-type="float" office:value="-0.10318556">
                <text:p>-0.1031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6984167">
                <text:p>4.6984167</text:p>
              </table:table-cell>
              <table:table-cell office:value-type="float" office:value="-0.091908708">
                <text:p>-0.091908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255826">
                <text:p>4.7255826</text:p>
              </table:table-cell>
              <table:table-cell office:value-type="float" office:value="-0.080685861">
                <text:p>-0.08068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487392">
                <text:p>4.7487392</text:p>
              </table:table-cell>
              <table:table-cell office:value-type="float" office:value="-0.070852235">
                <text:p>-0.07085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7748513">
                <text:p>4.7748513</text:p>
              </table:table-cell>
              <table:table-cell office:value-type="float" office:value="-0.062123366">
                <text:p>-0.06212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799067">
                <text:p>4.799067</text:p>
              </table:table-cell>
              <table:table-cell office:value-type="float" office:value="-0.05375107">
                <text:p>-0.0537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8243499">
                <text:p>4.8243499</text:p>
              </table:table-cell>
              <table:table-cell office:value-type="float" office:value="-0.047028743">
                <text:p>-0.04702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8493991">
                <text:p>4.8493991</text:p>
              </table:table-cell>
              <table:table-cell office:value-type="float" office:value="-0.040076531">
                <text:p>-0.04007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8740692">
                <text:p>4.8740692</text:p>
              </table:table-cell>
              <table:table-cell office:value-type="float" office:value="-0.034971781">
                <text:p>-0.03497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8997335">
                <text:p>4.8997335</text:p>
              </table:table-cell>
              <table:table-cell office:value-type="float" office:value="-0.02935203">
                <text:p>-0.0293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240046">
                <text:p>4.9240046</text:p>
              </table:table-cell>
              <table:table-cell office:value-type="float" office:value="-0.025541645">
                <text:p>-0.02554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9500713">
                <text:p>4.9500713</text:p>
              </table:table-cell>
              <table:table-cell office:value-type="float" office:value="-0.02112769">
                <text:p>-0.0211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9741521">
                <text:p>4.9741521</text:p>
              </table:table-cell>
              <table:table-cell office:value-type="float" office:value="-0.01833551">
                <text:p>-0.0183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0004101">
                <text:p>5.0004101</text:p>
              </table:table-cell>
              <table:table-cell office:value-type="float" office:value="-0.014969885">
                <text:p>-0.014969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0242457">
                <text:p>5.0242457</text:p>
              </table:table-cell>
              <table:table-cell office:value-type="float" office:value="-0.012983095">
                <text:p>-0.01298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0504093">
                <text:p>5.0504093</text:p>
              </table:table-cell>
              <table:table-cell office:value-type="float" office:value="-0.010499151">
                <text:p>-0.010499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0742455">
                <text:p>5.0742455</text:p>
              </table:table-cell>
              <table:table-cell office:value-type="float" office:value="-0.0091008106">
                <text:p>-0.009100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1004095">
                <text:p>5.1004095</text:p>
              </table:table-cell>
              <table:table-cell office:value-type="float" office:value="-0.0072948472">
                <text:p>-0.007294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1242456">
                <text:p>5.1242456</text:p>
              </table:table-cell>
              <table:table-cell office:value-type="float" office:value="-0.0063285339">
                <text:p>-0.006328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1504097">
                <text:p>5.1504097</text:p>
              </table:table-cell>
              <table:table-cell office:value-type="float" office:value="-0.0050385194">
                <text:p>-0.005038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1742454">
                <text:p>5.1742454</text:p>
              </table:table-cell>
              <table:table-cell office:value-type="float" office:value="-0.0043775477">
                <text:p>-0.004377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004094">
                <text:p>5.2004094</text:p>
              </table:table-cell>
              <table:table-cell office:value-type="float" office:value="-0.0034679081">
                <text:p>-0.0034679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2242455">
                <text:p>5.2242455</text:p>
              </table:table-cell>
              <table:table-cell office:value-type="float" office:value="-0.0030182847">
                <text:p>-0.003018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2504096">
                <text:p>5.2504096</text:p>
              </table:table-cell>
              <table:table-cell office:value-type="float" office:value="-0.0023829727">
                <text:p>-0.002382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2742453">
                <text:p>5.2742453</text:p>
              </table:table-cell>
              <table:table-cell office:value-type="float" office:value="-0.0020776836">
                <text:p>-0.002077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3004093">
                <text:p>5.3004093</text:p>
              </table:table-cell>
              <table:table-cell office:value-type="float" office:value="-0.0016368565">
                <text:p>-0.001636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3242455">
                <text:p>5.3242455</text:p>
              </table:table-cell>
              <table:table-cell office:value-type="float" office:value="-0.0014295189">
                <text:p>-0.001429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3504095">
                <text:p>5.3504095</text:p>
              </table:table-cell>
              <table:table-cell office:value-type="float" office:value="-0.0011249519">
                <text:p>-0.001124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3742456">
                <text:p>5.3742456</text:p>
              </table:table-cell>
              <table:table-cell office:value-type="float" office:value="-0.00098393438">
                <text:p>-0.0009839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4004092">
                <text:p>5.4004092</text:p>
              </table:table-cell>
              <table:table-cell office:value-type="float" office:value="-0.00077405863">
                <text:p>-0.00077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4242454">
                <text:p>5.4242454</text:p>
              </table:table-cell>
              <table:table-cell office:value-type="float" office:value="-0.00067794492">
                <text:p>-0.0006779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4504099">
                <text:p>5.4504099</text:p>
              </table:table-cell>
              <table:table-cell office:value-type="float" office:value="-0.00053352001">
                <text:p>-0.0005335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4742451">
                <text:p>5.4742451</text:p>
              </table:table-cell>
              <table:table-cell office:value-type="float" office:value="-0.00046784565">
                <text:p>-0.00046784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5004096">
                <text:p>5.5004096</text:p>
              </table:table-cell>
              <table:table-cell office:value-type="float" office:value="-0.00036849783">
                <text:p>-0.00036849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5242453">
                <text:p>5.5242453</text:p>
              </table:table-cell>
              <table:table-cell office:value-type="float" office:value="-0.00032348937">
                <text:p>-0.0003234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5504093">
                <text:p>5.5504093</text:p>
              </table:table-cell>
              <table:table-cell office:value-type="float" office:value="-0.00025511449">
                <text:p>-0.0002551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5742455">
                <text:p>5.5742455</text:p>
              </table:table-cell>
              <table:table-cell office:value-type="float" office:value="-0.00022415796">
                <text:p>-0.0002241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6004095">
                <text:p>5.6004095</text:p>
              </table:table-cell>
              <table:table-cell office:value-type="float" office:value="-0.00017703066">
                <text:p>-0.0001770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6242452">
                <text:p>5.6242452</text:p>
              </table:table-cell>
              <table:table-cell office:value-type="float" office:value="-0.00015564176">
                <text:p>-0.00015564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6504092">
                <text:p>5.6504092</text:p>
              </table:table-cell>
              <table:table-cell office:value-type="float" office:value="-0.00012307121">
                <text:p>-0.00012307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6742454">
                <text:p>5.6742454</text:p>
              </table:table-cell>
              <table:table-cell office:value-type="float" office:value="-0.00010820365">
                <text:p>-0.0001082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7004094">
                <text:p>5.7004094</text:p>
              </table:table-cell>
              <table:table-cell office:value-type="float" office:value="-0.000085589956">
                <text:p>-0.00008558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7242455">
                <text:p>5.7242455</text:p>
              </table:table-cell>
              <table:table-cell office:value-type="float" office:value="-0.000075168638">
                <text:p>-0.000075168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7504091">
                <text:p>5.7504091</text:p>
              </table:table-cell>
              <table:table-cell office:value-type="float" office:value="-0.000059344289">
                <text:p>-0.00005934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7742453">
                <text:p>5.7742453</text:p>
              </table:table-cell>
              <table:table-cell office:value-type="float" office:value="-0.000051941337">
                <text:p>-0.0000519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8004093">
                <text:p>5.8004093</text:p>
              </table:table-cell>
              <table:table-cell office:value-type="float" office:value="-0.000040709274">
                <text:p>-0.000040709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8242455">
                <text:p>5.8242455</text:p>
              </table:table-cell>
              <table:table-cell office:value-type="float" office:value="-0.000035303827">
                <text:p>-0.00003530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850409">
                <text:p>5.850409</text:p>
              </table:table-cell>
              <table:table-cell office:value-type="float" office:value="-0.000027085311">
                <text:p>-0.00002708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8742447">
                <text:p>5.8742447</text:p>
              </table:table-cell>
              <table:table-cell office:value-type="float" office:value="-0.000022986545">
                <text:p>-0.00002298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9004097">
                <text:p>5.9004097</text:p>
              </table:table-cell>
              <table:table-cell office:value-type="float" office:value="-0.000016685972">
                <text:p>-0.00001668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9242449">
                <text:p>5.9242449</text:p>
              </table:table-cell>
              <table:table-cell office:value-type="float" office:value="-0.000013242801">
                <text:p>-0.00001324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9504089">
                <text:p>5.9504089</text:p>
              </table:table-cell>
              <table:table-cell office:value-type="float" office:value="-0.0000082743827">
                <text:p>-0.000008274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9742451">
                <text:p>5.9742451</text:p>
              </table:table-cell>
              <table:table-cell office:value-type="float" office:value="-0.000004334026">
                <text:p>-0.00000433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-8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2.461cm" svg:height="7.009cm" xlink:href=".." xlink:type="simple" chart:class="chart:scatter" chart:style-name="ch1">
        <chart:title svg:x="1.516cm" svg:y="0.276cm" chart:style-name="ch2">
          <text:p><text:span text:style-name="T1">Comparación viscosidad (10^-4) con Bernouilli</text:span></text:p>
        </chart:title>
        <chart:legend chart:legend-position="end" svg:x="9.702cm" svg:y="2.956cm" style:legend-expansion="high" chart:style-name="ch3"/>
        <chart:plot-area chart:style-name="ch4" svg:x="1.26cm" svg:y="1.195cm" svg:width="8.193cm" svg:height="4.693cm">
          <chart:coordinate-region svg:x="1.817cm" svg:y="1.341cm" svg:width="7.539cm" svg:height="4.348cm"/>
          <chart:axis chart:dimension="x" chart:name="primary-x" chart:style-name="ch5">
            <chart:title svg:x="4.672cm" svg:y="6.028cm" chart:style-name="ch2">
              <text:p><text:span text:style-name="T2">distancia</text:span></text:p>
            </chart:title>
          </chart:axis>
          <chart:axis chart:dimension="y" chart:name="primary-y" chart:style-name="ch6">
            <chart:title svg:x="0.451cm" svg:y="4.119cm" chart:style-name="ch7">
              <text:p><text:span text:style-name="T3">presion</text:span></text:p>
            </chart:title>
            <chart:grid chart:style-name="ch8" chart:class="major"/>
          </chart:axis>
          <chart:series chart:style-name="ch9" chart:values-cell-range-address="es.G10:es.G253" chart:label-cell-address="es.F8:es.F8" chart:class="chart:scatter">
            <chart:domain table:cell-range-address="es.F10:es.F253"/>
            <chart:data-point chart:repeated="244"/>
          </chart:series>
          <chart:series chart:style-name="ch10" chart:values-cell-range-address="es.Y21:es.Y27" chart:label-cell-address="es.U18:es.U18" chart:class="chart:scatter">
            <chart:domain table:cell-range-address="es.U21:es.U2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10^-4</text:p>
                <draw:g>
                  <svg:desc>es.F8:es.F8</svg:desc>
                </draw:g>
              </table:table-cell>
              <table:table-cell office:value-type="string">
                <text:p>Columna U</text:p>
              </table:table-cell>
              <table:table-cell office:value-type="string">
                <text:p>Bernouilli</text:p>
                <draw:g>
                  <svg:desc>es.U18:es.U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9248294">
                <text:p>0.079248294</text:p>
                <draw:g>
                  <svg:desc>es.F10:es.F253</svg:desc>
                </draw:g>
              </table:table-cell>
              <table:table-cell office:value-type="float" office:value="0.0013274013">
                <text:p>0.0013274013</text:p>
                <draw:g>
                  <svg:desc>es.G10:es.G253</svg:desc>
                </draw:g>
              </table:table-cell>
              <table:table-cell office:value-type="float" office:value="1">
                <text:p>1</text:p>
                <draw:g>
                  <svg:desc>es.U21:es.U27</svg:desc>
                </draw:g>
              </table:table-cell>
              <table:table-cell office:value-type="float" office:value="0">
                <text:p>0</text:p>
                <draw:g>
                  <svg:desc>es.Y21:es.Y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01374">
                <text:p>0.10201374</text:p>
              </table:table-cell>
              <table:table-cell office:value-type="float" office:value="0.001327002">
                <text:p>0.001327002</text:p>
              </table:table-cell>
              <table:table-cell office:value-type="float" office:value="2">
                <text:p>2</text:p>
              </table:table-cell>
              <table:table-cell office:value-type="float" office:value="-0.181468117117445">
                <text:p>-0.181468117117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924585">
                <text:p>0.12924585</text:p>
              </table:table-cell>
              <table:table-cell office:value-type="float" office:value="0.001326472">
                <text:p>0.001326472</text:p>
              </table:table-cell>
              <table:table-cell office:value-type="float" office:value="3">
                <text:p>3</text:p>
              </table:table-cell>
              <table:table-cell office:value-type="float" office:value="-2.16726661962758">
                <text:p>-2.1672666196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187691">
                <text:p>0.15187691</text:p>
              </table:table-cell>
              <table:table-cell office:value-type="float" office:value="0.0013245384">
                <text:p>0.0013245384</text:p>
              </table:table-cell>
              <table:table-cell office:value-type="float" office:value="4">
                <text:p>4</text:p>
              </table:table-cell>
              <table:table-cell office:value-type="float" office:value="-7.46553311082636">
                <text:p>-7.46553311082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924342">
                <text:p>0.17924342</text:p>
              </table:table-cell>
              <table:table-cell office:value-type="float" office:value="0.0013216602">
                <text:p>0.0013216602</text:p>
              </table:table-cell>
              <table:table-cell office:value-type="float" office:value="5">
                <text:p>5</text:p>
              </table:table-cell>
              <table:table-cell office:value-type="float" office:value="-2.16726661962758">
                <text:p>-2.16726661962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174007">
                <text:p>0.20174007</text:p>
              </table:table-cell>
              <table:table-cell office:value-type="float" office:value="0.0013183389">
                <text:p>0.0013183389</text:p>
              </table:table-cell>
              <table:table-cell office:value-type="float" office:value="6">
                <text:p>6</text:p>
              </table:table-cell>
              <table:table-cell office:value-type="float" office:value="-0.181468117117445">
                <text:p>-0.181468117117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924098">
                <text:p>0.22924098</text:p>
              </table:table-cell>
              <table:table-cell office:value-type="float" office:value="0.0013133388">
                <text:p>0.001313338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160325">
                <text:p>0.25160325</text:p>
              </table:table-cell>
              <table:table-cell office:value-type="float" office:value="0.0013079941">
                <text:p>0.0013079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923855">
                <text:p>0.27923855</text:p>
              </table:table-cell>
              <table:table-cell office:value-type="float" office:value="0.0012998837">
                <text:p>0.001299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146646">
                <text:p>0.30146646</text:p>
              </table:table-cell>
              <table:table-cell office:value-type="float" office:value="0.0012918093">
                <text:p>0.001291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923615">
                <text:p>0.32923615</text:p>
              </table:table-cell>
              <table:table-cell office:value-type="float" office:value="0.0012794174">
                <text:p>0.001279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132965">
                <text:p>0.35132965</text:p>
              </table:table-cell>
              <table:table-cell office:value-type="float" office:value="0.0012674433">
                <text:p>0.0012674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923378">
                <text:p>0.37923378</text:p>
              </table:table-cell>
              <table:table-cell office:value-type="float" office:value="0.0012488812">
                <text:p>0.001248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119287">
                <text:p>0.40119287</text:p>
              </table:table-cell>
              <table:table-cell office:value-type="float" office:value="0.0012313003">
                <text:p>0.001231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923135">
                <text:p>0.42923135</text:p>
              </table:table-cell>
              <table:table-cell office:value-type="float" office:value="0.0012037766">
                <text:p>0.0012037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05609">
                <text:p>0.45105609</text:p>
              </table:table-cell>
              <table:table-cell office:value-type="float" office:value="0.0011780781">
                <text:p>0.001178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922897">
                <text:p>0.47922897</text:p>
              </table:table-cell>
              <table:table-cell office:value-type="float" office:value="0.0011374676">
                <text:p>0.001137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091934">
                <text:p>0.50091934</text:p>
              </table:table-cell>
              <table:table-cell office:value-type="float" office:value="0.0010999914">
                <text:p>0.001099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92266">
                <text:p>0.5292266</text:p>
              </table:table-cell>
              <table:table-cell office:value-type="float" office:value="0.0010402467">
                <text:p>0.001040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078256">
                <text:p>0.55078256</text:p>
              </table:table-cell>
              <table:table-cell office:value-type="float" office:value="0.00098567398">
                <text:p>0.0009856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922423">
                <text:p>0.57922423</text:p>
              </table:table-cell>
              <table:table-cell office:value-type="float" office:value="0.00089797273">
                <text:p>0.0008979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064578">
                <text:p>0.60064578</text:p>
              </table:table-cell>
              <table:table-cell office:value-type="float" office:value="0.00081859948">
                <text:p>0.0008185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922186">
                <text:p>0.62922186</text:p>
              </table:table-cell>
              <table:table-cell office:value-type="float" office:value="0.00069013808">
                <text:p>0.0006901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050906">
                <text:p>0.65050906</text:p>
              </table:table-cell>
              <table:table-cell office:value-type="float" office:value="0.0005748485">
                <text:p>0.000574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92196">
                <text:p>0.6792196</text:p>
              </table:table-cell>
              <table:table-cell office:value-type="float" office:value="0.00038716436">
                <text:p>0.0003871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0037234">
                <text:p>0.70037234</text:p>
              </table:table-cell>
              <table:table-cell office:value-type="float" office:value="0.00022000344">
                <text:p>0.0002200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921723">
                <text:p>0.72921723</text:p>
              </table:table-cell>
              <table:table-cell office:value-type="float" office:value="-0.000053304291">
                <text:p>-0.00005330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023562">
                <text:p>0.75023562</text:p>
              </table:table-cell>
              <table:table-cell office:value-type="float" office:value="-0.00029506104">
                <text:p>-0.00029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921492">
                <text:p>0.77921492</text:p>
              </table:table-cell>
              <table:table-cell office:value-type="float" office:value="-0.00069131632">
                <text:p>-0.0006913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00989">
                <text:p>0.8000989</text:p>
              </table:table-cell>
              <table:table-cell office:value-type="float" office:value="-0.0010396799">
                <text:p>-0.001039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2921267">
                <text:p>0.82921267</text:p>
              </table:table-cell>
              <table:table-cell office:value-type="float" office:value="-0.0016108861">
                <text:p>-0.001610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996223">
                <text:p>0.84996223</text:p>
              </table:table-cell>
              <table:table-cell office:value-type="float" office:value="-0.0021101162">
                <text:p>-0.002110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921035">
                <text:p>0.87921035</text:p>
              </table:table-cell>
              <table:table-cell office:value-type="float" office:value="-0.0029270304">
                <text:p>-0.002927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982551">
                <text:p>0.89982551</text:p>
              </table:table-cell>
              <table:table-cell office:value-type="float" office:value="-0.003637651">
                <text:p>-0.00363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92081">
                <text:p>0.9292081</text:p>
              </table:table-cell>
              <table:table-cell office:value-type="float" office:value="-0.0047951401">
                <text:p>-0.004795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968891">
                <text:p>0.94968891</text:p>
              </table:table-cell>
              <table:table-cell office:value-type="float" office:value="-0.0057956278">
                <text:p>-0.0057956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7920579">
                <text:p>0.97920579</text:p>
              </table:table-cell>
              <table:table-cell office:value-type="float" office:value="-0.0074159768">
                <text:p>-0.0074159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55213">
                <text:p>0.99955213</text:p>
              </table:table-cell>
              <table:table-cell office:value-type="float" office:value="-0.0088049322">
                <text:p>-0.0088049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292034">
                <text:p>1.0292034</text:p>
              </table:table-cell>
              <table:table-cell office:value-type="float" office:value="-0.0110399">
                <text:p>-0.011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494155">
                <text:p>1.0494155</text:p>
              </table:table-cell>
              <table:table-cell office:value-type="float" office:value="-0.012937928">
                <text:p>-0.012937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792012">
                <text:p>1.0792012</text:p>
              </table:table-cell>
              <table:table-cell office:value-type="float" office:value="-0.015972346">
                <text:p>-0.01597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994173">
                <text:p>1.0994173</text:p>
              </table:table-cell>
              <table:table-cell office:value-type="float" office:value="-0.018532068">
                <text:p>-0.01853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293819">
                <text:p>1.1293819</text:p>
              </table:table-cell>
              <table:table-cell office:value-type="float" office:value="-0.022581803">
                <text:p>-0.02258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495819">
                <text:p>1.1495819</text:p>
              </table:table-cell>
              <table:table-cell office:value-type="float" office:value="-0.025967099">
                <text:p>-0.025967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9561">
                <text:p>1.179561</text:p>
              </table:table-cell>
              <table:table-cell office:value-type="float" office:value="-0.031249963">
                <text:p>-0.031249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998575">
                <text:p>1.1998575</text:p>
              </table:table-cell>
              <table:table-cell office:value-type="float" office:value="-0.0356558">
                <text:p>-0.035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297379">
                <text:p>1.2297379</text:p>
              </table:table-cell>
              <table:table-cell office:value-type="float" office:value="-0.042395864">
                <text:p>-0.04239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502456">
                <text:p>1.2502456</text:p>
              </table:table-cell>
              <table:table-cell office:value-type="float" office:value="-0.048049245">
                <text:p>-0.04804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799119">
                <text:p>1.2799119</text:p>
              </table:table-cell>
              <table:table-cell office:value-type="float" office:value="-0.056471981">
                <text:p>-0.05647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007493">
                <text:p>1.3007493</text:p>
              </table:table-cell>
              <table:table-cell office:value-type="float" office:value="-0.063639887">
                <text:p>-0.06363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300819">
                <text:p>1.3300819</text:p>
              </table:table-cell>
              <table:table-cell office:value-type="float" office:value="-0.073966481">
                <text:p>-0.07396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513722">
                <text:p>1.3513722</text:p>
              </table:table-cell>
              <table:table-cell office:value-type="float" office:value="-0.08297345">
                <text:p>-0.0829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802474">
                <text:p>1.3802474</text:p>
              </table:table-cell>
              <table:table-cell office:value-type="float" office:value="-0.095421046">
                <text:p>-0.09542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021205">
                <text:p>1.4021205</text:p>
              </table:table-cell>
              <table:table-cell office:value-type="float" office:value="-0.10667227">
                <text:p>-0.1066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304074">
                <text:p>1.4304074</text:p>
              </table:table-cell>
              <table:table-cell office:value-type="float" office:value="-0.12145436">
                <text:p>-0.1214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530009">
                <text:p>1.4530009</text:p>
              </table:table-cell>
              <table:table-cell office:value-type="float" office:value="-0.1354655">
                <text:p>-0.135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805608">
                <text:p>1.4805608</text:p>
              </table:table-cell>
              <table:table-cell office:value-type="float" office:value="-0.15279081">
                <text:p>-0.15279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040225">
                <text:p>1.5040225</text:p>
              </table:table-cell>
              <table:table-cell office:value-type="float" office:value="-0.17022613">
                <text:p>-0.1702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307066">
                <text:p>1.5307066</text:p>
              </table:table-cell>
              <table:table-cell office:value-type="float" office:value="-0.19029303">
                <text:p>-0.1902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551962">
                <text:p>1.5551962</text:p>
              </table:table-cell>
              <table:table-cell office:value-type="float" office:value="-0.21201399">
                <text:p>-0.2120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808437">
                <text:p>1.5808437</text:p>
              </table:table-cell>
              <table:table-cell office:value-type="float" office:value="-0.23499629">
                <text:p>-0.2349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065359">
                <text:p>1.6065359</text:p>
              </table:table-cell>
              <table:table-cell office:value-type="float" office:value="-0.26212344">
                <text:p>-0.2621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309706">
                <text:p>1.6309706</text:p>
              </table:table-cell>
              <table:table-cell office:value-type="float" office:value="-0.28814358">
                <text:p>-0.2881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580579">
                <text:p>1.6580579</text:p>
              </table:table-cell>
              <table:table-cell office:value-type="float" office:value="-0.32213202">
                <text:p>-0.3221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810857">
                <text:p>1.6810857</text:p>
              </table:table-cell>
              <table:table-cell office:value-type="float" office:value="-0.35121518">
                <text:p>-0.3512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097825">
                <text:p>1.7097825</text:p>
              </table:table-cell>
              <table:table-cell office:value-type="float" office:value="-0.39394397">
                <text:p>-0.3939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311873">
                <text:p>1.7311873</text:p>
              </table:table-cell>
              <table:table-cell office:value-type="float" office:value="-0.42594612">
                <text:p>-0.4259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617346">
                <text:p>1.7617346</text:p>
              </table:table-cell>
              <table:table-cell office:value-type="float" office:value="-0.47980711">
                <text:p>-0.4798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812731">
                <text:p>1.7812731</text:p>
              </table:table-cell>
              <table:table-cell office:value-type="float" office:value="-0.51430476">
                <text:p>-0.5143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139445">
                <text:p>1.8139445</text:p>
              </table:table-cell>
              <table:table-cell office:value-type="float" office:value="-0.58229303">
                <text:p>-0.5822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313408">
                <text:p>1.8313408</text:p>
              </table:table-cell>
              <table:table-cell office:value-type="float" office:value="-0.61843669">
                <text:p>-0.61843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6645">
                <text:p>1.86645</text:p>
              </table:table-cell>
              <table:table-cell office:value-type="float" office:value="-0.70420384">
                <text:p>-0.7042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813869">
                <text:p>1.8813869</text:p>
              </table:table-cell>
              <table:table-cell office:value-type="float" office:value="-0.74053305">
                <text:p>-0.7405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192978">
                <text:p>1.9192978</text:p>
              </table:table-cell>
              <table:table-cell office:value-type="float" office:value="-0.8483932">
                <text:p>-0.848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314082">
                <text:p>1.9314082</text:p>
              </table:table-cell>
              <table:table-cell office:value-type="float" office:value="-0.88262218">
                <text:p>-0.8826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721363">
                <text:p>1.9721363</text:p>
              </table:table-cell>
              <table:table-cell office:value-type="float" office:value="-1.0162299">
                <text:p>-1.016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811971">
                <text:p>1.9811971</text:p>
              </table:table-cell>
              <table:table-cell office:value-type="float" office:value="-1.045724">
                <text:p>-1.04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250368">
                <text:p>2.0250368</text:p>
              </table:table-cell>
              <table:table-cell office:value-type="float" office:value="-1.2095685">
                <text:p>-1.2095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309942">
                <text:p>2.0309942</text:p>
              </table:table-cell>
              <table:table-cell office:value-type="float" office:value="-1.2316632">
                <text:p>-1.231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780125">
                <text:p>2.0780125</text:p>
              </table:table-cell>
              <table:table-cell office:value-type="float" office:value="-1.4296579">
                <text:p>-1.429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807998">
                <text:p>2.0807998</text:p>
              </table:table-cell>
              <table:table-cell office:value-type="float" office:value="-1.4413134">
                <text:p>-1.441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240499">
                <text:p>2.1240499</text:p>
              </table:table-cell>
              <table:table-cell office:value-type="float" office:value="-1.6443474">
                <text:p>-1.6443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306169">
                <text:p>2.1306169</text:p>
              </table:table-cell>
              <table:table-cell office:value-type="float" office:value="-1.6751839">
                <text:p>-1.675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311562">
                <text:p>2.1311562</text:p>
              </table:table-cell>
              <table:table-cell office:value-type="float" office:value="-1.6779966">
                <text:p>-1.677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804562">
                <text:p>2.1804562</text:p>
              </table:table-cell>
              <table:table-cell office:value-type="float" office:value="-1.9335809">
                <text:p>-1.9335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850767">
                <text:p>2.1850767</text:p>
              </table:table-cell>
              <table:table-cell office:value-type="float" office:value="-1.959929">
                <text:p>-1.95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303023">
                <text:p>2.2303023</text:p>
              </table:table-cell>
              <table:table-cell office:value-type="float" office:value="-2.2164288">
                <text:p>-2.216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391419">
                <text:p>2.2391419</text:p>
              </table:table-cell>
              <table:table-cell office:value-type="float" office:value="-2.2710562">
                <text:p>-2.271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801561">
                <text:p>2.2801561</text:p>
              </table:table-cell>
              <table:table-cell office:value-type="float" office:value="-2.5232592">
                <text:p>-2.523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933307">
                <text:p>2.2933307</text:p>
              </table:table-cell>
              <table:table-cell office:value-type="float" office:value="-2.6107025">
                <text:p>-2.610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300185">
                <text:p>2.3300185</text:p>
              </table:table-cell>
              <table:table-cell office:value-type="float" office:value="-2.8530583">
                <text:p>-2.853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47616">
                <text:p>2.347616</text:p>
              </table:table-cell>
              <table:table-cell office:value-type="float" office:value="-2.9773035">
                <text:p>-2.977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798895">
                <text:p>2.3798895</text:p>
              </table:table-cell>
              <table:table-cell office:value-type="float" office:value="-3.2041161">
                <text:p>-3.204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01962">
                <text:p>2.401962</text:p>
              </table:table-cell>
              <table:table-cell office:value-type="float" office:value="-3.3681617">
                <text:p>-3.368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297712">
                <text:p>2.4297712</text:p>
              </table:table-cell>
              <table:table-cell office:value-type="float" office:value="-3.5738888">
                <text:p>-3.573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563272">
                <text:p>2.4563272</text:p>
              </table:table-cell>
              <table:table-cell office:value-type="float" office:value="-3.7792554">
                <text:p>-3.779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796634">
                <text:p>2.4796634</text:p>
              </table:table-cell>
              <table:table-cell office:value-type="float" office:value="-3.9588785">
                <text:p>-3.9588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106611">
                <text:p>2.5106611</text:p>
              </table:table-cell>
              <table:table-cell office:value-type="float" office:value="-4.2051015">
                <text:p>-4.205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295665">
                <text:p>2.5295665</text:p>
              </table:table-cell>
              <table:table-cell office:value-type="float" office:value="-4.3545599">
                <text:p>-4.354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649052">
                <text:p>2.5649052</text:p>
              </table:table-cell>
              <table:table-cell office:value-type="float" office:value="-4.6387076">
                <text:p>-4.638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794818">
                <text:p>2.5794818</text:p>
              </table:table-cell>
              <table:table-cell office:value-type="float" office:value="-4.7553468">
                <text:p>-4.755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189952">
                <text:p>2.6189952</text:p>
              </table:table-cell>
              <table:table-cell office:value-type="float" office:value="-5.071682">
                <text:p>-5.07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294088">
                <text:p>2.6294088</text:p>
              </table:table-cell>
              <table:table-cell office:value-type="float" office:value="-5.1546364">
                <text:p>-5.154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728616">
                <text:p>2.6728616</text:p>
              </table:table-cell>
              <table:table-cell office:value-type="float" office:value="-5.4944429">
                <text:p>-5.49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793487">
                <text:p>2.6793487</text:p>
              </table:table-cell>
              <table:table-cell office:value-type="float" office:value="-5.5449162">
                <text:p>-5.544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264311">
                <text:p>2.7264311</text:p>
              </table:table-cell>
              <table:table-cell office:value-type="float" office:value="-5.8966365">
                <text:p>-5.896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293003">
                <text:p>2.7293003</text:p>
              </table:table-cell>
              <table:table-cell office:value-type="float" office:value="-5.9179583">
                <text:p>-5.9179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737091">
                <text:p>2.7737091</text:p>
              </table:table-cell>
              <table:table-cell office:value-type="float" office:value="-6.2264943">
                <text:p>-6.226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792635">
                <text:p>2.7792635</text:p>
              </table:table-cell>
              <table:table-cell office:value-type="float" office:value="-6.2651167">
                <text:p>-6.265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797313">
                <text:p>2.7797313</text:p>
              </table:table-cell>
              <table:table-cell office:value-type="float" office:value="-6.2680569">
                <text:p>-6.268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8292377">
                <text:p>2.8292377</text:p>
              </table:table-cell>
              <table:table-cell office:value-type="float" office:value="-6.5777454">
                <text:p>-6.577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8332407">
                <text:p>2.8332407</text:p>
              </table:table-cell>
              <table:table-cell office:value-type="float" office:value="-6.5994296">
                <text:p>-6.5994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792214">
                <text:p>2.8792214</text:p>
              </table:table-cell>
              <table:table-cell office:value-type="float" office:value="-6.8472505">
                <text:p>-6.847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860672">
                <text:p>2.8860672</text:p>
              </table:table-cell>
              <table:table-cell office:value-type="float" office:value="-6.877326">
                <text:p>-6.87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292138">
                <text:p>2.9292138</text:p>
              </table:table-cell>
              <table:table-cell office:value-type="float" office:value="-7.065917">
                <text:p>-7.065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9381406">
                <text:p>2.9381406</text:p>
              </table:table-cell>
              <table:table-cell office:value-type="float" office:value="-7.0948362">
                <text:p>-7.094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9792125">
                <text:p>2.9792125</text:p>
              </table:table-cell>
              <table:table-cell office:value-type="float" office:value="-7.2271967">
                <text:p>-7.227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894171">
                <text:p>2.9894171</text:p>
              </table:table-cell>
              <table:table-cell office:value-type="float" office:value="-7.247467">
                <text:p>-7.247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292161">
                <text:p>3.0292161</text:p>
              </table:table-cell>
              <table:table-cell office:value-type="float" office:value="-7.3260975">
                <text:p>-7.326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398831">
                <text:p>3.0398831</text:p>
              </table:table-cell>
              <table:table-cell office:value-type="float" office:value="-7.3332548">
                <text:p>-7.33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792222">
                <text:p>3.0792222</text:p>
              </table:table-cell>
              <table:table-cell office:value-type="float" office:value="-7.3594923">
                <text:p>-7.3594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895565">
                <text:p>3.0895565</text:p>
              </table:table-cell>
              <table:table-cell office:value-type="float" office:value="-7.3526092">
                <text:p>-7.352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292291">
                <text:p>3.1292291</text:p>
              </table:table-cell>
              <table:table-cell office:value-type="float" office:value="-7.326313">
                <text:p>-7.326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384809">
                <text:p>3.1384809</text:p>
              </table:table-cell>
              <table:table-cell office:value-type="float" office:value="-7.3079739">
                <text:p>-7.307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792328">
                <text:p>3.1792328</text:p>
              </table:table-cell>
              <table:table-cell office:value-type="float" office:value="-7.227623">
                <text:p>-7.227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867223">
                <text:p>3.1867223</text:p>
              </table:table-cell>
              <table:table-cell office:value-type="float" office:value="-7.2033834">
                <text:p>-7.2033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29233">
                <text:p>3.229233</text:p>
              </table:table-cell>
              <table:table-cell office:value-type="float" office:value="-7.0665483">
                <text:p>-7.066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343643">
                <text:p>3.2343643</text:p>
              </table:table-cell>
              <table:table-cell office:value-type="float" office:value="-7.0440125">
                <text:p>-7.044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792268">
                <text:p>3.2792268</text:p>
              </table:table-cell>
              <table:table-cell office:value-type="float" office:value="-6.8480783">
                <text:p>-6.848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814994">
                <text:p>3.2814994</text:p>
              </table:table-cell>
              <table:table-cell office:value-type="float" office:value="-6.8357673">
                <text:p>-6.8357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136122">
                <text:p>3.3136122</text:p>
              </table:table-cell>
              <table:table-cell office:value-type="float" office:value="-6.6627903">
                <text:p>-6.662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283336">
                <text:p>3.3283336</text:p>
              </table:table-cell>
              <table:table-cell office:value-type="float" office:value="-6.5835152">
                <text:p>-6.583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292129">
                <text:p>3.3292129</text:p>
              </table:table-cell>
              <table:table-cell office:value-type="float" office:value="-6.5788083">
                <text:p>-6.5788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750744">
                <text:p>3.3750744</text:p>
              </table:table-cell>
              <table:table-cell office:value-type="float" office:value="-6.2921009">
                <text:p>-6.292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791897">
                <text:p>3.3791897</text:p>
              </table:table-cell>
              <table:table-cell office:value-type="float" office:value="-6.2665272">
                <text:p>-6.266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215074">
                <text:p>3.4215074</text:p>
              </table:table-cell>
              <table:table-cell office:value-type="float" office:value="-5.9724088">
                <text:p>-5.972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291568">
                <text:p>3.4291568</text:p>
              </table:table-cell>
              <table:table-cell office:value-type="float" office:value="-5.9195614">
                <text:p>-5.919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677005">
                <text:p>3.4677005</text:p>
              </table:table-cell>
              <table:table-cell office:value-type="float" office:value="-5.6314683">
                <text:p>-5.631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791129">
                <text:p>3.4791129</text:p>
              </table:table-cell>
              <table:table-cell office:value-type="float" office:value="-5.5466681">
                <text:p>-5.546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5137181">
                <text:p>3.5137181</text:p>
              </table:table-cell>
              <table:table-cell office:value-type="float" office:value="-5.2758632">
                <text:p>-5.275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5290585">
                <text:p>3.5290585</text:p>
              </table:table-cell>
              <table:table-cell office:value-type="float" office:value="-5.1565127">
                <text:p>-5.156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596194">
                <text:p>3.5596194</text:p>
              </table:table-cell>
              <table:table-cell office:value-type="float" office:value="-4.9116569">
                <text:p>-4.911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789936">
                <text:p>3.5789936</text:p>
              </table:table-cell>
              <table:table-cell office:value-type="float" office:value="-4.7573223">
                <text:p>-4.757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6054575">
                <text:p>3.6054575</text:p>
              </table:table-cell>
              <table:table-cell office:value-type="float" office:value="-4.544342">
                <text:p>-4.544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6289177">
                <text:p>3.6289177</text:p>
              </table:table-cell>
              <table:table-cell office:value-type="float" office:value="-4.3566103">
                <text:p>-4.356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512802">
                <text:p>3.6512802</text:p>
              </table:table-cell>
              <table:table-cell office:value-type="float" office:value="-4.1788125">
                <text:p>-4.178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788321">
                <text:p>3.6788321</text:p>
              </table:table-cell>
              <table:table-cell office:value-type="float" office:value="-3.9609852">
                <text:p>-3.9609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971259">
                <text:p>3.6971259</text:p>
              </table:table-cell>
              <table:table-cell office:value-type="float" office:value="-3.8193717">
                <text:p>-3.8193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287371">
                <text:p>3.7287371</text:p>
              </table:table-cell>
              <table:table-cell office:value-type="float" office:value="-3.5760355">
                <text:p>-3.576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7430289">
                <text:p>3.7430289</text:p>
              </table:table-cell>
              <table:table-cell office:value-type="float" office:value="-3.4697101">
                <text:p>-3.469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7786334">
                <text:p>3.7786334</text:p>
              </table:table-cell>
              <table:table-cell office:value-type="float" office:value="-3.2062941">
                <text:p>-3.206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890143">
                <text:p>3.7890143</text:p>
              </table:table-cell>
              <table:table-cell office:value-type="float" office:value="-3.1329255">
                <text:p>-3.132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8285217">
                <text:p>3.8285217</text:p>
              </table:table-cell>
              <table:table-cell office:value-type="float" office:value="-2.855267">
                <text:p>-2.85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351038">
                <text:p>3.8351038</text:p>
              </table:table-cell>
              <table:table-cell office:value-type="float" office:value="-2.8115358">
                <text:p>-2.8115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784034">
                <text:p>3.8784034</text:p>
              </table:table-cell>
              <table:table-cell office:value-type="float" office:value="-2.5255098">
                <text:p>-2.52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813131">
                <text:p>3.8813131</text:p>
              </table:table-cell>
              <table:table-cell office:value-type="float" office:value="-2.5075097">
                <text:p>-2.5075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9190981">
                <text:p>3.9190981</text:p>
              </table:table-cell>
              <table:table-cell office:value-type="float" office:value="-2.2751908">
                <text:p>-2.275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276826">
                <text:p>3.9276826</text:p>
              </table:table-cell>
              <table:table-cell office:value-type="float" office:value="-2.2223902">
                <text:p>-2.222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282763">
                <text:p>3.9282763</text:p>
              </table:table-cell>
              <table:table-cell office:value-type="float" office:value="-2.21876">
                <text:p>-2.2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74268">
                <text:p>3.974268</text:p>
              </table:table-cell>
              <table:table-cell office:value-type="float" office:value="-1.9578655">
                <text:p>-1.9578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781299">
                <text:p>3.9781299</text:p>
              </table:table-cell>
              <table:table-cell office:value-type="float" office:value="-1.9360808">
                <text:p>-1.936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209026">
                <text:p>4.0209026</text:p>
              </table:table-cell>
              <table:table-cell office:value-type="float" office:value="-1.7142974">
                <text:p>-1.714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0279751">
                <text:p>4.0279751</text:p>
              </table:table-cell>
              <table:table-cell office:value-type="float" office:value="-1.6778514">
                <text:p>-1.6778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675988">
                <text:p>4.0675988</text:p>
              </table:table-cell>
              <table:table-cell office:value-type="float" office:value="-1.4917846">
                <text:p>-1.491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778122">
                <text:p>4.0778122</text:p>
              </table:table-cell>
              <table:table-cell office:value-type="float" office:value="-1.4441526">
                <text:p>-1.44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143651">
                <text:p>4.1143651</text:p>
              </table:table-cell>
              <table:table-cell office:value-type="float" office:value="-1.2901783">
                <text:p>-1.290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276426">
                <text:p>4.1276426</text:p>
              </table:table-cell>
              <table:table-cell office:value-type="float" office:value="-1.2346836">
                <text:p>-1.234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612101">
                <text:p>4.1612101</text:p>
              </table:table-cell>
              <table:table-cell office:value-type="float" office:value="-1.1091626">
                <text:p>-1.109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774669">
                <text:p>4.1774669</text:p>
              </table:table-cell>
              <table:table-cell office:value-type="float" office:value="-1.0488805">
                <text:p>-1.048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081385">
                <text:p>4.2081385</text:p>
              </table:table-cell>
              <table:table-cell office:value-type="float" office:value="-0.94820362">
                <text:p>-0.9482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272849">
                <text:p>4.2272849</text:p>
              </table:table-cell>
              <table:table-cell office:value-type="float" office:value="-0.8858844">
                <text:p>-0.8858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553606">
                <text:p>4.2553606</text:p>
              </table:table-cell>
              <table:table-cell office:value-type="float" office:value="-0.80585444">
                <text:p>-0.8058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2773128">
                <text:p>4.2773128</text:p>
              </table:table-cell>
              <table:table-cell office:value-type="float" office:value="-0.74375558">
                <text:p>-0.7437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3029118">
                <text:p>4.3029118</text:p>
              </table:table-cell>
              <table:table-cell office:value-type="float" office:value="-0.68110448">
                <text:p>-0.6811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273621">
                <text:p>4.3273621</text:p>
              </table:table-cell>
              <table:table-cell office:value-type="float" office:value="-0.62157011">
                <text:p>-0.6215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3507528">
                <text:p>4.3507528</text:p>
              </table:table-cell>
              <table:table-cell office:value-type="float" office:value="-0.5728119">
                <text:p>-0.5728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37743">
                <text:p>4.37743</text:p>
              </table:table-cell>
              <table:table-cell office:value-type="float" office:value="-0.51731414">
                <text:p>-0.5173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398849">
                <text:p>4.398849</text:p>
              </table:table-cell>
              <table:table-cell office:value-type="float" office:value="-0.47950664">
                <text:p>-0.4795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275141">
                <text:p>4.4275141</text:p>
              </table:table-cell>
              <table:table-cell office:value-type="float" office:value="-0.42883939">
                <text:p>-0.4288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471703">
                <text:p>4.4471703</text:p>
              </table:table-cell>
              <table:table-cell office:value-type="float" office:value="-0.39955592">
                <text:p>-0.3995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4776111">
                <text:p>4.4776111</text:p>
              </table:table-cell>
              <table:table-cell office:value-type="float" office:value="-0.35400563">
                <text:p>-0.3540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4956927">
                <text:p>4.4956927</text:p>
              </table:table-cell>
              <table:table-cell office:value-type="float" office:value="-0.33131427">
                <text:p>-0.3313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277185">
                <text:p>4.5277185</text:p>
              </table:table-cell>
              <table:table-cell office:value-type="float" office:value="-0.29084158">
                <text:p>-0.2908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443964">
                <text:p>4.5443964</text:p>
              </table:table-cell>
              <table:table-cell office:value-type="float" office:value="-0.27323604">
                <text:p>-0.2732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5778365">
                <text:p>4.5778365</text:p>
              </table:table-cell>
              <table:table-cell office:value-type="float" office:value="-0.23761123">
                <text:p>-0.2376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5932622">
                <text:p>4.5932622</text:p>
              </table:table-cell>
              <table:table-cell office:value-type="float" office:value="-0.22393431">
                <text:p>-0.2239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279616">
                <text:p>4.6279616</text:p>
              </table:table-cell>
              <table:table-cell office:value-type="float" office:value="-0.19283161">
                <text:p>-0.19283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6422777">
                <text:p>4.6422777</text:p>
              </table:table-cell>
              <table:table-cell office:value-type="float" office:value="-0.18219727">
                <text:p>-0.1821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6780934">
                <text:p>4.6780934</text:p>
              </table:table-cell>
              <table:table-cell office:value-type="float" office:value="-0.15525702">
                <text:p>-0.15525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6914301">
                <text:p>4.6914301</text:p>
              </table:table-cell>
              <table:table-cell office:value-type="float" office:value="-0.14698982">
                <text:p>-0.1469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28231">
                <text:p>4.728231</text:p>
              </table:table-cell>
              <table:table-cell office:value-type="float" office:value="-0.12384927">
                <text:p>-0.1238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407084">
                <text:p>4.7407084</text:p>
              </table:table-cell>
              <table:table-cell office:value-type="float" office:value="-0.11743245">
                <text:p>-0.1174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7783718">
                <text:p>4.7783718</text:p>
              </table:table-cell>
              <table:table-cell office:value-type="float" office:value="-0.097742818">
                <text:p>-0.09774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7901049">
                <text:p>4.7901049</text:p>
              </table:table-cell>
              <table:table-cell office:value-type="float" office:value="-0.092779092">
                <text:p>-0.092779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828517">
                <text:p>4.828517</text:p>
              </table:table-cell>
              <table:table-cell office:value-type="float" office:value="-0.076210186">
                <text:p>-0.07621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839613">
                <text:p>4.839613</text:p>
              </table:table-cell>
              <table:table-cell office:value-type="float" office:value="-0.072391585">
                <text:p>-0.07239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8786645">
                <text:p>4.8786645</text:p>
              </table:table-cell>
              <table:table-cell office:value-type="float" office:value="-0.05863063">
                <text:p>-0.05863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889226">
                <text:p>4.889226</text:p>
              </table:table-cell>
              <table:table-cell office:value-type="float" office:value="-0.055715941">
                <text:p>-0.055715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288144">
                <text:p>4.9288144</text:p>
              </table:table-cell>
              <table:table-cell office:value-type="float" office:value="-0.044460788">
                <text:p>-0.044460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389405">
                <text:p>4.9389405</text:p>
              </table:table-cell>
              <table:table-cell office:value-type="float" office:value="-0.04225878">
                <text:p>-0.04225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789643">
                <text:p>4.9789643</text:p>
              </table:table-cell>
              <table:table-cell office:value-type="float" office:value="-0.033214115">
                <text:p>-0.033214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9887514">
                <text:p>4.9887514</text:p>
              </table:table-cell>
              <table:table-cell office:value-type="float" office:value="-0.031570666">
                <text:p>-0.03157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0291157">
                <text:p>5.0291157</text:p>
              </table:table-cell>
              <table:table-cell office:value-type="float" office:value="-0.024444047">
                <text:p>-0.02444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386572">
                <text:p>5.0386572</text:p>
              </table:table-cell>
              <table:table-cell office:value-type="float" office:value="-0.023233192">
                <text:p>-0.02323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0792665">
                <text:p>5.0792665</text:p>
              </table:table-cell>
              <table:table-cell office:value-type="float" office:value="-0.017734339">
                <text:p>-0.01773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0885925">
                <text:p>5.0885925</text:p>
              </table:table-cell>
              <table:table-cell office:value-type="float" office:value="-0.016859272">
                <text:p>-0.01685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292667">
                <text:p>5.1292667</text:p>
              </table:table-cell>
              <table:table-cell office:value-type="float" office:value="-0.012715973">
                <text:p>-0.012715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1384583">
                <text:p>5.1384583</text:p>
              </table:table-cell>
              <table:table-cell office:value-type="float" office:value="-0.012089927">
                <text:p>-0.01208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1792669">
                <text:p>5.1792669</text:p>
              </table:table-cell>
              <table:table-cell office:value-type="float" office:value="-0.009016973">
                <text:p>-0.00901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1883249">
                <text:p>5.1883249</text:p>
              </table:table-cell>
              <table:table-cell office:value-type="float" office:value="-0.0085770246">
                <text:p>-0.008577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2292671">
                <text:p>5.2292671</text:p>
              </table:table-cell>
              <table:table-cell office:value-type="float" office:value="-0.0063366019">
                <text:p>-0.0063366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2381902">
                <text:p>5.2381902</text:p>
              </table:table-cell>
              <table:table-cell office:value-type="float" office:value="-0.006031523">
                <text:p>-0.00603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2792673">
                <text:p>5.2792673</text:p>
              </table:table-cell>
              <table:table-cell office:value-type="float" office:value="-0.0044210516">
                <text:p>-0.004421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2880559">
                <text:p>5.2880559</text:p>
              </table:table-cell>
              <table:table-cell office:value-type="float" office:value="-0.0042116158">
                <text:p>-0.004211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292675">
                <text:p>5.3292675</text:p>
              </table:table-cell>
              <table:table-cell office:value-type="float" office:value="-0.003067475">
                <text:p>-0.00306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3379216">
                <text:p>5.3379216</text:p>
              </table:table-cell>
              <table:table-cell office:value-type="float" office:value="-0.0029247086">
                <text:p>-0.002924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3792677">
                <text:p>5.3792677</text:p>
              </table:table-cell>
              <table:table-cell office:value-type="float" office:value="-0.0021193565">
                <text:p>-0.002119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3877873">
                <text:p>5.3877873</text:p>
              </table:table-cell>
              <table:table-cell office:value-type="float" office:value="-0.0020225202">
                <text:p>-0.002022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4292674">
                <text:p>5.4292674</text:p>
              </table:table-cell>
              <table:table-cell office:value-type="float" office:value="-0.0014596788">
                <text:p>-0.001459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4376526">
                <text:p>5.4376526</text:p>
              </table:table-cell>
              <table:table-cell office:value-type="float" office:value="-0.0013942183">
                <text:p>-0.001394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4792681">
                <text:p>5.4792681</text:p>
              </table:table-cell>
              <table:table-cell office:value-type="float" office:value="-0.001002982">
                <text:p>-0.00100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4875188">
                <text:p>5.4875188</text:p>
              </table:table-cell>
              <table:table-cell office:value-type="float" office:value="-0.00095883303">
                <text:p>-0.0009588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5292683">
                <text:p>5.5292683</text:p>
              </table:table-cell>
              <table:table-cell office:value-type="float" office:value="-0.00068796845">
                <text:p>-0.0006879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5373845">
                <text:p>5.5373845</text:p>
              </table:table-cell>
              <table:table-cell office:value-type="float" office:value="-0.0006582372">
                <text:p>-0.000658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5792685">
                <text:p>5.5792685</text:p>
              </table:table-cell>
              <table:table-cell office:value-type="float" office:value="-0.00047125207">
                <text:p>-0.0004712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5872507">
                <text:p>5.5872507</text:p>
              </table:table-cell>
              <table:table-cell office:value-type="float" office:value="-0.0004512489">
                <text:p>-0.000451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292686">
                <text:p>5.6292686</text:p>
              </table:table-cell>
              <table:table-cell office:value-type="float" office:value="-0.00032242283">
                <text:p>-0.0003224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371164">
                <text:p>5.6371164</text:p>
              </table:table-cell>
              <table:table-cell office:value-type="float" office:value="-0.0003089715">
                <text:p>-0.000308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6792684">
                <text:p>5.6792684</text:p>
              </table:table-cell>
              <table:table-cell office:value-type="float" office:value="-0.00022031457">
                <text:p>-0.0002203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6869817">
                <text:p>5.6869817</text:p>
              </table:table-cell>
              <table:table-cell office:value-type="float" office:value="-0.00021126641">
                <text:p>-0.0002112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729269">
                <text:p>5.729269</text:p>
              </table:table-cell>
              <table:table-cell office:value-type="float" office:value="-0.0001502667">
                <text:p>-0.000150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7368479">
                <text:p>5.7368479</text:p>
              </table:table-cell>
              <table:table-cell office:value-type="float" office:value="-0.00014417297">
                <text:p>-0.0001441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7792692">
                <text:p>5.7792692</text:p>
              </table:table-cell>
              <table:table-cell office:value-type="float" office:value="-0.00010215453">
                <text:p>-0.0001021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7867131">
                <text:p>5.7867131</text:p>
              </table:table-cell>
              <table:table-cell office:value-type="float" office:value="-0.000098037512">
                <text:p>-0.000098037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8292689">
                <text:p>5.8292689</text:p>
              </table:table-cell>
              <table:table-cell office:value-type="float" office:value="-0.000068992995">
                <text:p>-0.00006899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8365784">
                <text:p>5.8365784</text:p>
              </table:table-cell>
              <table:table-cell office:value-type="float" office:value="-0.000066191773">
                <text:p>-0.00006619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8792696">
                <text:p>5.8792696</text:p>
              </table:table-cell>
              <table:table-cell office:value-type="float" office:value="-0.000045956847">
                <text:p>-0.00004595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886445">
                <text:p>5.886445</text:p>
              </table:table-cell>
              <table:table-cell office:value-type="float" office:value="-0.000044020031">
                <text:p>-0.00004402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292693">
                <text:p>5.9292693</text:p>
              </table:table-cell>
              <table:table-cell office:value-type="float" office:value="-0.000029682698">
                <text:p>-0.00002968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9363103">
                <text:p>5.9363103</text:p>
              </table:table-cell>
              <table:table-cell office:value-type="float" office:value="-0.000028298675">
                <text:p>-0.00002829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97927">
                <text:p>5.97927</text:p>
              </table:table-cell>
              <table:table-cell office:value-type="float" office:value="-0.00001780377">
                <text:p>-0.00001780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9861765">
                <text:p>5.9861765</text:p>
              </table:table-cell>
              <table:table-cell office:value-type="float" office:value="-0.000016734943">
                <text:p>-0.00001673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0292697">
                <text:p>6.0292697</text:p>
              </table:table-cell>
              <table:table-cell office:value-type="float" office:value="-0.0000084776611">
                <text:p>-0.000008477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0360427">
                <text:p>6.0360427</text:p>
              </table:table-cell>
              <table:table-cell office:value-type="float" office:value="-0.000007543933">
                <text:p>-0.0000075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1.906cm" svg:height="6.697cm" xlink:href=".." xlink:type="simple" chart:class="chart:scatter" chart:style-name="ch1">
        <chart:title svg:x="1.239cm" svg:y="0.269cm" chart:style-name="ch2">
          <text:p><text:span text:style-name="T1">Comparación viscosidad (10^-2) con Bernouilli</text:span></text:p>
        </chart:title>
        <chart:legend chart:legend-position="end" svg:x="9.147cm" svg:y="2.8cm" style:legend-expansion="high" chart:style-name="ch3"/>
        <chart:plot-area chart:style-name="ch4" svg:x="0.238cm" svg:y="1.181cm" svg:width="8.671cm" svg:height="5.383cm">
          <chart:coordinate-region svg:x="0.795cm" svg:y="1.38cm" svg:width="8.017cm" svg:height="4.9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s.M10:es.M256" chart:label-cell-address="es.L8:es.L8" chart:class="chart:scatter">
            <chart:domain table:cell-range-address="es.L10:es.L256"/>
            <chart:data-point chart:repeated="247"/>
          </chart:series>
          <chart:series chart:style-name="ch9" chart:values-cell-range-address="es.Y21:es.Y27" chart:label-cell-address="es.U18:es.U18" chart:class="chart:scatter">
            <chart:domain table:cell-range-address="es.U21:es.U2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10^-2</text:p>
                <draw:g>
                  <svg:desc>es.L8:es.L8</svg:desc>
                </draw:g>
              </table:table-cell>
              <table:table-cell office:value-type="string">
                <text:p>Columna U</text:p>
              </table:table-cell>
              <table:table-cell office:value-type="string">
                <text:p>Bernouilli</text:p>
                <draw:g>
                  <svg:desc>es.U18:es.U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s.L10:es.L256</svg:desc>
                </draw:g>
              </table:table-cell>
              <table:table-cell office:value-type="float" office:value="0.070896655">
                <text:p>0.070896655</text:p>
                <draw:g>
                  <svg:desc>es.M10:es.M256</svg:desc>
                </draw:g>
              </table:table-cell>
              <table:table-cell office:value-type="float" office:value="1">
                <text:p>1</text:p>
                <draw:g>
                  <svg:desc>es.U21:es.U27</svg:desc>
                </draw:g>
              </table:table-cell>
              <table:table-cell office:value-type="float" office:value="0">
                <text:p>0</text:p>
                <draw:g>
                  <svg:desc>es.Y21:es.Y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66894">
                <text:p>0.02566894</text:p>
              </table:table-cell>
              <table:table-cell office:value-type="float" office:value="0.070896402">
                <text:p>0.070896402</text:p>
              </table:table-cell>
              <table:table-cell office:value-type="float" office:value="2">
                <text:p>2</text:p>
              </table:table-cell>
              <table:table-cell office:value-type="float" office:value="-0.181468117117445">
                <text:p>-0.181468117117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310353">
                <text:p>0.042310353</text:p>
              </table:table-cell>
              <table:table-cell office:value-type="float" office:value="0.070896231">
                <text:p>0.070896231</text:p>
              </table:table-cell>
              <table:table-cell office:value-type="float" office:value="3">
                <text:p>3</text:p>
              </table:table-cell>
              <table:table-cell office:value-type="float" office:value="-2.16726661962758">
                <text:p>-2.1672666196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665906">
                <text:p>0.075665906</text:p>
              </table:table-cell>
              <table:table-cell office:value-type="float" office:value="0.07089407">
                <text:p>0.07089407</text:p>
              </table:table-cell>
              <table:table-cell office:value-type="float" office:value="4">
                <text:p>4</text:p>
              </table:table-cell>
              <table:table-cell office:value-type="float" office:value="-7.46553311082636">
                <text:p>-7.46553311082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2307322">
                <text:p>0.092307322</text:p>
              </table:table-cell>
              <table:table-cell office:value-type="float" office:value="0.070892766">
                <text:p>0.070892766</text:p>
              </table:table-cell>
              <table:table-cell office:value-type="float" office:value="5">
                <text:p>5</text:p>
              </table:table-cell>
              <table:table-cell office:value-type="float" office:value="-2.16726661962758">
                <text:p>-2.16726661962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66286">
                <text:p>0.12566286</text:p>
              </table:table-cell>
              <table:table-cell office:value-type="float" office:value="0.070888676">
                <text:p>0.070888676</text:p>
              </table:table-cell>
              <table:table-cell office:value-type="float" office:value="6">
                <text:p>6</text:p>
              </table:table-cell>
              <table:table-cell office:value-type="float" office:value="-0.181468117117445">
                <text:p>-0.181468117117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30429">
                <text:p>0.14230429</text:p>
              </table:table-cell>
              <table:table-cell office:value-type="float" office:value="0.07088621">
                <text:p>0.070886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65982">
                <text:p>0.17565982</text:p>
              </table:table-cell>
              <table:table-cell office:value-type="float" office:value="0.070879504">
                <text:p>0.07087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30124">
                <text:p>0.19230124</text:p>
              </table:table-cell>
              <table:table-cell office:value-type="float" office:value="0.070875458">
                <text:p>0.07087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65678">
                <text:p>0.22565678</text:p>
              </table:table-cell>
              <table:table-cell office:value-type="float" office:value="0.070865139">
                <text:p>0.07086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229819">
                <text:p>0.24229819</text:p>
              </table:table-cell>
              <table:table-cell office:value-type="float" office:value="0.070858918">
                <text:p>0.070858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65375">
                <text:p>0.27565375</text:p>
              </table:table-cell>
              <table:table-cell office:value-type="float" office:value="0.070843413">
                <text:p>0.07084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229519">
                <text:p>0.29229519</text:p>
              </table:table-cell>
              <table:table-cell office:value-type="float" office:value="0.070834063">
                <text:p>0.07083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65069">
                <text:p>0.32565069</text:p>
              </table:table-cell>
              <table:table-cell office:value-type="float" office:value="0.070811033">
                <text:p>0.07081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229213">
                <text:p>0.34229213</text:p>
              </table:table-cell>
              <table:table-cell office:value-type="float" office:value="0.070797153">
                <text:p>0.07079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64766">
                <text:p>0.37564766</text:p>
              </table:table-cell>
              <table:table-cell office:value-type="float" office:value="0.070763126">
                <text:p>0.07076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22891">
                <text:p>0.3922891</text:p>
              </table:table-cell>
              <table:table-cell office:value-type="float" office:value="0.070742637">
                <text:p>0.0707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64464">
                <text:p>0.42564464</text:p>
              </table:table-cell>
              <table:table-cell office:value-type="float" office:value="0.070692487">
                <text:p>0.07069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228607">
                <text:p>0.44228607</text:p>
              </table:table-cell>
              <table:table-cell office:value-type="float" office:value="0.070662335">
                <text:p>0.07066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64158">
                <text:p>0.47564158</text:p>
              </table:table-cell>
              <table:table-cell office:value-type="float" office:value="0.070588529">
                <text:p>0.07058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228299">
                <text:p>0.49228299</text:p>
              </table:table-cell>
              <table:table-cell office:value-type="float" office:value="0.070544258">
                <text:p>0.07054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63852">
                <text:p>0.52563852</text:p>
              </table:table-cell>
              <table:table-cell office:value-type="float" office:value="0.070435777">
                <text:p>0.070435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27996">
                <text:p>0.54227996</text:p>
              </table:table-cell>
              <table:table-cell office:value-type="float" office:value="0.070370913">
                <text:p>0.07037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63555">
                <text:p>0.57563555</text:p>
              </table:table-cell>
              <table:table-cell office:value-type="float" office:value="0.070211619">
                <text:p>0.07021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227693">
                <text:p>0.59227693</text:p>
              </table:table-cell>
              <table:table-cell office:value-type="float" office:value="0.070116781">
                <text:p>0.07011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63246">
                <text:p>0.62563246</text:p>
              </table:table-cell>
              <table:table-cell office:value-type="float" office:value="0.06988325">
                <text:p>0.0698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422739">
                <text:p>0.6422739</text:p>
              </table:table-cell>
              <table:table-cell office:value-type="float" office:value="0.069744997">
                <text:p>0.06974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62944">
                <text:p>0.67562944</text:p>
              </table:table-cell>
              <table:table-cell office:value-type="float" office:value="0.069403335">
                <text:p>0.06940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227087">
                <text:p>0.69227087</text:p>
              </table:table-cell>
              <table:table-cell office:value-type="float" office:value="0.069202572">
                <text:p>0.06920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62635">
                <text:p>0.72562635</text:p>
              </table:table-cell>
              <table:table-cell office:value-type="float" office:value="0.068704292">
                <text:p>0.06870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226785">
                <text:p>0.74226785</text:p>
              </table:table-cell>
              <table:table-cell office:value-type="float" office:value="0.068414323">
                <text:p>0.06841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62338">
                <text:p>0.77562338</text:p>
              </table:table-cell>
              <table:table-cell office:value-type="float" office:value="0.067690872">
                <text:p>0.06769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9226482">
                <text:p>0.79226482</text:p>
              </table:table-cell>
              <table:table-cell office:value-type="float" office:value="0.067275047">
                <text:p>0.06727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62035">
                <text:p>0.82562035</text:p>
              </table:table-cell>
              <table:table-cell office:value-type="float" office:value="0.066231117">
                <text:p>0.06623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226179">
                <text:p>0.84226179</text:p>
              </table:table-cell>
              <table:table-cell office:value-type="float" office:value="0.065639853">
                <text:p>0.06563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61733">
                <text:p>0.87561733</text:p>
              </table:table-cell>
              <table:table-cell office:value-type="float" office:value="0.064151458">
                <text:p>0.06415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225876">
                <text:p>0.89225876</text:p>
              </table:table-cell>
              <table:table-cell office:value-type="float" office:value="0.063321501">
                <text:p>0.06332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61424">
                <text:p>0.92561424</text:p>
              </table:table-cell>
              <table:table-cell office:value-type="float" office:value="0.061227363">
                <text:p>0.06122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225568">
                <text:p>0.94225568</text:p>
              </table:table-cell>
              <table:table-cell office:value-type="float" office:value="0.060079738">
                <text:p>0.06007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61121">
                <text:p>0.97561121</text:p>
              </table:table-cell>
              <table:table-cell office:value-type="float" office:value="0.057174549">
                <text:p>0.05717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225259">
                <text:p>0.99225259</text:p>
              </table:table-cell>
              <table:table-cell office:value-type="float" office:value="0.055610999">
                <text:p>0.05561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258389">
                <text:p>1.0258389</text:p>
              </table:table-cell>
              <table:table-cell office:value-type="float" office:value="0.05163797">
                <text:p>0.051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424694">
                <text:p>1.0424694</text:p>
              </table:table-cell>
              <table:table-cell office:value-type="float" office:value="0.049549527">
                <text:p>0.04954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762305">
                <text:p>1.0762305</text:p>
              </table:table-cell>
              <table:table-cell office:value-type="float" office:value="0.044232316">
                <text:p>0.04423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926851">
                <text:p>1.0926851</text:p>
              </table:table-cell>
              <table:table-cell office:value-type="float" office:value="0.041520499">
                <text:p>0.04152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267583">
                <text:p>1.1267583</text:p>
              </table:table-cell>
              <table:table-cell office:value-type="float" office:value="0.034526572">
                <text:p>0.03452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42899">
                <text:p>1.142899</text:p>
              </table:table-cell>
              <table:table-cell office:value-type="float" office:value="0.031100094">
                <text:p>0.03110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74256">
                <text:p>1.1774256</text:p>
              </table:table-cell>
              <table:table-cell office:value-type="float" office:value="0.0220445">
                <text:p>0.0220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931101">
                <text:p>1.1931101</text:p>
              </table:table-cell>
              <table:table-cell office:value-type="float" office:value="0.017828075">
                <text:p>0.01782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82367">
                <text:p>1.2282367</text:p>
              </table:table-cell>
              <table:table-cell office:value-type="float" office:value="0.0062651029">
                <text:p>0.006265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433175">
                <text:p>1.2433175</text:p>
              </table:table-cell>
              <table:table-cell office:value-type="float" office:value="0.0012093023">
                <text:p>0.001209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791977">
                <text:p>1.2791977</text:p>
              </table:table-cell>
              <table:table-cell office:value-type="float" office:value="-0.013391043">
                <text:p>-0.01339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935201">
                <text:p>1.2935201</text:p>
              </table:table-cell>
              <table:table-cell office:value-type="float" office:value="-0.019300966">
                <text:p>-0.01930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303164">
                <text:p>1.3303164</text:p>
              </table:table-cell>
              <table:table-cell office:value-type="float" office:value="-0.037587348">
                <text:p>-0.03758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437169">
                <text:p>1.3437169</text:p>
              </table:table-cell>
              <table:table-cell office:value-type="float" office:value="-0.044321105">
                <text:p>-0.04432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816029">
                <text:p>1.3816029</text:p>
              </table:table-cell>
              <table:table-cell office:value-type="float" office:value="-0.067106023">
                <text:p>-0.067106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939065">
                <text:p>1.3939065</text:p>
              </table:table-cell>
              <table:table-cell office:value-type="float" office:value="-0.074573353">
                <text:p>-0.07457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330696">
                <text:p>1.4330696</text:p>
              </table:table-cell>
              <table:table-cell office:value-type="float" office:value="-0.10289041">
                <text:p>-0.10289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440876">
                <text:p>1.4440876</text:p>
              </table:table-cell>
              <table:table-cell office:value-type="float" office:value="-0.11091817">
                <text:p>-0.1109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847313">
                <text:p>1.4847313</text:p>
              </table:table-cell>
              <table:table-cell office:value-type="float" office:value="-0.14609386">
                <text:p>-0.14609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942589">
                <text:p>1.4942589</text:p>
              </table:table-cell>
              <table:table-cell office:value-type="float" office:value="-0.15439163">
                <text:p>-0.1543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366066">
                <text:p>1.5366066</text:p>
              </table:table-cell>
              <table:table-cell office:value-type="float" office:value="-0.19813541">
                <text:p>-0.1981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444182">
                <text:p>1.5444182</text:p>
              </table:table-cell>
              <table:table-cell office:value-type="float" office:value="-0.20624377">
                <text:p>-0.20624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887176">
                <text:p>1.5887176</text:p>
              </table:table-cell>
              <table:table-cell office:value-type="float" office:value="-0.26075679">
                <text:p>-0.2607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945638">
                <text:p>1.5945638</text:p>
              </table:table-cell>
              <table:table-cell office:value-type="float" office:value="-0.26797327">
                <text:p>-0.26797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410911">
                <text:p>1.6410911</text:p>
              </table:table-cell>
              <table:table-cell office:value-type="float" office:value="-0.33607158">
                <text:p>-0.3360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446933">
                <text:p>1.6446933</text:p>
              </table:table-cell>
              <table:table-cell office:value-type="float" office:value="-0.34134883">
                <text:p>-0.34134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3761">
                <text:p>1.693761</text:p>
              </table:table-cell>
              <table:table-cell office:value-type="float" office:value="-0.42658335">
                <text:p>-0.4265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948041">
                <text:p>1.6948041</text:p>
              </table:table-cell>
              <table:table-cell office:value-type="float" office:value="-0.42839247">
                <text:p>-0.42839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130771">
                <text:p>1.7130771</text:p>
              </table:table-cell>
              <table:table-cell office:value-type="float" office:value="-0.46594208">
                <text:p>-0.4659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449058">
                <text:p>1.7449058</text:p>
              </table:table-cell>
              <table:table-cell office:value-type="float" office:value="-0.53122997">
                <text:p>-0.5312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470526">
                <text:p>1.7470526</text:p>
              </table:table-cell>
              <table:table-cell office:value-type="float" office:value="-0.5364511">
                <text:p>-0.5364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94993">
                <text:p>1.794993</text:p>
              </table:table-cell>
              <table:table-cell office:value-type="float" office:value="-0.65220279">
                <text:p>-0.6522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01064">
                <text:p>1.801064</text:p>
              </table:table-cell>
              <table:table-cell office:value-type="float" office:value="-0.66949052">
                <text:p>-0.6694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450538">
                <text:p>1.8450538</text:p>
              </table:table-cell>
              <table:table-cell office:value-type="float" office:value="-0.79352003">
                <text:p>-0.7935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556037">
                <text:p>1.8556037</text:p>
              </table:table-cell>
              <table:table-cell office:value-type="float" office:value="-0.8283084">
                <text:p>-0.8283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948183">
                <text:p>1.8948183</text:p>
              </table:table-cell>
              <table:table-cell office:value-type="float" office:value="-0.9561708">
                <text:p>-0.956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102508">
                <text:p>1.9102508</text:p>
              </table:table-cell>
              <table:table-cell office:value-type="float" office:value="-1.0142787">
                <text:p>-1.014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445872">
                <text:p>1.9445872</text:p>
              </table:table-cell>
              <table:table-cell office:value-type="float" office:value="-1.1421726">
                <text:p>-1.142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65157">
                <text:p>1.965157</text:p>
              </table:table-cell>
              <table:table-cell office:value-type="float" office:value="-1.229495">
                <text:p>-1.229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943619">
                <text:p>1.9943619</text:p>
              </table:table-cell>
              <table:table-cell office:value-type="float" office:value="-1.352298">
                <text:p>-1.35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03204">
                <text:p>2.0203204</text:p>
              </table:table-cell>
              <table:table-cell office:value-type="float" office:value="-1.4751284">
                <text:p>-1.475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441427">
                <text:p>2.0441427</text:p>
              </table:table-cell>
              <table:table-cell office:value-type="float" office:value="-1.5869452">
                <text:p>-1.586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57337">
                <text:p>2.0757337</text:p>
              </table:table-cell>
              <table:table-cell office:value-type="float" office:value="-1.7519132">
                <text:p>-1.7519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939307">
                <text:p>2.0939307</text:p>
              </table:table-cell>
              <table:table-cell office:value-type="float" office:value="-1.8462927">
                <text:p>-1.846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313837">
                <text:p>2.1313837</text:p>
              </table:table-cell>
              <table:table-cell office:value-type="float" office:value="-2.0601811">
                <text:p>-2.060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437273">
                <text:p>2.1437273</text:p>
              </table:table-cell>
              <table:table-cell office:value-type="float" office:value="-2.1302581">
                <text:p>-2.130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872501">
                <text:p>2.1872501</text:p>
              </table:table-cell>
              <table:table-cell office:value-type="float" office:value="-2.3996918">
                <text:p>-2.3996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935329">
                <text:p>2.1935329</text:p>
              </table:table-cell>
              <table:table-cell office:value-type="float" office:value="-2.4383793">
                <text:p>-2.438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433043">
                <text:p>2.2433043</text:p>
              </table:table-cell>
              <table:table-cell office:value-type="float" office:value="-2.769366">
                <text:p>-2.76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433491">
                <text:p>2.2433491</text:p>
              </table:table-cell>
              <table:table-cell office:value-type="float" office:value="-2.7696621">
                <text:p>-2.769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437141">
                <text:p>2.2437141</text:p>
              </table:table-cell>
              <table:table-cell office:value-type="float" office:value="-2.7722454">
                <text:p>-2.772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931845">
                <text:p>2.2931845</text:p>
              </table:table-cell>
              <table:table-cell office:value-type="float" office:value="-3.1225374">
                <text:p>-3.122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010912">
                <text:p>2.3010912</text:p>
              </table:table-cell>
              <table:table-cell office:value-type="float" office:value="-3.1817527">
                <text:p>-3.181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4303">
                <text:p>2.34303</text:p>
              </table:table-cell>
              <table:table-cell office:value-type="float" office:value="-3.4944239">
                <text:p>-3.494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591208">
                <text:p>2.3591208</text:p>
              </table:table-cell>
              <table:table-cell office:value-type="float" office:value="-3.6198392">
                <text:p>-3.619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928866">
                <text:p>2.3928866</text:p>
              </table:table-cell>
              <table:table-cell office:value-type="float" office:value="-3.8818483">
                <text:p>-3.8818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172914">
                <text:p>2.4172914</text:p>
              </table:table-cell>
              <table:table-cell office:value-type="float" office:value="-4.0772824">
                <text:p>-4.077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427557">
                <text:p>2.4427557</text:p>
              </table:table-cell>
              <table:table-cell office:value-type="float" office:value="-4.280303">
                <text:p>-4.28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754884">
                <text:p>2.4754884</text:p>
              </table:table-cell>
              <table:table-cell office:value-type="float" office:value="-4.5457458">
                <text:p>-4.545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926383">
                <text:p>2.4926383</text:p>
              </table:table-cell>
              <table:table-cell office:value-type="float" office:value="-4.6842117">
                <text:p>-4.684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335741">
                <text:p>2.5335741</text:p>
              </table:table-cell>
              <table:table-cell office:value-type="float" office:value="-5.014894">
                <text:p>-5.01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425355">
                <text:p>2.5425355</text:p>
              </table:table-cell>
              <table:table-cell office:value-type="float" office:value="-5.0869684">
                <text:p>-5.086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913911">
                <text:p>2.5913911</text:p>
              </table:table-cell>
              <table:table-cell office:value-type="float" office:value="-5.4727316">
                <text:p>-5.4727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924482">
                <text:p>2.5924482</text:p>
              </table:table-cell>
              <table:table-cell office:value-type="float" office:value="-5.4810419">
                <text:p>-5.481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99721">
                <text:p>2.599721</text:p>
              </table:table-cell>
              <table:table-cell office:value-type="float" office:value="-5.5359454">
                <text:p>-5.535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423769">
                <text:p>2.6423769</text:p>
              </table:table-cell>
              <table:table-cell office:value-type="float" office:value="-5.8583732">
                <text:p>-5.85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491928">
                <text:p>2.6491928</text:p>
              </table:table-cell>
              <table:table-cell office:value-type="float" office:value="-5.9065657">
                <text:p>-5.9065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923218">
                <text:p>2.6923218</text:p>
              </table:table-cell>
              <table:table-cell office:value-type="float" office:value="-6.2100887">
                <text:p>-6.2100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062469">
                <text:p>2.7062469</text:p>
              </table:table-cell>
              <table:table-cell office:value-type="float" office:value="-6.2988071">
                <text:p>-6.298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422822">
                <text:p>2.7422822</text:p>
              </table:table-cell>
              <table:table-cell office:value-type="float" office:value="-6.5273151">
                <text:p>-6.527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622948">
                <text:p>2.7622948</text:p>
              </table:table-cell>
              <table:table-cell office:value-type="float" office:value="-6.6374254">
                <text:p>-6.637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922568">
                <text:p>2.7922568</text:p>
              </table:table-cell>
              <table:table-cell office:value-type="float" office:value="-6.8015037">
                <text:p>-6.801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71923">
                <text:p>2.8171923</text:p>
              </table:table-cell>
              <table:table-cell office:value-type="float" office:value="-6.9131699">
                <text:p>-6.913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422446">
                <text:p>2.8422446</text:p>
              </table:table-cell>
              <table:table-cell office:value-type="float" office:value="-7.024838">
                <text:p>-7.02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708377">
                <text:p>2.8708377</text:p>
              </table:table-cell>
              <table:table-cell office:value-type="float" office:value="-7.1198597">
                <text:p>-7.1198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92242">
                <text:p>2.892242</text:p>
              </table:table-cell>
              <table:table-cell office:value-type="float" office:value="-7.1906734">
                <text:p>-7.190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23178">
                <text:p>2.923178</text:p>
              </table:table-cell>
              <table:table-cell office:value-type="float" office:value="-7.2546473">
                <text:p>-7.254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422474">
                <text:p>2.9422474</text:p>
              </table:table-cell>
              <table:table-cell office:value-type="float" office:value="-7.2939286">
                <text:p>-7.293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74211">
                <text:p>2.974211</text:p>
              </table:table-cell>
              <table:table-cell office:value-type="float" office:value="-7.3178906">
                <text:p>-7.31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922562">
                <text:p>2.9922562</text:p>
              </table:table-cell>
              <table:table-cell office:value-type="float" office:value="-7.3314056">
                <text:p>-7.331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239828">
                <text:p>3.0239828</text:p>
              </table:table-cell>
              <table:table-cell office:value-type="float" office:value="-7.3126602">
                <text:p>-7.312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422659">
                <text:p>3.0422659</text:p>
              </table:table-cell>
              <table:table-cell office:value-type="float" office:value="-7.3019886">
                <text:p>-7.3019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725806">
                <text:p>3.0725806</text:p>
              </table:table-cell>
              <table:table-cell office:value-type="float" office:value="-7.2440538">
                <text:p>-7.244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922718">
                <text:p>3.0922718</text:p>
              </table:table-cell>
              <table:table-cell office:value-type="float" office:value="-7.2067194">
                <text:p>-7.2067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201229">
                <text:p>3.1201229</text:p>
              </table:table-cell>
              <table:table-cell office:value-type="float" office:value="-7.1184311">
                <text:p>-7.118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422713">
                <text:p>3.1422713</text:p>
              </table:table-cell>
              <table:table-cell office:value-type="float" office:value="-7.0487309">
                <text:p>-7.048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667507">
                <text:p>3.1667507</text:p>
              </table:table-cell>
              <table:table-cell office:value-type="float" office:value="-6.942728">
                <text:p>-6.94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922612">
                <text:p>3.1922612</text:p>
              </table:table-cell>
              <table:table-cell office:value-type="float" office:value="-6.8330402">
                <text:p>-6.833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126136">
                <text:p>3.2126136</text:p>
              </table:table-cell>
              <table:table-cell office:value-type="float" office:value="-6.723938">
                <text:p>-6.72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422388">
                <text:p>3.2422388</text:p>
              </table:table-cell>
              <table:table-cell office:value-type="float" office:value="-6.566236">
                <text:p>-6.56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578626">
                <text:p>3.2578626</text:p>
              </table:table-cell>
              <table:table-cell office:value-type="float" office:value="-6.4687858">
                <text:p>-6.4687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922025">
                <text:p>3.2922025</text:p>
              </table:table-cell>
              <table:table-cell office:value-type="float" office:value="-6.2560878">
                <text:p>-6.2560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026426">
                <text:p>3.3026426</text:p>
              </table:table-cell>
              <table:table-cell office:value-type="float" office:value="-6.1835814">
                <text:p>-6.183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421512">
                <text:p>3.3421512</text:p>
              </table:table-cell>
              <table:table-cell office:value-type="float" office:value="-5.9111075">
                <text:p>-5.911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470862">
                <text:p>3.3470862</text:p>
              </table:table-cell>
              <table:table-cell office:value-type="float" office:value="-5.8742075">
                <text:p>-5.874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850107">
                <text:p>3.3850107</text:p>
              </table:table-cell>
              <table:table-cell office:value-type="float" office:value="-5.5926266">
                <text:p>-5.5926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3912396">
                <text:p>3.3912396</text:p>
              </table:table-cell>
              <table:table-cell office:value-type="float" office:value="-5.5463748">
                <text:p>-5.546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920834">
                <text:p>3.3920834</text:p>
              </table:table-cell>
              <table:table-cell office:value-type="float" office:value="-5.5401478">
                <text:p>-5.540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34778">
                <text:p>3.434778</text:p>
              </table:table-cell>
              <table:table-cell office:value-type="float" office:value="-5.2079487">
                <text:p>-5.207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420004">
                <text:p>3.4420004</text:p>
              </table:table-cell>
              <table:table-cell office:value-type="float" office:value="-5.1520996">
                <text:p>-5.152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782369">
                <text:p>3.4782369</text:p>
              </table:table-cell>
              <table:table-cell office:value-type="float" office:value="-4.8632421">
                <text:p>-4.863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919019">
                <text:p>3.4919019</text:p>
              </table:table-cell>
              <table:table-cell office:value-type="float" office:value="-4.7549801">
                <text:p>-4.7549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217052">
                <text:p>3.5217052</text:p>
              </table:table-cell>
              <table:table-cell office:value-type="float" office:value="-4.5162268">
                <text:p>-4.516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417886">
                <text:p>3.5417886</text:p>
              </table:table-cell>
              <table:table-cell office:value-type="float" office:value="-4.3563156">
                <text:p>-4.356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652542">
                <text:p>3.5652542</text:p>
              </table:table-cell>
              <table:table-cell office:value-type="float" office:value="-4.1705265">
                <text:p>-4.1705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916617">
                <text:p>3.5916617</text:p>
              </table:table-cell>
              <table:table-cell office:value-type="float" office:value="-3.9627125">
                <text:p>-3.962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089411">
                <text:p>3.6089411</text:p>
              </table:table-cell>
              <table:table-cell office:value-type="float" office:value="-3.8294687">
                <text:p>-3.829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415224">
                <text:p>3.6415224</text:p>
              </table:table-cell>
              <table:table-cell office:value-type="float" office:value="-3.5797474">
                <text:p>-3.579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52808">
                <text:p>3.652808</text:p>
              </table:table-cell>
              <table:table-cell office:value-type="float" office:value="-3.4960854">
                <text:p>-3.496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913717">
                <text:p>3.6913717</text:p>
              </table:table-cell>
              <table:table-cell office:value-type="float" office:value="-3.2119324">
                <text:p>-3.2119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968851">
                <text:p>3.6968851</text:p>
              </table:table-cell>
              <table:table-cell office:value-type="float" office:value="-3.1730931">
                <text:p>-3.173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410433">
                <text:p>3.7410433</text:p>
              </table:table-cell>
              <table:table-cell office:value-type="float" office:value="-2.8639131">
                <text:p>-2.863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411931">
                <text:p>3.7411931</text:p>
              </table:table-cell>
              <table:table-cell office:value-type="float" office:value="-2.8628647">
                <text:p>-2.862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412109">
                <text:p>3.7412109</text:p>
              </table:table-cell>
              <table:table-cell office:value-type="float" office:value="-2.8627408">
                <text:p>-2.862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7856247">
                <text:p>3.7856247</text:p>
              </table:table-cell>
              <table:table-cell office:value-type="float" office:value="-2.5702333">
                <text:p>-2.570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10302">
                <text:p>3.7910302</text:p>
              </table:table-cell>
              <table:table-cell office:value-type="float" office:value="-2.5348289">
                <text:p>-2.534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3022">
                <text:p>3.83022</text:p>
              </table:table-cell>
              <table:table-cell office:value-type="float" office:value="-2.2944412">
                <text:p>-2.294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408387">
                <text:p>3.8408387</text:p>
              </table:table-cell>
              <table:table-cell office:value-type="float" office:value="-2.2296731">
                <text:p>-2.229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749952">
                <text:p>3.8749952</text:p>
              </table:table-cell>
              <table:table-cell office:value-type="float" office:value="-2.0362756">
                <text:p>-2.036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906379">
                <text:p>3.8906379</text:p>
              </table:table-cell>
              <table:table-cell office:value-type="float" office:value="-1.948236">
                <text:p>-1.94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9199619">
                <text:p>3.9199619</text:p>
              </table:table-cell>
              <table:table-cell office:value-type="float" office:value="-1.7962812">
                <text:p>-1.796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404287">
                <text:p>3.9404287</text:p>
              </table:table-cell>
              <table:table-cell office:value-type="float" office:value="-1.6909229">
                <text:p>-1.6909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651272">
                <text:p>3.9651272</text:p>
              </table:table-cell>
              <table:table-cell office:value-type="float" office:value="-1.5748184">
                <text:p>-1.574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9902124">
                <text:p>3.9902124</text:p>
              </table:table-cell>
              <table:table-cell office:value-type="float" office:value="-1.4577727">
                <text:p>-1.4577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0104933">
                <text:p>4.0104933</text:p>
              </table:table-cell>
              <table:table-cell office:value-type="float" office:value="-1.3720369">
                <text:p>-1.372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0399895">
                <text:p>4.0399895</text:p>
              </table:table-cell>
              <table:table-cell office:value-type="float" office:value="-1.2484179">
                <text:p>-1.248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0560603">
                <text:p>4.0560603</text:p>
              </table:table-cell>
              <table:table-cell office:value-type="float" office:value="-1.1879658">
                <text:p>-1.187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0897613">
                <text:p>4.0897613</text:p>
              </table:table-cell>
              <table:table-cell office:value-type="float" office:value="-1.0623729">
                <text:p>-1.0623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1018267">
                <text:p>4.1018267</text:p>
              </table:table-cell>
              <table:table-cell office:value-type="float" office:value="-1.0224597">
                <text:p>-1.022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1395273">
                <text:p>4.1395273</text:p>
              </table:table-cell>
              <table:table-cell office:value-type="float" office:value="-0.89890039">
                <text:p>-0.8989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478872">
                <text:p>4.1478872</text:p>
              </table:table-cell>
              <table:table-cell office:value-type="float" office:value="-0.87483382">
                <text:p>-0.8748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895881">
                <text:p>4.1895881</text:p>
              </table:table-cell>
              <table:table-cell office:value-type="float" office:value="-0.75581962">
                <text:p>-0.7558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944413">
                <text:p>4.1944413</text:p>
              </table:table-cell>
              <table:table-cell office:value-type="float" office:value="-0.74381983">
                <text:p>-0.7438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239675">
                <text:p>4.239675</text:p>
              </table:table-cell>
              <table:table-cell office:value-type="float" office:value="-0.63257766">
                <text:p>-0.63257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414384">
                <text:p>4.2414384</text:p>
              </table:table-cell>
              <table:table-cell office:value-type="float" office:value="-0.62887096">
                <text:p>-0.6288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2717128">
                <text:p>4.2717128</text:p>
              </table:table-cell>
              <table:table-cell office:value-type="float" office:value="-0.56525171">
                <text:p>-0.56525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2887979">
                <text:p>4.2887979</text:p>
              </table:table-cell>
              <table:table-cell office:value-type="float" office:value="-0.52929902">
                <text:p>-0.5292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2897768">
                <text:p>4.2897768</text:p>
              </table:table-cell>
              <table:table-cell office:value-type="float" office:value="-0.52723759">
                <text:p>-0.5272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3364606">
                <text:p>4.3364606</text:p>
              </table:table-cell>
              <table:table-cell office:value-type="float" office:value="-0.44381529">
                <text:p>-0.4438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3398867">
                <text:p>4.3398867</text:p>
              </table:table-cell>
              <table:table-cell office:value-type="float" office:value="-0.437666">
                <text:p>-0.43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3844218">
                <text:p>4.3844218</text:p>
              </table:table-cell>
              <table:table-cell office:value-type="float" office:value="-0.37033302">
                <text:p>-0.3703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3900156">
                <text:p>4.3900156</text:p>
              </table:table-cell>
              <table:table-cell office:value-type="float" office:value="-0.36180878">
                <text:p>-0.36180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4326496">
                <text:p>4.4326496</text:p>
              </table:table-cell>
              <table:table-cell office:value-type="float" office:value="-0.30738279">
                <text:p>-0.30738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401603">
                <text:p>4.4401603</text:p>
              </table:table-cell>
              <table:table-cell office:value-type="float" office:value="-0.2976906">
                <text:p>-0.297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4811187">
                <text:p>4.4811187</text:p>
              </table:table-cell>
              <table:table-cell office:value-type="float" office:value="-0.2536028">
                <text:p>-0.253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903193">
                <text:p>4.4903193</text:p>
              </table:table-cell>
              <table:table-cell office:value-type="float" office:value="-0.24356738">
                <text:p>-0.24356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298057">
                <text:p>4.5298057</text:p>
              </table:table-cell>
              <table:table-cell office:value-type="float" office:value="-0.20778157">
                <text:p>-0.20778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5404892">
                <text:p>4.5404892</text:p>
              </table:table-cell>
              <table:table-cell office:value-type="float" office:value="-0.19795036">
                <text:p>-0.1979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5786929">
                <text:p>4.5786929</text:p>
              </table:table-cell>
              <table:table-cell office:value-type="float" office:value="-0.16886681">
                <text:p>-0.1688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906696">
                <text:p>4.5906696</text:p>
              </table:table-cell>
              <table:table-cell office:value-type="float" office:value="-0.15959194">
                <text:p>-0.1595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6277657">
                <text:p>4.6277657</text:p>
              </table:table-cell>
              <table:table-cell office:value-type="float" office:value="-0.13595708">
                <text:p>-0.1359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6408582">
                <text:p>4.6408582</text:p>
              </table:table-cell>
              <table:table-cell office:value-type="float" office:value="-0.12745529">
                <text:p>-0.1274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770105">
                <text:p>4.6770105</text:p>
              </table:table-cell>
              <table:table-cell office:value-type="float" office:value="-0.10828551">
                <text:p>-0.1082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6910539">
                <text:p>4.6910539</text:p>
              </table:table-cell>
              <table:table-cell office:value-type="float" office:value="-0.10067885">
                <text:p>-0.10067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26418">
                <text:p>4.726418</text:p>
              </table:table-cell>
              <table:table-cell office:value-type="float" office:value="-0.085196719">
                <text:p>-0.08519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7412558">
                <text:p>4.7412558</text:p>
              </table:table-cell>
              <table:table-cell office:value-type="float" office:value="-0.078540958">
                <text:p>-0.07854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759786">
                <text:p>4.7759786</text:p>
              </table:table-cell>
              <table:table-cell office:value-type="float" office:value="-0.066124432">
                <text:p>-0.06612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914615">
                <text:p>4.7914615</text:p>
              </table:table-cell>
              <table:table-cell office:value-type="float" office:value="-0.060427111">
                <text:p>-0.060427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8256855">
                <text:p>4.8256855</text:p>
              </table:table-cell>
              <table:table-cell office:value-type="float" office:value="-0.050567474">
                <text:p>-0.05056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8416715">
                <text:p>4.8416715</text:p>
              </table:table-cell>
              <table:table-cell office:value-type="float" office:value="-0.045799442">
                <text:p>-0.045799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8755341">
                <text:p>4.8755341</text:p>
              </table:table-cell>
              <table:table-cell office:value-type="float" office:value="-0.038073763">
                <text:p>-0.03807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8918843">
                <text:p>4.8918843</text:p>
              </table:table-cell>
              <table:table-cell office:value-type="float" office:value="-0.034178264">
                <text:p>-0.03417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9255209">
                <text:p>4.9255209</text:p>
              </table:table-cell>
              <table:table-cell office:value-type="float" office:value="-0.028219812">
                <text:p>-0.02821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9420986">
                <text:p>4.9420986</text:p>
              </table:table-cell>
              <table:table-cell office:value-type="float" office:value="-0.025117567">
                <text:p>-0.025117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756432">
                <text:p>4.9756432</text:p>
              </table:table-cell>
              <table:table-cell office:value-type="float" office:value="-0.0205983">
                <text:p>-0.0205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9923139">
                <text:p>4.9923139</text:p>
              </table:table-cell>
              <table:table-cell office:value-type="float" office:value="-0.018191462">
                <text:p>-0.01819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0256715">
                <text:p>5.0256715</text:p>
              </table:table-cell>
              <table:table-cell office:value-type="float" office:value="-0.01485198">
                <text:p>-0.0148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0423136">
                <text:p>5.0423136</text:p>
              </table:table-cell>
              <table:table-cell office:value-type="float" office:value="-0.013034865">
                <text:p>-0.013034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0756721">
                <text:p>5.0756721</text:p>
              </table:table-cell>
              <table:table-cell office:value-type="float" office:value="-0.010601962">
                <text:p>-0.01060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0923138">
                <text:p>5.0923138</text:p>
              </table:table-cell>
              <table:table-cell office:value-type="float" office:value="-0.0092524383">
                <text:p>-0.0092524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1256714">
                <text:p>5.1256714</text:p>
              </table:table-cell>
              <table:table-cell office:value-type="float" office:value="-0.0075137755">
                <text:p>-0.0075137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1423135">
                <text:p>5.1423135</text:p>
              </table:table-cell>
              <table:table-cell office:value-type="float" office:value="-0.0065294299">
                <text:p>-0.006529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1756716">
                <text:p>5.1756716</text:p>
              </table:table-cell>
              <table:table-cell office:value-type="float" office:value="-0.0053034951">
                <text:p>-0.005303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1923137">
                <text:p>5.1923137</text:p>
              </table:table-cell>
              <table:table-cell office:value-type="float" office:value="-0.0045959959">
                <text:p>-0.004595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2256713">
                <text:p>5.2256713</text:p>
              </table:table-cell>
              <table:table-cell office:value-type="float" office:value="-0.0037391423">
                <text:p>-0.003739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423134">
                <text:p>5.2423134</text:p>
              </table:table-cell>
              <table:table-cell office:value-type="float" office:value="-0.0032363571">
                <text:p>-0.003236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275672">
                <text:p>5.275672</text:p>
              </table:table-cell>
              <table:table-cell office:value-type="float" office:value="-0.0026403763">
                <text:p>-0.002640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2923136">
                <text:p>5.2923136</text:p>
              </table:table-cell>
              <table:table-cell office:value-type="float" office:value="-0.002285921">
                <text:p>-0.00228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3256721">
                <text:p>5.3256721</text:p>
              </table:table-cell>
              <table:table-cell office:value-type="float" office:value="-0.0018721456">
                <text:p>-0.001872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3423138">
                <text:p>5.3423138</text:p>
              </table:table-cell>
              <table:table-cell office:value-type="float" office:value="-0.0016235167">
                <text:p>-0.0016235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3756714">
                <text:p>5.3756714</text:p>
              </table:table-cell>
              <table:table-cell office:value-type="float" office:value="-0.0013360695">
                <text:p>-0.0013360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3923135">
                <text:p>5.3923135</text:p>
              </table:table-cell>
              <table:table-cell office:value-type="float" office:value="-0.0011620914">
                <text:p>-0.0011620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4256716">
                <text:p>5.4256716</text:p>
              </table:table-cell>
              <table:table-cell office:value-type="float" office:value="-0.00096187158">
                <text:p>-0.0009618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4423137">
                <text:p>5.4423137</text:p>
              </table:table-cell>
              <table:table-cell office:value-type="float" office:value="-0.00084013789">
                <text:p>-0.0008401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4756713">
                <text:p>5.4756713</text:p>
              </table:table-cell>
              <table:table-cell office:value-type="float" office:value="-0.00070004479">
                <text:p>-0.0007000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4923134">
                <text:p>5.4923134</text:p>
              </table:table-cell>
              <table:table-cell office:value-type="float" office:value="-0.00061469182">
                <text:p>-0.00061469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5256715">
                <text:p>5.5256715</text:p>
              </table:table-cell>
              <table:table-cell office:value-type="float" office:value="-0.00051606755">
                <text:p>-0.00051606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5423136">
                <text:p>5.5423136</text:p>
              </table:table-cell>
              <table:table-cell office:value-type="float" office:value="-0.00045598936">
                <text:p>-0.0004559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5756712">
                <text:p>5.5756712</text:p>
              </table:table-cell>
              <table:table-cell office:value-type="float" office:value="-0.00038605797">
                <text:p>-0.00038605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5923133">
                <text:p>5.5923133</text:p>
              </table:table-cell>
              <table:table-cell office:value-type="float" office:value="-0.0003435525">
                <text:p>-0.000343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6256714">
                <text:p>5.6256714</text:p>
              </table:table-cell>
              <table:table-cell office:value-type="float" office:value="-0.00029362465">
                <text:p>-0.0002936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6423135">
                <text:p>5.6423135</text:p>
              </table:table-cell>
              <table:table-cell office:value-type="float" office:value="-0.00026339645">
                <text:p>-0.00026339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6756716">
                <text:p>5.6756716</text:p>
              </table:table-cell>
              <table:table-cell office:value-type="float" office:value="-0.00022762899">
                <text:p>-0.0002276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6923132">
                <text:p>5.6923132</text:p>
              </table:table-cell>
              <table:table-cell office:value-type="float" office:value="-0.00020607837">
                <text:p>-0.0002060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7256718">
                <text:p>5.7256718</text:p>
              </table:table-cell>
              <table:table-cell office:value-type="float" office:value="-0.00018064075">
                <text:p>-0.0001806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7423134">
                <text:p>5.7423134</text:p>
              </table:table-cell>
              <table:table-cell office:value-type="float" office:value="-0.00016536303">
                <text:p>-0.0001653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7756715">
                <text:p>5.7756715</text:p>
              </table:table-cell>
              <table:table-cell office:value-type="float" office:value="-0.00014791434">
                <text:p>-0.0001479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7923136">
                <text:p>5.7923136</text:p>
              </table:table-cell>
              <table:table-cell office:value-type="float" office:value="-0.00013736243">
                <text:p>-0.0001373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8256712">
                <text:p>5.8256712</text:p>
              </table:table-cell>
              <table:table-cell office:value-type="float" office:value="-0.00012682431">
                <text:p>-0.0001268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8423133">
                <text:p>5.8423133</text:p>
              </table:table-cell>
              <table:table-cell office:value-type="float" office:value="-0.00012014034">
                <text:p>-0.0001201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8756714">
                <text:p>5.8756714</text:p>
              </table:table-cell>
              <table:table-cell office:value-type="float" office:value="-0.00011646361">
                <text:p>-0.0001164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8923135">
                <text:p>5.8923135</text:p>
              </table:table-cell>
              <table:table-cell office:value-type="float" office:value="-0.00011351424">
                <text:p>-0.0001135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9256716">
                <text:p>5.9256716</text:p>
              </table:table-cell>
              <table:table-cell office:value-type="float" office:value="-0.00011093309">
                <text:p>-0.0001109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9423132">
                <text:p>5.9423132</text:p>
              </table:table-cell>
              <table:table-cell office:value-type="float" office:value="-0.00010848625">
                <text:p>-0.0001084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9756713">
                <text:p>5.9756713</text:p>
              </table:table-cell>
              <table:table-cell office:value-type="float" office:value="-0.0000445486">
                <text:p>-0.000044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9907126">
                <text:p>5.9907126</text:p>
              </table:table-cell>
              <table:table-cell office:value-type="float" office:value="-0.0000042824154">
                <text:p>-0.000004282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2.714cm" svg:height="7.152cm" xlink:href=".." xlink:type="simple" chart:class="chart:scatter" chart:style-name="ch1">
        <chart:title svg:x="1.643cm" svg:y="0.279cm" chart:style-name="ch2">
          <text:p><text:span text:style-name="T1">Comparación viscosidad (10^-1) con Bernouilli</text:span></text:p>
        </chart:title>
        <chart:legend chart:legend-position="end" svg:x="9.955cm" svg:y="3.028cm" style:legend-expansion="high" chart:style-name="ch3"/>
        <chart:plot-area chart:style-name="ch4" svg:x="0.254cm" svg:y="1.201cm" svg:width="9.447cm" svg:height="5.808cm">
          <chart:coordinate-region svg:x="0.811cm" svg:y="1.4cm" svg:width="8.793cm" svg:height="5.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s.P10:es.P258" chart:label-cell-address="es.O8:es.O8" chart:class="chart:scatter">
            <chart:domain table:cell-range-address="es.O10:es.O258"/>
            <chart:data-point chart:repeated="249"/>
          </chart:series>
          <chart:series chart:style-name="ch9" chart:values-cell-range-address="es.Y21:es.Y27" chart:label-cell-address="es.U18:es.U18" chart:class="chart:scatter">
            <chart:domain table:cell-range-address="es.U21:es.U2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  <table:table-cell office:value-type="string">
                <text:p>10^-1</text:p>
                <draw:g>
                  <svg:desc>es.O8:es.O8</svg:desc>
                </draw:g>
              </table:table-cell>
              <table:table-cell office:value-type="string">
                <text:p>Columna U</text:p>
              </table:table-cell>
              <table:table-cell office:value-type="string">
                <text:p>Bernouilli</text:p>
                <draw:g>
                  <svg:desc>es.U18:es.U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0912599">
                <text:p>0.00040912599</text:p>
                <draw:g>
                  <svg:desc>es.O10:es.O258</svg:desc>
                </draw:g>
              </table:table-cell>
              <table:table-cell office:value-type="float" office:value="0.67755461">
                <text:p>0.67755461</text:p>
                <draw:g>
                  <svg:desc>es.P10:es.P258</svg:desc>
                </draw:g>
              </table:table-cell>
              <table:table-cell office:value-type="float" office:value="1">
                <text:p>1</text:p>
                <draw:g>
                  <svg:desc>es.U21:es.U27</svg:desc>
                </draw:g>
              </table:table-cell>
              <table:table-cell office:value-type="float" office:value="0">
                <text:p>0</text:p>
                <draw:g>
                  <svg:desc>es.Y21:es.Y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954493">
                <text:p>0.049954493</text:p>
              </table:table-cell>
              <table:table-cell office:value-type="float" office:value="0.67755455">
                <text:p>0.67755455</text:p>
              </table:table-cell>
              <table:table-cell office:value-type="float" office:value="2">
                <text:p>2</text:p>
              </table:table-cell>
              <table:table-cell office:value-type="float" office:value="-0.181468117117445">
                <text:p>-0.181468117117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405476">
                <text:p>0.050405476</text:p>
              </table:table-cell>
              <table:table-cell office:value-type="float" office:value="0.67755455">
                <text:p>0.67755455</text:p>
              </table:table-cell>
              <table:table-cell office:value-type="float" office:value="3">
                <text:p>3</text:p>
              </table:table-cell>
              <table:table-cell office:value-type="float" office:value="-2.16726661962758">
                <text:p>-2.1672666196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950843">
                <text:p>0.099950843</text:p>
              </table:table-cell>
              <table:table-cell office:value-type="float" office:value="0.67755455">
                <text:p>0.67755455</text:p>
              </table:table-cell>
              <table:table-cell office:value-type="float" office:value="4">
                <text:p>4</text:p>
              </table:table-cell>
              <table:table-cell office:value-type="float" office:value="-7.46553311082636">
                <text:p>-7.46553311082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40183">
                <text:p>0.10040183</text:p>
              </table:table-cell>
              <table:table-cell office:value-type="float" office:value="0.67755455">
                <text:p>0.67755455</text:p>
              </table:table-cell>
              <table:table-cell office:value-type="float" office:value="5">
                <text:p>5</text:p>
              </table:table-cell>
              <table:table-cell office:value-type="float" office:value="-2.16726661962758">
                <text:p>-2.16726661962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9472">
                <text:p>0.1499472</text:p>
              </table:table-cell>
              <table:table-cell office:value-type="float" office:value="0.67755467">
                <text:p>0.67755467</text:p>
              </table:table-cell>
              <table:table-cell office:value-type="float" office:value="6">
                <text:p>6</text:p>
              </table:table-cell>
              <table:table-cell office:value-type="float" office:value="-0.181468117117445">
                <text:p>-0.181468117117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39818">
                <text:p>0.15039818</text:p>
              </table:table-cell>
              <table:table-cell office:value-type="float" office:value="0.67755467">
                <text:p>0.6775546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994354">
                <text:p>0.19994354</text:p>
              </table:table-cell>
              <table:table-cell office:value-type="float" office:value="0.67755479">
                <text:p>0.67755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39453">
                <text:p>0.20039453</text:p>
              </table:table-cell>
              <table:table-cell office:value-type="float" office:value="0.67755479">
                <text:p>0.67755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993987">
                <text:p>0.24993987</text:p>
              </table:table-cell>
              <table:table-cell office:value-type="float" office:value="0.67755497">
                <text:p>0.67755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39086">
                <text:p>0.25039086</text:p>
              </table:table-cell>
              <table:table-cell office:value-type="float" office:value="0.67755497">
                <text:p>0.67755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93623">
                <text:p>0.29993623</text:p>
              </table:table-cell>
              <table:table-cell office:value-type="float" office:value="0.67755532">
                <text:p>0.6775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38723">
                <text:p>0.30038723</text:p>
              </table:table-cell>
              <table:table-cell office:value-type="float" office:value="0.67755538">
                <text:p>0.6775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993258">
                <text:p>0.34993258</text:p>
              </table:table-cell>
              <table:table-cell office:value-type="float" office:value="0.67755574">
                <text:p>0.6775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38355">
                <text:p>0.35038355</text:p>
              </table:table-cell>
              <table:table-cell office:value-type="float" office:value="0.67755574">
                <text:p>0.6775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992893">
                <text:p>0.39992893</text:p>
              </table:table-cell>
              <table:table-cell office:value-type="float" office:value="0.67755628">
                <text:p>0.6775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37993">
                <text:p>0.40037993</text:p>
              </table:table-cell>
              <table:table-cell office:value-type="float" office:value="0.67755628">
                <text:p>0.6775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992527">
                <text:p>0.44992527</text:p>
              </table:table-cell>
              <table:table-cell office:value-type="float" office:value="0.67755687">
                <text:p>0.67755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37624">
                <text:p>0.45037624</text:p>
              </table:table-cell>
              <table:table-cell office:value-type="float" office:value="0.67755687">
                <text:p>0.67755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992159">
                <text:p>0.49992159</text:p>
              </table:table-cell>
              <table:table-cell office:value-type="float" office:value="0.67755729">
                <text:p>0.6775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37259">
                <text:p>0.50037259</text:p>
              </table:table-cell>
              <table:table-cell office:value-type="float" office:value="0.67755735">
                <text:p>0.67755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991794">
                <text:p>0.54991794</text:p>
              </table:table-cell>
              <table:table-cell office:value-type="float" office:value="0.67755705">
                <text:p>0.6775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36896">
                <text:p>0.55036896</text:p>
              </table:table-cell>
              <table:table-cell office:value-type="float" office:value="0.67755705">
                <text:p>0.6775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991437">
                <text:p>0.59991437</text:p>
              </table:table-cell>
              <table:table-cell office:value-type="float" office:value="0.67755485">
                <text:p>0.6775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36534">
                <text:p>0.60036534</text:p>
              </table:table-cell>
              <table:table-cell office:value-type="float" office:value="0.67755491">
                <text:p>0.6775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991069">
                <text:p>0.64991069</text:p>
              </table:table-cell>
              <table:table-cell office:value-type="float" office:value="0.67754787">
                <text:p>0.67754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36166">
                <text:p>0.65036166</text:p>
              </table:table-cell>
              <table:table-cell office:value-type="float" office:value="0.67754787">
                <text:p>0.67754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9907">
                <text:p>0.699907</text:p>
              </table:table-cell>
              <table:table-cell office:value-type="float" office:value="0.67752999">
                <text:p>0.6775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35797">
                <text:p>0.70035797</text:p>
              </table:table-cell>
              <table:table-cell office:value-type="float" office:value="0.67752999">
                <text:p>0.6775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990332">
                <text:p>0.74990332</text:p>
              </table:table-cell>
              <table:table-cell office:value-type="float" office:value="0.67748833">
                <text:p>0.67748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35429">
                <text:p>0.75035429</text:p>
              </table:table-cell>
              <table:table-cell office:value-type="float" office:value="0.67748809">
                <text:p>0.6774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98997">
                <text:p>0.7998997</text:p>
              </table:table-cell>
              <table:table-cell office:value-type="float" office:value="0.67739576">
                <text:p>0.6773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35073">
                <text:p>0.80035073</text:p>
              </table:table-cell>
              <table:table-cell office:value-type="float" office:value="0.67739511">
                <text:p>0.6773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4989607">
                <text:p>0.84989607</text:p>
              </table:table-cell>
              <table:table-cell office:value-type="float" office:value="0.67720056">
                <text:p>0.6772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34704">
                <text:p>0.85034704</text:p>
              </table:table-cell>
              <table:table-cell office:value-type="float" office:value="0.67719901">
                <text:p>0.67719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989239">
                <text:p>0.89989239</text:p>
              </table:table-cell>
              <table:table-cell office:value-type="float" office:value="0.67681533">
                <text:p>0.6768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34336">
                <text:p>0.90034336</text:p>
              </table:table-cell>
              <table:table-cell office:value-type="float" office:value="0.67681217">
                <text:p>0.6768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988871">
                <text:p>0.94988871</text:p>
              </table:table-cell>
              <table:table-cell office:value-type="float" office:value="0.67609161">
                <text:p>0.6760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33967">
                <text:p>0.95033967</text:p>
              </table:table-cell>
              <table:table-cell office:value-type="float" office:value="0.67608559">
                <text:p>0.6760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88502">
                <text:p>0.99988502</text:p>
              </table:table-cell>
              <table:table-cell office:value-type="float" office:value="0.67481863">
                <text:p>0.674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3361">
                <text:p>1.0003361</text:p>
              </table:table-cell>
              <table:table-cell office:value-type="float" office:value="0.67480808">
                <text:p>0.6748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502241">
                <text:p>1.0502241</text:p>
              </table:table-cell>
              <table:table-cell office:value-type="float" office:value="0.6727758">
                <text:p>0.672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05967">
                <text:p>1.0505967</text:p>
              </table:table-cell>
              <table:table-cell office:value-type="float" office:value="0.67276186">
                <text:p>0.6727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007257">
                <text:p>1.1007257</text:p>
              </table:table-cell>
              <table:table-cell office:value-type="float" office:value="0.66961211">
                <text:p>0.6696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008562">
                <text:p>1.1008562</text:p>
              </table:table-cell>
              <table:table-cell office:value-type="float" office:value="0.6696046">
                <text:p>0.669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169792">
                <text:p>1.1169792</text:p>
              </table:table-cell>
              <table:table-cell office:value-type="float" office:value="0.66808039">
                <text:p>0.6680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11139">
                <text:p>1.1511139</text:p>
              </table:table-cell>
              <table:table-cell office:value-type="float" office:value="0.66486198">
                <text:p>0.6648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513981">
                <text:p>1.1513981</text:p>
              </table:table-cell>
              <table:table-cell office:value-type="float" office:value="0.66482252">
                <text:p>0.6648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013693">
                <text:p>1.2013693</text:p>
              </table:table-cell>
              <table:table-cell office:value-type="float" office:value="0.65798151">
                <text:p>0.65798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022506">
                <text:p>1.2022506</text:p>
              </table:table-cell>
              <table:table-cell office:value-type="float" office:value="0.6578086">
                <text:p>0.657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16212">
                <text:p>1.2516212</text:p>
              </table:table-cell>
              <table:table-cell office:value-type="float" office:value="0.64837915">
                <text:p>0.6483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532903">
                <text:p>1.2532903</text:p>
              </table:table-cell>
              <table:table-cell office:value-type="float" office:value="0.64793634">
                <text:p>0.6479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1869">
                <text:p>1.301869</text:p>
              </table:table-cell>
              <table:table-cell office:value-type="float" office:value="0.63545209">
                <text:p>0.63545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045301">
                <text:p>1.3045301</text:p>
              </table:table-cell>
              <table:table-cell office:value-type="float" office:value="0.63452899">
                <text:p>0.6345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521112">
                <text:p>1.3521112</text:p>
              </table:table-cell>
              <table:table-cell office:value-type="float" office:value="0.61854857">
                <text:p>0.61854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59861">
                <text:p>1.3559861</text:p>
              </table:table-cell>
              <table:table-cell office:value-type="float" office:value="0.61683333">
                <text:p>0.616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023471">
                <text:p>1.4023471</text:p>
              </table:table-cell>
              <table:table-cell office:value-type="float" office:value="0.5969286">
                <text:p>0.596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076785">
                <text:p>1.4076785</text:p>
              </table:table-cell>
              <table:table-cell office:value-type="float" office:value="0.59396732">
                <text:p>0.59396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52575">
                <text:p>1.452575</text:p>
              </table:table-cell>
              <table:table-cell office:value-type="float" office:value="0.5697192">
                <text:p>0.5697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596329">
                <text:p>1.4596329</text:p>
              </table:table-cell>
              <table:table-cell office:value-type="float" office:value="0.56485564">
                <text:p>0.56485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027936">
                <text:p>1.5027936</text:p>
              </table:table-cell>
              <table:table-cell office:value-type="float" office:value="0.53586084">
                <text:p>0.5358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118804">
                <text:p>1.5118804</text:p>
              </table:table-cell>
              <table:table-cell office:value-type="float" office:value="0.52814829">
                <text:p>0.52814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53001">
                <text:p>1.553001</text:p>
              </table:table-cell>
              <table:table-cell office:value-type="float" office:value="0.49404866">
                <text:p>0.49404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644606">
                <text:p>1.5644606</text:p>
              </table:table-cell>
              <table:table-cell office:value-type="float" office:value="0.48211956">
                <text:p>0.4821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031953">
                <text:p>1.6031953</text:p>
              </table:table-cell>
              <table:table-cell office:value-type="float" office:value="0.4426648">
                <text:p>0.442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174228">
                <text:p>1.6174228</text:p>
              </table:table-cell>
              <table:table-cell office:value-type="float" office:value="0.42454365">
                <text:p>0.4245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533737">
                <text:p>1.6533737</text:p>
              </table:table-cell>
              <table:table-cell office:value-type="float" office:value="0.37971503">
                <text:p>0.3797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708294">
                <text:p>1.6708294</text:p>
              </table:table-cell>
              <table:table-cell office:value-type="float" office:value="0.35256419">
                <text:p>0.35256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035332">
                <text:p>1.7035332</text:p>
              </table:table-cell>
              <table:table-cell office:value-type="float" office:value="0.30279142">
                <text:p>0.3027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247603">
                <text:p>1.7247603</text:p>
              </table:table-cell>
              <table:table-cell office:value-type="float" office:value="0.2625885">
                <text:p>0.262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536705">
                <text:p>1.7536705</text:p>
              </table:table-cell>
              <table:table-cell office:value-type="float" office:value="0.20908792">
                <text:p>0.20908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793186">
                <text:p>1.7793186</text:p>
              </table:table-cell>
              <table:table-cell office:value-type="float" office:value="0.15029858">
                <text:p>0.1502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0378">
                <text:p>1.80378</text:p>
              </table:table-cell>
              <table:table-cell office:value-type="float" office:value="0.095584884">
                <text:p>0.09558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346391">
                <text:p>1.8346391</text:p>
              </table:table-cell>
              <table:table-cell office:value-type="float" office:value="0.010712711">
                <text:p>0.01071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538563">
                <text:p>1.8538563</text:p>
              </table:table-cell>
              <table:table-cell office:value-type="float" office:value="-0.0408099">
                <text:p>-0.0408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902512">
                <text:p>1.8902512</text:p>
              </table:table-cell>
              <table:table-cell office:value-type="float" office:value="-0.15980713">
                <text:p>-0.15980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035602">
                <text:p>1.9035602</text:p>
              </table:table-cell>
              <table:table-cell office:value-type="float" office:value="-0.20221403">
                <text:p>-0.2022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46116">
                <text:p>1.946116</text:p>
              </table:table-cell>
              <table:table-cell office:value-type="float" office:value="-0.36430001">
                <text:p>-0.3643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532695">
                <text:p>1.9532695</text:p>
              </table:table-cell>
              <table:table-cell office:value-type="float" office:value="-0.39091933">
                <text:p>-0.3909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023003">
                <text:p>2.0023003</text:p>
              </table:table-cell>
              <table:table-cell office:value-type="float" office:value="-0.6040324">
                <text:p>-0.604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02986">
                <text:p>2.002986</text:p>
              </table:table-cell>
              <table:table-cell office:value-type="float" office:value="-0.60695595">
                <text:p>-0.6069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082395">
                <text:p>2.0082395</text:p>
              </table:table-cell>
              <table:table-cell office:value-type="float" office:value="-0.63258213">
                <text:p>-0.63258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527258">
                <text:p>2.0527258</text:p>
              </table:table-cell>
              <table:table-cell office:value-type="float" office:value="-0.84945297">
                <text:p>-0.8494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600259">
                <text:p>2.0600259</text:p>
              </table:table-cell>
              <table:table-cell office:value-type="float" office:value="-0.88932198">
                <text:p>-0.8893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024737">
                <text:p>2.1024737</text:p>
              </table:table-cell>
              <table:table-cell office:value-type="float" office:value="-1.1185856">
                <text:p>-1.118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183867">
                <text:p>2.1183867</text:p>
              </table:table-cell>
              <table:table-cell office:value-type="float" office:value="-1.2136571">
                <text:p>-1.213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522288">
                <text:p>2.1522288</text:p>
              </table:table-cell>
              <table:table-cell office:value-type="float" office:value="-1.4140291">
                <text:p>-1.414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772385">
                <text:p>2.1772385</text:p>
              </table:table-cell>
              <table:table-cell office:value-type="float" office:value="-1.5760331">
                <text:p>-1.576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019923">
                <text:p>2.2019923</text:p>
              </table:table-cell>
              <table:table-cell office:value-type="float" office:value="-1.7351711">
                <text:p>-1.735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365527">
                <text:p>2.2365527</text:p>
              </table:table-cell>
              <table:table-cell office:value-type="float" office:value="-1.9757515">
                <text:p>-1.9757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517657">
                <text:p>2.2517657</text:p>
              </table:table-cell>
              <table:table-cell office:value-type="float" office:value="-2.0809586">
                <text:p>-2.0809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962818">
                <text:p>2.2962818</text:p>
              </table:table-cell>
              <table:table-cell office:value-type="float" office:value="-2.4108803">
                <text:p>-2.410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015501">
                <text:p>2.3015501</text:p>
              </table:table-cell>
              <table:table-cell office:value-type="float" office:value="-2.4497015">
                <text:p>-2.449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277166">
                <text:p>2.3277166</text:p>
              </table:table-cell>
              <table:table-cell office:value-type="float" office:value="-2.6540983">
                <text:p>-2.654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13477">
                <text:p>2.3513477</text:p>
              </table:table-cell>
              <table:table-cell office:value-type="float" office:value="-2.8387465">
                <text:p>-2.8387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569341">
                <text:p>2.3569341</text:p>
              </table:table-cell>
              <table:table-cell office:value-type="float" office:value="-2.8844774">
                <text:p>-2.8844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011598">
                <text:p>2.4011598</text:p>
              </table:table-cell>
              <table:table-cell office:value-type="float" office:value="-3.2447181">
                <text:p>-3.244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183884">
                <text:p>2.4183884</text:p>
              </table:table-cell>
              <table:table-cell office:value-type="float" office:value="-3.3898849">
                <text:p>-3.3898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509883">
                <text:p>2.4509883</text:p>
              </table:table-cell>
              <table:table-cell office:value-type="float" office:value="-3.6633062">
                <text:p>-3.663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79835">
                <text:p>2.479835</text:p>
              </table:table-cell>
              <table:table-cell office:value-type="float" office:value="-3.9100535">
                <text:p>-3.910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008345">
                <text:p>2.5008345</text:p>
              </table:table-cell>
              <table:table-cell office:value-type="float" office:value="-4.0889168">
                <text:p>-4.088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41065">
                <text:p>2.541065</text:p>
              </table:table-cell>
              <table:table-cell office:value-type="float" office:value="-4.4328399">
                <text:p>-4.4328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506999">
                <text:p>2.5506999</text:p>
              </table:table-cell>
              <table:table-cell office:value-type="float" office:value="-4.5148902">
                <text:p>-4.5148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94979">
                <text:p>2.594979</text:p>
              </table:table-cell>
              <table:table-cell office:value-type="float" office:value="-4.8865151">
                <text:p>-4.886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005855">
                <text:p>2.6005855</text:p>
              </table:table-cell>
              <table:table-cell office:value-type="float" office:value="-4.9336004">
                <text:p>-4.9336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01685">
                <text:p>2.601685</text:p>
              </table:table-cell>
              <table:table-cell office:value-type="float" office:value="-4.9425192">
                <text:p>-4.942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504915">
                <text:p>2.6504915</text:p>
              </table:table-cell>
              <table:table-cell office:value-type="float" office:value="-5.3366995">
                <text:p>-5.336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603146">
                <text:p>2.6603146</text:p>
              </table:table-cell>
              <table:table-cell office:value-type="float" office:value="-5.4114275">
                <text:p>-5.4114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004199">
                <text:p>2.7004199</text:p>
              </table:table-cell>
              <table:table-cell office:value-type="float" office:value="-5.7154002">
                <text:p>-5.715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178688">
                <text:p>2.7178688</text:p>
              </table:table-cell>
              <table:table-cell office:value-type="float" office:value="-5.8362513">
                <text:p>-5.836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503691">
                <text:p>2.7503691</text:p>
              </table:table-cell>
              <table:table-cell office:value-type="float" office:value="-6.0606785">
                <text:p>-6.060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742186">
                <text:p>2.7742186</text:p>
              </table:table-cell>
              <table:table-cell office:value-type="float" office:value="-6.2055016">
                <text:p>-6.205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003376">
                <text:p>2.8003376</text:p>
              </table:table-cell>
              <table:table-cell office:value-type="float" office:value="-6.3637934">
                <text:p>-6.363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292689">
                <text:p>2.8292689</text:p>
              </table:table-cell>
              <table:table-cell office:value-type="float" office:value="-6.5102215">
                <text:p>-6.510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503222">
                <text:p>2.8503222</text:p>
              </table:table-cell>
              <table:table-cell office:value-type="float" office:value="-6.6167297">
                <text:p>-6.616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829639">
                <text:p>2.8829639</text:p>
              </table:table-cell>
              <table:table-cell office:value-type="float" office:value="-6.7445412">
                <text:p>-6.744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9003196">
                <text:p>2.9003196</text:p>
              </table:table-cell>
              <table:table-cell office:value-type="float" office:value="-6.812645">
                <text:p>-6.81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352896">
                <text:p>2.9352896</text:p>
              </table:table-cell>
              <table:table-cell office:value-type="float" office:value="-6.9058847">
                <text:p>-6.905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503262">
                <text:p>2.9503262</text:p>
              </table:table-cell>
              <table:table-cell office:value-type="float" office:value="-6.94627">
                <text:p>-6.9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862704">
                <text:p>2.9862704</text:p>
              </table:table-cell>
              <table:table-cell office:value-type="float" office:value="-6.9948001">
                <text:p>-6.9948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003376">
                <text:p>3.0003376</text:p>
              </table:table-cell>
              <table:table-cell office:value-type="float" office:value="-7.0142288">
                <text:p>-7.014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359664">
                <text:p>3.0359664</text:p>
              </table:table-cell>
              <table:table-cell office:value-type="float" office:value="-7.0145197">
                <text:p>-7.014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503492">
                <text:p>3.0503492</text:p>
              </table:table-cell>
              <table:table-cell office:value-type="float" office:value="-7.0152435">
                <text:p>-7.015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844669">
                <text:p>3.0844669</text:p>
              </table:table-cell>
              <table:table-cell office:value-type="float" office:value="-6.9703002">
                <text:p>-6.970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003571">
                <text:p>3.1003571</text:p>
              </table:table-cell>
              <table:table-cell office:value-type="float" office:value="-6.9502072">
                <text:p>-6.950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318839">
                <text:p>3.1318839</text:p>
              </table:table-cell>
              <table:table-cell office:value-type="float" office:value="-6.8687105">
                <text:p>-6.868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503561">
                <text:p>3.1503561</text:p>
              </table:table-cell>
              <table:table-cell office:value-type="float" office:value="-6.8221102">
                <text:p>-6.822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783428">
                <text:p>3.1783428</text:p>
              </table:table-cell>
              <table:table-cell office:value-type="float" office:value="-6.7169514">
                <text:p>-6.716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003429">
                <text:p>3.2003429</text:p>
              </table:table-cell>
              <table:table-cell office:value-type="float" office:value="-6.6358352">
                <text:p>-6.635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239778">
                <text:p>3.2239778</text:p>
              </table:table-cell>
              <table:table-cell office:value-type="float" office:value="-6.522316">
                <text:p>-6.52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503138">
                <text:p>3.2503138</text:p>
              </table:table-cell>
              <table:table-cell office:value-type="float" office:value="-6.3978424">
                <text:p>-6.397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689238">
                <text:p>3.2689238</text:p>
              </table:table-cell>
              <table:table-cell office:value-type="float" office:value="-6.2918096">
                <text:p>-6.291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002663">
                <text:p>3.3002663</text:p>
              </table:table-cell>
              <table:table-cell office:value-type="float" office:value="-6.1157699">
                <text:p>-6.115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133116">
                <text:p>3.3133116</text:p>
              </table:table-cell>
              <table:table-cell office:value-type="float" office:value="-6.0319505">
                <text:p>-6.031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501985">
                <text:p>3.3501985</text:p>
              </table:table-cell>
              <table:table-cell office:value-type="float" office:value="-5.7980037">
                <text:p>-5.798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572636">
                <text:p>3.3572636</text:p>
              </table:table-cell>
              <table:table-cell office:value-type="float" office:value="-5.748693">
                <text:p>-5.74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001083">
                <text:p>3.4001083</text:p>
              </table:table-cell>
              <table:table-cell office:value-type="float" office:value="-5.4532332">
                <text:p>-5.453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008925">
                <text:p>3.4008925</text:p>
              </table:table-cell>
              <table:table-cell office:value-type="float" office:value="-5.4474616">
                <text:p>-5.447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058979">
                <text:p>3.4058979</text:p>
              </table:table-cell>
              <table:table-cell office:value-type="float" office:value="-5.4110289">
                <text:p>-5.411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429178">
                <text:p>3.4429178</text:p>
              </table:table-cell>
              <table:table-cell office:value-type="float" office:value="-5.1416736">
                <text:p>-5.1416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499991">
                <text:p>3.4499991</text:p>
              </table:table-cell>
              <table:table-cell office:value-type="float" office:value="-5.0906129">
                <text:p>-5.090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846869">
                <text:p>3.4846869</text:p>
              </table:table-cell>
              <table:table-cell office:value-type="float" office:value="-4.8306437">
                <text:p>-4.830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998698">
                <text:p>3.4998698</text:p>
              </table:table-cell>
              <table:table-cell office:value-type="float" office:value="-4.7177882">
                <text:p>-4.717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264983">
                <text:p>3.5264983</text:p>
              </table:table-cell>
              <table:table-cell office:value-type="float" office:value="-4.5163984">
                <text:p>-4.516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497217">
                <text:p>3.5497217</text:p>
              </table:table-cell>
              <table:table-cell office:value-type="float" office:value="-4.3420753">
                <text:p>-4.342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684333">
                <text:p>3.5684333</text:p>
              </table:table-cell>
              <table:table-cell office:value-type="float" office:value="-4.2017579">
                <text:p>-4.201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995557">
                <text:p>3.5995557</text:p>
              </table:table-cell>
              <table:table-cell office:value-type="float" office:value="-3.9699655">
                <text:p>-3.969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105552">
                <text:p>3.6105552</text:p>
              </table:table-cell>
              <table:table-cell office:value-type="float" office:value="-3.8894236">
                <text:p>-3.8894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493728">
                <text:p>3.6493728</text:p>
              </table:table-cell>
              <table:table-cell office:value-type="float" office:value="-3.60694">
                <text:p>-3.6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529109">
                <text:p>3.6529109</text:p>
              </table:table-cell>
              <table:table-cell office:value-type="float" office:value="-3.5819843">
                <text:p>-3.581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731973">
                <text:p>3.6731973</text:p>
              </table:table-cell>
              <table:table-cell office:value-type="float" office:value="-3.4396734">
                <text:p>-3.439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951308">
                <text:p>3.6951308</text:p>
              </table:table-cell>
              <table:table-cell office:value-type="float" office:value="-3.2859554">
                <text:p>-3.285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6991758">
                <text:p>3.6991758</text:p>
              </table:table-cell>
              <table:table-cell office:value-type="float" office:value="-3.2577353">
                <text:p>-3.257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372713">
                <text:p>3.7372713</text:p>
              </table:table-cell>
              <table:table-cell office:value-type="float" office:value="-3.0034699">
                <text:p>-3.003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489653">
                <text:p>3.7489653</text:p>
              </table:table-cell>
              <table:table-cell office:value-type="float" office:value="-2.9257107">
                <text:p>-2.9257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7797413">
                <text:p>3.7797413</text:p>
              </table:table-cell>
              <table:table-cell office:value-type="float" office:value="-2.7321596">
                <text:p>-2.732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87432">
                <text:p>3.7987432</text:p>
              </table:table-cell>
              <table:table-cell office:value-type="float" office:value="-2.613009">
                <text:p>-2.6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225534">
                <text:p>3.8225534</text:p>
              </table:table-cell>
              <table:table-cell office:value-type="float" office:value="-2.4732506">
                <text:p>-2.473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485112">
                <text:p>3.8485112</text:p>
              </table:table-cell>
              <table:table-cell office:value-type="float" office:value="-2.3212173">
                <text:p>-2.321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657124">
                <text:p>3.8657124</text:p>
              </table:table-cell>
              <table:table-cell office:value-type="float" office:value="-2.2277863">
                <text:p>-2.227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982706">
                <text:p>3.8982706</text:p>
              </table:table-cell>
              <table:table-cell office:value-type="float" office:value="-2.0511894">
                <text:p>-2.051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9092157">
                <text:p>3.9092157</text:p>
              </table:table-cell>
              <table:table-cell office:value-type="float" office:value="-1.9965963">
                <text:p>-1.996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480226">
                <text:p>3.9480226</text:p>
              </table:table-cell>
              <table:table-cell office:value-type="float" office:value="-1.8031732">
                <text:p>-1.803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530575">
                <text:p>3.9530575</text:p>
              </table:table-cell>
              <table:table-cell office:value-type="float" office:value="-1.780279">
                <text:p>-1.78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9927068">
                <text:p>3.9927068</text:p>
              </table:table-cell>
              <table:table-cell office:value-type="float" office:value="-1.6000313">
                <text:p>-1.600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971986">
                <text:p>3.9971986</text:p>
              </table:table-cell>
              <table:table-cell office:value-type="float" office:value="-1.5796596">
                <text:p>-1.579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997766">
                <text:p>3.997766</text:p>
              </table:table-cell>
              <table:table-cell office:value-type="float" office:value="-1.5770812">
                <text:p>-1.577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041358">
                <text:p>4.041358</text:p>
              </table:table-cell>
              <table:table-cell office:value-type="float" office:value="-1.397927">
                <text:p>-1.39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0474858">
                <text:p>4.0474858</text:p>
              </table:table-cell>
              <table:table-cell office:value-type="float" office:value="-1.3726928">
                <text:p>-1.372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0857754">
                <text:p>4.0857754</text:p>
              </table:table-cell>
              <table:table-cell office:value-type="float" office:value="-1.231419">
                <text:p>-1.23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0971985">
                <text:p>4.0971985</text:p>
              </table:table-cell>
              <table:table-cell office:value-type="float" office:value="-1.1891342">
                <text:p>-1.189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304469">
                <text:p>4.1304469</text:p>
              </table:table-cell>
              <table:table-cell office:value-type="float" office:value="-1.0799423">
                <text:p>-1.079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469045">
                <text:p>4.1469045</text:p>
              </table:table-cell>
              <table:table-cell office:value-type="float" office:value="-1.0256304">
                <text:p>-1.025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757131">
                <text:p>4.1757131</text:p>
              </table:table-cell>
              <table:table-cell office:value-type="float" office:value="-0.94139385">
                <text:p>-0.9413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969805">
                <text:p>4.1969805</text:p>
              </table:table-cell>
              <table:table-cell office:value-type="float" office:value="-0.87898004">
                <text:p>-0.8789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215996">
                <text:p>4.2215996</text:p>
              </table:table-cell>
              <table:table-cell office:value-type="float" office:value="-0.8156451">
                <text:p>-0.8156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2470903">
                <text:p>4.2470903</text:p>
              </table:table-cell>
              <table:table-cell office:value-type="float" office:value="-0.7497021">
                <text:p>-0.7497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2680244">
                <text:p>4.2680244</text:p>
              </table:table-cell>
              <table:table-cell office:value-type="float" office:value="-0.70298201">
                <text:p>-0.7029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2972269">
                <text:p>4.2972269</text:p>
              </table:table-cell>
              <table:table-cell office:value-type="float" office:value="-0.6370613">
                <text:p>-0.637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3149128">
                <text:p>4.3149128</text:p>
              </table:table-cell>
              <table:table-cell office:value-type="float" office:value="-0.6031366">
                <text:p>-0.603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3473864">
                <text:p>4.3473864</text:p>
              </table:table-cell>
              <table:table-cell office:value-type="float" office:value="-0.53966463">
                <text:p>-0.5396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362205">
                <text:p>4.362205</text:p>
              </table:table-cell>
              <table:table-cell office:value-type="float" office:value="-0.51532722">
                <text:p>-0.5153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3975644">
                <text:p>4.3975644</text:p>
              </table:table-cell>
              <table:table-cell office:value-type="float" office:value="-0.45573339">
                <text:p>-0.4557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4098525">
                <text:p>4.4098525</text:p>
              </table:table-cell>
              <table:table-cell office:value-type="float" office:value="-0.43846536">
                <text:p>-0.43846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477577">
                <text:p>4.4477577</text:p>
              </table:table-cell>
              <table:table-cell office:value-type="float" office:value="-0.38346565">
                <text:p>-0.3834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4578142">
                <text:p>4.4578142</text:p>
              </table:table-cell>
              <table:table-cell office:value-type="float" office:value="-0.3713643">
                <text:p>-0.371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979649">
                <text:p>4.4979649</text:p>
              </table:table-cell>
              <table:table-cell office:value-type="float" office:value="-0.32122162">
                <text:p>-0.3212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060587">
                <text:p>4.5060587</text:p>
              </table:table-cell>
              <table:table-cell office:value-type="float" office:value="-0.3128736">
                <text:p>-0.312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5481825">
                <text:p>4.5481825</text:p>
              </table:table-cell>
              <table:table-cell office:value-type="float" office:value="-0.26758614">
                <text:p>-0.26758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5545578">
                <text:p>4.5545578</text:p>
              </table:table-cell>
              <table:table-cell office:value-type="float" office:value="-0.26194802">
                <text:p>-0.2619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984092">
                <text:p>4.5984092</text:p>
              </table:table-cell>
              <table:table-cell office:value-type="float" office:value="-0.221371">
                <text:p>-0.22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6032901">
                <text:p>4.6032901</text:p>
              </table:table-cell>
              <table:table-cell office:value-type="float" office:value="-0.21767318">
                <text:p>-0.2176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648644">
                <text:p>4.648644</text:p>
              </table:table-cell>
              <table:table-cell office:value-type="float" office:value="-0.18159291">
                <text:p>-0.18159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522369">
                <text:p>4.6522369</text:p>
              </table:table-cell>
              <table:table-cell office:value-type="float" office:value="-0.17926712">
                <text:p>-0.1792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6988854">
                <text:p>4.6988854</text:p>
              </table:table-cell>
              <table:table-cell office:value-type="float" office:value="-0.14744432">
                <text:p>-0.1474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013836">
                <text:p>4.7013836</text:p>
              </table:table-cell>
              <table:table-cell office:value-type="float" office:value="-0.14606938">
                <text:p>-0.1460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7491317">
                <text:p>4.7491317</text:p>
              </table:table-cell>
              <table:table-cell office:value-type="float" office:value="-0.1182633">
                <text:p>-0.1182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507181">
                <text:p>4.7507181</text:p>
              </table:table-cell>
              <table:table-cell office:value-type="float" office:value="-0.1175271">
                <text:p>-0.1175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993822">
                <text:p>4.7993822</text:p>
              </table:table-cell>
              <table:table-cell office:value-type="float" office:value="-0.093503207">
                <text:p>-0.09350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800231">
                <text:p>4.800231</text:p>
              </table:table-cell>
              <table:table-cell office:value-type="float" office:value="-0.093175106">
                <text:p>-0.09317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849637">
                <text:p>4.849637</text:p>
              </table:table-cell>
              <table:table-cell office:value-type="float" office:value="-0.072702542">
                <text:p>-0.07270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849915">
                <text:p>4.849915</text:p>
              </table:table-cell>
              <table:table-cell office:value-type="float" office:value="-0.07261432">
                <text:p>-0.0726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8840623">
                <text:p>4.8840623</text:p>
              </table:table-cell>
              <table:table-cell office:value-type="float" office:value="-0.060894117">
                <text:p>-0.06089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899765">
                <text:p>4.899765</text:p>
              </table:table-cell>
              <table:table-cell office:value-type="float" office:value="-0.055506486">
                <text:p>-0.05550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8998923">
                <text:p>4.8998923</text:p>
              </table:table-cell>
              <table:table-cell office:value-type="float" office:value="-0.055458888">
                <text:p>-0.05545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497805">
                <text:p>4.9497805</text:p>
              </table:table-cell>
              <table:table-cell office:value-type="float" office:value="-0.041505132">
                <text:p>-0.04150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9501505">
                <text:p>4.9501505</text:p>
              </table:table-cell>
              <table:table-cell office:value-type="float" office:value="-0.041391406">
                <text:p>-0.04139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999958">
                <text:p>4.999958</text:p>
              </table:table-cell>
              <table:table-cell office:value-type="float" office:value="-0.030270029">
                <text:p>-0.03027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0004096">
                <text:p>5.0004096</text:p>
              </table:table-cell>
              <table:table-cell office:value-type="float" office:value="-0.030158037">
                <text:p>-0.03015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0499587">
                <text:p>5.0499587</text:p>
              </table:table-cell>
              <table:table-cell office:value-type="float" office:value="-0.021599134">
                <text:p>-0.021599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0504093">
                <text:p>5.0504093</text:p>
              </table:table-cell>
              <table:table-cell office:value-type="float" office:value="-0.021511124">
                <text:p>-0.02151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0999589">
                <text:p>5.0999589</text:p>
              </table:table-cell>
              <table:table-cell office:value-type="float" office:value="-0.015101438">
                <text:p>-0.01510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1004095">
                <text:p>5.1004095</text:p>
              </table:table-cell>
              <table:table-cell office:value-type="float" office:value="-0.015034229">
                <text:p>-0.015034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1499586">
                <text:p>5.1499586</text:p>
              </table:table-cell>
              <table:table-cell office:value-type="float" office:value="-0.010368774">
                <text:p>-0.01036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1504092">
                <text:p>5.1504092</text:p>
              </table:table-cell>
              <table:table-cell office:value-type="float" office:value="-0.010318935">
                <text:p>-0.010318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1999588">
                <text:p>5.1999588</text:p>
              </table:table-cell>
              <table:table-cell office:value-type="float" office:value="-0.0069930358">
                <text:p>-0.006993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004094">
                <text:p>5.2004094</text:p>
              </table:table-cell>
              <table:table-cell office:value-type="float" office:value="-0.0069570243">
                <text:p>-0.006957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249958">
                <text:p>5.249958</text:p>
              </table:table-cell>
              <table:table-cell office:value-type="float" office:value="-0.0046228687">
                <text:p>-0.0046228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2504091">
                <text:p>5.2504091</text:p>
              </table:table-cell>
              <table:table-cell office:value-type="float" office:value="-0.0045974413">
                <text:p>-0.004597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2999587">
                <text:p>5.2999587</text:p>
              </table:table-cell>
              <table:table-cell office:value-type="float" office:value="-0.0029811878">
                <text:p>-0.002981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3004093">
                <text:p>5.3004093</text:p>
              </table:table-cell>
              <table:table-cell office:value-type="float" office:value="-0.002963606">
                <text:p>-0.00296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3499589">
                <text:p>5.3499589</text:p>
              </table:table-cell>
              <table:table-cell office:value-type="float" office:value="-0.0018593266">
                <text:p>-0.001859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3504095">
                <text:p>5.3504095</text:p>
              </table:table-cell>
              <table:table-cell office:value-type="float" office:value="-0.0018474347">
                <text:p>-0.001847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3999586">
                <text:p>5.3999586</text:p>
              </table:table-cell>
              <table:table-cell office:value-type="float" office:value="-0.0011040574">
                <text:p>-0.001104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4004092">
                <text:p>5.4004092</text:p>
              </table:table-cell>
              <table:table-cell office:value-type="float" office:value="-0.0010962079">
                <text:p>-0.001096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4499588">
                <text:p>5.4499588</text:p>
              </table:table-cell>
              <table:table-cell office:value-type="float" office:value="-0.00060451031">
                <text:p>-0.0006045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4504094">
                <text:p>5.4504094</text:p>
              </table:table-cell>
              <table:table-cell office:value-type="float" office:value="-0.00059948093">
                <text:p>-0.0005994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4999585">
                <text:p>5.4999585</text:p>
              </table:table-cell>
              <table:table-cell office:value-type="float" office:value="-0.0002812946">
                <text:p>-0.000281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5004091">
                <text:p>5.5004091</text:p>
              </table:table-cell>
              <table:table-cell office:value-type="float" office:value="-0.000278197">
                <text:p>-0.000278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5499582">
                <text:p>5.5499582</text:p>
              </table:table-cell>
              <table:table-cell office:value-type="float" office:value="-0.000078024597">
                <text:p>-0.00007802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5504093">
                <text:p>5.5504093</text:p>
              </table:table-cell>
              <table:table-cell office:value-type="float" office:value="-0.00007622299">
                <text:p>-0.0000762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5999579">
                <text:p>5.5999579</text:p>
              </table:table-cell>
              <table:table-cell office:value-type="float" office:value="0.000045083169">
                <text:p>0.00004508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600409">
                <text:p>5.600409</text:p>
              </table:table-cell>
              <table:table-cell office:value-type="float" office:value="0.000046037458">
                <text:p>0.00004603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6499586">
                <text:p>5.6499586</text:p>
              </table:table-cell>
              <table:table-cell office:value-type="float" office:value="0.000115975">
                <text:p>0.00011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6504092">
                <text:p>5.6504092</text:p>
              </table:table-cell>
              <table:table-cell office:value-type="float" office:value="0.00011639483">
                <text:p>0.0001163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6999588">
                <text:p>5.6999588</text:p>
              </table:table-cell>
              <table:table-cell office:value-type="float" office:value="0.0001542817">
                <text:p>0.000154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7004094">
                <text:p>5.7004094</text:p>
              </table:table-cell>
              <table:table-cell office:value-type="float" office:value="0.00015438502">
                <text:p>0.00015438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7499585">
                <text:p>5.7499585</text:p>
              </table:table-cell>
              <table:table-cell office:value-type="float" office:value="0.00017392762">
                <text:p>0.0001739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7504091">
                <text:p>5.7504091</text:p>
              </table:table-cell>
              <table:table-cell office:value-type="float" office:value="0.00017386595">
                <text:p>0.00017386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7999587">
                <text:p>5.7999587</text:p>
              </table:table-cell>
              <table:table-cell office:value-type="float" office:value="0.0001850831">
                <text:p>0.0001850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8004093">
                <text:p>5.8004093</text:p>
              </table:table-cell>
              <table:table-cell office:value-type="float" office:value="0.00018496356">
                <text:p>0.0001849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8499579">
                <text:p>5.8499579</text:p>
              </table:table-cell>
              <table:table-cell office:value-type="float" office:value="0.00019576742">
                <text:p>0.0001957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850409">
                <text:p>5.850409</text:p>
              </table:table-cell>
              <table:table-cell office:value-type="float" office:value="0.00019566924">
                <text:p>0.0001956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8999586">
                <text:p>5.8999586</text:p>
              </table:table-cell>
              <table:table-cell office:value-type="float" office:value="0.0002135363">
                <text:p>0.000213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9004092">
                <text:p>5.9004092</text:p>
              </table:table-cell>
              <table:table-cell office:value-type="float" office:value="0.00021352938">
                <text:p>0.0002135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9499578">
                <text:p>5.9499578</text:p>
              </table:table-cell>
              <table:table-cell office:value-type="float" office:value="0.0002331905">
                <text:p>0.000233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9504089">
                <text:p>5.9504089</text:p>
              </table:table-cell>
              <table:table-cell office:value-type="float" office:value="0.00023325457">
                <text:p>0.0002332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9999585">
                <text:p>5.9999585</text:p>
              </table:table-cell>
              <table:table-cell office:value-type="float" office:value="0.0000030179831">
                <text:p>0.000003017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0004091">
                <text:p>6.00040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8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2.131cm" svg:height="9.11cm" xlink:href=".." xlink:type="simple" chart:class="chart:scatter" chart:style-name="ch1">
        <chart:title svg:x="1.782cm" svg:y="0.318cm" chart:style-name="ch2">
          <text:p><text:span text:style-name="T1">Comparación viscosidad (1) con Bernouilli</text:span></text:p>
        </chart:title>
        <chart:legend chart:legend-position="end" svg:x="9.372cm" svg:y="4.007cm" style:legend-expansion="high" chart:style-name="ch3"/>
        <chart:plot-area chart:style-name="ch4" svg:x="0.242cm" svg:y="1.279cm" svg:width="8.888cm" svg:height="7.649cm">
          <chart:coordinate-region svg:x="0.799cm" svg:y="1.478cm" svg:width="8.234cm" svg:height="7.25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s.S10:es.S258" chart:label-cell-address="es.R8:es.R8" chart:class="chart:scatter">
            <chart:domain table:cell-range-address="es.R10:es.R258"/>
            <chart:data-point chart:repeated="249"/>
          </chart:series>
          <chart:series chart:style-name="ch9" chart:values-cell-range-address="es.Y21:es.Y27" chart:label-cell-address="es.U18:es.U18" chart:class="chart:scatter">
            <chart:domain table:cell-range-address="es.U21:es.U2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R</text:p>
              </table:table-cell>
              <table:table-cell office:value-type="string">
                <text:p>1</text:p>
                <draw:g>
                  <svg:desc>es.R8:es.R8</svg:desc>
                </draw:g>
              </table:table-cell>
              <table:table-cell office:value-type="string">
                <text:p>Columna U</text:p>
              </table:table-cell>
              <table:table-cell office:value-type="string">
                <text:p>Bernouilli</text:p>
                <draw:g>
                  <svg:desc>es.U18:es.U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0912637">
                <text:p>0.00040912637</text:p>
                <draw:g>
                  <svg:desc>es.R10:es.R258</svg:desc>
                </draw:g>
              </table:table-cell>
              <table:table-cell office:value-type="float" office:value="6.7531762">
                <text:p>6.7531762</text:p>
                <draw:g>
                  <svg:desc>es.S10:es.S258</svg:desc>
                </draw:g>
              </table:table-cell>
              <table:table-cell office:value-type="float" office:value="1">
                <text:p>1</text:p>
                <draw:g>
                  <svg:desc>es.U21:es.U27</svg:desc>
                </draw:g>
              </table:table-cell>
              <table:table-cell office:value-type="float" office:value="0">
                <text:p>0</text:p>
                <draw:g>
                  <svg:desc>es.Y21:es.Y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887218">
                <text:p>0.049887218</text:p>
              </table:table-cell>
              <table:table-cell office:value-type="float" office:value="6.7530513">
                <text:p>6.7530513</text:p>
              </table:table-cell>
              <table:table-cell office:value-type="float" office:value="2">
                <text:p>2</text:p>
              </table:table-cell>
              <table:table-cell office:value-type="float" office:value="-0.181468117117445">
                <text:p>-0.181468117117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405521">
                <text:p>0.050405521</text:p>
              </table:table-cell>
              <table:table-cell office:value-type="float" office:value="6.7530494">
                <text:p>6.7530494</text:p>
              </table:table-cell>
              <table:table-cell office:value-type="float" office:value="3">
                <text:p>3</text:p>
              </table:table-cell>
              <table:table-cell office:value-type="float" office:value="-2.16726661962758">
                <text:p>-2.1672666196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816255">
                <text:p>0.099816255</text:p>
              </table:table-cell>
              <table:table-cell office:value-type="float" office:value="6.7529392">
                <text:p>6.7529392</text:p>
              </table:table-cell>
              <table:table-cell office:value-type="float" office:value="4">
                <text:p>4</text:p>
              </table:table-cell>
              <table:table-cell office:value-type="float" office:value="-7.46553311082636">
                <text:p>-7.46553311082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40192">
                <text:p>0.10040192</text:p>
              </table:table-cell>
              <table:table-cell office:value-type="float" office:value="6.7529373">
                <text:p>6.7529373</text:p>
              </table:table-cell>
              <table:table-cell office:value-type="float" office:value="5">
                <text:p>5</text:p>
              </table:table-cell>
              <table:table-cell office:value-type="float" office:value="-2.16726661962758">
                <text:p>-2.16726661962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74529">
                <text:p>0.14974529</text:p>
              </table:table-cell>
              <table:table-cell office:value-type="float" office:value="6.7528644">
                <text:p>6.7528644</text:p>
              </table:table-cell>
              <table:table-cell office:value-type="float" office:value="6">
                <text:p>6</text:p>
              </table:table-cell>
              <table:table-cell office:value-type="float" office:value="-0.181468117117445">
                <text:p>-0.181468117117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39833">
                <text:p>0.15039833</text:p>
              </table:table-cell>
              <table:table-cell office:value-type="float" office:value="6.7528629">
                <text:p>6.75286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967432">
                <text:p>0.19967432</text:p>
              </table:table-cell>
              <table:table-cell office:value-type="float" office:value="6.7528248">
                <text:p>6.752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39473">
                <text:p>0.20039473</text:p>
              </table:table-cell>
              <table:table-cell office:value-type="float" office:value="6.7528234">
                <text:p>6.752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960335">
                <text:p>0.24960335</text:p>
              </table:table-cell>
              <table:table-cell office:value-type="float" office:value="6.7528238">
                <text:p>6.752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39116">
                <text:p>0.25039116</text:p>
              </table:table-cell>
              <table:table-cell office:value-type="float" office:value="6.7528234">
                <text:p>6.752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53241">
                <text:p>0.29953241</text:p>
              </table:table-cell>
              <table:table-cell office:value-type="float" office:value="6.7528782">
                <text:p>6.7528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38759">
                <text:p>0.30038759</text:p>
              </table:table-cell>
              <table:table-cell office:value-type="float" office:value="6.7528777">
                <text:p>6.752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946144">
                <text:p>0.34946144</text:p>
              </table:table-cell>
              <table:table-cell office:value-type="float" office:value="6.7530155">
                <text:p>6.753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384">
                <text:p>0.350384</text:p>
              </table:table-cell>
              <table:table-cell office:value-type="float" office:value="6.753016">
                <text:p>6.75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939052">
                <text:p>0.39939052</text:p>
              </table:table-cell>
              <table:table-cell office:value-type="float" office:value="6.7532821">
                <text:p>6.753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38046">
                <text:p>0.40038046</text:p>
              </table:table-cell>
              <table:table-cell office:value-type="float" office:value="6.7532859">
                <text:p>6.753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931957">
                <text:p>0.44931957</text:p>
              </table:table-cell>
              <table:table-cell office:value-type="float" office:value="6.7537527">
                <text:p>6.753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37687">
                <text:p>0.45037687</text:p>
              </table:table-cell>
              <table:table-cell office:value-type="float" office:value="6.7537613">
                <text:p>6.753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924862">
                <text:p>0.49924862</text:p>
              </table:table-cell>
              <table:table-cell office:value-type="float" office:value="6.7545419">
                <text:p>6.754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3733">
                <text:p>0.5003733</text:p>
              </table:table-cell>
              <table:table-cell office:value-type="float" office:value="6.754559">
                <text:p>6.75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917765">
                <text:p>0.54917765</text:p>
              </table:table-cell>
              <table:table-cell office:value-type="float" office:value="6.7558179">
                <text:p>6.7558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36968">
                <text:p>0.55036968</text:p>
              </table:table-cell>
              <table:table-cell office:value-type="float" office:value="6.7558494">
                <text:p>6.7558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910685">
                <text:p>0.59910685</text:p>
              </table:table-cell>
              <table:table-cell office:value-type="float" office:value="6.7578306">
                <text:p>6.757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36623">
                <text:p>0.60036623</text:p>
              </table:table-cell>
              <table:table-cell office:value-type="float" office:value="6.7578864">
                <text:p>6.757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903593">
                <text:p>0.64903593</text:p>
              </table:table-cell>
              <table:table-cell office:value-type="float" office:value="6.7609329">
                <text:p>6.7609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36267">
                <text:p>0.65036267</text:p>
              </table:table-cell>
              <table:table-cell office:value-type="float" office:value="6.7610259">
                <text:p>6.761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896495">
                <text:p>0.69896495</text:p>
              </table:table-cell>
              <table:table-cell office:value-type="float" office:value="6.7656136">
                <text:p>6.7656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35911">
                <text:p>0.70035911</text:p>
              </table:table-cell>
              <table:table-cell office:value-type="float" office:value="6.7657647">
                <text:p>6.765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889398">
                <text:p>0.74889398</text:p>
              </table:table-cell>
              <table:table-cell office:value-type="float" office:value="6.7725163">
                <text:p>6.772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35554">
                <text:p>0.75035554</text:p>
              </table:table-cell>
              <table:table-cell office:value-type="float" office:value="6.7727532">
                <text:p>6.772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882318">
                <text:p>0.79882318</text:p>
              </table:table-cell>
              <table:table-cell office:value-type="float" office:value="6.7824426">
                <text:p>6.782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35204">
                <text:p>0.80035204</text:p>
              </table:table-cell>
              <table:table-cell office:value-type="float" office:value="6.7828012">
                <text:p>6.782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4875226">
                <text:p>0.84875226</text:p>
              </table:table-cell>
              <table:table-cell office:value-type="float" office:value="6.796308">
                <text:p>6.79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34853">
                <text:p>0.85034853</text:p>
              </table:table-cell>
              <table:table-cell office:value-type="float" office:value="6.7968321">
                <text:p>6.796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86814">
                <text:p>0.8986814</text:p>
              </table:table-cell>
              <table:table-cell office:value-type="float" office:value="6.8151045">
                <text:p>6.815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34503">
                <text:p>0.90034503</text:p>
              </table:table-cell>
              <table:table-cell office:value-type="float" office:value="6.8158445">
                <text:p>6.815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861042">
                <text:p>0.94861042</text:p>
              </table:table-cell>
              <table:table-cell office:value-type="float" office:value="6.8397355">
                <text:p>6.8397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34152">
                <text:p>0.95034152</text:p>
              </table:table-cell>
              <table:table-cell office:value-type="float" office:value="6.8407431">
                <text:p>6.840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853957">
                <text:p>0.99853957</text:p>
              </table:table-cell>
              <table:table-cell office:value-type="float" office:value="6.8709226">
                <text:p>6.870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338">
                <text:p>1.000338</text:p>
              </table:table-cell>
              <table:table-cell office:value-type="float" office:value="6.8722463">
                <text:p>6.872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488012">
                <text:p>1.0488012</text:p>
              </table:table-cell>
              <table:table-cell office:value-type="float" office:value="6.9098139">
                <text:p>6.9098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05949">
                <text:p>1.0505949</text:p>
              </table:table-cell>
              <table:table-cell office:value-type="float" office:value="6.9114394">
                <text:p>6.911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992242">
                <text:p>1.0992242</text:p>
              </table:table-cell>
              <table:table-cell office:value-type="float" office:value="6.9563003">
                <text:p>6.956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008502">
                <text:p>1.1008502</text:p>
              </table:table-cell>
              <table:table-cell office:value-type="float" office:value="6.9580512">
                <text:p>6.958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498077">
                <text:p>1.1498077</text:p>
              </table:table-cell>
              <table:table-cell office:value-type="float" office:value="7.0093298">
                <text:p>7.009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11033">
                <text:p>1.1511033</text:p>
              </table:table-cell>
              <table:table-cell office:value-type="float" office:value="7.0109229">
                <text:p>7.0109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005547">
                <text:p>1.2005547</text:p>
              </table:table-cell>
              <table:table-cell office:value-type="float" office:value="7.0673981">
                <text:p>7.0673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013525">
                <text:p>1.2013525</text:p>
              </table:table-cell>
              <table:table-cell office:value-type="float" office:value="7.0684805">
                <text:p>7.068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14703">
                <text:p>1.2514703</text:p>
              </table:table-cell>
              <table:table-cell office:value-type="float" office:value="7.1290207">
                <text:p>7.1290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15969">
                <text:p>1.2515969</text:p>
              </table:table-cell>
              <table:table-cell office:value-type="float" office:value="7.1292052">
                <text:p>7.129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591228">
                <text:p>1.2591228</text:p>
              </table:table-cell>
              <table:table-cell office:value-type="float" office:value="7.1386099">
                <text:p>7.138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18377">
                <text:p>1.3018377</text:p>
              </table:table-cell>
              <table:table-cell office:value-type="float" office:value="7.1920581">
                <text:p>7.192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025929">
                <text:p>1.3025929</text:p>
              </table:table-cell>
              <table:table-cell office:value-type="float" office:value="7.1928535">
                <text:p>7.192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520732">
                <text:p>1.3520732</text:p>
              </table:table-cell>
              <table:table-cell office:value-type="float" office:value="7.2558737">
                <text:p>7.255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39274">
                <text:p>1.3539274</text:p>
              </table:table-cell>
              <table:table-cell office:value-type="float" office:value="7.2577834">
                <text:p>7.257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023019">
                <text:p>1.4023019</text:p>
              </table:table-cell>
              <table:table-cell office:value-type="float" office:value="7.3195477">
                <text:p>7.319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054885">
                <text:p>1.4054885</text:p>
              </table:table-cell>
              <table:table-cell office:value-type="float" office:value="7.3226943">
                <text:p>7.322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525226">
                <text:p>1.4525226</text:p>
              </table:table-cell>
              <table:table-cell office:value-type="float" office:value="7.3818874">
                <text:p>7.381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572995">
                <text:p>1.4572995</text:p>
              </table:table-cell>
              <table:table-cell office:value-type="float" office:value="7.3862805">
                <text:p>7.3862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027336">
                <text:p>1.5027336</text:p>
              </table:table-cell>
              <table:table-cell office:value-type="float" office:value="7.4413657">
                <text:p>7.441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093906">
                <text:p>1.5093906</text:p>
              </table:table-cell>
              <table:table-cell office:value-type="float" office:value="7.4467931">
                <text:p>7.446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529337">
                <text:p>1.5529337</text:p>
              </table:table-cell>
              <table:table-cell office:value-type="float" office:value="7.4958458">
                <text:p>7.495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617985">
                <text:p>1.5617985</text:p>
              </table:table-cell>
              <table:table-cell office:value-type="float" office:value="7.5016613">
                <text:p>7.501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031203">
                <text:p>1.6031203</text:p>
              </table:table-cell>
              <table:table-cell office:value-type="float" office:value="7.5422401">
                <text:p>7.542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145699">
                <text:p>1.6145699</text:p>
              </table:table-cell>
              <table:table-cell office:value-type="float" office:value="7.5469885">
                <text:p>7.5469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532913">
                <text:p>1.6532913</text:p>
              </table:table-cell>
              <table:table-cell office:value-type="float" office:value="7.5761428">
                <text:p>7.576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677641">
                <text:p>1.6677641</text:p>
              </table:table-cell>
              <table:table-cell office:value-type="float" office:value="7.5769629">
                <text:p>7.576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034439">
                <text:p>1.7034439</text:p>
              </table:table-cell>
              <table:table-cell office:value-type="float" office:value="7.5915217">
                <text:p>7.591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214559">
                <text:p>1.7214559</text:p>
              </table:table-cell>
              <table:table-cell office:value-type="float" office:value="7.5833125">
                <text:p>7.583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535741">
                <text:p>1.7535741</text:p>
              </table:table-cell>
              <table:table-cell office:value-type="float" office:value="7.5805287">
                <text:p>7.580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75743">
                <text:p>1.775743</text:p>
              </table:table-cell>
              <table:table-cell office:value-type="float" office:value="7.5550203">
                <text:p>7.555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036778">
                <text:p>1.8036778</text:p>
              </table:table-cell>
              <table:table-cell office:value-type="float" office:value="7.5337782">
                <text:p>7.533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30753">
                <text:p>1.830753</text:p>
              </table:table-cell>
              <table:table-cell office:value-type="float" office:value="7.4780989">
                <text:p>7.4780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537488">
                <text:p>1.8537488</text:p>
              </table:table-cell>
              <table:table-cell office:value-type="float" office:value="7.4406137">
                <text:p>7.4406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860793">
                <text:p>1.8860793</text:p>
              </table:table-cell>
              <table:table-cell office:value-type="float" office:value="7.3359528">
                <text:p>7.335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034594">
                <text:p>1.9034594</text:p>
              </table:table-cell>
              <table:table-cell office:value-type="float" office:value="7.2881107">
                <text:p>7.288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41624">
                <text:p>1.941624</text:p>
              </table:table-cell>
              <table:table-cell office:value-type="float" office:value="7.1191621">
                <text:p>7.119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531759">
                <text:p>1.9531759</text:p>
              </table:table-cell>
              <table:table-cell office:value-type="float" office:value="7.0737972">
                <text:p>7.073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974662">
                <text:p>1.9974662</text:p>
              </table:table-cell>
              <table:table-cell office:value-type="float" office:value="6.8300056">
                <text:p>6.830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028996">
                <text:p>2.0028996</text:p>
              </table:table-cell>
              <table:table-cell office:value-type="float" office:value="6.8026218">
                <text:p>6.8026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453982">
                <text:p>2.0453982</text:p>
              </table:table-cell>
              <table:table-cell office:value-type="float" office:value="6.5275803">
                <text:p>6.5275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52634">
                <text:p>2.052634</text:p>
              </table:table-cell>
              <table:table-cell office:value-type="float" office:value="6.4812298">
                <text:p>6.481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537963">
                <text:p>2.0537963</text:p>
              </table:table-cell>
              <table:table-cell office:value-type="float" office:value="6.4723778">
                <text:p>6.472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023901">
                <text:p>2.1023901</text:p>
              </table:table-cell>
              <table:table-cell office:value-type="float" office:value="6.1175256">
                <text:p>6.117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1163">
                <text:p>2.11163</text:p>
              </table:table-cell>
              <table:table-cell office:value-type="float" office:value="6.0396533">
                <text:p>6.039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521535">
                <text:p>2.1521535</text:p>
              </table:table-cell>
              <table:table-cell office:value-type="float" office:value="5.7090597">
                <text:p>5.709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699176">
                <text:p>2.1699176</text:p>
              </table:table-cell>
              <table:table-cell office:value-type="float" office:value="5.5452909">
                <text:p>5.545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019255">
                <text:p>2.2019255</text:p>
              </table:table-cell>
              <table:table-cell office:value-type="float" office:value="5.2576528">
                <text:p>5.257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286313">
                <text:p>2.2286313</text:p>
              </table:table-cell>
              <table:table-cell office:value-type="float" office:value="4.9908686">
                <text:p>4.990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517073">
                <text:p>2.2517073</text:p>
              </table:table-cell>
              <table:table-cell office:value-type="float" office:value="4.7649331">
                <text:p>4.764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87724">
                <text:p>2.287724</text:p>
              </table:table-cell>
              <table:table-cell office:value-type="float" office:value="4.3784022">
                <text:p>4.378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015006">
                <text:p>2.3015006</text:p>
              </table:table-cell>
              <table:table-cell office:value-type="float" office:value="4.2328491">
                <text:p>4.2328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471301">
                <text:p>2.3471301</text:p>
              </table:table-cell>
              <table:table-cell office:value-type="float" office:value="3.7112486">
                <text:p>3.711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13064">
                <text:p>2.3513064</text:p>
              </table:table-cell>
              <table:table-cell office:value-type="float" office:value="3.6640661">
                <text:p>3.664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73116">
                <text:p>2.373116</text:p>
              </table:table-cell>
              <table:table-cell office:value-type="float" office:value="3.4008641">
                <text:p>3.400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011264">
                <text:p>2.4011264</text:p>
              </table:table-cell>
              <table:table-cell office:value-type="float" office:value="3.0645607">
                <text:p>3.064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073758">
                <text:p>2.4073758</text:p>
              </table:table-cell>
              <table:table-cell office:value-type="float" office:value="2.9856145">
                <text:p>2.985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509623">
                <text:p>2.4509623</text:p>
              </table:table-cell>
              <table:table-cell office:value-type="float" office:value="2.4381509">
                <text:p>2.438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680932">
                <text:p>2.4680932</text:p>
              </table:table-cell>
              <table:table-cell office:value-type="float" office:value="2.2147069">
                <text:p>2.214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008159">
                <text:p>2.5008159</text:p>
              </table:table-cell>
              <table:table-cell office:value-type="float" office:value="1.7891312">
                <text:p>1.789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286057">
                <text:p>2.5286057</text:p>
              </table:table-cell>
              <table:table-cell office:value-type="float" office:value="1.4190341">
                <text:p>1.419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506878">
                <text:p>2.5506878</text:p>
              </table:table-cell>
              <table:table-cell office:value-type="float" office:value="1.1249613">
                <text:p>1.124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886946">
                <text:p>2.5886946</text:p>
              </table:table-cell>
              <table:table-cell office:value-type="float" office:value="0.61443168">
                <text:p>0.6144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005788">
                <text:p>2.6005788</text:p>
              </table:table-cell>
              <table:table-cell office:value-type="float" office:value="0.45432329">
                <text:p>0.4543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481264">
                <text:p>2.6481264</text:p>
              </table:table-cell>
              <table:table-cell office:value-type="float" office:value="-0.18130451">
                <text:p>-0.1813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504903">
                <text:p>2.6504903</text:p>
              </table:table-cell>
              <table:table-cell office:value-type="float" office:value="-0.21310249">
                <text:p>-0.2131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644025">
                <text:p>2.6644025</text:p>
              </table:table-cell>
              <table:table-cell office:value-type="float" office:value="-0.39550275">
                <text:p>-0.3955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004218">
                <text:p>2.7004218</text:p>
              </table:table-cell>
              <table:table-cell office:value-type="float" office:value="-0.86529535">
                <text:p>-0.86529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05708">
                <text:p>2.705708</text:p>
              </table:table-cell>
              <table:table-cell office:value-type="float" office:value="-0.93098468">
                <text:p>-0.9309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503736">
                <text:p>2.7503736</text:p>
              </table:table-cell>
              <table:table-cell office:value-type="float" office:value="-1.4934778">
                <text:p>-1.4934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618182">
                <text:p>2.7618182</text:p>
              </table:table-cell>
              <table:table-cell office:value-type="float" office:value="-1.6277593">
                <text:p>-1.627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003433">
                <text:p>2.8003433</text:p>
              </table:table-cell>
              <table:table-cell office:value-type="float" office:value="-2.0880091">
                <text:p>-2.088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66964">
                <text:p>2.8166964</text:p>
              </table:table-cell>
              <table:table-cell office:value-type="float" office:value="-2.2654991">
                <text:p>-2.2654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503287">
                <text:p>2.8503287</text:p>
              </table:table-cell>
              <table:table-cell office:value-type="float" office:value="-2.639226">
                <text:p>-2.63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702891">
                <text:p>2.8702891</text:p>
              </table:table-cell>
              <table:table-cell office:value-type="float" office:value="-2.8350039">
                <text:p>-2.835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900326">
                <text:p>2.900326</text:p>
              </table:table-cell>
              <table:table-cell office:value-type="float" office:value="-3.1386304">
                <text:p>-3.138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22581">
                <text:p>2.922581</text:p>
              </table:table-cell>
              <table:table-cell office:value-type="float" office:value="-3.330595">
                <text:p>-3.330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503324">
                <text:p>2.9503324</text:p>
              </table:table-cell>
              <table:table-cell office:value-type="float" office:value="-3.5793133">
                <text:p>-3.579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735949">
                <text:p>2.9735949</text:p>
              </table:table-cell>
              <table:table-cell office:value-type="float" office:value="-3.7501011">
                <text:p>-3.750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003436">
                <text:p>3.0003436</text:p>
              </table:table-cell>
              <table:table-cell office:value-type="float" office:value="-3.9562786">
                <text:p>-3.956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23386">
                <text:p>3.023386</text:p>
              </table:table-cell>
              <table:table-cell office:value-type="float" office:value="-4.0944614">
                <text:p>-4.094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50355">
                <text:p>3.050355</text:p>
              </table:table-cell>
              <table:table-cell office:value-type="float" office:value="-4.2666364">
                <text:p>-4.266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720382">
                <text:p>3.0720382</text:p>
              </table:table-cell>
              <table:table-cell office:value-type="float" office:value="-4.3671141">
                <text:p>-4.367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003623">
                <text:p>3.1003623</text:p>
              </table:table-cell>
              <table:table-cell office:value-type="float" office:value="-4.5096583">
                <text:p>-4.509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196561">
                <text:p>3.1196561</text:p>
              </table:table-cell>
              <table:table-cell office:value-type="float" office:value="-4.5732327">
                <text:p>-4.573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503615">
                <text:p>3.1503615</text:p>
              </table:table-cell>
              <table:table-cell office:value-type="float" office:value="-4.6866827">
                <text:p>-4.686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663589">
                <text:p>3.1663589</text:p>
              </table:table-cell>
              <table:table-cell office:value-type="float" office:value="-4.7189951">
                <text:p>-4.7189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003491">
                <text:p>3.2003491</text:p>
              </table:table-cell>
              <table:table-cell office:value-type="float" office:value="-4.8009024">
                <text:p>-4.800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122726">
                <text:p>3.2122726</text:p>
              </table:table-cell>
              <table:table-cell office:value-type="float" office:value="-4.8109474">
                <text:p>-4.810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503214">
                <text:p>3.2503214</text:p>
              </table:table-cell>
              <table:table-cell office:value-type="float" office:value="-4.8570542">
                <text:p>-4.857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575254">
                <text:p>3.2575254</text:p>
              </table:table-cell>
              <table:table-cell office:value-type="float" office:value="-4.8555393">
                <text:p>-4.855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00277">
                <text:p>3.300277</text:p>
              </table:table-cell>
              <table:table-cell office:value-type="float" office:value="-4.8610444">
                <text:p>-4.861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022411">
                <text:p>3.3022411</text:p>
              </table:table-cell>
              <table:table-cell office:value-type="float" office:value="-4.8588462">
                <text:p>-4.858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171685">
                <text:p>3.3171685</text:p>
              </table:table-cell>
              <table:table-cell office:value-type="float" office:value="-4.8466206">
                <text:p>-4.84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455987">
                <text:p>3.3455987</text:p>
              </table:table-cell>
              <table:table-cell office:value-type="float" office:value="-4.823926">
                <text:p>-4.82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502138">
                <text:p>3.3502138</text:p>
              </table:table-cell>
              <table:table-cell office:value-type="float" office:value="-4.8215513">
                <text:p>-4.821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3881285">
                <text:p>3.3881285</text:p>
              </table:table-cell>
              <table:table-cell office:value-type="float" office:value="-4.7615614">
                <text:p>-4.761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001315">
                <text:p>3.4001315</text:p>
              </table:table-cell>
              <table:table-cell office:value-type="float" office:value="-4.7454205">
                <text:p>-4.745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30481">
                <text:p>3.430481</text:p>
              </table:table-cell>
              <table:table-cell office:value-type="float" office:value="-4.6782761">
                <text:p>-4.678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500301">
                <text:p>3.4500301</text:p>
              </table:table-cell>
              <table:table-cell office:value-type="float" office:value="-4.6386642">
                <text:p>-4.6386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727733">
                <text:p>3.4727733</text:p>
              </table:table-cell>
              <table:table-cell office:value-type="float" office:value="-4.5774431">
                <text:p>-4.577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999104">
                <text:p>3.4999104</text:p>
              </table:table-cell>
              <table:table-cell office:value-type="float" office:value="-4.5079689">
                <text:p>-4.5079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151026">
                <text:p>3.5151026</text:p>
              </table:table-cell>
              <table:table-cell office:value-type="float" office:value="-4.4619427">
                <text:p>-4.461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497732">
                <text:p>3.5497732</text:p>
              </table:table-cell>
              <table:table-cell office:value-type="float" office:value="-4.3595409">
                <text:p>-4.359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575459">
                <text:p>3.5575459</text:p>
              </table:table-cell>
              <table:table-cell office:value-type="float" office:value="-4.3343644">
                <text:p>-4.334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996194">
                <text:p>3.5996194</text:p>
              </table:table-cell>
              <table:table-cell office:value-type="float" office:value="-4.1989622">
                <text:p>-4.198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001616">
                <text:p>3.6001616</text:p>
              </table:table-cell>
              <table:table-cell office:value-type="float" office:value="-4.1971531">
                <text:p>-4.197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03282">
                <text:p>3.603282</text:p>
              </table:table-cell>
              <table:table-cell office:value-type="float" office:value="-4.1866398">
                <text:p>-4.186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422927">
                <text:p>3.6422927</text:p>
              </table:table-cell>
              <table:table-cell office:value-type="float" office:value="-4.0591459">
                <text:p>-4.059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494508">
                <text:p>3.6494508</text:p>
              </table:table-cell>
              <table:table-cell office:value-type="float" office:value="-4.0355248">
                <text:p>-4.035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6846235">
                <text:p>3.6846235</text:p>
              </table:table-cell>
              <table:table-cell office:value-type="float" office:value="-3.9191978">
                <text:p>-3.919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6992691">
                <text:p>3.6992691</text:p>
              </table:table-cell>
              <table:table-cell office:value-type="float" office:value="-3.8694992">
                <text:p>-3.869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272439">
                <text:p>3.7272439</text:p>
              </table:table-cell>
              <table:table-cell office:value-type="float" office:value="-3.7780299">
                <text:p>-3.778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490754">
                <text:p>3.7490754</text:p>
              </table:table-cell>
              <table:table-cell office:value-type="float" office:value="-3.7036386">
                <text:p>-3.703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7701755">
                <text:p>3.7701755</text:p>
              </table:table-cell>
              <table:table-cell office:value-type="float" office:value="-3.6366544">
                <text:p>-3.636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88715">
                <text:p>3.7988715</text:p>
              </table:table-cell>
              <table:table-cell office:value-type="float" office:value="-3.5401688">
                <text:p>-3.540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134313">
                <text:p>3.8134313</text:p>
              </table:table-cell>
              <table:table-cell office:value-type="float" office:value="-3.4958811">
                <text:p>-3.495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486588">
                <text:p>3.8486588</text:p>
              </table:table-cell>
              <table:table-cell office:value-type="float" office:value="-3.3803549">
                <text:p>-3.380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570139">
                <text:p>3.8570139</text:p>
              </table:table-cell>
              <table:table-cell office:value-type="float" office:value="-3.3561833">
                <text:p>-3.356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984385">
                <text:p>3.8984385</text:p>
              </table:table-cell>
              <table:table-cell office:value-type="float" office:value="-3.2243524">
                <text:p>-3.224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9009213">
                <text:p>3.9009213</text:p>
              </table:table-cell>
              <table:table-cell office:value-type="float" office:value="-3.2175124">
                <text:p>-3.217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200423">
                <text:p>3.9200423</text:p>
              </table:table-cell>
              <table:table-cell office:value-type="float" office:value="-3.1582327">
                <text:p>-3.158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450026">
                <text:p>3.9450026</text:p>
              </table:table-cell>
              <table:table-cell office:value-type="float" office:value="-3.0847743">
                <text:p>-3.084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9482019">
                <text:p>3.9482019</text:p>
              </table:table-cell>
              <table:table-cell office:value-type="float" office:value="-3.0742042">
                <text:p>-3.074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892309">
                <text:p>3.9892309</text:p>
              </table:table-cell>
              <table:table-cell office:value-type="float" office:value="-2.9560964">
                <text:p>-2.956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9979503">
                <text:p>3.9979503</text:p>
              </table:table-cell>
              <table:table-cell office:value-type="float" office:value="-2.9273224">
                <text:p>-2.927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0337071">
                <text:p>4.0337071</text:p>
              </table:table-cell>
              <table:table-cell office:value-type="float" office:value="-2.8234491">
                <text:p>-2.823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0476918">
                <text:p>4.0476918</text:p>
              </table:table-cell>
              <table:table-cell office:value-type="float" office:value="-2.7763867">
                <text:p>-2.776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0784307">
                <text:p>4.0784307</text:p>
              </table:table-cell>
              <table:table-cell office:value-type="float" office:value="-2.6851308">
                <text:p>-2.685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0974274">
                <text:p>4.0974274</text:p>
              </table:table-cell>
              <table:table-cell office:value-type="float" office:value="-2.6190758">
                <text:p>-2.619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233974">
                <text:p>4.1233974</text:p>
              </table:table-cell>
              <table:table-cell office:value-type="float" office:value="-2.5386691">
                <text:p>-2.538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471567">
                <text:p>4.1471567</text:p>
              </table:table-cell>
              <table:table-cell office:value-type="float" office:value="-2.4523077">
                <text:p>-2.45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688619">
                <text:p>4.1688619</text:p>
              </table:table-cell>
              <table:table-cell office:value-type="float" office:value="-2.3769593">
                <text:p>-2.376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972303">
                <text:p>4.1972303</text:p>
              </table:table-cell>
              <table:table-cell office:value-type="float" office:value="-2.2657108">
                <text:p>-2.265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149072">
                <text:p>4.2149072</text:p>
              </table:table-cell>
              <table:table-cell office:value-type="float" office:value="-2.200036">
                <text:p>-2.2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2473354">
                <text:p>4.2473354</text:p>
              </table:table-cell>
              <table:table-cell office:value-type="float" office:value="-2.0670514">
                <text:p>-2.067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2614613">
                <text:p>4.2614613</text:p>
              </table:table-cell>
              <table:table-cell office:value-type="float" office:value="-2.0145593">
                <text:p>-2.014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2974648">
                <text:p>4.2974648</text:p>
              </table:table-cell>
              <table:table-cell office:value-type="float" office:value="-1.8669444">
                <text:p>-1.866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3084531">
                <text:p>4.3084531</text:p>
              </table:table-cell>
              <table:table-cell office:value-type="float" office:value="-1.8278632">
                <text:p>-1.827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3476148">
                <text:p>4.3476148</text:p>
              </table:table-cell>
              <table:table-cell office:value-type="float" office:value="-1.6729337">
                <text:p>-1.6729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3558254">
                <text:p>4.3558254</text:p>
              </table:table-cell>
              <table:table-cell office:value-type="float" office:value="-1.6456057">
                <text:p>-1.6456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3977818">
                <text:p>4.3977818</text:p>
              </table:table-cell>
              <table:table-cell office:value-type="float" office:value="-1.4889708">
                <text:p>-1.4889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403533">
                <text:p>4.403533</text:p>
              </table:table-cell>
              <table:table-cell office:value-type="float" office:value="-1.4712462">
                <text:p>-1.471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479628">
                <text:p>4.4479628</text:p>
              </table:table-cell>
              <table:table-cell office:value-type="float" office:value="-1.3167465">
                <text:p>-1.3167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4515362">
                <text:p>4.4515362</text:p>
              </table:table-cell>
              <table:table-cell office:value-type="float" office:value="-1.3065965">
                <text:p>-1.306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981565">
                <text:p>4.4981565</text:p>
              </table:table-cell>
              <table:table-cell office:value-type="float" office:value="-1.1567008">
                <text:p>-1.156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4998055">
                <text:p>4.4998055</text:p>
              </table:table-cell>
              <table:table-cell office:value-type="float" office:value="-1.1523931">
                <text:p>-1.152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5469532">
                <text:p>4.5469532</text:p>
              </table:table-cell>
              <table:table-cell office:value-type="float" office:value="-1.0127906">
                <text:p>-1.012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5483122">
                <text:p>4.5483122</text:p>
              </table:table-cell>
              <table:table-cell office:value-type="float" office:value="-1.0088146">
                <text:p>-1.0088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483594">
                <text:p>4.5483594</text:p>
              </table:table-cell>
              <table:table-cell office:value-type="float" office:value="-1.0086542">
                <text:p>-1.008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5970159">
                <text:p>4.5970159</text:p>
              </table:table-cell>
              <table:table-cell office:value-type="float" office:value="-0.87761801">
                <text:p>-0.8776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5985637">
                <text:p>4.5985637</text:p>
              </table:table-cell>
              <table:table-cell office:value-type="float" office:value="-0.8727901">
                <text:p>-0.872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459284">
                <text:p>4.6459284</text:p>
              </table:table-cell>
              <table:table-cell office:value-type="float" office:value="-0.75561577">
                <text:p>-0.7556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6487775">
                <text:p>4.6487775</text:p>
              </table:table-cell>
              <table:table-cell office:value-type="float" office:value="-0.74747562">
                <text:p>-0.7474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695034">
                <text:p>4.695034</text:p>
              </table:table-cell>
              <table:table-cell office:value-type="float" office:value="-0.64266002">
                <text:p>-0.6426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6989985">
                <text:p>4.6989985</text:p>
              </table:table-cell>
              <table:table-cell office:value-type="float" office:value="-0.63231611">
                <text:p>-0.6323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443228">
                <text:p>4.7443228</text:p>
              </table:table-cell>
              <table:table-cell office:value-type="float" office:value="-0.53869349">
                <text:p>-0.5386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492261">
                <text:p>4.7492261</text:p>
              </table:table-cell>
              <table:table-cell office:value-type="float" office:value="-0.52706766">
                <text:p>-0.5270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7937827">
                <text:p>4.7937827</text:p>
              </table:table-cell>
              <table:table-cell office:value-type="float" office:value="-0.44381613">
                <text:p>-0.4438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799458">
                <text:p>4.799458</text:p>
              </table:table-cell>
              <table:table-cell office:value-type="float" office:value="-0.43167862">
                <text:p>-0.43167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8434072">
                <text:p>4.8434072</text:p>
              </table:table-cell>
              <table:table-cell office:value-type="float" office:value="-0.35825866">
                <text:p>-0.35825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8496943">
                <text:p>4.8496943</text:p>
              </table:table-cell>
              <table:table-cell office:value-type="float" office:value="-0.34626707">
                <text:p>-0.3462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893189">
                <text:p>4.893189</text:p>
              </table:table-cell>
              <table:table-cell office:value-type="float" office:value="-0.28238168">
                <text:p>-0.2823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8999324">
                <text:p>4.8999324</text:p>
              </table:table-cell>
              <table:table-cell office:value-type="float" office:value="-0.27109271">
                <text:p>-0.2710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431252">
                <text:p>4.9431252</text:p>
              </table:table-cell>
              <table:table-cell office:value-type="float" office:value="-0.21651687">
                <text:p>-0.2165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9501729">
                <text:p>4.9501729</text:p>
              </table:table-cell>
              <table:table-cell office:value-type="float" office:value="-0.20637874">
                <text:p>-0.20637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9932127">
                <text:p>4.9932127</text:p>
              </table:table-cell>
              <table:table-cell office:value-type="float" office:value="-0.16101232">
                <text:p>-0.1610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0004139">
                <text:p>5.0004139</text:p>
              </table:table-cell>
              <table:table-cell office:value-type="float" office:value="-0.1523591">
                <text:p>-0.152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0431576">
                <text:p>5.0431576</text:p>
              </table:table-cell>
              <table:table-cell office:value-type="float" office:value="-0.11647048">
                <text:p>-0.1164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0504141">
                <text:p>5.0504141</text:p>
              </table:table-cell>
              <table:table-cell office:value-type="float" office:value="-0.10947015">
                <text:p>-0.1094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0930905">
                <text:p>5.0930905</text:p>
              </table:table-cell>
              <table:table-cell office:value-type="float" office:value="-0.082202621">
                <text:p>-0.08220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1004143">
                <text:p>5.1004143</text:p>
              </table:table-cell>
              <table:table-cell office:value-type="float" office:value="-0.076759301">
                <text:p>-0.076759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143023">
                <text:p>5.143023</text:p>
              </table:table-cell>
              <table:table-cell office:value-type="float" office:value="-0.056805186">
                <text:p>-0.05680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150414">
                <text:p>5.150414</text:p>
              </table:table-cell>
              <table:table-cell office:value-type="float" office:value="-0.052732829">
                <text:p>-0.05273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1929555">
                <text:p>5.1929555</text:p>
              </table:table-cell>
              <table:table-cell office:value-type="float" office:value="-0.038510356">
                <text:p>-0.038510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004142">
                <text:p>5.2004142</text:p>
              </table:table-cell>
              <table:table-cell office:value-type="float" office:value="-0.035560887">
                <text:p>-0.035560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242888">
                <text:p>5.242888</text:p>
              </table:table-cell>
              <table:table-cell office:value-type="float" office:value="-0.025616683">
                <text:p>-0.02561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2504139">
                <text:p>5.2504139</text:p>
              </table:table-cell>
              <table:table-cell office:value-type="float" office:value="-0.023538431">
                <text:p>-0.02353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2928214">
                <text:p>5.2928214</text:p>
              </table:table-cell>
              <table:table-cell office:value-type="float" office:value="-0.016696669">
                <text:p>-0.01669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3004141">
                <text:p>5.3004141</text:p>
              </table:table-cell>
              <table:table-cell office:value-type="float" office:value="-0.015267821">
                <text:p>-0.01526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3427534">
                <text:p>5.3427534</text:p>
              </table:table-cell>
              <table:table-cell office:value-type="float" office:value="-0.010632489">
                <text:p>-0.01063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3504138">
                <text:p>5.3504138</text:p>
              </table:table-cell>
              <table:table-cell office:value-type="float" office:value="-0.0096730795">
                <text:p>-0.009673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3926859">
                <text:p>5.3926859</text:p>
              </table:table-cell>
              <table:table-cell office:value-type="float" office:value="-0.0065822769">
                <text:p>-0.006582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400414">
                <text:p>5.400414</text:p>
              </table:table-cell>
              <table:table-cell office:value-type="float" office:value="-0.005953833">
                <text:p>-0.005953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4426188">
                <text:p>5.4426188</text:p>
              </table:table-cell>
              <table:table-cell office:value-type="float" office:value="-0.0039284322">
                <text:p>-0.003928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4504142">
                <text:p>5.4504142</text:p>
              </table:table-cell>
              <table:table-cell office:value-type="float" office:value="-0.0035279922">
                <text:p>-0.003527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4925508">
                <text:p>5.4925508</text:p>
              </table:table-cell>
              <table:table-cell office:value-type="float" office:value="-0.0022265457">
                <text:p>-0.002226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5004144">
                <text:p>5.5004144</text:p>
              </table:table-cell>
              <table:table-cell office:value-type="float" office:value="-0.0019796852">
                <text:p>-0.001979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5424843">
                <text:p>5.5424843</text:p>
              </table:table-cell>
              <table:table-cell office:value-type="float" office:value="-0.0011622859">
                <text:p>-0.0011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5504146">
                <text:p>5.5504146</text:p>
              </table:table-cell>
              <table:table-cell office:value-type="float" office:value="-0.001016453">
                <text:p>-0.00101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5924168">
                <text:p>5.5924168</text:p>
              </table:table-cell>
              <table:table-cell office:value-type="float" office:value="-0.0005168221">
                <text:p>-0.000516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6004143">
                <text:p>5.6004143</text:p>
              </table:table-cell>
              <table:table-cell office:value-type="float" office:value="-0.00043565087">
                <text:p>-0.0004356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6423492">
                <text:p>5.6423492</text:p>
              </table:table-cell>
              <table:table-cell office:value-type="float" office:value="-0.00014002989">
                <text:p>-0.0001400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6504145">
                <text:p>5.6504145</text:p>
              </table:table-cell>
              <table:table-cell office:value-type="float" office:value="-0.000098829398">
                <text:p>-0.00009882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6922822">
                <text:p>5.6922822</text:p>
              </table:table-cell>
              <table:table-cell office:value-type="float" office:value="0.000069677968">
                <text:p>0.00006967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7004142">
                <text:p>5.7004142</text:p>
              </table:table-cell>
              <table:table-cell office:value-type="float" office:value="0.000087384702">
                <text:p>0.00008738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7422147">
                <text:p>5.7422147</text:p>
              </table:table-cell>
              <table:table-cell office:value-type="float" office:value="0.00018026953">
                <text:p>0.000180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7504144">
                <text:p>5.7504144</text:p>
              </table:table-cell>
              <table:table-cell office:value-type="float" office:value="0.00018530968">
                <text:p>0.0001853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7921476">
                <text:p>5.7921476</text:p>
              </table:table-cell>
              <table:table-cell office:value-type="float" office:value="0.00023694438">
                <text:p>0.0002369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8004146">
                <text:p>5.8004146</text:p>
              </table:table-cell>
              <table:table-cell office:value-type="float" office:value="0.00023635291">
                <text:p>0.0002363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8420796">
                <text:p>5.8420796</text:p>
              </table:table-cell>
              <table:table-cell office:value-type="float" office:value="0.00027008192">
                <text:p>0.0002700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8504143">
                <text:p>5.8504143</text:p>
              </table:table-cell>
              <table:table-cell office:value-type="float" office:value="0.00026842381">
                <text:p>0.0002684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8920126">
                <text:p>5.8920126</text:p>
              </table:table-cell>
              <table:table-cell office:value-type="float" office:value="0.00030165818">
                <text:p>0.0003016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9004145">
                <text:p>5.9004145</text:p>
              </table:table-cell>
              <table:table-cell office:value-type="float" office:value="0.00030219037">
                <text:p>0.0003021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9419451">
                <text:p>5.9419451</text:p>
              </table:table-cell>
              <table:table-cell office:value-type="float" office:value="0.00033500229">
                <text:p>0.0003350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9504142">
                <text:p>5.9504142</text:p>
              </table:table-cell>
              <table:table-cell office:value-type="float" office:value="0.000338274">
                <text:p>0.000338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9918776">
                <text:p>5.9918776</text:p>
              </table:table-cell>
              <table:table-cell office:value-type="float" office:value="0.000078013793">
                <text:p>0.00007801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9988141">
                <text:p>5.9988141</text:p>
              </table:table-cell>
              <table:table-cell office:value-type="float" office:value="0.00001461969">
                <text:p>0.0000146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